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0"/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WDI" table:style-name="ta1">
        <office:forms form:automatic-focus="false" form:apply-design-mode="false"/>
        <table:shapes>
          <draw:frame draw:z-index="0" draw:style-name="gr1" draw:text-style-name="P1" svg:width="6.2988in" svg:height="3.5429in" svg:x="0.4232in" svg:y="39.5024in">
            <draw:object draw:notify-on-update-of-ranges="WDI.B6:WDI.B233 WDI.G6:WDI.G2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4661in" svg:y="42.9894in">
            <draw:object draw:notify-on-update-of-ranges="WDI.B6:WDI.B233 WDI.M6:WDI.M2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226in" svg:y="42.4728in">
            <draw:object draw:notify-on-update-of-ranges="WDI.H268:WDI.H2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2323in" svg:y="39.5925in">
            <draw:object draw:notify-on-update-of-ranges="WDI.A5:WDI.B5 WDI.B6:WDI.B233 WDI.M5:WDI.M5 WDI.M6:WDI.M233 WDI.O5:WDI.O5 WDI.O6:WDI.O2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3"/>
          <table:table-cell table:style-name="ce5" office:value-type="string" calcext:value-type="string">
            <text:p>Households with television</text:p>
          </table:table-cell>
          <table:table-cell table:style-name="ce5" office:value-type="string" calcext:value-type="string">
            <text:p>Households with a computer</text:p>
          </table:table-cell>
          <table:table-cell table:style-name="ce5" office:value-type="string" calcext:value-type="string">
            <text:p>Internet use</text:p>
          </table:table-cell>
          <table:table-cell table:style-name="ce6" office:value-type="string" calcext:value-type="string">
            <text:p>Internet quality</text:p>
          </table:table-cell>
          <table:table-cell/>
          <table:table-cell table:style-name="ce5" office:value-type="string" calcext:value-type="string">
            <text:p>Internet affordability</text:p>
          </table:table-cell>
          <table:table-cell table:style-name="ce5" office:value-type="string" calcext:value-type="string">
            <text:p>Internet application</text:p>
          </table:table-cell>
          <table:table-cell table:style-name="ce6" office:value-type="string" calcext:value-type="string">
            <text:p>Information and communications technology trade</text:p>
          </table:table-cell>
          <table:table-cell table:number-columns-repeated="5"/>
        </table:table-row>
        <table:table-row table:style-name="ro2">
          <table:table-cell/>
          <table:table-cell table:style-name="ce3" table:number-columns-repeated="3"/>
          <table:table-cell table:style-name="ce5" office:value-type="string" calcext:value-type="string">
            <text:p>Individuals using the Internet</text:p>
          </table:table-cell>
          <table:table-cell table:style-name="ce5" office:value-type="string" calcext:value-type="string">
            <text:p>Fixed (wired) broadband Internet subscriptions</text:p>
          </table:table-cell>
          <table:table-cell table:style-name="ce5" office:value-type="string" calcext:value-type="string">
            <text:p>International Internet bandwidth</text:p>
          </table:table-cell>
          <table:table-cell table:style-name="ce5" office:value-type="string" calcext:value-type="string">
            <text:p>Fixed broadband Internet sub-basket</text:p>
          </table:table-cell>
          <table:table-cell table:style-name="ce5" office:value-type="string" calcext:value-type="string">
            <text:p>Secure Internet servers</text:p>
          </table:table-cell>
          <table:table-cell table:style-name="ce5" office:value-type="string" calcext:value-type="string">
            <text:p>Goods, Exports</text:p>
          </table:table-cell>
          <table:table-cell table:style-name="ce5" office:value-type="string" calcext:value-type="string">
            <text:p>Goods, Imports</text:p>
          </table:table-cell>
          <table:table-cell table:style-name="ce5" office:value-type="string" calcext:value-type="string">
            <text:p>Services, Exports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number-columns-repeated="2" table:style-name="ce5" office:value-type="string" calcext:value-type="string">
            <text:p>%</text:p>
          </table:table-cell>
          <table:table-cell table:style-name="ce5" office:value-type="string" calcext:value-type="string">
            <text:p>% of population</text:p>
          </table:table-cell>
          <table:table-cell table:style-name="ce5" office:value-type="string" calcext:value-type="string">
            <text:p>per 100 people</text:p>
          </table:table-cell>
          <table:table-cell table:style-name="ce5" office:value-type="string" calcext:value-type="string">
            <text:p>bits per second per Internet user</text:p>
          </table:table-cell>
          <table:table-cell table:style-name="ce5" office:value-type="string" calcext:value-type="string">
            <text:p>$ per month</text:p>
          </table:table-cell>
          <table:table-cell table:style-name="ce5" office:value-type="string" calcext:value-type="string">
            <text:p>per million people</text:p>
          </table:table-cell>
          <table:table-cell table:style-name="ce5" office:value-type="string" calcext:value-type="string">
            <text:p>% of total goods exports</text:p>
          </table:table-cell>
          <table:table-cell table:style-name="ce5" office:value-type="string" calcext:value-type="string">
            <text:p>% total goods imports</text:p>
          </table:table-cell>
          <table:table-cell table:style-name="ce5" office:value-type="string" calcext:value-type="string">
            <text:p>% of total services exports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number-columns-repeated="6"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3" table:style-name="ce5"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</text:p>
          </table:table-cell>
          <table:table-cell table:style-name="ce3" office:value-type="string" calcext:value-type="string">
            <text:p>Country</text:p>
          </table:table-cell>
          <table:table-cell table:style-name="ce5" table:number-columns-repeated="4"/>
          <table:table-cell table:style-name="ce5" office:value-type="string" calcext:value-type="string">
            <text:p>Bandwidth/user</text:p>
          </table:table-cell>
          <table:table-cell table:style-name="ce5" table:number-columns-repeated="5"/>
          <table:table-cell office:value-type="string" calcext:value-type="string">
            <text:p>Approx download time for 1.5 MB</text:p>
          </table:table-cell>
          <table:table-cell office:value-type="string" calcext:value-type="string">
            <text:p>Population (millions)</text:p>
          </table:table-cell>
          <table:table-cell office:value-type="string" calcext:value-type="string">
            <text:p>Cumulative population (bn)</text:p>
          </table:table-cell>
        </table:table-row>
        <table:table-row table:style-name="ro2">
          <table:table-cell table:style-name="ce1" table:formula="of:=VLOOKUP([.B6];['ISO Codes'.$A$2:.$B$250];2;0)" office:value-type="string" office:string-value="LU" calcext:value-type="string">
            <text:p>LU</text:p>
          </table:table-cell>
          <table:table-cell table:style-name="ce4" office:value-type="string" calcext:value-type="string">
            <text:p>Luxembourg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1.7" calcext:value-type="float">
            <text:p>91.7</text:p>
          </table:table-cell>
          <table:table-cell table:style-name="ce4" office:value-type="float" office:value="90.9" calcext:value-type="float">
            <text:p>90.9</text:p>
          </table:table-cell>
          <table:table-cell table:style-name="ce4" office:value-type="float" office:value="32.9" calcext:value-type="float">
            <text:p>32.9</text:p>
          </table:table-cell>
          <table:table-cell table:style-name="ce4" office:value-type="float" office:value="2260423" calcext:value-type="float">
            <text:p>226042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" calcext:value-type="float">
            <text:p>19</text:p>
          </table:table-cell>
          <table:table-cell table:style-name="ce7" table:formula="of:=IF([.G6]&lt;&gt;&quot;..&quot;;1.5*10^6*8/([.G6]*30);&quot;&quot;)" office:value-type="float" office:value="0.17695802953695" calcext:value-type="float">
            <text:p>1.8E-001</text:p>
          </table:table-cell>
          <table:table-cell table:formula="of:=IF(ISNA([.A6]);&quot;&quot;;VLOOKUP([.B6];[Population.$A$5:.$C$232];3;0))" office:value-type="float" office:value="0.5" calcext:value-type="float">
            <text:p>0.5</text:p>
          </table:table-cell>
          <table:table-cell table:formula="of:=SUM([.$N$6:.N6])/1000" office:value-type="float" office:value="0.0005" calcext:value-type="float">
            <text:p>0.0005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HK" xlink:type="simple">HK</text:a></text:p>
          </table:table-cell>
          <table:table-cell table:style-name="ce4" office:value-type="string" calcext:value-type="string">
            <text:p>Hong Kong SAR, Chin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9.1" calcext:value-type="float">
            <text:p>79.1</text:p>
          </table:table-cell>
          <table:table-cell table:style-name="ce4" office:value-type="float" office:value="72.2" calcext:value-type="float">
            <text:p>72.2</text:p>
          </table:table-cell>
          <table:table-cell table:style-name="ce4" office:value-type="float" office:value="31.58" calcext:value-type="float">
            <text:p>31.58</text:p>
          </table:table-cell>
          <table:table-cell table:style-name="ce4" office:value-type="float" office:value="1079661" calcext:value-type="float">
            <text:p>107966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16.3" calcext:value-type="float">
            <text:p>16.3</text:p>
          </table:table-cell>
          <table:table-cell table:style-name="ce7" table:formula="of:=IF([.G7]&lt;&gt;&quot;..&quot;;1.5*10^6*8/([.G7]*30);&quot;&quot;)" office:value-type="float" office:value="0.370486662017059" calcext:value-type="float">
            <text:p>3.7E-001</text:p>
          </table:table-cell>
          <table:table-cell table:formula="of:=IF(ISNA([.A7]);&quot;&quot;;VLOOKUP([.B7];[Population.$A$5:.$C$232];3;0))" office:value-type="float" office:value="7.1" calcext:value-type="float">
            <text:p>7.1</text:p>
          </table:table-cell>
          <table:table-cell table:formula="of:=SUM([.$N$6:.N7])/1000" office:value-type="float" office:value="0.0076" calcext:value-type="float">
            <text:p>0.0076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VC" xlink:type="simple">VC</text:a></text:p>
          </table:table-cell>
          <table:table-cell table:style-name="ce4" office:value-type="string" calcext:value-type="string">
            <text:p>St. Vincent and the Grenadine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.89" calcext:value-type="float">
            <text:p>12.89</text:p>
          </table:table-cell>
          <table:table-cell table:style-name="ce4" office:value-type="float" office:value="637784" calcext:value-type="float">
            <text:p>63778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6.1" calcext:value-type="float">
            <text:p>26.1</text:p>
          </table:table-cell>
          <table:table-cell table:style-name="ce7" table:formula="of:=IF([.G8]&lt;&gt;&quot;..&quot;;1.5*10^6*8/([.G8]*30);&quot;&quot;)" office:value-type="float" office:value="0.627171581601295" calcext:value-type="float">
            <text:p>6.3E-001</text:p>
          </table:table-cell>
          <table:table-cell table:formula="of:=IF(ISNA([.A8]);&quot;&quot;;VLOOKUP([.B8];[Population.$A$5:.$C$232];3;0))" office:value-type="float" office:value="0.1" calcext:value-type="float">
            <text:p>0.1</text:p>
          </table:table-cell>
          <table:table-cell table:formula="of:=SUM([.$N$6:.N8])/1000" office:value-type="float" office:value="0.0077" calcext:value-type="float">
            <text:p>0.0077</text:p>
          </table:table-cell>
        </table:table-row>
        <table:table-row table:style-name="ro2">
          <table:table-cell table:style-name="ce1" table:formula="of:=VLOOKUP([.B9];['ISO Codes'.$A$2:.$B$250];2;0)" office:value-type="string" office:string-value="SM" calcext:value-type="string">
            <text:p>SM</text:p>
          </table:table-cell>
          <table:table-cell table:style-name="ce4" office:value-type="string" calcext:value-type="string">
            <text:p>San Marino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9.6" calcext:value-type="float">
            <text:p>49.6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635301" calcext:value-type="float">
            <text:p>6353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22" calcext:value-type="float">
            <text:p>1722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9]&lt;&gt;&quot;..&quot;;1.5*10^6*8/([.G9]*30);&quot;&quot;)" office:value-type="float" office:value="0.629622808715869" calcext:value-type="float">
            <text:p>6.3E-001</text:p>
          </table:table-cell>
          <table:table-cell table:formula="of:=IF(ISNA([.A9]);&quot;&quot;;VLOOKUP([.B9];[Population.$A$5:.$C$232];3;0))" office:value-type="float" office:value="0" calcext:value-type="float">
            <text:p>0</text:p>
          </table:table-cell>
          <table:table-cell table:formula="of:=SUM([.$N$6:.N9])/1000" office:value-type="float" office:value="0.0077" calcext:value-type="float">
            <text:p>0.0077</text:p>
          </table:table-cell>
        </table:table-row>
        <table:table-row table:style-name="ro2">
          <table:table-cell table:style-name="ce1" table:formula="of:=VLOOKUP([.B10];['ISO Codes'.$A$2:.$B$250];2;0)" office:value-type="string" office:string-value="MT" calcext:value-type="string">
            <text:p>MT</text:p>
          </table:table-cell>
          <table:table-cell table:style-name="ce4" office:value-type="string" calcext:value-type="string">
            <text:p>Malt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6.4" calcext:value-type="float">
            <text:p>76.4</text:p>
          </table:table-cell>
          <table:table-cell table:style-name="ce4" office:value-type="float" office:value="69.2" calcext:value-type="float">
            <text:p>69.2</text:p>
          </table:table-cell>
          <table:table-cell table:style-name="ce4" office:value-type="float" office:value="29.95" calcext:value-type="float">
            <text:p>29.95</text:p>
          </table:table-cell>
          <table:table-cell table:style-name="ce4" office:value-type="float" office:value="471215" calcext:value-type="float">
            <text:p>4712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office:value-type="float" office:value="22.9" calcext:value-type="float">
            <text:p>22.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.1" calcext:value-type="float">
            <text:p>13.1</text:p>
          </table:table-cell>
          <table:table-cell table:style-name="ce7" table:formula="of:=IF([.G10]&lt;&gt;&quot;..&quot;;1.5*10^6*8/([.G10]*30);&quot;&quot;)" office:value-type="float" office:value="0.848869412051823" calcext:value-type="float">
            <text:p>8.5E-001</text:p>
          </table:table-cell>
          <table:table-cell table:formula="of:=IF(ISNA([.A10]);&quot;&quot;;VLOOKUP([.B10];[Population.$A$5:.$C$232];3;0))" office:value-type="float" office:value="0.4" calcext:value-type="float">
            <text:p>0.4</text:p>
          </table:table-cell>
          <table:table-cell table:formula="of:=SUM([.$N$6:.N10])/1000" office:value-type="float" office:value="0.0081" calcext:value-type="float">
            <text:p>0.0081</text:p>
          </table:table-cell>
        </table:table-row>
        <table:table-row table:style-name="ro2">
          <table:table-cell table:style-name="ce1" table:formula="of:=VLOOKUP([.B11];['ISO Codes'.$A$2:.$B$250];2;0)" office:value-type="string" office:string-value="SG" calcext:value-type="string">
            <text:p>SG</text:p>
          </table:table-cell>
          <table:table-cell table:style-name="ce4" office:value-type="string" calcext:value-type="string">
            <text:p>Singapor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5.64" calcext:value-type="float">
            <text:p>25.64</text:p>
          </table:table-cell>
          <table:table-cell table:style-name="ce4" office:value-type="float" office:value="343728" calcext:value-type="float">
            <text:p>3437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23.7" calcext:value-type="float">
            <text:p>23.7</text:p>
          </table:table-cell>
          <table:table-cell table:style-name="ce7" table:formula="of:=IF([.G11]&lt;&gt;&quot;..&quot;;1.5*10^6*8/([.G11]*30);&quot;&quot;)" office:value-type="float" office:value="1.1637108411302" calcext:value-type="float">
            <text:p>1.2E+000</text:p>
          </table:table-cell>
          <table:table-cell table:formula="of:=IF(ISNA([.A11]);&quot;&quot;;VLOOKUP([.B11];[Population.$A$5:.$C$232];3;0))" office:value-type="float" office:value="5.2" calcext:value-type="float">
            <text:p>5.2</text:p>
          </table:table-cell>
          <table:table-cell table:formula="of:=SUM([.$N$6:.N11])/1000" office:value-type="float" office:value="0.0133" calcext:value-type="float">
            <text:p>0.0133</text:p>
          </table:table-cell>
        </table:table-row>
        <table:table-row table:style-name="ro2">
          <table:table-cell table:style-name="ce1" table:formula="of:=VLOOKUP([.B12];['ISO Codes'.$A$2:.$B$250];2;0)" office:value-type="string" office:string-value="IS" calcext:value-type="string">
            <text:p>IS</text:p>
          </table:table-cell>
          <table:table-cell table:style-name="ce4" office:value-type="string" calcext:value-type="string">
            <text:p>Icelan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4.7" calcext:value-type="float">
            <text:p>94.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3.92" calcext:value-type="float">
            <text:p>33.92</text:p>
          </table:table-cell>
          <table:table-cell table:style-name="ce4" office:value-type="float" office:value="287139" calcext:value-type="float">
            <text:p>28713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64" calcext:value-type="float">
            <text:p>306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2]&lt;&gt;&quot;..&quot;;1.5*10^6*8/([.G12]*30);&quot;&quot;)" office:value-type="float" office:value="1.39305353853012" calcext:value-type="float">
            <text:p>1.4E+000</text:p>
          </table:table-cell>
          <table:table-cell table:formula="of:=IF(ISNA([.A12]);&quot;&quot;;VLOOKUP([.B12];[Population.$A$5:.$C$232];3;0))" office:value-type="float" office:value="0.3" calcext:value-type="float">
            <text:p>0.3</text:p>
          </table:table-cell>
          <table:table-cell table:formula="of:=SUM([.$N$6:.N12])/1000" office:value-type="float" office:value="0.0136" calcext:value-type="float">
            <text:p>0.0136</text:p>
          </table:table-cell>
        </table:table-row>
        <table:table-row table:style-name="ro2">
          <table:table-cell table:style-name="ce1" table:formula="of:=VLOOKUP([.B13];['ISO Codes'.$A$2:.$B$250];2;0)" office:value-type="string" office:string-value="SE" calcext:value-type="string">
            <text:p>SE</text:p>
          </table:table-cell>
          <table:table-cell table:style-name="ce4" office:value-type="string" calcext:value-type="string">
            <text:p>Swede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1.6" calcext:value-type="float">
            <text:p>91.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2.15" calcext:value-type="float">
            <text:p>32.15</text:p>
          </table:table-cell>
          <table:table-cell table:style-name="ce4" office:value-type="float" office:value="236638" calcext:value-type="float">
            <text:p>23663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44.6" calcext:value-type="float">
            <text:p>44.6</text:p>
          </table:table-cell>
          <table:table-cell table:style-name="ce7" table:formula="of:=IF([.G13]&lt;&gt;&quot;..&quot;;1.5*10^6*8/([.G13]*30);&quot;&quot;)" office:value-type="float" office:value="1.69034559115611" calcext:value-type="float">
            <text:p>1.7E+000</text:p>
          </table:table-cell>
          <table:table-cell table:formula="of:=IF(ISNA([.A13]);&quot;&quot;;VLOOKUP([.B13];[Population.$A$5:.$C$232];3;0))" office:value-type="float" office:value="9.4" calcext:value-type="float">
            <text:p>9.4</text:p>
          </table:table-cell>
          <table:table-cell table:formula="of:=SUM([.$N$6:.N13])/1000" office:value-type="float" office:value="0.023" calcext:value-type="float">
            <text:p>0.023</text:p>
          </table:table-cell>
        </table:table-row>
        <table:table-row table:style-name="ro2">
          <table:table-cell table:style-name="ce1" table:formula="of:=VLOOKUP([.B14];['ISO Codes'.$A$2:.$B$250];2;0)" office:value-type="string" office:string-value="MC" calcext:value-type="string">
            <text:p>MC</text:p>
          </table:table-cell>
          <table:table-cell table:style-name="ce4" office:value-type="string" calcext:value-type="string">
            <text:p>Monaco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1.6" calcext:value-type="float">
            <text:p>71.6</text:p>
          </table:table-cell>
          <table:table-cell table:style-name="ce4" office:value-type="float" office:value="80.3" calcext:value-type="float">
            <text:p>80.3</text:p>
          </table:table-cell>
          <table:table-cell table:style-name="ce4" office:value-type="float" office:value="44.25" calcext:value-type="float">
            <text:p>44.25</text:p>
          </table:table-cell>
          <table:table-cell table:style-name="ce4" office:value-type="float" office:value="210912" calcext:value-type="float">
            <text:p>21091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06" calcext:value-type="float">
            <text:p>2906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4]&lt;&gt;&quot;..&quot;;1.5*10^6*8/([.G14]*30);&quot;&quot;)" office:value-type="float" office:value="1.89652556516462" calcext:value-type="float">
            <text:p>1.9E+000</text:p>
          </table:table-cell>
          <table:table-cell table:formula="of:=IF(ISNA([.A14]);&quot;&quot;;VLOOKUP([.B14];[Population.$A$5:.$C$232];3;0))" office:value-type="float" office:value="0" calcext:value-type="float">
            <text:p>0</text:p>
          </table:table-cell>
          <table:table-cell table:formula="of:=SUM([.$N$6:.N14])/1000" office:value-type="float" office:value="0.023" calcext:value-type="float">
            <text:p>0.023</text:p>
          </table:table-cell>
        </table:table-row>
        <table:table-row table:style-name="ro2">
          <table:table-cell table:style-name="ce1" table:formula="of:=VLOOKUP([.B15];['ISO Codes'.$A$2:.$B$250];2;0)" office:value-type="string" office:string-value="CH" calcext:value-type="string">
            <text:p>CH</text:p>
          </table:table-cell>
          <table:table-cell table:style-name="ce4" office:value-type="string" calcext:value-type="string">
            <text:p>Switzerland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4.8" calcext:value-type="float">
            <text:p>84.8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39.94" calcext:value-type="float">
            <text:p>39.94</text:p>
          </table:table-cell>
          <table:table-cell table:style-name="ce4" office:value-type="float" office:value="167636" calcext:value-type="float">
            <text:p>16763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379" calcext:value-type="float">
            <text:p>237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32.7" calcext:value-type="float">
            <text:p>32.7</text:p>
          </table:table-cell>
          <table:table-cell table:style-name="ce7" table:formula="of:=IF([.G15]&lt;&gt;&quot;..&quot;;1.5*10^6*8/([.G15]*30);&quot;&quot;)" office:value-type="float" office:value="2.38612231262975" calcext:value-type="float">
            <text:p>2.4E+000</text:p>
          </table:table-cell>
          <table:table-cell table:formula="of:=IF(ISNA([.A15]);&quot;&quot;;VLOOKUP([.B15];[Population.$A$5:.$C$232];3;0))" office:value-type="float" office:value="7.9" calcext:value-type="float">
            <text:p>7.9</text:p>
          </table:table-cell>
          <table:table-cell table:formula="of:=SUM([.$N$6:.N15])/1000" office:value-type="float" office:value="0.0309" calcext:value-type="float">
            <text:p>0.0309</text:p>
          </table:table-cell>
        </table:table-row>
        <table:table-row table:style-name="ro2">
          <table:table-cell table:style-name="ce1" table:formula="of:=VLOOKUP([.B16];['ISO Codes'.$A$2:.$B$250];2;0)" office:value-type="string" office:string-value="NL" calcext:value-type="string">
            <text:p>NL</text:p>
          </table:table-cell>
          <table:table-cell table:style-name="ce4" office:value-type="string" calcext:value-type="string">
            <text:p>Netherlands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4.2" calcext:value-type="float">
            <text:p>94.2</text:p>
          </table:table-cell>
          <table:table-cell table:style-name="ce4" office:value-type="float" office:value="92.3" calcext:value-type="float">
            <text:p>92.3</text:p>
          </table:table-cell>
          <table:table-cell table:style-name="ce4" office:value-type="float" office:value="38.99" calcext:value-type="float">
            <text:p>38.99</text:p>
          </table:table-cell>
          <table:table-cell table:style-name="ce4" office:value-type="float" office:value="162532" calcext:value-type="float">
            <text:p>1625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45.6" calcext:value-type="float">
            <text:p>45.6</text:p>
          </table:table-cell>
          <table:table-cell table:style-name="ce7" table:formula="of:=IF([.G16]&lt;&gt;&quot;..&quot;;1.5*10^6*8/([.G16]*30);&quot;&quot;)" office:value-type="float" office:value="2.46105382324711" calcext:value-type="float">
            <text:p>2.5E+000</text:p>
          </table:table-cell>
          <table:table-cell table:formula="of:=IF(ISNA([.A16]);&quot;&quot;;VLOOKUP([.B16];[Population.$A$5:.$C$232];3;0))" office:value-type="float" office:value="16.7" calcext:value-type="float">
            <text:p>16.7</text:p>
          </table:table-cell>
          <table:table-cell table:formula="of:=SUM([.$N$6:.N16])/1000" office:value-type="float" office:value="0.0476" calcext:value-type="float">
            <text:p>0.0476</text:p>
          </table:table-cell>
        </table:table-row>
        <table:table-row table:style-name="ro2">
          <table:table-cell table:style-name="ce1" table:formula="of:=VLOOKUP([.B17];['ISO Codes'.$A$2:.$B$250];2;0)" office:value-type="string" office:string-value="DK" calcext:value-type="string">
            <text:p>DK</text:p>
          </table:table-cell>
          <table:table-cell table:style-name="ce4" office:value-type="string" calcext:value-type="string">
            <text:p>Denmark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0.4" calcext:value-type="float">
            <text:p>90.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7.6" calcext:value-type="float">
            <text:p>37.6</text:p>
          </table:table-cell>
          <table:table-cell table:style-name="ce4" office:value-type="float" office:value="159511" calcext:value-type="float">
            <text:p>15951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243" calcext:value-type="float">
            <text:p>224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7]&lt;&gt;&quot;..&quot;;1.5*10^6*8/([.G17]*30);&quot;&quot;)" office:value-type="float" office:value="2.50766404824746" calcext:value-type="float">
            <text:p>2.5E+000</text:p>
          </table:table-cell>
          <table:table-cell table:formula="of:=IF(ISNA([.A17]);&quot;&quot;;VLOOKUP([.B17];[Population.$A$5:.$C$232];3;0))" office:value-type="float" office:value="5.6" calcext:value-type="float">
            <text:p>5.6</text:p>
          </table:table-cell>
          <table:table-cell table:formula="of:=SUM([.$N$6:.N17])/1000" office:value-type="float" office:value="0.0532" calcext:value-type="float">
            <text:p>0.0532</text:p>
          </table:table-cell>
        </table:table-row>
        <table:table-row table:style-name="ro2">
          <table:table-cell table:style-name="ce1" table:formula="of:=VLOOKUP([.B18];['ISO Codes'.$A$2:.$B$250];2;0)" office:value-type="string" office:string-value="GB" calcext:value-type="string">
            <text:p>GB</text:p>
          </table:table-cell>
          <table:table-cell table:style-name="ce4" office:value-type="string" calcext:value-type="string">
            <text:p>United Kingdom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4.6" calcext:value-type="float">
            <text:p>84.6</text:p>
          </table:table-cell>
          <table:table-cell table:style-name="ce4" office:value-type="float" office:value="86.8" calcext:value-type="float">
            <text:p>86.8</text:p>
          </table:table-cell>
          <table:table-cell table:style-name="ce4" office:value-type="float" office:value="32.75" calcext:value-type="float">
            <text:p>32.75</text:p>
          </table:table-cell>
          <table:table-cell table:style-name="ce4" office:value-type="float" office:value="156817" calcext:value-type="float">
            <text:p>15681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39.3" calcext:value-type="float">
            <text:p>39.3</text:p>
          </table:table-cell>
          <table:table-cell table:style-name="ce7" table:formula="of:=IF([.G18]&lt;&gt;&quot;..&quot;;1.5*10^6*8/([.G18]*30);&quot;&quot;)" office:value-type="float" office:value="2.55074386067837" calcext:value-type="float">
            <text:p>2.6E+000</text:p>
          </table:table-cell>
          <table:table-cell table:formula="of:=IF(ISNA([.A18]);&quot;&quot;;VLOOKUP([.B18];[Population.$A$5:.$C$232];3;0))" office:value-type="float" office:value="62.8" calcext:value-type="float">
            <text:p>62.8</text:p>
          </table:table-cell>
          <table:table-cell table:formula="of:=SUM([.$N$6:.N18])/1000" office:value-type="float" office:value="0.116" calcext:value-type="float">
            <text:p>0.116</text:p>
          </table:table-cell>
        </table:table-row>
        <table:table-row table:style-name="ro2">
          <table:table-cell table:style-name="ce1" table:formula="of:=VLOOKUP([.B19];['ISO Codes'.$A$2:.$B$250];2;0)" office:value-type="string" office:string-value="NO" calcext:value-type="string">
            <text:p>NO</text:p>
          </table:table-cell>
          <table:table-cell table:style-name="ce4" office:value-type="string" calcext:value-type="string">
            <text:p>Norway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5.44" calcext:value-type="float">
            <text:p>35.44</text:p>
          </table:table-cell>
          <table:table-cell table:style-name="ce4" office:value-type="float" office:value="151257" calcext:value-type="float">
            <text:p>15125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925" calcext:value-type="float">
            <text:p>19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37.2" calcext:value-type="float">
            <text:p>37.2</text:p>
          </table:table-cell>
          <table:table-cell table:style-name="ce7" table:formula="of:=IF([.G19]&lt;&gt;&quot;..&quot;;1.5*10^6*8/([.G19]*30);&quot;&quot;)" office:value-type="float" office:value="2.6445057088267" calcext:value-type="float">
            <text:p>2.6E+000</text:p>
          </table:table-cell>
          <table:table-cell table:formula="of:=IF(ISNA([.A19]);&quot;&quot;;VLOOKUP([.B19];[Population.$A$5:.$C$232];3;0))" office:value-type="float" office:value="5" calcext:value-type="float">
            <text:p>5</text:p>
          </table:table-cell>
          <table:table-cell table:formula="of:=SUM([.$N$6:.N19])/1000" office:value-type="float" office:value="0.121" calcext:value-type="float">
            <text:p>0.121</text:p>
          </table:table-cell>
        </table:table-row>
        <table:table-row table:style-name="ro2">
          <table:table-cell table:style-name="ce1" table:formula="of:=VLOOKUP([.B20];['ISO Codes'.$A$2:.$B$250];2;0)" office:value-type="string" office:string-value="PR" calcext:value-type="string">
            <text:p>PR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35429" calcext:value-type="float">
            <text:p>135429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20]&lt;&gt;&quot;..&quot;;1.5*10^6*8/([.G20]*30);&quot;&quot;)" office:value-type="float" office:value="2.95357715112716" calcext:value-type="float">
            <text:p>3.0E+000</text:p>
          </table:table-cell>
          <table:table-cell table:formula="of:=IF(ISNA([.A20]);&quot;&quot;;VLOOKUP([.B20];[Population.$A$5:.$C$232];3;0))" office:value-type="float" office:value="3.7" calcext:value-type="float">
            <text:p>3.7</text:p>
          </table:table-cell>
          <table:table-cell table:formula="of:=SUM([.$N$6:.N20])/1000" office:value-type="float" office:value="0.1247" calcext:value-type="float">
            <text:p>0.1247</text:p>
          </table:table-cell>
        </table:table-row>
        <table:table-row table:style-name="ro2">
          <table:table-cell table:style-name="ce1" table:formula="of:=VLOOKUP([.B21];['ISO Codes'.$A$2:.$B$250];2;0)" office:value-type="string" office:string-value="BE" calcext:value-type="string">
            <text:p>BE</text:p>
          </table:table-cell>
          <table:table-cell table:style-name="ce4" office:value-type="string" calcext:value-type="string">
            <text:p>Belgium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2.81" calcext:value-type="float">
            <text:p>32.81</text:p>
          </table:table-cell>
          <table:table-cell table:style-name="ce4" office:value-type="float" office:value="131137" calcext:value-type="float">
            <text:p>13113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2.4" calcext:value-type="float">
            <text:p>42.4</text:p>
          </table:table-cell>
          <table:table-cell table:style-name="ce7" table:formula="of:=IF([.G21]&lt;&gt;&quot;..&quot;;1.5*10^6*8/([.G21]*30);&quot;&quot;)" office:value-type="float" office:value="3.05024516345501" calcext:value-type="float">
            <text:p>3.1E+000</text:p>
          </table:table-cell>
          <table:table-cell table:formula="of:=IF(ISNA([.A21]);&quot;&quot;;VLOOKUP([.B21];[Population.$A$5:.$C$232];3;0))" office:value-type="float" office:value="11" calcext:value-type="float">
            <text:p>11</text:p>
          </table:table-cell>
          <table:table-cell table:formula="of:=SUM([.$N$6:.N21])/1000" office:value-type="float" office:value="0.1357" calcext:value-type="float">
            <text:p>0.1357</text:p>
          </table:table-cell>
        </table:table-row>
        <table:table-row table:style-name="ro2">
          <table:table-cell table:style-name="ce1" table:formula="of:=VLOOKUP([.B22];['ISO Codes'.$A$2:.$B$250];2;0)" office:value-type="string" office:string-value="PT" calcext:value-type="string">
            <text:p>PT</text:p>
          </table:table-cell>
          <table:table-cell table:style-name="ce4" office:value-type="string" calcext:value-type="string">
            <text:p>Portugal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3.7" calcext:value-type="float">
            <text:p>63.7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20.98" calcext:value-type="float">
            <text:p>20.98</text:p>
          </table:table-cell>
          <table:table-cell table:style-name="ce4" office:value-type="float" office:value="129568" calcext:value-type="float">
            <text:p>12956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.6" calcext:value-type="float">
            <text:p>18.6</text:p>
          </table:table-cell>
          <table:table-cell table:style-name="ce7" table:formula="of:=IF([.G22]&lt;&gt;&quot;..&quot;;1.5*10^6*8/([.G22]*30);&quot;&quot;)" office:value-type="float" office:value="3.08718202025191" calcext:value-type="float">
            <text:p>3.1E+000</text:p>
          </table:table-cell>
          <table:table-cell table:formula="of:=IF(ISNA([.A22]);&quot;&quot;;VLOOKUP([.B22];[Population.$A$5:.$C$232];3;0))" office:value-type="float" office:value="10.6" calcext:value-type="float">
            <text:p>10.6</text:p>
          </table:table-cell>
          <table:table-cell table:formula="of:=SUM([.$N$6:.N22])/1000" office:value-type="float" office:value="0.1463" calcext:value-type="float">
            <text:p>0.1463</text:p>
          </table:table-cell>
        </table:table-row>
        <table:table-row table:style-name="ro2">
          <table:table-cell table:style-name="ce1" table:formula="of:=VLOOKUP([.B23];['ISO Codes'.$A$2:.$B$250];2;0)" office:value-type="string" office:string-value="RO" calcext:value-type="string">
            <text:p>RO</text:p>
          </table:table-cell>
          <table:table-cell table:style-name="ce4" office:value-type="string" calcext:value-type="string">
            <text:p>Roman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5.21" calcext:value-type="float">
            <text:p>15.21</text:p>
          </table:table-cell>
          <table:table-cell table:style-name="ce4" office:value-type="float" office:value="126108" calcext:value-type="float">
            <text:p>1261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style-name="ce7" table:formula="of:=IF([.G23]&lt;&gt;&quot;..&quot;;1.5*10^6*8/([.G23]*30);&quot;&quot;)" office:value-type="float" office:value="3.17188441653186" calcext:value-type="float">
            <text:p>3.2E+000</text:p>
          </table:table-cell>
          <table:table-cell table:formula="of:=IF(ISNA([.A23]);&quot;&quot;;VLOOKUP([.B23];[Population.$A$5:.$C$232];3;0))" office:value-type="float" office:value="21.4" calcext:value-type="float">
            <text:p>21.4</text:p>
          </table:table-cell>
          <table:table-cell table:formula="of:=SUM([.$N$6:.N23])/1000" office:value-type="float" office:value="0.1677" calcext:value-type="float">
            <text:p>0.1677</text:p>
          </table:table-cell>
        </table:table-row>
        <table:table-row table:style-name="ro2">
          <table:table-cell table:style-name="ce1" table:formula="of:=VLOOKUP([.B24];['ISO Codes'.$A$2:.$B$250];2;0)" office:value-type="string" office:string-value="FI" calcext:value-type="string">
            <text:p>FI</text:p>
          </table:table-cell>
          <table:table-cell table:style-name="ce4" office:value-type="string" calcext:value-type="string">
            <text:p>Finlan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5.1" calcext:value-type="float">
            <text:p>85.1</text:p>
          </table:table-cell>
          <table:table-cell table:style-name="ce4" office:value-type="float" office:value="89.4" calcext:value-type="float">
            <text:p>89.4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118445" calcext:value-type="float">
            <text:p>11844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622" calcext:value-type="float">
            <text:p>1622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42.6" calcext:value-type="float">
            <text:p>42.6</text:p>
          </table:table-cell>
          <table:table-cell table:style-name="ce7" table:formula="of:=IF([.G24]&lt;&gt;&quot;..&quot;;1.5*10^6*8/([.G24]*30);&quot;&quot;)" office:value-type="float" office:value="3.37709485415172" calcext:value-type="float">
            <text:p>3.4E+000</text:p>
          </table:table-cell>
          <table:table-cell table:formula="of:=IF(ISNA([.A24]);&quot;&quot;;VLOOKUP([.B24];[Population.$A$5:.$C$232];3;0))" office:value-type="float" office:value="5.4" calcext:value-type="float">
            <text:p>5.4</text:p>
          </table:table-cell>
          <table:table-cell table:formula="of:=SUM([.$N$6:.N24])/1000" office:value-type="float" office:value="0.1731" calcext:value-type="float">
            <text:p>0.1731</text:p>
          </table:table-cell>
        </table:table-row>
        <table:table-row table:style-name="ro2">
          <table:table-cell table:style-name="ce1" table:formula="of:=VLOOKUP([.B25];['ISO Codes'.$A$2:.$B$250];2;0)" office:value-type="string" office:string-value="GD" calcext:value-type="string">
            <text:p>GD</text:p>
          </table:table-cell>
          <table:table-cell table:style-name="ce4" office:value-type="string" calcext:value-type="string">
            <text:p>Grenad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38.1" calcext:value-type="float">
            <text:p>38.1</text:p>
          </table:table-cell>
          <table:table-cell table:style-name="ce4" office:value-type="float" office:value="13.76" calcext:value-type="float">
            <text:p>13.76</text:p>
          </table:table-cell>
          <table:table-cell table:style-name="ce4" office:value-type="float" office:value="100014" calcext:value-type="float">
            <text:p>1000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6.4" calcext:value-type="float">
            <text:p>16.4</text:p>
          </table:table-cell>
          <table:table-cell table:style-name="ce7" table:formula="of:=IF([.G25]&lt;&gt;&quot;..&quot;;1.5*10^6*8/([.G25]*30);&quot;&quot;)" office:value-type="float" office:value="3.99944007838903" calcext:value-type="float">
            <text:p>4.0E+000</text:p>
          </table:table-cell>
          <table:table-cell table:formula="of:=IF(ISNA([.A25]);&quot;&quot;;VLOOKUP([.B25];[Population.$A$5:.$C$232];3;0))" office:value-type="float" office:value="0.1" calcext:value-type="float">
            <text:p>0.1</text:p>
          </table:table-cell>
          <table:table-cell table:formula="of:=SUM([.$N$6:.N25])/1000" office:value-type="float" office:value="0.1732" calcext:value-type="float">
            <text:p>0.1732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MD" xlink:type="simple">MD</text:a></text:p>
          </table:table-cell>
          <table:table-cell table:style-name="ce4" office:value-type="string" calcext:value-type="string">
            <text:p>Moldova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.02" calcext:value-type="float">
            <text:p>10.02</text:p>
          </table:table-cell>
          <table:table-cell table:style-name="ce4" office:value-type="float" office:value="91118" calcext:value-type="float">
            <text:p>911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6.2" calcext:value-type="float">
            <text:p>26.2</text:p>
          </table:table-cell>
          <table:table-cell table:style-name="ce7" table:formula="of:=IF([.G26]&lt;&gt;&quot;..&quot;;1.5*10^6*8/([.G26]*30);&quot;&quot;)" office:value-type="float" office:value="4.38991198226476" calcext:value-type="float">
            <text:p>4.4E+000</text:p>
          </table:table-cell>
          <table:table-cell table:formula="of:=IF(ISNA([.A26]);&quot;&quot;;VLOOKUP([.B26];[Population.$A$5:.$C$232];3;0))" office:value-type="float" office:value="3.6" calcext:value-type="float">
            <text:p>3.6</text:p>
          </table:table-cell>
          <table:table-cell table:formula="of:=SUM([.$N$6:.N26])/1000" office:value-type="float" office:value="0.1768" calcext:value-type="float">
            <text:p>0.1768</text:p>
          </table:table-cell>
        </table:table-row>
        <table:table-row table:style-name="ro2">
          <table:table-cell table:style-name="ce1" table:formula="of:=VLOOKUP([.B27];['ISO Codes'.$A$2:.$B$250];2;0)" office:value-type="string" office:string-value="CZ" calcext:value-type="string">
            <text:p>CZ</text:p>
          </table:table-cell>
          <table:table-cell table:style-name="ce4" office:value-type="string" calcext:value-type="string">
            <text:p>Czech Republ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5.84" calcext:value-type="float">
            <text:p>15.84</text:p>
          </table:table-cell>
          <table:table-cell table:style-name="ce4" office:value-type="float" office:value="91064" calcext:value-type="float">
            <text:p>9106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5" calcext:value-type="float">
            <text:p>35</text:p>
          </table:table-cell>
          <table:table-cell table:style-name="ce7" table:formula="of:=IF([.G27]&lt;&gt;&quot;..&quot;;1.5*10^6*8/([.G27]*30);&quot;&quot;)" office:value-type="float" office:value="4.39251515417728" calcext:value-type="float">
            <text:p>4.4E+000</text:p>
          </table:table-cell>
          <table:table-cell table:formula="of:=IF(ISNA([.A27]);&quot;&quot;;VLOOKUP([.B27];[Population.$A$5:.$C$232];3;0))" office:value-type="float" office:value="10.5" calcext:value-type="float">
            <text:p>10.5</text:p>
          </table:table-cell>
          <table:table-cell table:formula="of:=SUM([.$N$6:.N27])/1000" office:value-type="float" office:value="0.1873" calcext:value-type="float">
            <text:p>0.1873</text:p>
          </table:table-cell>
        </table:table-row>
        <table:table-row table:style-name="ro2">
          <table:table-cell table:style-name="ce1" table:formula="of:=VLOOKUP([.B28];['ISO Codes'.$A$2:.$B$250];2;0)" office:value-type="string" office:string-value="MN" calcext:value-type="string">
            <text:p>MN</text:p>
          </table:table-cell>
          <table:table-cell table:style-name="ce4" office:value-type="string" calcext:value-type="string">
            <text:p>Mongolia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85370" calcext:value-type="float">
            <text:p>8537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1.1" calcext:value-type="float">
            <text:p>21.1</text:p>
          </table:table-cell>
          <table:table-cell table:style-name="ce7" table:formula="of:=IF([.G28]&lt;&gt;&quot;..&quot;;1.5*10^6*8/([.G28]*30);&quot;&quot;)" office:value-type="float" office:value="4.68548670493148" calcext:value-type="float">
            <text:p>4.7E+000</text:p>
          </table:table-cell>
          <table:table-cell table:formula="of:=IF(ISNA([.A28]);&quot;&quot;;VLOOKUP([.B28];[Population.$A$5:.$C$232];3;0))" office:value-type="float" office:value="2.8" calcext:value-type="float">
            <text:p>2.8</text:p>
          </table:table-cell>
          <table:table-cell table:formula="of:=SUM([.$N$6:.N28])/1000" office:value-type="float" office:value="0.1901" calcext:value-type="float">
            <text:p>0.1901</text:p>
          </table:table-cell>
        </table:table-row>
        <table:table-row table:style-name="ro2">
          <table:table-cell table:style-name="ce1" table:formula="of:=VLOOKUP([.B29];['ISO Codes'.$A$2:.$B$250];2;0)" office:value-type="string" office:string-value="ME" calcext:value-type="string">
            <text:p>ME</text:p>
          </table:table-cell>
          <table:table-cell table:style-name="ce4" office:value-type="string" calcext:value-type="string">
            <text:p>Montenegro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6.6" calcext:value-type="float">
            <text:p>46.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office:value-type="float" office:value="84617" calcext:value-type="float">
            <text:p>846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8.2" calcext:value-type="float">
            <text:p>8.2</text:p>
          </table:table-cell>
          <table:table-cell table:style-name="ce7" table:formula="of:=IF([.G29]&lt;&gt;&quot;..&quot;;1.5*10^6*8/([.G29]*30);&quot;&quot;)" office:value-type="float" office:value="4.72718248106173" calcext:value-type="float">
            <text:p>4.7E+000</text:p>
          </table:table-cell>
          <table:table-cell table:formula="of:=IF(ISNA([.A29]);&quot;&quot;;VLOOKUP([.B29];[Population.$A$5:.$C$232];3;0))" office:value-type="float" office:value="0.6" calcext:value-type="float">
            <text:p>0.6</text:p>
          </table:table-cell>
          <table:table-cell table:formula="of:=SUM([.$N$6:.N29])/1000" office:value-type="float" office:value="0.1907" calcext:value-type="float">
            <text:p>0.1907</text:p>
          </table:table-cell>
        </table:table-row>
        <table:table-row table:style-name="ro2">
          <table:table-cell table:style-name="ce1" table:formula="of:=VLOOKUP([.B30];['ISO Codes'.$A$2:.$B$250];2;0)" office:value-type="string" office:string-value="AT" calcext:value-type="string">
            <text:p>AT</text:p>
          </table:table-cell>
          <table:table-cell table:style-name="ce4" office:value-type="string" calcext:value-type="string">
            <text:p>Austr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79.8" calcext:value-type="float">
            <text:p>79.8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81919" calcext:value-type="float">
            <text:p>8191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28.6" calcext:value-type="float">
            <text:p>28.6</text:p>
          </table:table-cell>
          <table:table-cell table:style-name="ce7" table:formula="of:=IF([.G30]&lt;&gt;&quot;..&quot;;1.5*10^6*8/([.G30]*30);&quot;&quot;)" office:value-type="float" office:value="4.88287210537238" calcext:value-type="float">
            <text:p>4.9E+000</text:p>
          </table:table-cell>
          <table:table-cell table:formula="of:=IF(ISNA([.A30]);&quot;&quot;;VLOOKUP([.B30];[Population.$A$5:.$C$232];3;0))" office:value-type="float" office:value="8.4" calcext:value-type="float">
            <text:p>8.4</text:p>
          </table:table-cell>
          <table:table-cell table:formula="of:=SUM([.$N$6:.N30])/1000" office:value-type="float" office:value="0.1991" calcext:value-type="float">
            <text:p>0.1991</text:p>
          </table:table-cell>
        </table:table-row>
        <table:table-row table:style-name="ro1">
          <table:table-cell table:style-name="ce1" table:formula="of:=VLOOKUP([.B31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Euro are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28.95" calcext:value-type="float">
            <text:p>28.95</text:p>
          </table:table-cell>
          <table:table-cell table:style-name="ce4" office:value-type="float" office:value="79582" calcext:value-type="float">
            <text:p>7958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34.4" calcext:value-type="float">
            <text:p>34.4</text:p>
          </table:table-cell>
          <table:table-cell table:style-name="ce7" table:formula="of:=IF([.G31]&lt;&gt;&quot;..&quot;;1.5*10^6*8/([.G31]*30);&quot;&quot;)" office:value-type="float" office:value="5.02626222010002" calcext:value-type="float">
            <text:p>5.0E+000</text:p>
          </table:table-cell>
          <table:table-cell table:formula="of:=IF(ISNA([.A31]);&quot;&quot;;VLOOKUP([.B31];[Population.$A$5:.$C$232];3;0))">
            <text:p/>
          </table:table-cell>
          <table:table-cell table:formula="of:=SUM([.$N$6:.N31])/1000" office:value-type="float" office:value="0.1991" calcext:value-type="float">
            <text:p>0.1991</text:p>
          </table:table-cell>
        </table:table-row>
        <table:table-row table:style-name="ro2">
          <table:table-cell table:style-name="ce1" table:formula="of:=VLOOKUP([.B32];['ISO Codes'.$A$2:.$B$250];2;0)" office:value-type="string" office:string-value="FR" calcext:value-type="string">
            <text:p>FR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8.2" calcext:value-type="float">
            <text:p>78.2</text:p>
          </table:table-cell>
          <table:table-cell table:style-name="ce4" office:value-type="float" office:value="79.6" calcext:value-type="float">
            <text:p>79.6</text:p>
          </table:table-cell>
          <table:table-cell table:style-name="ce4" office:value-type="float" office:value="36.04" calcext:value-type="float">
            <text:p>36.04</text:p>
          </table:table-cell>
          <table:table-cell table:style-name="ce4" office:value-type="float" office:value="78590" calcext:value-type="float">
            <text:p>7859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30.4" calcext:value-type="float">
            <text:p>30.4</text:p>
          </table:table-cell>
          <table:table-cell table:style-name="ce7" table:formula="of:=IF([.G32]&lt;&gt;&quot;..&quot;;1.5*10^6*8/([.G32]*30);&quot;&quot;)" office:value-type="float" office:value="5.08970606947449" calcext:value-type="float">
            <text:p>5.1E+000</text:p>
          </table:table-cell>
          <table:table-cell table:formula="of:=IF(ISNA([.A32]);&quot;&quot;;VLOOKUP([.B32];[Population.$A$5:.$C$232];3;0))" office:value-type="float" office:value="65.4" calcext:value-type="float">
            <text:p>65.4</text:p>
          </table:table-cell>
          <table:table-cell table:formula="of:=SUM([.$N$6:.N32])/1000" office:value-type="float" office:value="0.2645" calcext:value-type="float">
            <text:p>0.2645</text:p>
          </table:table-cell>
        </table:table-row>
        <table:table-row table:style-name="ro2">
          <table:table-cell table:style-name="ce1" table:formula="of:=VLOOKUP([.B33];['ISO Codes'.$A$2:.$B$250];2;0)" office:value-type="string" office:string-value="RS" calcext:value-type="string">
            <text:p>RS</text:p>
          </table:table-cell>
          <table:table-cell table:style-name="ce4" office:value-type="string" calcext:value-type="string">
            <text:p>Serb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5.8" calcext:value-type="float">
            <text:p>55.8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11.29" calcext:value-type="float">
            <text:p>11.29</text:p>
          </table:table-cell>
          <table:table-cell table:style-name="ce4" office:value-type="float" office:value="76761" calcext:value-type="float">
            <text:p>7676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8.5" calcext:value-type="float">
            <text:p>38.5</text:p>
          </table:table-cell>
          <table:table-cell table:style-name="ce7" table:formula="of:=IF([.G33]&lt;&gt;&quot;..&quot;;1.5*10^6*8/([.G33]*30);&quot;&quot;)" office:value-type="float" office:value="5.21097953387788" calcext:value-type="float">
            <text:p>5.2E+000</text:p>
          </table:table-cell>
          <table:table-cell table:formula="of:=IF(ISNA([.A33]);&quot;&quot;;VLOOKUP([.B33];[Population.$A$5:.$C$232];3;0))" office:value-type="float" office:value="7.3" calcext:value-type="float">
            <text:p>7.3</text:p>
          </table:table-cell>
          <table:table-cell table:formula="of:=SUM([.$N$6:.N33])/1000" office:value-type="float" office:value="0.2718" calcext:value-type="float">
            <text:p>0.2718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LC" xlink:type="simple">LC</text:a></text:p>
          </table:table-cell>
          <table:table-cell table:style-name="ce4" office:value-type="string" calcext:value-type="string">
            <text:p>St. Lucia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0.1" calcext:value-type="float">
            <text:p>40.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.12" calcext:value-type="float">
            <text:p>12.12</text:p>
          </table:table-cell>
          <table:table-cell table:style-name="ce4" office:value-type="float" office:value="75739" calcext:value-type="float">
            <text:p>7573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8.6" calcext:value-type="float">
            <text:p>8.6</text:p>
          </table:table-cell>
          <table:table-cell table:style-name="ce7" table:formula="of:=IF([.G34]&lt;&gt;&quot;..&quot;;1.5*10^6*8/([.G34]*30);&quot;&quot;)" office:value-type="float" office:value="5.28129497352751" calcext:value-type="float">
            <text:p>5.3E+000</text:p>
          </table:table-cell>
          <table:table-cell table:formula="of:=IF(ISNA([.A34]);&quot;&quot;;VLOOKUP([.B34];[Population.$A$5:.$C$232];3;0))" office:value-type="float" office:value="0.2" calcext:value-type="float">
            <text:p>0.2</text:p>
          </table:table-cell>
          <table:table-cell table:formula="of:=SUM([.$N$6:.N34])/1000" office:value-type="float" office:value="0.272" calcext:value-type="float">
            <text:p>0.272</text:p>
          </table:table-cell>
        </table:table-row>
        <table:table-row table:style-name="ro2">
          <table:table-cell table:style-name="ce1" table:formula="of:=VLOOKUP([.B35];['ISO Codes'.$A$2:.$B$250];2;0)" office:value-type="string" office:string-value="DM" calcext:value-type="string">
            <text:p>DM</text:p>
          </table:table-cell>
          <table:table-cell table:style-name="ce4" office:value-type="string" calcext:value-type="string">
            <text:p>Dominic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2.27" calcext:value-type="float">
            <text:p>12.27</text:p>
          </table:table-cell>
          <table:table-cell table:style-name="ce4" office:value-type="float" office:value="74871" calcext:value-type="float">
            <text:p>7487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16.6" calcext:value-type="float">
            <text:p>16.6</text:p>
          </table:table-cell>
          <table:table-cell table:style-name="ce7" table:formula="of:=IF([.G35]&lt;&gt;&quot;..&quot;;1.5*10^6*8/([.G35]*30);&quot;&quot;)" office:value-type="float" office:value="5.34252247198515" calcext:value-type="float">
            <text:p>5.3E+000</text:p>
          </table:table-cell>
          <table:table-cell table:formula="of:=IF(ISNA([.A35]);&quot;&quot;;VLOOKUP([.B35];[Population.$A$5:.$C$232];3;0))" office:value-type="float" office:value="0.1" calcext:value-type="float">
            <text:p>0.1</text:p>
          </table:table-cell>
          <table:table-cell table:formula="of:=SUM([.$N$6:.N35])/1000" office:value-type="float" office:value="0.2721" calcext:value-type="float">
            <text:p>0.2721</text:p>
          </table:table-cell>
        </table:table-row>
        <table:table-row table:style-name="ro2">
          <table:table-cell table:style-name="ce1" table:formula="of:=VLOOKUP([.B36];['ISO Codes'.$A$2:.$B$250];2;0)" office:value-type="string" office:string-value="DE" calcext:value-type="string">
            <text:p>DE</text:p>
          </table:table-cell>
          <table:table-cell table:style-name="ce4" office:value-type="string" calcext:value-type="string">
            <text:p>Germany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6.9" calcext:value-type="float">
            <text:p>86.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3.09" calcext:value-type="float">
            <text:p>33.09</text:p>
          </table:table-cell>
          <table:table-cell table:style-name="ce4" office:value-type="float" office:value="74786" calcext:value-type="float">
            <text:p>7478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32.9" calcext:value-type="float">
            <text:p>32.9</text:p>
          </table:table-cell>
          <table:table-cell table:style-name="ce7" table:formula="of:=IF([.G36]&lt;&gt;&quot;..&quot;;1.5*10^6*8/([.G36]*30);&quot;&quot;)" office:value-type="float" office:value="5.34859465675394" calcext:value-type="float">
            <text:p>5.3E+000</text:p>
          </table:table-cell>
          <table:table-cell table:formula="of:=IF(ISNA([.A36]);&quot;&quot;;VLOOKUP([.B36];[Population.$A$5:.$C$232];3;0))" office:value-type="float" office:value="81.8" calcext:value-type="float">
            <text:p>81.8</text:p>
          </table:table-cell>
          <table:table-cell table:formula="of:=SUM([.$N$6:.N36])/1000" office:value-type="float" office:value="0.3539" calcext:value-type="float">
            <text:p>0.3539</text:p>
          </table:table-cell>
        </table:table-row>
        <table:table-row table:style-name="ro2">
          <table:table-cell table:style-name="ce1" table:formula="of:=VLOOKUP([.B37];['ISO Codes'.$A$2:.$B$250];2;0)" office:value-type="string" office:string-value="SI" calcext:value-type="string">
            <text:p>SI</text:p>
          </table:table-cell>
          <table:table-cell table:style-name="ce4" office:value-type="string" calcext:value-type="string">
            <text:p>Sloven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3.97" calcext:value-type="float">
            <text:p>23.97</text:p>
          </table:table-cell>
          <table:table-cell table:style-name="ce4" office:value-type="float" office:value="71217" calcext:value-type="float">
            <text:p>7121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.3" calcext:value-type="float">
            <text:p>22.3</text:p>
          </table:table-cell>
          <table:table-cell table:style-name="ce7" table:formula="of:=IF([.G37]&lt;&gt;&quot;..&quot;;1.5*10^6*8/([.G37]*30);&quot;&quot;)" office:value-type="float" office:value="5.6166364772456" calcext:value-type="float">
            <text:p>5.6E+000</text:p>
          </table:table-cell>
          <table:table-cell table:formula="of:=IF(ISNA([.A37]);&quot;&quot;;VLOOKUP([.B37];[Population.$A$5:.$C$232];3;0))" office:value-type="float" office:value="2.1" calcext:value-type="float">
            <text:p>2.1</text:p>
          </table:table-cell>
          <table:table-cell table:formula="of:=SUM([.$N$6:.N37])/1000" office:value-type="float" office:value="0.356" calcext:value-type="float">
            <text:p>0.356</text:p>
          </table:table-cell>
        </table:table-row>
        <table:table-row table:style-name="ro2">
          <table:table-cell table:style-name="ce1" table:formula="of:=VLOOKUP([.B38];['ISO Codes'.$A$2:.$B$250];2;0)" office:value-type="string" office:string-value="BG" calcext:value-type="string">
            <text:p>BG</text:p>
          </table:table-cell>
          <table:table-cell table:style-name="ce4" office:value-type="string" calcext:value-type="string">
            <text:p>Bulgari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6.8" calcext:value-type="float">
            <text:p>46.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6.45" calcext:value-type="float">
            <text:p>16.45</text:p>
          </table:table-cell>
          <table:table-cell table:style-name="ce4" office:value-type="float" office:value="70572" calcext:value-type="float">
            <text:p>7057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20.2" calcext:value-type="float">
            <text:p>20.2</text:p>
          </table:table-cell>
          <table:table-cell table:style-name="ce7" table:formula="of:=IF([.G38]&lt;&gt;&quot;..&quot;;1.5*10^6*8/([.G38]*30);&quot;&quot;)" office:value-type="float" office:value="5.66797029983563" calcext:value-type="float">
            <text:p>5.7E+000</text:p>
          </table:table-cell>
          <table:table-cell table:formula="of:=IF(ISNA([.A38]);&quot;&quot;;VLOOKUP([.B38];[Population.$A$5:.$C$232];3;0))" office:value-type="float" office:value="7.3" calcext:value-type="float">
            <text:p>7.3</text:p>
          </table:table-cell>
          <table:table-cell table:formula="of:=SUM([.$N$6:.N38])/1000" office:value-type="float" office:value="0.3633" calcext:value-type="float">
            <text:p>0.3633</text:p>
          </table:table-cell>
        </table:table-row>
        <table:table-row table:style-name="ro2">
          <table:table-cell table:style-name="ce1" table:formula="of:=VLOOKUP([.B39];['ISO Codes'.$A$2:.$B$250];2;0)" office:value-type="string" office:string-value="CA" calcext:value-type="string">
            <text:p>CA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4.5" calcext:value-type="float">
            <text:p>84.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1.83" calcext:value-type="float">
            <text:p>31.83</text:p>
          </table:table-cell>
          <table:table-cell table:style-name="ce4" office:value-type="float" office:value="70150" calcext:value-type="float">
            <text:p>701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2.4" calcext:value-type="float">
            <text:p>42.4</text:p>
          </table:table-cell>
          <table:table-cell table:style-name="ce7" table:formula="of:=IF([.G39]&lt;&gt;&quot;..&quot;;1.5*10^6*8/([.G39]*30);&quot;&quot;)" office:value-type="float" office:value="5.70206699928724" calcext:value-type="float">
            <text:p>5.7E+000</text:p>
          </table:table-cell>
          <table:table-cell table:formula="of:=IF(ISNA([.A39]);&quot;&quot;;VLOOKUP([.B39];[Population.$A$5:.$C$232];3;0))" office:value-type="float" office:value="34.5" calcext:value-type="float">
            <text:p>34.5</text:p>
          </table:table-cell>
          <table:table-cell table:formula="of:=SUM([.$N$6:.N39])/1000" office:value-type="float" office:value="0.3978" calcext:value-type="float">
            <text:p>0.3978</text:p>
          </table:table-cell>
        </table:table-row>
        <table:table-row table:style-name="ro2">
          <table:table-cell table:style-name="ce1" table:formula="of:=VLOOKUP([.B40];['ISO Codes'.$A$2:.$B$250];2;0)" office:value-type="string" office:string-value="IE" calcext:value-type="string">
            <text:p>IE</text:p>
          </table:table-cell>
          <table:table-cell table:style-name="ce4" office:value-type="string" calcext:value-type="string">
            <text:p>Irelan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0.6" calcext:value-type="float">
            <text:p>80.6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21.96" calcext:value-type="float">
            <text:p>21.96</text:p>
          </table:table-cell>
          <table:table-cell table:style-name="ce4" office:value-type="float" office:value="69031" calcext:value-type="float">
            <text:p>690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62.1" calcext:value-type="float">
            <text:p>62.1</text:p>
          </table:table-cell>
          <table:table-cell table:style-name="ce7" table:formula="of:=IF([.G40]&lt;&gt;&quot;..&quot;;1.5*10^6*8/([.G40]*30);&quot;&quot;)" office:value-type="float" office:value="5.79449812403123" calcext:value-type="float">
            <text:p>5.8E+000</text:p>
          </table:table-cell>
          <table:table-cell table:formula="of:=IF(ISNA([.A40]);&quot;&quot;;VLOOKUP([.B40];[Population.$A$5:.$C$232];3;0))" office:value-type="float" office:value="4.6" calcext:value-type="float">
            <text:p>4.6</text:p>
          </table:table-cell>
          <table:table-cell table:formula="of:=SUM([.$N$6:.N40])/1000" office:value-type="float" office:value="0.4024" calcext:value-type="float">
            <text:p>0.4024</text:p>
          </table:table-cell>
        </table:table-row>
        <table:table-row table:style-name="ro2">
          <table:table-cell table:style-name="ce1" table:formula="of:=VLOOKUP([.B41];['ISO Codes'.$A$2:.$B$250];2;0)" office:value-type="string" office:string-value="AW" calcext:value-type="string">
            <text:p>AW</text:p>
          </table:table-cell>
          <table:table-cell table:style-name="ce4" office:value-type="string" calcext:value-type="string">
            <text:p>Arub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7.8" calcext:value-type="float">
            <text:p>67.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7.88" calcext:value-type="float">
            <text:p>17.88</text:p>
          </table:table-cell>
          <table:table-cell table:style-name="ce4" office:value-type="float" office:value="68617" calcext:value-type="float">
            <text:p>68617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13.5" calcext:value-type="float">
            <text:p>13.5</text:p>
          </table:table-cell>
          <table:table-cell table:style-name="ce7" table:formula="of:=IF([.G41]&lt;&gt;&quot;..&quot;;1.5*10^6*8/([.G41]*30);&quot;&quot;)" office:value-type="float" office:value="5.82945917192532" calcext:value-type="float">
            <text:p>5.8E+000</text:p>
          </table:table-cell>
          <table:table-cell table:formula="of:=IF(ISNA([.A41]);&quot;&quot;;VLOOKUP([.B41];[Population.$A$5:.$C$232];3;0))" office:value-type="float" office:value="0.1" calcext:value-type="float">
            <text:p>0.1</text:p>
          </table:table-cell>
          <table:table-cell table:formula="of:=SUM([.$N$6:.N41])/1000" office:value-type="float" office:value="0.4025" calcext:value-type="float">
            <text:p>0.4025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KN" xlink:type="simple">KN</text:a></text:p>
          </table:table-cell>
          <table:table-cell table:style-name="ce4" office:value-type="string" calcext:value-type="string">
            <text:p>St. Kitts and Nevi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7.6" calcext:value-type="float">
            <text:p>77.6</text:p>
          </table:table-cell>
          <table:table-cell table:style-name="ce4" office:value-type="float" office:value="27.52" calcext:value-type="float">
            <text:p>27.52</text:p>
          </table:table-cell>
          <table:table-cell table:style-name="ce4" office:value-type="float" office:value="67796" calcext:value-type="float">
            <text:p>6779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14" calcext:value-type="float">
            <text:p>14</text:p>
          </table:table-cell>
          <table:table-cell table:style-name="ce7" table:formula="of:=IF([.G42]&lt;&gt;&quot;..&quot;;1.5*10^6*8/([.G42]*30);&quot;&quot;)" office:value-type="float" office:value="5.9000531004779" calcext:value-type="float">
            <text:p>5.9E+000</text:p>
          </table:table-cell>
          <table:table-cell table:formula="of:=IF(ISNA([.A42]);&quot;&quot;;VLOOKUP([.B42];[Population.$A$5:.$C$232];3;0))" office:value-type="float" office:value="0.1" calcext:value-type="float">
            <text:p>0.1</text:p>
          </table:table-cell>
          <table:table-cell table:formula="of:=SUM([.$N$6:.N42])/1000" office:value-type="float" office:value="0.4026" calcext:value-type="float">
            <text:p>0.4026</text:p>
          </table:table-cell>
        </table:table-row>
        <table:table-row table:style-name="ro2">
          <table:table-cell table:style-name="ce1" table:formula="of:=VLOOKUP([.B43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High incom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4.5" calcext:value-type="float">
            <text:p>74.5</text:p>
          </table:table-cell>
          <table:table-cell table:style-name="ce4" office:value-type="float" office:value="72.6" calcext:value-type="float">
            <text:p>72.6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67512" calcext:value-type="float">
            <text:p>6751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30.5" calcext:value-type="float">
            <text:p>30.5</text:p>
          </table:table-cell>
          <table:table-cell table:style-name="ce7" table:formula="of:=IF([.G43]&lt;&gt;&quot;..&quot;;1.5*10^6*8/([.G43]*30);&quot;&quot;)" office:value-type="float" office:value="5.92487261523877" calcext:value-type="float">
            <text:p>5.9E+000</text:p>
          </table:table-cell>
          <table:table-cell table:formula="of:=IF(ISNA([.A43]);&quot;&quot;;VLOOKUP([.B43];[Population.$A$5:.$C$232];3;0))">
            <text:p/>
          </table:table-cell>
          <table:table-cell table:formula="of:=SUM([.$N$6:.N43])/1000" office:value-type="float" office:value="0.4026" calcext:value-type="float">
            <text:p>0.4026</text:p>
          </table:table-cell>
        </table:table-row>
        <table:table-row table:style-name="ro2">
          <table:table-cell table:style-name="ce1" table:formula="of:=VLOOKUP([.B44];['ISO Codes'.$A$2:.$B$250];2;0)" office:value-type="string" office:string-value="ES" calcext:value-type="string">
            <text:p>ES</text:p>
          </table:table-cell>
          <table:table-cell table:style-name="ce4" office:value-type="string" calcext:value-type="string">
            <text:p>Spai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1.5" calcext:value-type="float">
            <text:p>71.5</text:p>
          </table:table-cell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23.78" calcext:value-type="float">
            <text:p>23.78</text:p>
          </table:table-cell>
          <table:table-cell table:style-name="ce4" office:value-type="float" office:value="64069" calcext:value-type="float">
            <text:p>6406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30" calcext:value-type="float">
            <text:p>30</text:p>
          </table:table-cell>
          <table:table-cell table:style-name="ce7" table:formula="of:=IF([.G44]&lt;&gt;&quot;..&quot;;1.5*10^6*8/([.G44]*30);&quot;&quot;)" office:value-type="float" office:value="6.24326897563564" calcext:value-type="float">
            <text:p>6.2E+000</text:p>
          </table:table-cell>
          <table:table-cell table:formula="of:=IF(ISNA([.A44]);&quot;&quot;;VLOOKUP([.B44];[Population.$A$5:.$C$232];3;0))" office:value-type="float" office:value="46.2" calcext:value-type="float">
            <text:p>46.2</text:p>
          </table:table-cell>
          <table:table-cell table:formula="of:=SUM([.$N$6:.N44])/1000" office:value-type="float" office:value="0.4488" calcext:value-type="float">
            <text:p>0.4488</text:p>
          </table:table-cell>
        </table:table-row>
        <table:table-row table:style-name="ro2">
          <table:table-cell table:style-name="ce1" table:formula="of:=VLOOKUP([.B45];['ISO Codes'.$A$2:.$B$250];2;0)" office:value-type="string" office:string-value="IT" calcext:value-type="string">
            <text:p>IT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6.2" calcext:value-type="float">
            <text:p>66.2</text:p>
          </table:table-cell>
          <table:table-cell table:style-name="ce4" office:value-type="float" office:value="56.8" calcext:value-type="float">
            <text:p>56.8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60820" calcext:value-type="float">
            <text:p>608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4.9" calcext:value-type="float">
            <text:p>34.9</text:p>
          </table:table-cell>
          <table:table-cell table:style-name="ce7" table:formula="of:=IF([.G45]&lt;&gt;&quot;..&quot;;1.5*10^6*8/([.G45]*30);&quot;&quot;)" office:value-type="float" office:value="6.57678395264716" calcext:value-type="float">
            <text:p>6.6E+000</text:p>
          </table:table-cell>
          <table:table-cell table:formula="of:=IF(ISNA([.A45]);&quot;&quot;;VLOOKUP([.B45];[Population.$A$5:.$C$232];3;0))" office:value-type="float" office:value="60.7" calcext:value-type="float">
            <text:p>60.7</text:p>
          </table:table-cell>
          <table:table-cell table:formula="of:=SUM([.$N$6:.N45])/1000" office:value-type="float" office:value="0.5095" calcext:value-type="float">
            <text:p>0.5095</text:p>
          </table:table-cell>
        </table:table-row>
        <table:table-row table:style-name="ro2">
          <table:table-cell table:style-name="ce1" table:formula="of:=VLOOKUP([.B46];['ISO Codes'.$A$2:.$B$250];2;0)" office:value-type="string" office:string-value="LT" calcext:value-type="string">
            <text:p>LT</text:p>
          </table:table-cell>
          <table:table-cell table:style-name="ce4" office:value-type="string" calcext:value-type="string">
            <text:p>Lithuani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61.8" calcext:value-type="float">
            <text:p>61.8</text:p>
          </table:table-cell>
          <table:table-cell table:style-name="ce4" office:value-type="float" office:value="65.1" calcext:value-type="float">
            <text:p>65.1</text:p>
          </table:table-cell>
          <table:table-cell table:style-name="ce4" office:value-type="float" office:value="18.88" calcext:value-type="float">
            <text:p>18.88</text:p>
          </table:table-cell>
          <table:table-cell table:style-name="ce4" office:value-type="float" office:value="57571" calcext:value-type="float">
            <text:p>5757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9.7" calcext:value-type="float">
            <text:p>9.7</text:p>
          </table:table-cell>
          <table:table-cell table:style-name="ce7" table:formula="of:=IF([.G46]&lt;&gt;&quot;..&quot;;1.5*10^6*8/([.G46]*30);&quot;&quot;)" office:value-type="float" office:value="6.94794254051519" calcext:value-type="float">
            <text:p>6.9E+000</text:p>
          </table:table-cell>
          <table:table-cell table:formula="of:=IF(ISNA([.A46]);&quot;&quot;;VLOOKUP([.B46];[Population.$A$5:.$C$232];3;0))" office:value-type="float" office:value="3" calcext:value-type="float">
            <text:p>3</text:p>
          </table:table-cell>
          <table:table-cell table:formula="of:=SUM([.$N$6:.N46])/1000" office:value-type="float" office:value="0.5125" calcext:value-type="float">
            <text:p>0.5125</text:p>
          </table:table-cell>
        </table:table-row>
        <table:table-row table:style-name="ro2">
          <table:table-cell table:style-name="ce1" table:formula="of:=VLOOKUP([.B47];['ISO Codes'.$A$2:.$B$250];2;0)" office:value-type="string" office:string-value="AG" calcext:value-type="string">
            <text:p>AG</text:p>
          </table:table-cell>
          <table:table-cell table:style-name="ce4" office:value-type="string" calcext:value-type="string">
            <text:p>Antigua and Barbud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56545" calcext:value-type="float">
            <text:p>5654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IF([.G47]&lt;&gt;&quot;..&quot;;1.5*10^6*8/([.G47]*30);&quot;&quot;)" office:value-type="float" office:value="7.07401184896985" calcext:value-type="float">
            <text:p>7.1E+000</text:p>
          </table:table-cell>
          <table:table-cell table:formula="of:=IF(ISNA([.A47]);&quot;&quot;;VLOOKUP([.B47];[Population.$A$5:.$C$232];3;0))" office:value-type="float" office:value="0.1" calcext:value-type="float">
            <text:p>0.1</text:p>
          </table:table-cell>
          <table:table-cell table:formula="of:=SUM([.$N$6:.N47])/1000" office:value-type="float" office:value="0.5126" calcext:value-type="float">
            <text:p>0.5126</text:p>
          </table:table-cell>
        </table:table-row>
        <table:table-row table:style-name="ro2">
          <table:table-cell table:style-name="ce1" table:formula="of:=VLOOKUP([.B48];['ISO Codes'.$A$2:.$B$250];2;0)" office:value-type="string" office:string-value="CY" calcext:value-type="string">
            <text:p>CY</text:p>
          </table:table-cell>
          <table:table-cell table:style-name="ce4" office:value-type="string" calcext:value-type="string">
            <text:p>Cypru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57.7" calcext:value-type="float">
            <text:p>57.7</text:p>
          </table:table-cell>
          <table:table-cell table:style-name="ce4" office:value-type="float" office:value="18.94" calcext:value-type="float">
            <text:p>18.94</text:p>
          </table:table-cell>
          <table:table-cell table:style-name="ce4" office:value-type="float" office:value="53569" calcext:value-type="float">
            <text:p>5356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25" calcext:value-type="float">
            <text:p>25</text:p>
          </table:table-cell>
          <table:table-cell table:style-name="ce7" table:formula="of:=IF([.G48]&lt;&gt;&quot;..&quot;;1.5*10^6*8/([.G48]*30);&quot;&quot;)" office:value-type="float" office:value="7.46700517090108" calcext:value-type="float">
            <text:p>7.5E+000</text:p>
          </table:table-cell>
          <table:table-cell table:formula="of:=IF(ISNA([.A48]);&quot;&quot;;VLOOKUP([.B48];[Population.$A$5:.$C$232];3;0))" office:value-type="float" office:value="1.1" calcext:value-type="float">
            <text:p>1.1</text:p>
          </table:table-cell>
          <table:table-cell table:formula="of:=SUM([.$N$6:.N48])/1000" office:value-type="float" office:value="0.5137" calcext:value-type="float">
            <text:p>0.5137</text:p>
          </table:table-cell>
        </table:table-row>
        <table:table-row table:style-name="ro2">
          <table:table-cell table:style-name="ce1" table:formula="of:=VLOOKUP([.B49];['ISO Codes'.$A$2:.$B$250];2;0)" office:value-type="string" office:string-value="BY" calcext:value-type="string">
            <text:p>BY</text:p>
          </table:table-cell>
          <table:table-cell table:style-name="ce4" office:value-type="string" calcext:value-type="string">
            <text:p>Belarus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6.4" calcext:value-type="float">
            <text:p>46.4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21.94" calcext:value-type="float">
            <text:p>21.94</text:p>
          </table:table-cell>
          <table:table-cell table:style-name="ce4" office:value-type="float" office:value="52833" calcext:value-type="float">
            <text:p>52833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17.3" calcext:value-type="float">
            <text:p>17.3</text:p>
          </table:table-cell>
          <table:table-cell table:style-name="ce7" table:formula="of:=IF([.G49]&lt;&gt;&quot;..&quot;;1.5*10^6*8/([.G49]*30);&quot;&quot;)" office:value-type="float" office:value="7.57102568470464" calcext:value-type="float">
            <text:p>7.6E+000</text:p>
          </table:table-cell>
          <table:table-cell table:formula="of:=IF(ISNA([.A49]);&quot;&quot;;VLOOKUP([.B49];[Population.$A$5:.$C$232];3;0))" office:value-type="float" office:value="9.5" calcext:value-type="float">
            <text:p>9.5</text:p>
          </table:table-cell>
          <table:table-cell table:formula="of:=SUM([.$N$6:.N49])/1000" office:value-type="float" office:value="0.5232" calcext:value-type="float">
            <text:p>0.5232</text:p>
          </table:table-cell>
        </table:table-row>
        <table:table-row table:style-name="ro2">
          <table:table-cell table:style-name="ce1" table:formula="of:=VLOOKUP([.B50];['ISO Codes'.$A$2:.$B$250];2;0)" office:value-type="string" office:string-value="GR" calcext:value-type="string">
            <text:p>GR</text:p>
          </table:table-cell>
          <table:table-cell table:style-name="ce4" office:value-type="string" calcext:value-type="string">
            <text:p>Greec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7.2" calcext:value-type="float">
            <text:p>57.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.62" calcext:value-type="float">
            <text:p>21.62</text:p>
          </table:table-cell>
          <table:table-cell table:style-name="ce4" office:value-type="float" office:value="52181" calcext:value-type="float">
            <text:p>5218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7" calcext:value-type="float">
            <text:p>7.7</text:p>
          </table:table-cell>
          <table:table-cell table:style-name="ce7" table:formula="of:=IF([.G50]&lt;&gt;&quot;..&quot;;1.5*10^6*8/([.G50]*30);&quot;&quot;)" office:value-type="float" office:value="7.66562541921389" calcext:value-type="float">
            <text:p>7.7E+000</text:p>
          </table:table-cell>
          <table:table-cell table:formula="of:=IF(ISNA([.A50]);&quot;&quot;;VLOOKUP([.B50];[Population.$A$5:.$C$232];3;0))" office:value-type="float" office:value="11.3" calcext:value-type="float">
            <text:p>11.3</text:p>
          </table:table-cell>
          <table:table-cell table:formula="of:=SUM([.$N$6:.N50])/1000" office:value-type="float" office:value="0.5345" calcext:value-type="float">
            <text:p>0.5345</text:p>
          </table:table-cell>
        </table:table-row>
        <table:table-row table:style-name="ro2">
          <table:table-cell table:style-name="ce1" table:formula="of:=VLOOKUP([.B51];['ISO Codes'.$A$2:.$B$250];2;0)" office:value-type="string" office:string-value="AU" calcext:value-type="string">
            <text:p>AU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2.6" calcext:value-type="float">
            <text:p>82.6</text:p>
          </table:table-cell>
          <table:table-cell table:style-name="ce4" office:value-type="float" office:value="79.5" calcext:value-type="float">
            <text:p>79.5</text:p>
          </table:table-cell>
          <table:table-cell table:style-name="ce4" office:value-type="float" office:value="23.94" calcext:value-type="float">
            <text:p>23.94</text:p>
          </table:table-cell>
          <table:table-cell table:style-name="ce4" office:value-type="float" office:value="50079" calcext:value-type="float">
            <text:p>5007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7.7" calcext:value-type="float">
            <text:p>17.7</text:p>
          </table:table-cell>
          <table:table-cell table:style-name="ce7" table:formula="of:=IF([.G51]&lt;&gt;&quot;..&quot;;1.5*10^6*8/([.G51]*30);&quot;&quot;)" office:value-type="float" office:value="7.98737993969528" calcext:value-type="float">
            <text:p>8.0E+000</text:p>
          </table:table-cell>
          <table:table-cell table:formula="of:=IF(ISNA([.A51]);&quot;&quot;;VLOOKUP([.B51];[Population.$A$5:.$C$232];3;0))" office:value-type="float" office:value="22.3" calcext:value-type="float">
            <text:p>22.3</text:p>
          </table:table-cell>
          <table:table-cell table:formula="of:=SUM([.$N$6:.N51])/1000" office:value-type="float" office:value="0.5568" calcext:value-type="float">
            <text:p>0.5568</text:p>
          </table:table-cell>
        </table:table-row>
        <table:table-row table:style-name="ro2">
          <table:table-cell table:style-name="ce1" table:formula="of:=VLOOKUP([.B52];['ISO Codes'.$A$2:.$B$250];2;0)" office:value-type="string" office:string-value="US" calcext:value-type="string">
            <text:p>US</text:p>
          </table:table-cell>
          <table:table-cell table:style-name="ce4" office:value-type="string" calcext:value-type="string">
            <text:p>United State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7.2" calcext:value-type="float">
            <text:p>77.2</text:p>
          </table:table-cell>
          <table:table-cell table:style-name="ce4" office:value-type="float" office:value="77.9" calcext:value-type="float">
            <text:p>77.9</text:p>
          </table:table-cell>
          <table:table-cell table:style-name="ce4" office:value-type="float" office:value="27.35" calcext:value-type="float">
            <text:p>27.35</text:p>
          </table:table-cell>
          <table:table-cell table:style-name="ce4" office:value-type="float" office:value="47174" calcext:value-type="float">
            <text:p>4717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0.3" calcext:value-type="float">
            <text:p>20.3</text:p>
          </table:table-cell>
          <table:table-cell table:style-name="ce7" table:formula="of:=IF([.G52]&lt;&gt;&quot;..&quot;;1.5*10^6*8/([.G52]*30);&quot;&quot;)" office:value-type="float" office:value="8.47924704286259" calcext:value-type="float">
            <text:p>8.5E+000</text:p>
          </table:table-cell>
          <table:table-cell table:formula="of:=IF(ISNA([.A52]);&quot;&quot;;VLOOKUP([.B52];[Population.$A$5:.$C$232];3;0))" office:value-type="float" office:value="311.6" calcext:value-type="float">
            <text:p>311.6</text:p>
          </table:table-cell>
          <table:table-cell table:formula="of:=SUM([.$N$6:.N52])/1000" office:value-type="float" office:value="0.8684" calcext:value-type="float">
            <text:p>0.8684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MO" xlink:type="simple">MO</text:a></text:p>
          </table:table-cell>
          <table:table-cell table:style-name="ce4" office:value-type="string" calcext:value-type="string">
            <text:p>Macao SAR, Chin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4.9" calcext:value-type="float">
            <text:p>84.9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4.73" calcext:value-type="float">
            <text:p>24.73</text:p>
          </table:table-cell>
          <table:table-cell table:style-name="ce4" office:value-type="float" office:value="45300" calcext:value-type="float">
            <text:p>453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.4" calcext:value-type="float">
            <text:p>1.4</text:p>
          </table:table-cell>
          <table:table-cell table:style-name="ce7" table:formula="of:=IF([.G53]&lt;&gt;&quot;..&quot;;1.5*10^6*8/([.G53]*30);&quot;&quot;)" office:value-type="float" office:value="8.83002207505519" calcext:value-type="float">
            <text:p>8.8E+000</text:p>
          </table:table-cell>
          <table:table-cell table:formula="of:=IF(ISNA([.A53]);&quot;&quot;;VLOOKUP([.B53];[Population.$A$5:.$C$232];3;0))" office:value-type="float" office:value="0.5" calcext:value-type="float">
            <text:p>0.5</text:p>
          </table:table-cell>
          <table:table-cell table:formula="of:=SUM([.$N$6:.N53])/1000" office:value-type="float" office:value="0.8689" calcext:value-type="float">
            <text:p>0.8689</text:p>
          </table:table-cell>
        </table:table-row>
        <table:table-row table:style-name="ro2">
          <table:table-cell table:style-name="ce1" table:formula="of:=VLOOKUP([.B54];['ISO Codes'.$A$2:.$B$250];2;0)" office:value-type="string" office:string-value="LV" calcext:value-type="string">
            <text:p>LV</text:p>
          </table:table-cell>
          <table:table-cell table:style-name="ce4" office:value-type="string" calcext:value-type="string">
            <text:p>Latv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4.3" calcext:value-type="float">
            <text:p>64.3</text:p>
          </table:table-cell>
          <table:table-cell table:style-name="ce4" office:value-type="float" office:value="71.7" calcext:value-type="float">
            <text:p>71.7</text:p>
          </table:table-cell>
          <table:table-cell table:style-name="ce4" office:value-type="float" office:value="20.39" calcext:value-type="float">
            <text:p>20.39</text:p>
          </table:table-cell>
          <table:table-cell table:style-name="ce4" office:value-type="float" office:value="44779" calcext:value-type="float">
            <text:p>4477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2" table:style-name="ce4" office:value-type="float" office:value="5.4" calcext:value-type="float">
            <text:p>5.4</text:p>
          </table:table-cell>
          <table:table-cell table:style-name="ce4" office:value-type="float" office:value="20.3" calcext:value-type="float">
            <text:p>20.3</text:p>
          </table:table-cell>
          <table:table-cell table:style-name="ce7" table:formula="of:=IF([.G54]&lt;&gt;&quot;..&quot;;1.5*10^6*8/([.G54]*30);&quot;&quot;)" office:value-type="float" office:value="8.93275865919293" calcext:value-type="float">
            <text:p>8.9E+000</text:p>
          </table:table-cell>
          <table:table-cell table:formula="of:=IF(ISNA([.A54]);&quot;&quot;;VLOOKUP([.B54];[Population.$A$5:.$C$232];3;0))" office:value-type="float" office:value="2.1" calcext:value-type="float">
            <text:p>2.1</text:p>
          </table:table-cell>
          <table:table-cell table:formula="of:=SUM([.$N$6:.N54])/1000" office:value-type="float" office:value="0.871" calcext:value-type="float">
            <text:p>0.871</text:p>
          </table:table-cell>
        </table:table-row>
        <table:table-row table:style-name="ro2">
          <table:table-cell table:style-name="ce1" table:formula="of:=VLOOKUP([.B55];['ISO Codes'.$A$2:.$B$250];2;0)" office:value-type="string" office:string-value="PA" calcext:value-type="string">
            <text:p>PA</text:p>
          </table:table-cell>
          <table:table-cell table:style-name="ce4" office:value-type="string" calcext:value-type="string">
            <text:p>Panam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42.7" calcext:value-type="float">
            <text:p>42.7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44121" calcext:value-type="float">
            <text:p>441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6.5" calcext:value-type="float">
            <text:p>6.5</text:p>
          </table:table-cell>
          <table:table-cell table:style-name="ce7" table:formula="of:=IF([.G55]&lt;&gt;&quot;..&quot;;1.5*10^6*8/([.G55]*30);&quot;&quot;)" office:value-type="float" office:value="9.06597765236509" calcext:value-type="float">
            <text:p>9.1E+000</text:p>
          </table:table-cell>
          <table:table-cell table:formula="of:=IF(ISNA([.A55]);&quot;&quot;;VLOOKUP([.B55];[Population.$A$5:.$C$232];3;0))" office:value-type="float" office:value="3.7" calcext:value-type="float">
            <text:p>3.7</text:p>
          </table:table-cell>
          <table:table-cell table:formula="of:=SUM([.$N$6:.N55])/1000" office:value-type="float" office:value="0.8747" calcext:value-type="float">
            <text:p>0.8747</text:p>
          </table:table-cell>
        </table:table-row>
        <table:table-row table:style-name="ro2">
          <table:table-cell table:style-name="ce1" table:formula="of:=VLOOKUP([.B56];['ISO Codes'.$A$2:.$B$250];2;0)" office:value-type="string" office:string-value="PL" calcext:value-type="string">
            <text:p>PL</text:p>
          </table:table-cell>
          <table:table-cell table:style-name="ce4" office:value-type="string" calcext:value-type="string">
            <text:p>Polan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14.68" calcext:value-type="float">
            <text:p>14.68</text:p>
          </table:table-cell>
          <table:table-cell table:style-name="ce4" office:value-type="float" office:value="40244" calcext:value-type="float">
            <text:p>4024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33.7" calcext:value-type="float">
            <text:p>33.7</text:p>
          </table:table-cell>
          <table:table-cell table:style-name="ce7" table:formula="of:=IF([.G56]&lt;&gt;&quot;..&quot;;1.5*10^6*8/([.G56]*30);&quot;&quot;)" office:value-type="float" office:value="9.93936984395189" calcext:value-type="float">
            <text:p>9.9E+000</text:p>
          </table:table-cell>
          <table:table-cell table:formula="of:=IF(ISNA([.A56]);&quot;&quot;;VLOOKUP([.B56];[Population.$A$5:.$C$232];3;0))" office:value-type="float" office:value="38.5" calcext:value-type="float">
            <text:p>38.5</text:p>
          </table:table-cell>
          <table:table-cell table:formula="of:=SUM([.$N$6:.N56])/1000" office:value-type="float" office:value="0.9132" calcext:value-type="float">
            <text:p>0.9132</text:p>
          </table:table-cell>
        </table:table-row>
        <table:table-row table:style-name="ro2">
          <table:table-cell table:style-name="ce1" table:formula="of:=VLOOKUP([.B57];['ISO Codes'.$A$2:.$B$250];2;0)" office:value-type="string" office:string-value="IL" calcext:value-type="string">
            <text:p>IL</text:p>
          </table:table-cell>
          <table:table-cell table:style-name="ce4" office:value-type="string" calcext:value-type="string">
            <text:p>Israel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8.2" calcext:value-type="float">
            <text:p>78.2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24.85" calcext:value-type="float">
            <text:p>24.85</text:p>
          </table:table-cell>
          <table:table-cell table:style-name="ce4" office:value-type="float" office:value="38385" calcext:value-type="float">
            <text:p>3838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57.4" calcext:value-type="float">
            <text:p>57.4</text:p>
          </table:table-cell>
          <table:table-cell table:style-name="ce7" table:formula="of:=IF([.G57]&lt;&gt;&quot;..&quot;;1.5*10^6*8/([.G57]*30);&quot;&quot;)" office:value-type="float" office:value="10.4207372671617" calcext:value-type="float">
            <text:p>1.0E+001</text:p>
          </table:table-cell>
          <table:table-cell table:formula="of:=IF(ISNA([.A57]);&quot;&quot;;VLOOKUP([.B57];[Population.$A$5:.$C$232];3;0))" office:value-type="float" office:value="7.8" calcext:value-type="float">
            <text:p>7.8</text:p>
          </table:table-cell>
          <table:table-cell table:formula="of:=SUM([.$N$6:.N57])/1000" office:value-type="float" office:value="0.921" calcext:value-type="float">
            <text:p>0.921</text:p>
          </table:table-cell>
        </table:table-row>
        <table:table-row table:style-name="ro2">
          <table:table-cell table:style-name="ce1" table:formula="of:=VLOOKUP([.B58];['ISO Codes'.$A$2:.$B$250];2;0)" office:value-type="string" office:string-value="BB" calcext:value-type="string">
            <text:p>BB</text:p>
          </table:table-cell>
          <table:table-cell table:style-name="ce4" office:value-type="string" calcext:value-type="string">
            <text:p>Barbado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5.3" calcext:value-type="float">
            <text:p>65.3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22.14" calcext:value-type="float">
            <text:p>22.14</text:p>
          </table:table-cell>
          <table:table-cell table:style-name="ce4" office:value-type="float" office:value="38177" calcext:value-type="float">
            <text:p>3817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.9" calcext:value-type="float">
            <text:p>25.9</text:p>
          </table:table-cell>
          <table:table-cell table:style-name="ce7" table:formula="of:=IF([.G58]&lt;&gt;&quot;..&quot;;1.5*10^6*8/([.G58]*30);&quot;&quot;)" office:value-type="float" office:value="10.4775126384996" calcext:value-type="float">
            <text:p>1.0E+001</text:p>
          </table:table-cell>
          <table:table-cell table:formula="of:=IF(ISNA([.A58]);&quot;&quot;;VLOOKUP([.B58];[Population.$A$5:.$C$232];3;0))" office:value-type="float" office:value="0.3" calcext:value-type="float">
            <text:p>0.3</text:p>
          </table:table-cell>
          <table:table-cell table:formula="of:=SUM([.$N$6:.N58])/1000" office:value-type="float" office:value="0.9213" calcext:value-type="float">
            <text:p>0.9213</text:p>
          </table:table-cell>
        </table:table-row>
        <table:table-row table:style-name="ro2">
          <table:table-cell table:style-name="ce1" table:formula="of:=VLOOKUP([.B59];['ISO Codes'.$A$2:.$B$250];2;0)" office:value-type="string" office:string-value="AD" calcext:value-type="string">
            <text:p>AD</text:p>
          </table:table-cell>
          <table:table-cell table:style-name="ce4" office:value-type="string" calcext:value-type="string">
            <text:p>Andorr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9.9" calcext:value-type="float">
            <text:p>29.9</text:p>
          </table:table-cell>
          <table:table-cell table:style-name="ce4" office:value-type="float" office:value="37253" calcext:value-type="float">
            <text:p>37253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68" calcext:value-type="float">
            <text:p>868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59]&lt;&gt;&quot;..&quot;;1.5*10^6*8/([.G59]*30);&quot;&quot;)" office:value-type="float" office:value="10.7373902772931" calcext:value-type="float">
            <text:p>1.1E+001</text:p>
          </table:table-cell>
          <table:table-cell table:formula="of:=IF(ISNA([.A59]);&quot;&quot;;VLOOKUP([.B59];[Population.$A$5:.$C$232];3;0))" office:value-type="float" office:value="0.1" calcext:value-type="float">
            <text:p>0.1</text:p>
          </table:table-cell>
          <table:table-cell table:formula="of:=SUM([.$N$6:.N59])/1000" office:value-type="float" office:value="0.9214" calcext:value-type="float">
            <text:p>0.9214</text:p>
          </table:table-cell>
        </table:table-row>
        <table:table-row table:style-name="ro2">
          <table:table-cell table:style-name="ce1" table:formula="of:=VLOOKUP([.B60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Europe &amp; Central Asi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38.6" calcext:value-type="float">
            <text:p>38.6</text:p>
          </table:table-cell>
          <table:table-cell table:style-name="ce4" office:value-type="float" office:value="9.17" calcext:value-type="float">
            <text:p>9.17</text:p>
          </table:table-cell>
          <table:table-cell table:style-name="ce4" office:value-type="float" office:value="36636" calcext:value-type="float">
            <text:p>3663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16.5" calcext:value-type="float">
            <text:p>16.5</text:p>
          </table:table-cell>
          <table:table-cell table:style-name="ce7" table:formula="of:=IF([.G60]&lt;&gt;&quot;..&quot;;1.5*10^6*8/([.G60]*30);&quot;&quot;)" office:value-type="float" office:value="10.9182225133748" calcext:value-type="float">
            <text:p>1.1E+001</text:p>
          </table:table-cell>
          <table:table-cell table:formula="of:=IF(ISNA([.A60]);&quot;&quot;;VLOOKUP([.B60];[Population.$A$5:.$C$232];3;0))">
            <text:p/>
          </table:table-cell>
          <table:table-cell table:formula="of:=SUM([.$N$6:.N60])/1000" office:value-type="float" office:value="0.9214" calcext:value-type="float">
            <text:p>0.9214</text:p>
          </table:table-cell>
        </table:table-row>
        <table:table-row table:style-name="ro2">
          <table:table-cell table:style-name="ce1" table:formula="of:=VLOOKUP([.B61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Worl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8.61" calcext:value-type="float">
            <text:p>8.61</text:p>
          </table:table-cell>
          <table:table-cell table:style-name="ce4" office:value-type="float" office:value="33503" calcext:value-type="float">
            <text:p>3350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31.1" calcext:value-type="float">
            <text:p>31.1</text:p>
          </table:table-cell>
          <table:table-cell table:style-name="ce7" table:formula="of:=IF([.G61]&lt;&gt;&quot;..&quot;;1.5*10^6*8/([.G61]*30);&quot;&quot;)" office:value-type="float" office:value="11.9392293227472" calcext:value-type="float">
            <text:p>1.2E+001</text:p>
          </table:table-cell>
          <table:table-cell table:formula="of:=IF(ISNA([.A61]);&quot;&quot;;VLOOKUP([.B61];[Population.$A$5:.$C$232];3;0))">
            <text:p/>
          </table:table-cell>
          <table:table-cell table:formula="of:=SUM([.$N$6:.N61])/1000" office:value-type="float" office:value="0.9214" calcext:value-type="float">
            <text:p>0.9214</text:p>
          </table:table-cell>
        </table:table-row>
        <table:table-row table:style-name="ro2">
          <table:table-cell table:style-name="ce1" table:formula="of:=VLOOKUP([.B62];['ISO Codes'.$A$2:.$B$250];2;0)" office:value-type="string" office:string-value="TR" calcext:value-type="string">
            <text:p>TR</text:p>
          </table:table-cell>
          <table:table-cell table:style-name="ce4" office:value-type="string" calcext:value-type="string">
            <text:p>Turkey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43.1" calcext:value-type="float">
            <text:p>43.1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 office:value-type="float" office:value="33174" calcext:value-type="float">
            <text:p>3317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.6" calcext:value-type="float">
            <text:p>1.6</text:p>
          </table:table-cell>
          <table:table-cell table:style-name="ce7" table:formula="of:=IF([.G62]&lt;&gt;&quot;..&quot;;1.5*10^6*8/([.G62]*30);&quot;&quot;)" office:value-type="float" office:value="12.0576354976789" calcext:value-type="float">
            <text:p>1.2E+001</text:p>
          </table:table-cell>
          <table:table-cell table:formula="of:=IF(ISNA([.A62]);&quot;&quot;;VLOOKUP([.B62];[Population.$A$5:.$C$232];3;0))" office:value-type="float" office:value="73.1" calcext:value-type="float">
            <text:p>73.1</text:p>
          </table:table-cell>
          <table:table-cell table:formula="of:=SUM([.$N$6:.N62])/1000" office:value-type="float" office:value="0.9945" calcext:value-type="float">
            <text:p>0.9945</text:p>
          </table:table-cell>
        </table:table-row>
        <table:table-row table:style-name="ro2">
          <table:table-cell table:style-name="ce1" table:formula="of:=VLOOKUP([.B63];['ISO Codes'.$A$2:.$B$250];2;0)" office:value-type="string" office:string-value="SA" calcext:value-type="string">
            <text:p>SA</text:p>
          </table:table-cell>
          <table:table-cell table:style-name="ce4" office:value-type="string" calcext:value-type="string">
            <text:p>Saudi Arab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2.8" calcext:value-type="float">
            <text:p>62.8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5.62" calcext:value-type="float">
            <text:p>5.62</text:p>
          </table:table-cell>
          <table:table-cell table:style-name="ce4" office:value-type="float" office:value="33031" calcext:value-type="float">
            <text:p>330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2.9" calcext:value-type="float">
            <text:p>2.9</text:p>
          </table:table-cell>
          <table:table-cell table:style-name="ce7" table:formula="of:=IF([.G63]&lt;&gt;&quot;..&quot;;1.5*10^6*8/([.G63]*30);&quot;&quot;)" office:value-type="float" office:value="12.1098362144652" calcext:value-type="float">
            <text:p>1.2E+001</text:p>
          </table:table-cell>
          <table:table-cell table:formula="of:=IF(ISNA([.A63]);&quot;&quot;;VLOOKUP([.B63];[Population.$A$5:.$C$232];3;0))" office:value-type="float" office:value="27.8" calcext:value-type="float">
            <text:p>27.8</text:p>
          </table:table-cell>
          <table:table-cell table:formula="of:=SUM([.$N$6:.N63])/1000" office:value-type="float" office:value="1.0223" calcext:value-type="float">
            <text:p>1.0223</text:p>
          </table:table-cell>
        </table:table-row>
        <table:table-row table:style-name="ro2">
          <table:table-cell table:style-name="ce1" table:formula="of:=VLOOKUP([.B64];['ISO Codes'.$A$2:.$B$250];2;0)" office:value-type="string" office:string-value="CL" calcext:value-type="string">
            <text:p>CL</text:p>
          </table:table-cell>
          <table:table-cell table:style-name="ce4" office:value-type="string" calcext:value-type="string">
            <text:p>Chil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32139" calcext:value-type="float">
            <text:p>3213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20.4" calcext:value-type="float">
            <text:p>20.4</text:p>
          </table:table-cell>
          <table:table-cell table:style-name="ce7" table:formula="of:=IF([.G64]&lt;&gt;&quot;..&quot;;1.5*10^6*8/([.G64]*30);&quot;&quot;)" office:value-type="float" office:value="12.4459379569993" calcext:value-type="float">
            <text:p>1.2E+001</text:p>
          </table:table-cell>
          <table:table-cell table:formula="of:=IF(ISNA([.A64]);&quot;&quot;;VLOOKUP([.B64];[Population.$A$5:.$C$232];3;0))" office:value-type="float" office:value="17.3" calcext:value-type="float">
            <text:p>17.3</text:p>
          </table:table-cell>
          <table:table-cell table:formula="of:=SUM([.$N$6:.N64])/1000" office:value-type="float" office:value="1.0396" calcext:value-type="float">
            <text:p>1.0396</text:p>
          </table:table-cell>
        </table:table-row>
        <table:table-row table:style-name="ro2">
          <table:table-cell table:style-name="ce1" table:formula="of:=VLOOKUP([.B65];['ISO Codes'.$A$2:.$B$250];2;0)" office:value-type="string" office:string-value="UY" calcext:value-type="string">
            <text:p>UY</text:p>
          </table:table-cell>
          <table:table-cell table:style-name="ce4" office:value-type="string" calcext:value-type="string">
            <text:p>Uruguay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3.47" calcext:value-type="float">
            <text:p>13.47</text:p>
          </table:table-cell>
          <table:table-cell table:style-name="ce4" office:value-type="float" office:value="32078" calcext:value-type="float">
            <text:p>3207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1.9" calcext:value-type="float">
            <text:p>11.9</text:p>
          </table:table-cell>
          <table:table-cell table:style-name="ce7" table:formula="of:=IF([.G65]&lt;&gt;&quot;..&quot;;1.5*10^6*8/([.G65]*30);&quot;&quot;)" office:value-type="float" office:value="12.4696053369911" calcext:value-type="float">
            <text:p>1.2E+001</text:p>
          </table:table-cell>
          <table:table-cell table:formula="of:=IF(ISNA([.A65]);&quot;&quot;;VLOOKUP([.B65];[Population.$A$5:.$C$232];3;0))" office:value-type="float" office:value="3.4" calcext:value-type="float">
            <text:p>3.4</text:p>
          </table:table-cell>
          <table:table-cell table:formula="of:=SUM([.$N$6:.N65])/1000" office:value-type="float" office:value="1.043" calcext:value-type="float">
            <text:p>1.043</text:p>
          </table:table-cell>
        </table:table-row>
        <table:table-row table:style-name="ro2">
          <table:table-cell table:style-name="ce1" table:formula="of:=VLOOKUP([.B66];['ISO Codes'.$A$2:.$B$250];2;0)" office:value-type="string" office:string-value="RU" calcext:value-type="string">
            <text:p>RU</text:p>
          </table:table-cell>
          <table:table-cell table:style-name="ce4" office:value-type="string" calcext:value-type="string">
            <text:p>Russian Federatio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31911" calcext:value-type="float">
            <text:p>319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30.7" calcext:value-type="float">
            <text:p>30.7</text:p>
          </table:table-cell>
          <table:table-cell table:style-name="ce7" table:formula="of:=IF([.G66]&lt;&gt;&quot;..&quot;;1.5*10^6*8/([.G66]*30);&quot;&quot;)" office:value-type="float" office:value="12.5348625865689" calcext:value-type="float">
            <text:p>1.3E+001</text:p>
          </table:table-cell>
          <table:table-cell table:formula="of:=IF(ISNA([.A66]);&quot;&quot;;VLOOKUP([.B66];[Population.$A$5:.$C$232];3;0))" office:value-type="float" office:value="143" calcext:value-type="float">
            <text:p>143</text:p>
          </table:table-cell>
          <table:table-cell table:formula="of:=SUM([.$N$6:.N66])/1000" office:value-type="float" office:value="1.186" calcext:value-type="float">
            <text:p>1.186</text:p>
          </table:table-cell>
        </table:table-row>
        <table:table-row table:style-name="ro2">
          <table:table-cell table:style-name="ce1" table:formula="of:=VLOOKUP([.B67];['ISO Codes'.$A$2:.$B$250];2;0)" office:value-type="string" office:string-value="MV" calcext:value-type="string">
            <text:p>MV</text:p>
          </table:table-cell>
          <table:table-cell table:style-name="ce4" office:value-type="string" calcext:value-type="string">
            <text:p>Maldives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30659" calcext:value-type="float">
            <text:p>306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67]&lt;&gt;&quot;..&quot;;1.5*10^6*8/([.G67]*30);&quot;&quot;)" office:value-type="float" office:value="13.046739945856" calcext:value-type="float">
            <text:p>1.3E+001</text:p>
          </table:table-cell>
          <table:table-cell table:formula="of:=IF(ISNA([.A67]);&quot;&quot;;VLOOKUP([.B67];[Population.$A$5:.$C$232];3;0))" office:value-type="float" office:value="0.3" calcext:value-type="float">
            <text:p>0.3</text:p>
          </table:table-cell>
          <table:table-cell table:formula="of:=SUM([.$N$6:.N67])/1000" office:value-type="float" office:value="1.1863" calcext:value-type="float">
            <text:p>1.1863</text:p>
          </table:table-cell>
        </table:table-row>
        <table:table-row table:style-name="ro2">
          <table:table-cell table:style-name="ce1" table:formula="of:=VLOOKUP([.B68];['ISO Codes'.$A$2:.$B$250];2;0)" office:value-type="string" office:string-value="CR" calcext:value-type="string">
            <text:p>CR</text:p>
          </table:table-cell>
          <table:table-cell table:style-name="ce4" office:value-type="string" calcext:value-type="string">
            <text:p>Costa Ric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42.1" calcext:value-type="float">
            <text:p>42.1</text:p>
          </table:table-cell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28129" calcext:value-type="float">
            <text:p>2812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32.4" calcext:value-type="float">
            <text:p>32.4</text:p>
          </table:table-cell>
          <table:table-cell table:style-name="ce7" table:formula="of:=IF([.G68]&lt;&gt;&quot;..&quot;;1.5*10^6*8/([.G68]*30);&quot;&quot;)" office:value-type="float" office:value="14.2201997938071" calcext:value-type="float">
            <text:p>1.4E+001</text:p>
          </table:table-cell>
          <table:table-cell table:formula="of:=IF(ISNA([.A68]);&quot;&quot;;VLOOKUP([.B68];[Population.$A$5:.$C$232];3;0))" office:value-type="float" office:value="4.7" calcext:value-type="float">
            <text:p>4.7</text:p>
          </table:table-cell>
          <table:table-cell table:formula="of:=SUM([.$N$6:.N68])/1000" office:value-type="float" office:value="1.191" calcext:value-type="float">
            <text:p>1.191</text:p>
          </table:table-cell>
        </table:table-row>
        <table:table-row table:style-name="ro2">
          <table:table-cell table:style-name="ce1" table:formula="of:=VLOOKUP([.B69];['ISO Codes'.$A$2:.$B$250];2;0)" office:value-type="string" office:string-value="BR" calcext:value-type="string">
            <text:p>BR</text:p>
          </table:table-cell>
          <table:table-cell table:style-name="ce4" office:value-type="string" calcext:value-type="string">
            <text:p>Brazil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5.4" calcext:value-type="float">
            <text:p>45.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.57" calcext:value-type="float">
            <text:p>8.57</text:p>
          </table:table-cell>
          <table:table-cell table:style-name="ce4" office:value-type="float" office:value="28024" calcext:value-type="float">
            <text:p>280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2.9" calcext:value-type="float">
            <text:p>52.9</text:p>
          </table:table-cell>
          <table:table-cell table:style-name="ce7" table:formula="of:=IF([.G69]&lt;&gt;&quot;..&quot;;1.5*10^6*8/([.G69]*30);&quot;&quot;)" office:value-type="float" office:value="14.2734798743934" calcext:value-type="float">
            <text:p>1.4E+001</text:p>
          </table:table-cell>
          <table:table-cell table:formula="of:=IF(ISNA([.A69]);&quot;&quot;;VLOOKUP([.B69];[Population.$A$5:.$C$232];3;0))" office:value-type="float" office:value="196.9" calcext:value-type="float">
            <text:p>196.9</text:p>
          </table:table-cell>
          <table:table-cell table:formula="of:=SUM([.$N$6:.N69])/1000" office:value-type="float" office:value="1.3879" calcext:value-type="float">
            <text:p>1.3879</text:p>
          </table:table-cell>
        </table:table-row>
        <table:table-row table:style-name="ro2">
          <table:table-cell table:style-name="ce1" table:formula="of:=VLOOKUP([.B70];['ISO Codes'.$A$2:.$B$250];2;0)" office:value-type="string" office:string-value="EC" calcext:value-type="string">
            <text:p>EC</text:p>
          </table:table-cell>
          <table:table-cell table:style-name="ce4" office:value-type="string" calcext:value-type="string">
            <text:p>Ecuador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4.22" calcext:value-type="float">
            <text:p>4.22</text:p>
          </table:table-cell>
          <table:table-cell table:style-name="ce4" office:value-type="float" office:value="27742" calcext:value-type="float">
            <text:p>277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70]&lt;&gt;&quot;..&quot;;1.5*10^6*8/([.G70]*30);&quot;&quot;)" office:value-type="float" office:value="14.418571119602" calcext:value-type="float">
            <text:p>1.4E+001</text:p>
          </table:table-cell>
          <table:table-cell table:formula="of:=IF(ISNA([.A70]);&quot;&quot;;VLOOKUP([.B70];[Population.$A$5:.$C$232];3;0))" office:value-type="float" office:value="15.2" calcext:value-type="float">
            <text:p>15.2</text:p>
          </table:table-cell>
          <table:table-cell table:formula="of:=SUM([.$N$6:.N70])/1000" office:value-type="float" office:value="1.4031" calcext:value-type="float">
            <text:p>1.4031</text:p>
          </table:table-cell>
        </table:table-row>
        <table:table-row table:style-name="ro2">
          <table:table-cell table:style-name="ce1" table:formula="of:=VLOOKUP([.B71];['ISO Codes'.$A$2:.$B$250];2;0)" office:value-type="string" office:string-value="GE" calcext:value-type="string">
            <text:p>GE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26695" calcext:value-type="float">
            <text:p>266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4.6" calcext:value-type="float">
            <text:p>4.6</text:p>
          </table:table-cell>
          <table:table-cell table:style-name="ce7" table:formula="of:=IF([.G71]&lt;&gt;&quot;..&quot;;1.5*10^6*8/([.G71]*30);&quot;&quot;)" office:value-type="float" office:value="14.9840794156209" calcext:value-type="float">
            <text:p>1.5E+001</text:p>
          </table:table-cell>
          <table:table-cell table:formula="of:=IF(ISNA([.A71]);&quot;&quot;;VLOOKUP([.B71];[Population.$A$5:.$C$232];3;0))" office:value-type="float" office:value="4.5" calcext:value-type="float">
            <text:p>4.5</text:p>
          </table:table-cell>
          <table:table-cell table:formula="of:=SUM([.$N$6:.N71])/1000" office:value-type="float" office:value="1.4076" calcext:value-type="float">
            <text:p>1.4076</text:p>
          </table:table-cell>
        </table:table-row>
        <table:table-row table:style-name="ro2">
          <table:table-cell table:style-name="ce1" table:formula="of:=VLOOKUP([.B72];['ISO Codes'.$A$2:.$B$250];2;0)" office:value-type="string" office:string-value="BZ" calcext:value-type="string">
            <text:p>BZ</text:p>
          </table:table-cell>
          <table:table-cell table:style-name="ce4" office:value-type="string" calcext:value-type="string">
            <text:p>Beliz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25567" calcext:value-type="float">
            <text:p>255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.8" calcext:value-type="float">
            <text:p>9.8</text:p>
          </table:table-cell>
          <table:table-cell table:style-name="ce7" table:formula="of:=IF([.G72]&lt;&gt;&quot;..&quot;;1.5*10^6*8/([.G72]*30);&quot;&quot;)" office:value-type="float" office:value="15.6451675988579" calcext:value-type="float">
            <text:p>1.6E+001</text:p>
          </table:table-cell>
          <table:table-cell table:formula="of:=IF(ISNA([.A72]);&quot;&quot;;VLOOKUP([.B72];[Population.$A$5:.$C$232];3;0))" office:value-type="float" office:value="0.3" calcext:value-type="float">
            <text:p>0.3</text:p>
          </table:table-cell>
          <table:table-cell table:formula="of:=SUM([.$N$6:.N72])/1000" office:value-type="float" office:value="1.4079" calcext:value-type="float">
            <text:p>1.4079</text:p>
          </table:table-cell>
        </table:table-row>
        <table:table-row table:style-name="ro2">
          <table:table-cell table:style-name="ce1" table:formula="of:=VLOOKUP([.B73];['ISO Codes'.$A$2:.$B$250];2;0)" office:value-type="string" office:string-value="JM" calcext:value-type="string">
            <text:p>JM</text:p>
          </table:table-cell>
          <table:table-cell table:style-name="ce4" office:value-type="string" calcext:value-type="string">
            <text:p>Jamaica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7.9" calcext:value-type="float">
            <text:p>27.9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3.87" calcext:value-type="float">
            <text:p>3.87</text:p>
          </table:table-cell>
          <table:table-cell table:style-name="ce4" office:value-type="float" office:value="24819" calcext:value-type="float">
            <text:p>248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7.8" calcext:value-type="float">
            <text:p>7.8</text:p>
          </table:table-cell>
          <table:table-cell table:style-name="ce7" table:formula="of:=IF([.G73]&lt;&gt;&quot;..&quot;;1.5*10^6*8/([.G73]*30);&quot;&quot;)" office:value-type="float" office:value="16.1166847979371" calcext:value-type="float">
            <text:p>1.6E+001</text:p>
          </table:table-cell>
          <table:table-cell table:formula="of:=IF(ISNA([.A73]);&quot;&quot;;VLOOKUP([.B73];[Population.$A$5:.$C$232];3;0))" office:value-type="float" office:value="2.7" calcext:value-type="float">
            <text:p>2.7</text:p>
          </table:table-cell>
          <table:table-cell table:formula="of:=SUM([.$N$6:.N73])/1000" office:value-type="float" office:value="1.4106" calcext:value-type="float">
            <text:p>1.4106</text:p>
          </table:table-cell>
        </table:table-row>
        <table:table-row table:style-name="ro2">
          <table:table-cell table:style-name="ce1" table:formula="of:=VLOOKUP([.B74];['ISO Codes'.$A$2:.$B$250];2;0)" office:value-type="string" office:string-value="AE" calcext:value-type="string">
            <text:p>AE</text:p>
          </table:table-cell>
          <table:table-cell table:style-name="ce4" office:value-type="string" calcext:value-type="string">
            <text:p>United Arab Emirate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0.99" calcext:value-type="float">
            <text:p>10.99</text:p>
          </table:table-cell>
          <table:table-cell table:style-name="ce4" office:value-type="float" office:value="24777" calcext:value-type="float">
            <text:p>2477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74]&lt;&gt;&quot;..&quot;;1.5*10^6*8/([.G74]*30);&quot;&quot;)" office:value-type="float" office:value="16.1440045203213" calcext:value-type="float">
            <text:p>1.6E+001</text:p>
          </table:table-cell>
          <table:table-cell table:formula="of:=IF(ISNA([.A74]);&quot;&quot;;VLOOKUP([.B74];[Population.$A$5:.$C$232];3;0))" office:value-type="float" office:value="8.9" calcext:value-type="float">
            <text:p>8.9</text:p>
          </table:table-cell>
          <table:table-cell table:formula="of:=SUM([.$N$6:.N74])/1000" office:value-type="float" office:value="1.4195" calcext:value-type="float">
            <text:p>1.4195</text:p>
          </table:table-cell>
        </table:table-row>
        <table:table-row table:style-name="ro2">
          <table:table-cell table:style-name="ce1" table:formula="of:=VLOOKUP([.B75];['ISO Codes'.$A$2:.$B$250];2;0)" office:value-type="string" office:string-value="TH" calcext:value-type="string">
            <text:p>TH</text:p>
          </table:table-cell>
          <table:table-cell table:style-name="ce4" office:value-type="string" calcext:value-type="string">
            <text:p>Thailand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5.45" calcext:value-type="float">
            <text:p>5.45</text:p>
          </table:table-cell>
          <table:table-cell table:style-name="ce4" office:value-type="float" office:value="24634" calcext:value-type="float">
            <text:p>246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17.1" calcext:value-type="float">
            <text:p>17.1</text:p>
          </table:table-cell>
          <table:table-cell table:style-name="ce7" table:formula="of:=IF([.G75]&lt;&gt;&quot;..&quot;;1.5*10^6*8/([.G75]*30);&quot;&quot;)" office:value-type="float" office:value="16.2377202240805" calcext:value-type="float">
            <text:p>1.6E+001</text:p>
          </table:table-cell>
          <table:table-cell table:formula="of:=IF(ISNA([.A75]);&quot;&quot;;VLOOKUP([.B75];[Population.$A$5:.$C$232];3;0))" office:value-type="float" office:value="66.6" calcext:value-type="float">
            <text:p>66.6</text:p>
          </table:table-cell>
          <table:table-cell table:formula="of:=SUM([.$N$6:.N75])/1000" office:value-type="float" office:value="1.4861" calcext:value-type="float">
            <text:p>1.4861</text:p>
          </table:table-cell>
        </table:table-row>
        <table:table-row table:style-name="ro2">
          <table:table-cell table:style-name="ce1" table:formula="of:=VLOOKUP([.B76];['ISO Codes'.$A$2:.$B$250];2;0)" office:value-type="string" office:string-value="EE" calcext:value-type="string">
            <text:p>EE</text:p>
          </table:table-cell>
          <table:table-cell table:style-name="ce4" office:value-type="string" calcext:value-type="string">
            <text:p>Estoni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1.4" calcext:value-type="float">
            <text:p>71.4</text:p>
          </table:table-cell>
          <table:table-cell table:style-name="ce4" office:value-type="float" office:value="76.5" calcext:value-type="float">
            <text:p>76.5</text:p>
          </table:table-cell>
          <table:table-cell table:style-name="ce4" office:value-type="float" office:value="24.77" calcext:value-type="float">
            <text:p>24.77</text:p>
          </table:table-cell>
          <table:table-cell table:style-name="ce4" office:value-type="float" office:value="24378" calcext:value-type="float">
            <text:p>243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54" calcext:value-type="float">
            <text:p>654</text:p>
          </table:table-cell>
          <table:table-cell table:number-columns-repeated="2" table:style-name="ce4" office:value-type="float" office:value="11.5" calcext:value-type="float">
            <text:p>11.5</text:p>
          </table:table-cell>
          <table:table-cell table:style-name="ce4" office:value-type="float" office:value="24.1" calcext:value-type="float">
            <text:p>24.1</text:p>
          </table:table-cell>
          <table:table-cell table:style-name="ce7" table:formula="of:=IF([.G76]&lt;&gt;&quot;..&quot;;1.5*10^6*8/([.G76]*30);&quot;&quot;)" office:value-type="float" office:value="16.4082369349413" calcext:value-type="float">
            <text:p>1.6E+001</text:p>
          </table:table-cell>
          <table:table-cell table:formula="of:=IF(ISNA([.A76]);&quot;&quot;;VLOOKUP([.B76];[Population.$A$5:.$C$232];3;0))" office:value-type="float" office:value="1.3" calcext:value-type="float">
            <text:p>1.3</text:p>
          </table:table-cell>
          <table:table-cell table:formula="of:=SUM([.$N$6:.N76])/1000" office:value-type="float" office:value="1.4874" calcext:value-type="float">
            <text:p>1.4874</text:p>
          </table:table-cell>
        </table:table-row>
        <table:table-row table:style-name="ro2">
          <table:table-cell table:style-name="ce1" table:formula="of:=VLOOKUP([.B77];['ISO Codes'.$A$2:.$B$250];2;0)" office:value-type="string" office:string-value="AR" calcext:value-type="string">
            <text:p>AR</text:p>
          </table:table-cell>
          <table:table-cell table:style-name="ce4" office:value-type="string" calcext:value-type="string">
            <text:p>Argentina</text:p>
          </table:table-cell>
          <table:table-cell table:style-name="ce4" office:value-type="string" calcext:value-type="string">
            <text:p>..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10.35" calcext:value-type="float">
            <text:p>10.35</text:p>
          </table:table-cell>
          <table:table-cell table:style-name="ce4" office:value-type="float" office:value="24050" calcext:value-type="float">
            <text:p>2405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45.7" calcext:value-type="float">
            <text:p>45.7</text:p>
          </table:table-cell>
          <table:table-cell table:style-name="ce7" table:formula="of:=IF([.G77]&lt;&gt;&quot;..&quot;;1.5*10^6*8/([.G77]*30);&quot;&quot;)" office:value-type="float" office:value="16.6320166320166" calcext:value-type="float">
            <text:p>1.7E+001</text:p>
          </table:table-cell>
          <table:table-cell table:formula="of:=IF(ISNA([.A77]);&quot;&quot;;VLOOKUP([.B77];[Population.$A$5:.$C$232];3;0))" office:value-type="float" office:value="40.7" calcext:value-type="float">
            <text:p>40.7</text:p>
          </table:table-cell>
          <table:table-cell table:formula="of:=SUM([.$N$6:.N77])/1000" office:value-type="float" office:value="1.5281" calcext:value-type="float">
            <text:p>1.5281</text:p>
          </table:table-cell>
        </table:table-row>
        <table:table-row table:style-name="ro2">
          <table:table-cell table:style-name="ce1" table:formula="of:=VLOOKUP([.B78];['ISO Codes'.$A$2:.$B$250];2;0)" office:value-type="string" office:string-value="NZ" calcext:value-type="string">
            <text:p>NZ</text:p>
          </table:table-cell>
          <table:table-cell table:style-name="ce4" office:value-type="string" calcext:value-type="string">
            <text:p>New Zealand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7.4" calcext:value-type="float">
            <text:p>87.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5.82" calcext:value-type="float">
            <text:p>25.82</text:p>
          </table:table-cell>
          <table:table-cell table:style-name="ce4" office:value-type="float" office:value="23706" calcext:value-type="float">
            <text:p>2370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.7" calcext:value-type="float">
            <text:p>20.7</text:p>
          </table:table-cell>
          <table:table-cell table:style-name="ce7" table:formula="of:=IF([.G78]&lt;&gt;&quot;..&quot;;1.5*10^6*8/([.G78]*30);&quot;&quot;)" office:value-type="float" office:value="16.8733653927276" calcext:value-type="float">
            <text:p>1.7E+001</text:p>
          </table:table-cell>
          <table:table-cell table:formula="of:=IF(ISNA([.A78]);&quot;&quot;;VLOOKUP([.B78];[Population.$A$5:.$C$232];3;0))" office:value-type="float" office:value="4.4" calcext:value-type="float">
            <text:p>4.4</text:p>
          </table:table-cell>
          <table:table-cell table:formula="of:=SUM([.$N$6:.N78])/1000" office:value-type="float" office:value="1.5325" calcext:value-type="float">
            <text:p>1.5325</text:p>
          </table:table-cell>
        </table:table-row>
        <table:table-row table:style-name="ro2">
          <table:table-cell table:style-name="ce1" table:formula="of:=VLOOKUP([.B79];['ISO Codes'.$A$2:.$B$250];2;0)" office:value-type="string" office:string-value="HR" calcext:value-type="string">
            <text:p>HR</text:p>
          </table:table-cell>
          <table:table-cell table:style-name="ce4" office:value-type="string" calcext:value-type="string">
            <text:p>Croati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19.59" calcext:value-type="float">
            <text:p>19.59</text:p>
          </table:table-cell>
          <table:table-cell table:style-name="ce4" office:value-type="float" office:value="23650" calcext:value-type="float">
            <text:p>2365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.7" calcext:value-type="float">
            <text:p>12.7</text:p>
          </table:table-cell>
          <table:table-cell table:style-name="ce7" table:formula="of:=IF([.G79]&lt;&gt;&quot;..&quot;;1.5*10^6*8/([.G79]*30);&quot;&quot;)" office:value-type="float" office:value="16.9133192389006" calcext:value-type="float">
            <text:p>1.7E+001</text:p>
          </table:table-cell>
          <table:table-cell table:formula="of:=IF(ISNA([.A79]);&quot;&quot;;VLOOKUP([.B79];[Population.$A$5:.$C$232];3;0))" office:value-type="float" office:value="4.3" calcext:value-type="float">
            <text:p>4.3</text:p>
          </table:table-cell>
          <table:table-cell table:formula="of:=SUM([.$N$6:.N79])/1000" office:value-type="float" office:value="1.5368" calcext:value-type="float">
            <text:p>1.5368</text:p>
          </table:table-cell>
        </table:table-row>
        <table:table-row table:style-name="ro2">
          <table:table-cell table:style-name="ce1" table:formula="of:=VLOOKUP([.B80];['ISO Codes'.$A$2:.$B$250];2;0)" office:value-type="string" office:string-value="JP" calcext:value-type="string">
            <text:p>JP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.1" calcext:value-type="float">
            <text:p>79.1</text:p>
          </table:table-cell>
          <table:table-cell table:style-name="ce4" office:value-type="float" office:value="27.56" calcext:value-type="float">
            <text:p>27.56</text:p>
          </table:table-cell>
          <table:table-cell table:style-name="ce4" office:value-type="float" office:value="23393" calcext:value-type="float">
            <text:p>2339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28.1" calcext:value-type="float">
            <text:p>28.1</text:p>
          </table:table-cell>
          <table:table-cell table:style-name="ce7" table:formula="of:=IF([.G80]&lt;&gt;&quot;..&quot;;1.5*10^6*8/([.G80]*30);&quot;&quot;)" office:value-type="float" office:value="17.0991322190399" calcext:value-type="float">
            <text:p>1.7E+001</text:p>
          </table:table-cell>
          <table:table-cell table:formula="of:=IF(ISNA([.A80]);&quot;&quot;;VLOOKUP([.B80];[Population.$A$5:.$C$232];3;0))" office:value-type="float" office:value="127.8" calcext:value-type="float">
            <text:p>127.8</text:p>
          </table:table-cell>
          <table:table-cell table:formula="of:=SUM([.$N$6:.N80])/1000" office:value-type="float" office:value="1.6646" calcext:value-type="float">
            <text:p>1.6646</text:p>
          </table:table-cell>
        </table:table-row>
        <table:table-row table:style-name="ro2">
          <table:table-cell table:style-name="ce1" table:formula="of:=VLOOKUP([.B81];['ISO Codes'.$A$2:.$B$250];2;0)" office:value-type="string" office:string-value="QA" calcext:value-type="string">
            <text:p>QA</text:p>
          </table:table-cell>
          <table:table-cell table:style-name="ce4" office:value-type="string" calcext:value-type="string">
            <text:p>Qatar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.2" calcext:value-type="float">
            <text:p>90.2</text:p>
          </table:table-cell>
          <table:table-cell table:style-name="ce4" office:value-type="float" office:value="86.2" calcext:value-type="float">
            <text:p>86.2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22333" calcext:value-type="float">
            <text:p>2233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81]&lt;&gt;&quot;..&quot;;1.5*10^6*8/([.G81]*30);&quot;&quot;)" office:value-type="float" office:value="17.9107150852998" calcext:value-type="float">
            <text:p>1.8E+001</text:p>
          </table:table-cell>
          <table:table-cell table:formula="of:=IF(ISNA([.A81]);&quot;&quot;;VLOOKUP([.B81];[Population.$A$5:.$C$232];3;0))" office:value-type="float" office:value="1.9" calcext:value-type="float">
            <text:p>1.9</text:p>
          </table:table-cell>
          <table:table-cell table:formula="of:=SUM([.$N$6:.N81])/1000" office:value-type="float" office:value="1.6665" calcext:value-type="float">
            <text:p>1.6665</text:p>
          </table:table-cell>
        </table:table-row>
        <table:table-row table:style-name="ro2">
          <table:table-cell table:style-name="ce1" table:formula="of:=VLOOKUP([.B82];['ISO Codes'.$A$2:.$B$250];2;0)" office:value-type="string" office:string-value="AM" calcext:value-type="string">
            <text:p>AM</text:p>
          </table:table-cell>
          <table:table-cell table:style-name="ce4" office:value-type="string" calcext:value-type="string">
            <text:p>Armeni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22196" calcext:value-type="float">
            <text:p>221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3.3" calcext:value-type="float">
            <text:p>13.3</text:p>
          </table:table-cell>
          <table:table-cell table:style-name="ce7" table:formula="of:=IF([.G82]&lt;&gt;&quot;..&quot;;1.5*10^6*8/([.G82]*30);&quot;&quot;)" office:value-type="float" office:value="18.0212650928095" calcext:value-type="float">
            <text:p>1.8E+001</text:p>
          </table:table-cell>
          <table:table-cell table:formula="of:=IF(ISNA([.A82]);&quot;&quot;;VLOOKUP([.B82];[Population.$A$5:.$C$232];3;0))" office:value-type="float" office:value="3" calcext:value-type="float">
            <text:p>3</text:p>
          </table:table-cell>
          <table:table-cell table:formula="of:=SUM([.$N$6:.N82])/1000" office:value-type="float" office:value="1.6695" calcext:value-type="float">
            <text:p>1.6695</text:p>
          </table:table-cell>
        </table:table-row>
        <table:table-row table:style-name="ro1">
          <table:table-cell table:style-name="ce1" table:formula="of:=VLOOKUP([.B83];['ISO Codes'.$A$2:.$B$250];2;0)" office:value-type="string" office:string-value="BN" calcext:value-type="string">
            <text:p>BN</text:p>
          </table:table-cell>
          <table:table-cell table:style-name="ce4" office:value-type="string" calcext:value-type="string">
            <text:p>Brunei Darussalam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3.2" calcext:value-type="float">
            <text:p>83.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.71" calcext:value-type="float">
            <text:p>5.71</text:p>
          </table:table-cell>
          <table:table-cell table:style-name="ce4" office:value-type="float" office:value="21995" calcext:value-type="float">
            <text:p>2199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1.4" calcext:value-type="float">
            <text:p>21.4</text:p>
          </table:table-cell>
          <table:table-cell table:style-name="ce7" table:formula="of:=IF([.G83]&lt;&gt;&quot;..&quot;;1.5*10^6*8/([.G83]*30);&quot;&quot;)" office:value-type="float" office:value="18.1859513525801" calcext:value-type="float">
            <text:p>1.8E+001</text:p>
          </table:table-cell>
          <table:table-cell table:formula="of:=IF(ISNA([.A83]);&quot;&quot;;VLOOKUP([.B83];[Population.$A$5:.$C$232];3;0))" office:value-type="float" office:value="0.4" calcext:value-type="float">
            <text:p>0.4</text:p>
          </table:table-cell>
          <table:table-cell table:formula="of:=SUM([.$N$6:.N83])/1000" office:value-type="float" office:value="1.6699" calcext:value-type="float">
            <text:p>1.6699</text:p>
          </table:table-cell>
        </table:table-row>
        <table:table-row table:style-name="ro2">
          <table:table-cell table:style-name="ce1" table:formula="of:=VLOOKUP([.B84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Latin America &amp; Caribbean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9883" calcext:value-type="float">
            <text:p>1988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84]&lt;&gt;&quot;..&quot;;1.5*10^6*8/([.G84]*30);&quot;&quot;)" office:value-type="float" office:value="20.1176884775939" calcext:value-type="float">
            <text:p>2.0E+001</text:p>
          </table:table-cell>
          <table:table-cell table:formula="of:=IF(ISNA([.A84]);&quot;&quot;;VLOOKUP([.B84];[Population.$A$5:.$C$232];3;0))">
            <text:p/>
          </table:table-cell>
          <table:table-cell table:formula="of:=SUM([.$N$6:.N84])/1000" office:value-type="float" office:value="1.6699" calcext:value-type="float">
            <text:p>1.6699</text:p>
          </table:table-cell>
        </table:table-row>
        <table:table-row table:style-name="ro2">
          <table:table-cell table:style-name="ce1" table:formula="of:=VLOOKUP([.B85];['ISO Codes'.$A$2:.$B$250];2;0)" office:value-type="string" office:string-value="TT" calcext:value-type="string">
            <text:p>TT</text:p>
          </table:table-cell>
          <table:table-cell table:style-name="ce4" office:value-type="string" calcext:value-type="string">
            <text:p>Trinidad and Tobago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55.2" calcext:value-type="float">
            <text:p>55.2</text:p>
          </table:table-cell>
          <table:table-cell table:style-name="ce4" office:value-type="float" office:value="11.51" calcext:value-type="float">
            <text:p>11.51</text:p>
          </table:table-cell>
          <table:table-cell table:style-name="ce4" office:value-type="float" office:value="19753" calcext:value-type="float">
            <text:p>1975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6.5" calcext:value-type="float">
            <text:p>6.5</text:p>
          </table:table-cell>
          <table:table-cell table:style-name="ce7" table:formula="of:=IF([.G85]&lt;&gt;&quot;..&quot;;1.5*10^6*8/([.G85]*30);&quot;&quot;)" office:value-type="float" office:value="20.2500885941376" calcext:value-type="float">
            <text:p>2.0E+001</text:p>
          </table:table-cell>
          <table:table-cell table:formula="of:=IF(ISNA([.A85]);&quot;&quot;;VLOOKUP([.B85];[Population.$A$5:.$C$232];3;0))" office:value-type="float" office:value="1.3" calcext:value-type="float">
            <text:p>1.3</text:p>
          </table:table-cell>
          <table:table-cell table:formula="of:=SUM([.$N$6:.N85])/1000" office:value-type="float" office:value="1.6712" calcext:value-type="float">
            <text:p>1.6712</text:p>
          </table:table-cell>
        </table:table-row>
        <table:table-row table:style-name="ro2">
          <table:table-cell table:style-name="ce1" table:formula="of:=VLOOKUP([.B86];['ISO Codes'.$A$2:.$B$250];2;0)" office:value-type="string" office:string-value="KZ" calcext:value-type="string">
            <text:p>KZ</text:p>
          </table:table-cell>
          <table:table-cell table:style-name="ce4" office:value-type="string" calcext:value-type="string">
            <text:p>Kazakhstan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50.6" calcext:value-type="float">
            <text:p>50.6</text:p>
          </table:table-cell>
          <table:table-cell table:style-name="ce4" office:value-type="float" office:value="7.36" calcext:value-type="float">
            <text:p>7.36</text:p>
          </table:table-cell>
          <table:table-cell table:style-name="ce4" office:value-type="float" office:value="19511" calcext:value-type="float">
            <text:p>195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11.2" calcext:value-type="float">
            <text:p>11.2</text:p>
          </table:table-cell>
          <table:table-cell table:style-name="ce7" table:formula="of:=IF([.G86]&lt;&gt;&quot;..&quot;;1.5*10^6*8/([.G86]*30);&quot;&quot;)" office:value-type="float" office:value="20.5012557019117" calcext:value-type="float">
            <text:p>2.1E+001</text:p>
          </table:table-cell>
          <table:table-cell table:formula="of:=IF(ISNA([.A86]);&quot;&quot;;VLOOKUP([.B86];[Population.$A$5:.$C$232];3;0))" office:value-type="float" office:value="16.6" calcext:value-type="float">
            <text:p>16.6</text:p>
          </table:table-cell>
          <table:table-cell table:formula="of:=SUM([.$N$6:.N86])/1000" office:value-type="float" office:value="1.6878" calcext:value-type="float">
            <text:p>1.6878</text:p>
          </table:table-cell>
        </table:table-row>
        <table:table-row table:style-name="ro2">
          <table:table-cell table:style-name="ce1" table:formula="of:=VLOOKUP([.B87];['ISO Codes'.$A$2:.$B$250];2;0)" office:value-type="string" office:string-value="AZ" calcext:value-type="string">
            <text:p>AZ</text:p>
          </table:table-cell>
          <table:table-cell table:style-name="ce4" office:value-type="string" calcext:value-type="string">
            <text:p>Azerbaija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.73" calcext:value-type="float">
            <text:p>10.73</text:p>
          </table:table-cell>
          <table:table-cell table:style-name="ce4" office:value-type="float" office:value="19102" calcext:value-type="float">
            <text:p>19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4.1" calcext:value-type="float">
            <text:p>14.1</text:p>
          </table:table-cell>
          <table:table-cell table:style-name="ce7" table:formula="of:=IF([.G87]&lt;&gt;&quot;..&quot;;1.5*10^6*8/([.G87]*30);&quot;&quot;)" office:value-type="float" office:value="20.9402156842215" calcext:value-type="float">
            <text:p>2.1E+001</text:p>
          </table:table-cell>
          <table:table-cell table:formula="of:=IF(ISNA([.A87]);&quot;&quot;;VLOOKUP([.B87];[Population.$A$5:.$C$232];3;0))" office:value-type="float" office:value="9.2" calcext:value-type="float">
            <text:p>9.2</text:p>
          </table:table-cell>
          <table:table-cell table:formula="of:=SUM([.$N$6:.N87])/1000" office:value-type="float" office:value="1.697" calcext:value-type="float">
            <text:p>1.697</text:p>
          </table:table-cell>
        </table:table-row>
        <table:table-row table:style-name="ro2">
          <table:table-cell table:style-name="ce1" table:formula="of:=VLOOKUP([.B88];['ISO Codes'.$A$2:.$B$250];2;0)" office:value-type="string" office:string-value="AL" calcext:value-type="string">
            <text:p>AL</text:p>
          </table:table-cell>
          <table:table-cell table:style-name="ce4" office:value-type="string" calcext:value-type="string">
            <text:p>Alban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.99" calcext:value-type="float">
            <text:p>3.99</text:p>
          </table:table-cell>
          <table:table-cell table:style-name="ce4" office:value-type="float" office:value="19038" calcext:value-type="float">
            <text:p>1903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0.5" calcext:value-type="float">
            <text:p>10.5</text:p>
          </table:table-cell>
          <table:table-cell table:style-name="ce7" table:formula="of:=IF([.G88]&lt;&gt;&quot;..&quot;;1.5*10^6*8/([.G88]*30);&quot;&quot;)" office:value-type="float" office:value="21.0106103582309" calcext:value-type="float">
            <text:p>2.1E+001</text:p>
          </table:table-cell>
          <table:table-cell table:formula="of:=IF(ISNA([.A88]);&quot;&quot;;VLOOKUP([.B88];[Population.$A$5:.$C$232];3;0))" office:value-type="float" office:value="3.2" calcext:value-type="float">
            <text:p>3.2</text:p>
          </table:table-cell>
          <table:table-cell table:formula="of:=SUM([.$N$6:.N88])/1000" office:value-type="float" office:value="1.7002" calcext:value-type="float">
            <text:p>1.7002</text:p>
          </table:table-cell>
        </table:table-row>
        <table:table-row table:style-name="ro2">
          <table:table-cell table:style-name="ce1" table:formula="of:=VLOOKUP([.B89];['ISO Codes'.$A$2:.$B$250];2;0)" office:value-type="string" office:string-value="NC" calcext:value-type="string">
            <text:p>NC</text:p>
          </table:table-cell>
          <table:table-cell table:style-name="ce4" office:value-type="string" calcext:value-type="string">
            <text:p>New Caledon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.78" calcext:value-type="float">
            <text:p>16.78</text:p>
          </table:table-cell>
          <table:table-cell table:style-name="ce4" office:value-type="float" office:value="18421" calcext:value-type="float">
            <text:p>18421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7" calcext:value-type="float">
            <text:p>12.7</text:p>
          </table:table-cell>
          <table:table-cell table:style-name="ce7" table:formula="of:=IF([.G89]&lt;&gt;&quot;..&quot;;1.5*10^6*8/([.G89]*30);&quot;&quot;)" office:value-type="float" office:value="21.7143477552793" calcext:value-type="float">
            <text:p>2.2E+001</text:p>
          </table:table-cell>
          <table:table-cell table:formula="of:=IF(ISNA([.A89]);&quot;&quot;;VLOOKUP([.B89];[Population.$A$5:.$C$232];3;0))" office:value-type="float" office:value="0.3" calcext:value-type="float">
            <text:p>0.3</text:p>
          </table:table-cell>
          <table:table-cell table:formula="of:=SUM([.$N$6:.N89])/1000" office:value-type="float" office:value="1.7005" calcext:value-type="float">
            <text:p>1.7005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CI" xlink:type="simple">CI</text:a></text:p>
          </table:table-cell>
          <table:table-cell table:style-name="ce4" office:value-type="string" calcext:value-type="string">
            <text:p>Cote d'Ivoir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8044" calcext:value-type="float">
            <text:p>180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28.5" calcext:value-type="float">
            <text:p>28.5</text:p>
          </table:table-cell>
          <table:table-cell table:style-name="ce7" table:formula="of:=IF([.G90]&lt;&gt;&quot;..&quot;;1.5*10^6*8/([.G90]*30);&quot;&quot;)" office:value-type="float" office:value="22.1680336954112" calcext:value-type="float">
            <text:p>2.2E+001</text:p>
          </table:table-cell>
          <table:table-cell table:formula="of:=IF(ISNA([.A90]);&quot;&quot;;VLOOKUP([.B90];[Population.$A$5:.$C$232];3;0))" office:value-type="float" office:value="19.4" calcext:value-type="float">
            <text:p>19.4</text:p>
          </table:table-cell>
          <table:table-cell table:formula="of:=SUM([.$N$6:.N90])/1000" office:value-type="float" office:value="1.7199" calcext:value-type="float">
            <text:p>1.7199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MK" xlink:type="simple">MK</text:a></text:p>
          </table:table-cell>
          <table:table-cell table:style-name="ce4" office:value-type="string" calcext:value-type="string">
            <text:p>Macedonia, FYR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6.7" calcext:value-type="float">
            <text:p>56.7</text:p>
          </table:table-cell>
          <table:table-cell table:style-name="ce4" office:value-type="float" office:value="12.56" calcext:value-type="float">
            <text:p>12.56</text:p>
          </table:table-cell>
          <table:table-cell table:style-name="ce4" office:value-type="float" office:value="17945" calcext:value-type="float">
            <text:p>1794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22.7" calcext:value-type="float">
            <text:p>22.7</text:p>
          </table:table-cell>
          <table:table-cell table:style-name="ce7" table:formula="of:=IF([.G91]&lt;&gt;&quot;..&quot;;1.5*10^6*8/([.G91]*30);&quot;&quot;)" office:value-type="float" office:value="22.2903315686821" calcext:value-type="float">
            <text:p>2.2E+001</text:p>
          </table:table-cell>
          <table:table-cell table:formula="of:=IF(ISNA([.A91]);&quot;&quot;;VLOOKUP([.B91];[Population.$A$5:.$C$232];3;0))" office:value-type="float" office:value="2.1" calcext:value-type="float">
            <text:p>2.1</text:p>
          </table:table-cell>
          <table:table-cell table:formula="of:=SUM([.$N$6:.N91])/1000" office:value-type="float" office:value="1.722" calcext:value-type="float">
            <text:p>1.722</text:p>
          </table:table-cell>
        </table:table-row>
        <table:table-row table:style-name="ro2">
          <table:table-cell table:style-name="ce1" table:formula="of:=VLOOKUP([.B92];['ISO Codes'.$A$2:.$B$250];2;0)" office:value-type="string" office:string-value="BA" calcext:value-type="string">
            <text:p>BA</text:p>
          </table:table-cell>
          <table:table-cell table:style-name="ce4" office:value-type="string" calcext:value-type="string">
            <text:p>Bosnia and Herzegovin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17767" calcext:value-type="float">
            <text:p>1776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6.7" calcext:value-type="float">
            <text:p>6.7</text:p>
          </table:table-cell>
          <table:table-cell table:style-name="ce7" table:formula="of:=IF([.G92]&lt;&gt;&quot;..&quot;;1.5*10^6*8/([.G92]*30);&quot;&quot;)" office:value-type="float" office:value="22.5136488996454" calcext:value-type="float">
            <text:p>2.3E+001</text:p>
          </table:table-cell>
          <table:table-cell table:formula="of:=IF(ISNA([.A92]);&quot;&quot;;VLOOKUP([.B92];[Population.$A$5:.$C$232];3;0))" office:value-type="float" office:value="3.8" calcext:value-type="float">
            <text:p>3.8</text:p>
          </table:table-cell>
          <table:table-cell table:formula="of:=SUM([.$N$6:.N92])/1000" office:value-type="float" office:value="1.7258" calcext:value-type="float">
            <text:p>1.7258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KR" xlink:type="simple">KR</text:a></text:p>
          </table:table-cell>
          <table:table-cell table:style-name="ce4" office:value-type="string" calcext:value-type="string">
            <text:p>Korea, Rep.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1.9" calcext:value-type="float">
            <text:p>81.9</text:p>
          </table:table-cell>
          <table:table-cell table:style-name="ce4" office:value-type="float" office:value="83.8" calcext:value-type="float">
            <text:p>83.8</text:p>
          </table:table-cell>
          <table:table-cell table:style-name="ce4" office:value-type="float" office:value="36.91" calcext:value-type="float">
            <text:p>36.91</text:p>
          </table:table-cell>
          <table:table-cell table:style-name="ce4" office:value-type="float" office:value="17170" calcext:value-type="float">
            <text:p>1717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33" calcext:value-type="float">
            <text:p>273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20.4" calcext:value-type="float">
            <text:p>20.4</text:p>
          </table:table-cell>
          <table:table-cell table:style-name="ce7" table:formula="of:=IF([.G93]&lt;&gt;&quot;..&quot;;1.5*10^6*8/([.G93]*30);&quot;&quot;)" office:value-type="float" office:value="23.296447291788" calcext:value-type="float">
            <text:p>2.3E+001</text:p>
          </table:table-cell>
          <table:table-cell table:formula="of:=IF(ISNA([.A93]);&quot;&quot;;VLOOKUP([.B93];[Population.$A$5:.$C$232];3;0))" office:value-type="float" office:value="49.8" calcext:value-type="float">
            <text:p>49.8</text:p>
          </table:table-cell>
          <table:table-cell table:formula="of:=SUM([.$N$6:.N93])/1000" office:value-type="float" office:value="1.7756" calcext:value-type="float">
            <text:p>1.7756</text:p>
          </table:table-cell>
        </table:table-row>
        <table:table-row table:style-name="ro1">
          <table:table-cell table:style-name="ce1" table:formula="of:=VLOOKUP([.B94];['ISO Codes'.$A$2:.$B$250];2;0)" office:value-type="string" office:string-value="TL" calcext:value-type="string">
            <text:p>TL</text:p>
          </table:table-cell>
          <table:table-cell table:style-name="ce4" office:value-type="string" calcext:value-type="string">
            <text:p>Timor-Lest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7141" calcext:value-type="float">
            <text:p>1714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94]&lt;&gt;&quot;..&quot;;1.5*10^6*8/([.G94]*30);&quot;&quot;)" office:value-type="float" office:value="23.3358613849834" calcext:value-type="float">
            <text:p>2.3E+001</text:p>
          </table:table-cell>
          <table:table-cell table:formula="of:=IF(ISNA([.A94]);&quot;&quot;;VLOOKUP([.B94];[Population.$A$5:.$C$232];3;0))" office:value-type="float" office:value="1.2" calcext:value-type="float">
            <text:p>1.2</text:p>
          </table:table-cell>
          <table:table-cell table:formula="of:=SUM([.$N$6:.N94])/1000" office:value-type="float" office:value="1.7768" calcext:value-type="float">
            <text:p>1.7768</text:p>
          </table:table-cell>
        </table:table-row>
        <table:table-row table:style-name="ro2">
          <table:table-cell table:style-name="ce1" table:formula="of:=VLOOKUP([.B95];['ISO Codes'.$A$2:.$B$250];2;0)" office:value-type="string" office:string-value="GL" calcext:value-type="string">
            <text:p>GL</text:p>
          </table:table-cell>
          <table:table-cell table:style-name="ce4" office:value-type="string" calcext:value-type="string">
            <text:p>Greenland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0.65" calcext:value-type="float">
            <text:p>20.65</text:p>
          </table:table-cell>
          <table:table-cell table:style-name="ce4" office:value-type="float" office:value="16362" calcext:value-type="float">
            <text:p>16362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641" calcext:value-type="float">
            <text:p>164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95]&lt;&gt;&quot;..&quot;;1.5*10^6*8/([.G95]*30);&quot;&quot;)" office:value-type="float" office:value="24.4468891333578" calcext:value-type="float">
            <text:p>2.4E+001</text:p>
          </table:table-cell>
          <table:table-cell table:formula="of:=IF(ISNA([.A95]);&quot;&quot;;VLOOKUP([.B95];[Population.$A$5:.$C$232];3;0))" office:value-type="float" office:value="0.1" calcext:value-type="float">
            <text:p>0.1</text:p>
          </table:table-cell>
          <table:table-cell table:formula="of:=SUM([.$N$6:.N95])/1000" office:value-type="float" office:value="1.7769" calcext:value-type="float">
            <text:p>1.7769</text:p>
          </table:table-cell>
        </table:table-row>
        <table:table-row table:style-name="ro2">
          <table:table-cell table:style-name="ce1" table:formula="of:=VLOOKUP([.B96];['ISO Codes'.$A$2:.$B$250];2;0)" office:value-type="string" office:string-value="PF" calcext:value-type="string">
            <text:p>PF</text:p>
          </table:table-cell>
          <table:table-cell table:style-name="ce4" office:value-type="string" calcext:value-type="string">
            <text:p>French Polynesi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.15" calcext:value-type="float">
            <text:p>13.15</text:p>
          </table:table-cell>
          <table:table-cell table:style-name="ce4" office:value-type="float" office:value="14909" calcext:value-type="float">
            <text:p>14909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9.7" calcext:value-type="float">
            <text:p>9.7</text:p>
          </table:table-cell>
          <table:table-cell table:style-name="ce7" table:formula="of:=IF([.G96]&lt;&gt;&quot;..&quot;;1.5*10^6*8/([.G96]*30);&quot;&quot;)" office:value-type="float" office:value="26.8294318867798" calcext:value-type="float">
            <text:p>2.7E+001</text:p>
          </table:table-cell>
          <table:table-cell table:formula="of:=IF(ISNA([.A96]);&quot;&quot;;VLOOKUP([.B96];[Population.$A$5:.$C$232];3;0))" office:value-type="float" office:value="0.3" calcext:value-type="float">
            <text:p>0.3</text:p>
          </table:table-cell>
          <table:table-cell table:formula="of:=SUM([.$N$6:.N96])/1000" office:value-type="float" office:value="1.7772" calcext:value-type="float">
            <text:p>1.7772</text:p>
          </table:table-cell>
        </table:table-row>
        <table:table-row table:style-name="ro2">
          <table:table-cell table:style-name="ce1" table:formula="of:=VLOOKUP([.B97];['ISO Codes'.$A$2:.$B$250];2;0)" office:value-type="string" office:string-value="TN" calcext:value-type="string">
            <text:p>TN</text:p>
          </table:table-cell>
          <table:table-cell table:style-name="ce4" office:value-type="string" calcext:value-type="string">
            <text:p>Tunisi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5.14" calcext:value-type="float">
            <text:p>5.14</text:p>
          </table:table-cell>
          <table:table-cell table:style-name="ce4" office:value-type="float" office:value="14832" calcext:value-type="float">
            <text:p>148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10.8" calcext:value-type="float">
            <text:p>10.8</text:p>
          </table:table-cell>
          <table:table-cell table:style-name="ce7" table:formula="of:=IF([.G97]&lt;&gt;&quot;..&quot;;1.5*10^6*8/([.G97]*30);&quot;&quot;)" office:value-type="float" office:value="26.9687162891046" calcext:value-type="float">
            <text:p>2.7E+001</text:p>
          </table:table-cell>
          <table:table-cell table:formula="of:=IF(ISNA([.A97]);&quot;&quot;;VLOOKUP([.B97];[Population.$A$5:.$C$232];3;0))" office:value-type="float" office:value="10.7" calcext:value-type="float">
            <text:p>10.7</text:p>
          </table:table-cell>
          <table:table-cell table:formula="of:=SUM([.$N$6:.N97])/1000" office:value-type="float" office:value="1.7879" calcext:value-type="float">
            <text:p>1.7879</text:p>
          </table:table-cell>
        </table:table-row>
        <table:table-row table:style-name="ro2">
          <table:table-cell table:style-name="ce1" table:formula="of:=VLOOKUP([.B98];['ISO Codes'.$A$2:.$B$250];2;0)" office:value-type="string" office:string-value="BH" calcext:value-type="string">
            <text:p>BH</text:p>
          </table:table-cell>
          <table:table-cell table:style-name="ce4" office:value-type="string" calcext:value-type="string">
            <text:p>Bahrain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3.83" calcext:value-type="float">
            <text:p>13.83</text:p>
          </table:table-cell>
          <table:table-cell table:style-name="ce4" office:value-type="float" office:value="14719" calcext:value-type="float">
            <text:p>1471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28" calcext:value-type="float">
            <text:p>28</text:p>
          </table:table-cell>
          <table:table-cell table:style-name="ce7" table:formula="of:=IF([.G98]&lt;&gt;&quot;..&quot;;1.5*10^6*8/([.G98]*30);&quot;&quot;)" office:value-type="float" office:value="27.1757592227733" calcext:value-type="float">
            <text:p>2.7E+001</text:p>
          </table:table-cell>
          <table:table-cell table:formula="of:=IF(ISNA([.A98]);&quot;&quot;;VLOOKUP([.B98];[Population.$A$5:.$C$232];3;0))" office:value-type="float" office:value="1.3" calcext:value-type="float">
            <text:p>1.3</text:p>
          </table:table-cell>
          <table:table-cell table:formula="of:=SUM([.$N$6:.N98])/1000" office:value-type="float" office:value="1.7892" calcext:value-type="float">
            <text:p>1.7892</text:p>
          </table:table-cell>
        </table:table-row>
        <table:table-row table:style-name="ro2">
          <table:table-cell table:style-name="ce1" table:formula="of:=VLOOKUP([.B99];['ISO Codes'.$A$2:.$B$250];2;0)" office:value-type="string" office:string-value="KH" calcext:value-type="string">
            <text:p>KH</text:p>
          </table:table-cell>
          <table:table-cell table:style-name="ce4" office:value-type="string" calcext:value-type="string">
            <text:p>Cambodi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3530" calcext:value-type="float">
            <text:p>1353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7.8" calcext:value-type="float">
            <text:p>7.8</text:p>
          </table:table-cell>
          <table:table-cell table:style-name="ce7" table:formula="of:=IF([.G99]&lt;&gt;&quot;..&quot;;1.5*10^6*8/([.G99]*30);&quot;&quot;)" office:value-type="float" office:value="29.5639320029564" calcext:value-type="float">
            <text:p>3.0E+001</text:p>
          </table:table-cell>
          <table:table-cell table:formula="of:=IF(ISNA([.A99]);&quot;&quot;;VLOOKUP([.B99];[Population.$A$5:.$C$232];3;0))" office:value-type="float" office:value="14.6" calcext:value-type="float">
            <text:p>14.6</text:p>
          </table:table-cell>
          <table:table-cell table:formula="of:=SUM([.$N$6:.N99])/1000" office:value-type="float" office:value="1.8038" calcext:value-type="float">
            <text:p>1.8038</text:p>
          </table:table-cell>
        </table:table-row>
        <table:table-row table:style-name="ro2">
          <table:table-cell table:style-name="ce1" table:formula="of:=VLOOKUP([.B100];['ISO Codes'.$A$2:.$B$250];2;0)" office:value-type="string" office:string-value="DJ" calcext:value-type="string">
            <text:p>DJ</text:p>
          </table:table-cell>
          <table:table-cell table:style-name="ce4" office:value-type="string" calcext:value-type="string">
            <text:p>Djibouti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13409" calcext:value-type="float">
            <text:p>1340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00]&lt;&gt;&quot;..&quot;;1.5*10^6*8/([.G100]*30);&quot;&quot;)" office:value-type="float" office:value="29.8307107166828" calcext:value-type="float">
            <text:p>3.0E+001</text:p>
          </table:table-cell>
          <table:table-cell table:formula="of:=IF(ISNA([.A100]);&quot;&quot;;VLOOKUP([.B100];[Population.$A$5:.$C$232];3;0))" office:value-type="float" office:value="0.8" calcext:value-type="float">
            <text:p>0.8</text:p>
          </table:table-cell>
          <table:table-cell table:formula="of:=SUM([.$N$6:.N100])/1000" office:value-type="float" office:value="1.8046" calcext:value-type="float">
            <text:p>1.8046</text:p>
          </table:table-cell>
        </table:table-row>
        <table:table-row table:style-name="ro2">
          <table:table-cell table:style-name="ce1" table:formula="of:=VLOOKUP([.B101];['ISO Codes'.$A$2:.$B$250];2;0)" office:value-type="string" office:string-value="LY" calcext:value-type="string">
            <text:p>LY</text:p>
          </table:table-cell>
          <table:table-cell table:style-name="ce4" office:value-type="string" calcext:value-type="string">
            <text:p>Liby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13345" calcext:value-type="float">
            <text:p>13345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01]&lt;&gt;&quot;..&quot;;1.5*10^6*8/([.G101]*30);&quot;&quot;)" office:value-type="float" office:value="29.9737729486699" calcext:value-type="float">
            <text:p>3.0E+001</text:p>
          </table:table-cell>
          <table:table-cell table:formula="of:=IF(ISNA([.A101]);&quot;&quot;;VLOOKUP([.B101];[Population.$A$5:.$C$232];3;0))" office:value-type="float" office:value="6.1" calcext:value-type="float">
            <text:p>6.1</text:p>
          </table:table-cell>
          <table:table-cell table:formula="of:=SUM([.$N$6:.N101])/1000" office:value-type="float" office:value="1.8107" calcext:value-type="float">
            <text:p>1.8107</text:p>
          </table:table-cell>
        </table:table-row>
        <table:table-row table:style-name="ro2">
          <table:table-cell table:style-name="ce1" table:formula="of:=VLOOKUP([.B102];['ISO Codes'.$A$2:.$B$250];2;0)" office:value-type="string" office:string-value="MX" calcext:value-type="string">
            <text:p>MX</text:p>
          </table:table-cell>
          <table:table-cell table:style-name="ce4" office:value-type="string" calcext:value-type="string">
            <text:p>Mexico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.34" calcext:value-type="float">
            <text:p>10.34</text:p>
          </table:table-cell>
          <table:table-cell table:style-name="ce4" office:value-type="float" office:value="13320" calcext:value-type="float">
            <text:p>133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02]&lt;&gt;&quot;..&quot;;1.5*10^6*8/([.G102]*30);&quot;&quot;)" office:value-type="float" office:value="30.03003003003" calcext:value-type="float">
            <text:p>3.0E+001</text:p>
          </table:table-cell>
          <table:table-cell table:formula="of:=IF(ISNA([.A102]);&quot;&quot;;VLOOKUP([.B102];[Population.$A$5:.$C$232];3;0))" office:value-type="float" office:value="119.4" calcext:value-type="float">
            <text:p>119.4</text:p>
          </table:table-cell>
          <table:table-cell table:formula="of:=SUM([.$N$6:.N102])/1000" office:value-type="float" office:value="1.9301" calcext:value-type="float">
            <text:p>1.9301</text:p>
          </table:table-cell>
        </table:table-row>
        <table:table-row table:style-name="ro2">
          <table:table-cell table:style-name="ce1" table:formula="of:=VLOOKUP([.B103];['ISO Codes'.$A$2:.$B$250];2;0)" office:value-type="string" office:string-value="DO" calcext:value-type="string">
            <text:p>DO</text:p>
          </table:table-cell>
          <table:table-cell table:style-name="ce4" office:value-type="string" calcext:value-type="string">
            <text:p>Dominican Republic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38.6" calcext:value-type="float">
            <text:p>38.6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13017" calcext:value-type="float">
            <text:p>130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6.7" calcext:value-type="float">
            <text:p>6.7</text:p>
          </table:table-cell>
          <table:table-cell table:style-name="ce7" table:formula="of:=IF([.G103]&lt;&gt;&quot;..&quot;;1.5*10^6*8/([.G103]*30);&quot;&quot;)" office:value-type="float" office:value="30.7290466313283" calcext:value-type="float">
            <text:p>3.1E+001</text:p>
          </table:table-cell>
          <table:table-cell table:formula="of:=IF(ISNA([.A103]);&quot;&quot;;VLOOKUP([.B103];[Population.$A$5:.$C$232];3;0))" office:value-type="float" office:value="10.1" calcext:value-type="float">
            <text:p>10.1</text:p>
          </table:table-cell>
          <table:table-cell table:formula="of:=SUM([.$N$6:.N103])/1000" office:value-type="float" office:value="1.9402" calcext:value-type="float">
            <text:p>1.9402</text:p>
          </table:table-cell>
        </table:table-row>
        <table:table-row table:style-name="ro2">
          <table:table-cell table:style-name="ce1" table:formula="of:=VLOOKUP([.B104];['ISO Codes'.$A$2:.$B$250];2;0)" office:value-type="string" office:string-value="NI" calcext:value-type="string">
            <text:p>NI</text:p>
          </table:table-cell>
          <table:table-cell table:style-name="ce4" office:value-type="string" calcext:value-type="string">
            <text:p>Nicaragu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12857" calcext:value-type="float">
            <text:p>1285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18" calcext:value-type="float">
            <text:p>18</text:p>
          </table:table-cell>
          <table:table-cell table:style-name="ce7" table:formula="of:=IF([.G104]&lt;&gt;&quot;..&quot;;1.5*10^6*8/([.G104]*30);&quot;&quot;)" office:value-type="float" office:value="31.1114567939644" calcext:value-type="float">
            <text:p>3.1E+001</text:p>
          </table:table-cell>
          <table:table-cell table:formula="of:=IF(ISNA([.A104]);&quot;&quot;;VLOOKUP([.B104];[Population.$A$5:.$C$232];3;0))" office:value-type="float" office:value="5.9" calcext:value-type="float">
            <text:p>5.9</text:p>
          </table:table-cell>
          <table:table-cell table:formula="of:=SUM([.$N$6:.N104])/1000" office:value-type="float" office:value="1.9461" calcext:value-type="float">
            <text:p>1.9461</text:p>
          </table:table-cell>
        </table:table-row>
        <table:table-row table:style-name="ro2">
          <table:table-cell table:style-name="ce1" table:formula="of:=VLOOKUP([.B105];['ISO Codes'.$A$2:.$B$250];2;0)" office:value-type="string" office:string-value="MU" calcext:value-type="string">
            <text:p>MU</text:p>
          </table:table-cell>
          <table:table-cell table:style-name="ce4" office:value-type="string" calcext:value-type="string">
            <text:p>Maurit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.77" calcext:value-type="float">
            <text:p>9.77</text:p>
          </table:table-cell>
          <table:table-cell table:style-name="ce4" office:value-type="float" office:value="12714" calcext:value-type="float">
            <text:p>127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1.6" calcext:value-type="float">
            <text:p>31.6</text:p>
          </table:table-cell>
          <table:table-cell table:style-name="ce7" table:formula="of:=IF([.G105]&lt;&gt;&quot;..&quot;;1.5*10^6*8/([.G105]*30);&quot;&quot;)" office:value-type="float" office:value="31.4613811546327" calcext:value-type="float">
            <text:p>3.1E+001</text:p>
          </table:table-cell>
          <table:table-cell table:formula="of:=IF(ISNA([.A105]);&quot;&quot;;VLOOKUP([.B105];[Population.$A$5:.$C$232];3;0))" office:value-type="float" office:value="1.3" calcext:value-type="float">
            <text:p>1.3</text:p>
          </table:table-cell>
          <table:table-cell table:formula="of:=SUM([.$N$6:.N105])/1000" office:value-type="float" office:value="1.9474" calcext:value-type="float">
            <text:p>1.9474</text:p>
          </table:table-cell>
        </table:table-row>
        <table:table-row table:style-name="ro2">
          <table:table-cell table:style-name="ce1" table:formula="of:=VLOOKUP([.B106];['ISO Codes'.$A$2:.$B$250];2;0)" office:value-type="string" office:string-value="PH" calcext:value-type="string">
            <text:p>PH</text:p>
          </table:table-cell>
          <table:table-cell table:style-name="ce4" office:value-type="string" calcext:value-type="string">
            <text:p>Philippines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12360" calcext:value-type="float">
            <text:p>1236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71.7" calcext:value-type="float">
            <text:p>71.7</text:p>
          </table:table-cell>
          <table:table-cell table:style-name="ce7" table:formula="of:=IF([.G106]&lt;&gt;&quot;..&quot;;1.5*10^6*8/([.G106]*30);&quot;&quot;)" office:value-type="float" office:value="32.3624595469256" calcext:value-type="float">
            <text:p>3.2E+001</text:p>
          </table:table-cell>
          <table:table-cell table:formula="of:=IF(ISNA([.A106]);&quot;&quot;;VLOOKUP([.B106];[Population.$A$5:.$C$232];3;0))" office:value-type="float" office:value="95.1" calcext:value-type="float">
            <text:p>95.1</text:p>
          </table:table-cell>
          <table:table-cell table:formula="of:=SUM([.$N$6:.N106])/1000" office:value-type="float" office:value="2.0425" calcext:value-type="float">
            <text:p>2.0425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SK" xlink:type="simple">SK</text:a></text:p>
          </table:table-cell>
          <table:table-cell table:style-name="ce4" office:value-type="string" calcext:value-type="string">
            <text:p>Slovak Republ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5.4" calcext:value-type="float">
            <text:p>75.4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13.65" calcext:value-type="float">
            <text:p>13.65</text:p>
          </table:table-cell>
          <table:table-cell table:style-name="ce4" office:value-type="float" office:value="12276" calcext:value-type="float">
            <text:p>1227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25.2" calcext:value-type="float">
            <text:p>25.2</text:p>
          </table:table-cell>
          <table:table-cell table:style-name="ce7" table:formula="of:=IF([.G107]&lt;&gt;&quot;..&quot;;1.5*10^6*8/([.G107]*30);&quot;&quot;)" office:value-type="float" office:value="32.5839035516455" calcext:value-type="float">
            <text:p>3.3E+001</text:p>
          </table:table-cell>
          <table:table-cell table:formula="of:=IF(ISNA([.A107]);&quot;&quot;;VLOOKUP([.B107];[Population.$A$5:.$C$232];3;0))" office:value-type="float" office:value="5.4" calcext:value-type="float">
            <text:p>5.4</text:p>
          </table:table-cell>
          <table:table-cell table:formula="of:=SUM([.$N$6:.N107])/1000" office:value-type="float" office:value="2.0479" calcext:value-type="float">
            <text:p>2.0479</text:p>
          </table:table-cell>
        </table:table-row>
        <table:table-row table:style-name="ro2">
          <table:table-cell table:style-name="ce1" table:formula="of:=VLOOKUP([.B108];['ISO Codes'.$A$2:.$B$250];2;0)" office:value-type="string" office:string-value="ZA" calcext:value-type="string">
            <text:p>ZA</text:p>
          </table:table-cell>
          <table:table-cell table:style-name="ce4" office:value-type="string" calcext:value-type="string">
            <text:p>South Africa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1668" calcext:value-type="float">
            <text:p>1166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11.8" calcext:value-type="float">
            <text:p>11.8</text:p>
          </table:table-cell>
          <table:table-cell table:style-name="ce7" table:formula="of:=IF([.G108]&lt;&gt;&quot;..&quot;;1.5*10^6*8/([.G108]*30);&quot;&quot;)" office:value-type="float" office:value="34.2817963661296" calcext:value-type="float">
            <text:p>3.4E+001</text:p>
          </table:table-cell>
          <table:table-cell table:formula="of:=IF(ISNA([.A108]);&quot;&quot;;VLOOKUP([.B108];[Population.$A$5:.$C$232];3;0))" office:value-type="float" office:value="50.6" calcext:value-type="float">
            <text:p>50.6</text:p>
          </table:table-cell>
          <table:table-cell table:formula="of:=SUM([.$N$6:.N108])/1000" office:value-type="float" office:value="2.0985" calcext:value-type="float">
            <text:p>2.0985</text:p>
          </table:table-cell>
        </table:table-row>
        <table:table-row table:style-name="ro2">
          <table:table-cell table:style-name="ce1" table:formula="of:=VLOOKUP([.B109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Upper middle income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4.3" calcext:value-type="float">
            <text:p>34.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9.76" calcext:value-type="float">
            <text:p>9.76</text:p>
          </table:table-cell>
          <table:table-cell table:style-name="ce4" office:value-type="float" office:value="11419" calcext:value-type="float">
            <text:p>1141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28.1" calcext:value-type="float">
            <text:p>28.1</text:p>
          </table:table-cell>
          <table:table-cell table:style-name="ce7" table:formula="of:=IF([.G109]&lt;&gt;&quot;..&quot;;1.5*10^6*8/([.G109]*30);&quot;&quot;)" office:value-type="float" office:value="35.029337069796" calcext:value-type="float">
            <text:p>3.5E+001</text:p>
          </table:table-cell>
          <table:table-cell table:formula="of:=IF(ISNA([.A109]);&quot;&quot;;VLOOKUP([.B109];[Population.$A$5:.$C$232];3;0))">
            <text:p/>
          </table:table-cell>
          <table:table-cell table:formula="of:=SUM([.$N$6:.N109])/1000" office:value-type="float" office:value="2.0985" calcext:value-type="float">
            <text:p>2.0985</text:p>
          </table:table-cell>
        </table:table-row>
        <table:table-row table:style-name="ro2">
          <table:table-cell table:style-name="ce1" table:formula="of:=VLOOKUP([.B110];['ISO Codes'.$A$2:.$B$250];2;0)" office:value-type="string" office:string-value="MM" calcext:value-type="string">
            <text:p>MM</text:p>
          </table:table-cell>
          <table:table-cell table:style-name="ce4" office:value-type="string" calcext:value-type="string">
            <text:p>Myanmar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1231" calcext:value-type="float">
            <text:p>1123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10]&lt;&gt;&quot;..&quot;;1.5*10^6*8/([.G110]*30);&quot;&quot;)" office:value-type="float" office:value="35.6157065265782" calcext:value-type="float">
            <text:p>3.6E+001</text:p>
          </table:table-cell>
          <table:table-cell table:formula="of:=IF(ISNA([.A110]);&quot;&quot;;VLOOKUP([.B110];[Population.$A$5:.$C$232];3;0))" office:value-type="float" office:value="52.4" calcext:value-type="float">
            <text:p>52.4</text:p>
          </table:table-cell>
          <table:table-cell table:formula="of:=SUM([.$N$6:.N110])/1000" office:value-type="float" office:value="2.1509" calcext:value-type="float">
            <text:p>2.1509</text:p>
          </table:table-cell>
        </table:table-row>
        <table:table-row table:style-name="ro2">
          <table:table-cell table:style-name="ce1" table:formula="of:=VLOOKUP([.B111];['ISO Codes'.$A$2:.$B$250];2;0)" office:value-type="string" office:string-value="MY" calcext:value-type="string">
            <text:p>MY</text:p>
          </table:table-cell>
          <table:table-cell table:style-name="ce4" office:value-type="string" calcext:value-type="string">
            <text:p>Malays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7.41" calcext:value-type="float">
            <text:p>7.41</text:p>
          </table:table-cell>
          <table:table-cell table:style-name="ce4" office:value-type="float" office:value="10651" calcext:value-type="float">
            <text:p>1065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19.5" calcext:value-type="float">
            <text:p>19.5</text:p>
          </table:table-cell>
          <table:table-cell table:style-name="ce7" table:formula="of:=IF([.G111]&lt;&gt;&quot;..&quot;;1.5*10^6*8/([.G111]*30);&quot;&quot;)" office:value-type="float" office:value="37.5551591399869" calcext:value-type="float">
            <text:p>3.8E+001</text:p>
          </table:table-cell>
          <table:table-cell table:formula="of:=IF(ISNA([.A111]);&quot;&quot;;VLOOKUP([.B111];[Population.$A$5:.$C$232];3;0))" office:value-type="float" office:value="28.8" calcext:value-type="float">
            <text:p>28.8</text:p>
          </table:table-cell>
          <table:table-cell table:formula="of:=SUM([.$N$6:.N111])/1000" office:value-type="float" office:value="2.1797" calcext:value-type="float">
            <text:p>2.1797</text:p>
          </table:table-cell>
        </table:table-row>
        <table:table-row table:style-name="ro2">
          <table:table-cell table:style-name="ce1" table:formula="of:=VLOOKUP([.B112];['ISO Codes'.$A$2:.$B$250];2;0)" office:value-type="string" office:string-value="ID" calcext:value-type="string">
            <text:p>ID</text:p>
          </table:table-cell>
          <table:table-cell table:style-name="ce4" office:value-type="string" calcext:value-type="string">
            <text:p>Indonesia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12.3" calcext:value-type="float">
            <text:p>12.3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0487" calcext:value-type="float">
            <text:p>1048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34.1" calcext:value-type="float">
            <text:p>34.1</text:p>
          </table:table-cell>
          <table:table-cell table:style-name="ce7" table:formula="of:=IF([.G112]&lt;&gt;&quot;..&quot;;1.5*10^6*8/([.G112]*30);&quot;&quot;)" office:value-type="float" office:value="38.1424620959283" calcext:value-type="float">
            <text:p>3.8E+001</text:p>
          </table:table-cell>
          <table:table-cell table:formula="of:=IF(ISNA([.A112]);&quot;&quot;;VLOOKUP([.B112];[Population.$A$5:.$C$232];3;0))" office:value-type="float" office:value="243.8" calcext:value-type="float">
            <text:p>243.8</text:p>
          </table:table-cell>
          <table:table-cell table:formula="of:=SUM([.$N$6:.N112])/1000" office:value-type="float" office:value="2.4235" calcext:value-type="float">
            <text:p>2.4235</text:p>
          </table:table-cell>
        </table:table-row>
        <table:table-row table:style-name="ro2">
          <table:table-cell table:style-name="ce1" table:formula="of:=VLOOKUP([.B113];['ISO Codes'.$A$2:.$B$250];2;0)" office:value-type="string" office:string-value="UA" calcext:value-type="string">
            <text:p>UA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3.7" calcext:value-type="float">
            <text:p>33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office:value-type="float" office:value="7.01" calcext:value-type="float">
            <text:p>7.01</text:p>
          </table:table-cell>
          <table:table-cell table:style-name="ce4" office:value-type="float" office:value="10483" calcext:value-type="float">
            <text:p>104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7.9" calcext:value-type="float">
            <text:p>17.9</text:p>
          </table:table-cell>
          <table:table-cell table:style-name="ce7" table:formula="of:=IF([.G113]&lt;&gt;&quot;..&quot;;1.5*10^6*8/([.G113]*30);&quot;&quot;)" office:value-type="float" office:value="38.1570161213393" calcext:value-type="float">
            <text:p>3.8E+001</text:p>
          </table:table-cell>
          <table:table-cell table:formula="of:=IF(ISNA([.A113]);&quot;&quot;;VLOOKUP([.B113];[Population.$A$5:.$C$232];3;0))" office:value-type="float" office:value="45.7" calcext:value-type="float">
            <text:p>45.7</text:p>
          </table:table-cell>
          <table:table-cell table:formula="of:=SUM([.$N$6:.N113])/1000" office:value-type="float" office:value="2.4692" calcext:value-type="float">
            <text:p>2.4692</text:p>
          </table:table-cell>
        </table:table-row>
        <table:table-row table:style-name="ro2">
          <table:table-cell table:style-name="ce1" table:formula="of:=VLOOKUP([.B114];['ISO Codes'.$A$2:.$B$250];2;0)" office:value-type="string" office:string-value="HU" calcext:value-type="string">
            <text:p>HU</text:p>
          </table:table-cell>
          <table:table-cell table:style-name="ce4" office:value-type="string" calcext:value-type="string">
            <text:p>Hungary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69.7" calcext:value-type="float">
            <text:p>69.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2.16" calcext:value-type="float">
            <text:p>22.16</text:p>
          </table:table-cell>
          <table:table-cell table:style-name="ce4" office:value-type="float" office:value="10321" calcext:value-type="float">
            <text:p>103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29.2" calcext:value-type="float">
            <text:p>29.2</text:p>
          </table:table-cell>
          <table:table-cell table:style-name="ce7" table:formula="of:=IF([.G114]&lt;&gt;&quot;..&quot;;1.5*10^6*8/([.G114]*30);&quot;&quot;)" office:value-type="float" office:value="38.7559345024707" calcext:value-type="float">
            <text:p>3.9E+001</text:p>
          </table:table-cell>
          <table:table-cell table:formula="of:=IF(ISNA([.A114]);&quot;&quot;;VLOOKUP([.B114];[Population.$A$5:.$C$232];3;0))" office:value-type="float" office:value="10" calcext:value-type="float">
            <text:p>10</text:p>
          </table:table-cell>
          <table:table-cell table:formula="of:=SUM([.$N$6:.N114])/1000" office:value-type="float" office:value="2.4792" calcext:value-type="float">
            <text:p>2.4792</text:p>
          </table:table-cell>
        </table:table-row>
        <table:table-row table:style-name="ro2">
          <table:table-cell table:style-name="ce1" table:formula="of:=VLOOKUP([.B115];['ISO Codes'.$A$2:.$B$250];2;0)" office:value-type="string" office:string-value="MH" calcext:value-type="string">
            <text:p>MH</text:p>
          </table:table-cell>
          <table:table-cell table:style-name="ce4" office:value-type="string" calcext:value-type="string">
            <text:p>Marshall Islands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0185" calcext:value-type="float">
            <text:p>10185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15]&lt;&gt;&quot;..&quot;;1.5*10^6*8/([.G115]*30);&quot;&quot;)" office:value-type="float" office:value="39.273441335297" calcext:value-type="float">
            <text:p>3.9E+001</text:p>
          </table:table-cell>
          <table:table-cell table:formula="of:=IF(ISNA([.A115]);&quot;&quot;;VLOOKUP([.B115];[Population.$A$5:.$C$232];3;0))" office:value-type="float" office:value="0.1" calcext:value-type="float">
            <text:p>0.1</text:p>
          </table:table-cell>
          <table:table-cell table:formula="of:=SUM([.$N$6:.N115])/1000" office:value-type="float" office:value="2.4793" calcext:value-type="float">
            <text:p>2.4793</text:p>
          </table:table-cell>
        </table:table-row>
        <table:table-row table:style-name="ro2">
          <table:table-cell table:style-name="ce1" table:formula="of:=VLOOKUP([.B116];['ISO Codes'.$A$2:.$B$250];2;0)" office:value-type="string" office:string-value="SR" calcext:value-type="string">
            <text:p>SR</text:p>
          </table:table-cell>
          <table:table-cell table:style-name="ce4" office:value-type="string" calcext:value-type="string">
            <text:p>Surinam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10035" calcext:value-type="float">
            <text:p>1003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44.2" calcext:value-type="float">
            <text:p>44.2</text:p>
          </table:table-cell>
          <table:table-cell table:style-name="ce7" table:formula="of:=IF([.G116]&lt;&gt;&quot;..&quot;;1.5*10^6*8/([.G116]*30);&quot;&quot;)" office:value-type="float" office:value="39.8604882909816" calcext:value-type="float">
            <text:p>4.0E+001</text:p>
          </table:table-cell>
          <table:table-cell table:formula="of:=IF(ISNA([.A116]);&quot;&quot;;VLOOKUP([.B116];[Population.$A$5:.$C$232];3;0))" office:value-type="float" office:value="0.5" calcext:value-type="float">
            <text:p>0.5</text:p>
          </table:table-cell>
          <table:table-cell table:formula="of:=SUM([.$N$6:.N116])/1000" office:value-type="float" office:value="2.4798" calcext:value-type="float">
            <text:p>2.4798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VN" xlink:type="simple">VN</text:a></text:p>
          </table:table-cell>
          <table:table-cell table:style-name="ce4" office:value-type="string" calcext:value-type="string">
            <text:p>Vietna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5.1" calcext:value-type="float">
            <text:p>35.1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9998" calcext:value-type="float">
            <text:p>999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17]&lt;&gt;&quot;..&quot;;1.5*10^6*8/([.G117]*30);&quot;&quot;)" office:value-type="float" office:value="40.0080016003201" calcext:value-type="float">
            <text:p>4.0E+001</text:p>
          </table:table-cell>
          <table:table-cell table:formula="of:=IF(ISNA([.A117]);&quot;&quot;;VLOOKUP([.B117];[Population.$A$5:.$C$232];3;0))" office:value-type="float" office:value="87.8" calcext:value-type="float">
            <text:p>87.8</text:p>
          </table:table-cell>
          <table:table-cell table:formula="of:=SUM([.$N$6:.N117])/1000" office:value-type="float" office:value="2.5676" calcext:value-type="float">
            <text:p>2.5676</text:p>
          </table:table-cell>
        </table:table-row>
        <table:table-row table:style-name="ro2">
          <table:table-cell table:style-name="ce1" table:formula="of:=VLOOKUP([.B118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Middle income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9879" calcext:value-type="float">
            <text:p>987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34.1" calcext:value-type="float">
            <text:p>34.1</text:p>
          </table:table-cell>
          <table:table-cell table:style-name="ce7" table:formula="of:=IF([.G118]&lt;&gt;&quot;..&quot;;1.5*10^6*8/([.G118]*30);&quot;&quot;)" office:value-type="float" office:value="40.4899281303776" calcext:value-type="float">
            <text:p>4.0E+001</text:p>
          </table:table-cell>
          <table:table-cell table:formula="of:=IF(ISNA([.A118]);&quot;&quot;;VLOOKUP([.B118];[Population.$A$5:.$C$232];3;0))">
            <text:p/>
          </table:table-cell>
          <table:table-cell table:formula="of:=SUM([.$N$6:.N118])/1000" office:value-type="float" office:value="2.5676" calcext:value-type="float">
            <text:p>2.5676</text:p>
          </table:table-cell>
        </table:table-row>
        <table:table-row table:style-name="ro2">
          <table:table-cell table:style-name="ce1" table:formula="of:=VLOOKUP([.B119];['ISO Codes'.$A$2:.$B$250];2;0)" office:value-type="string" office:string-value="CO" calcext:value-type="string">
            <text:p>CO</text:p>
          </table:table-cell>
          <table:table-cell table:style-name="ce4" office:value-type="string" calcext:value-type="string">
            <text:p>Colombia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9.9" calcext:value-type="float">
            <text:p>29.9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6.94" calcext:value-type="float">
            <text:p>6.94</text:p>
          </table:table-cell>
          <table:table-cell table:style-name="ce4" office:value-type="float" office:value="9733" calcext:value-type="float">
            <text:p>973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14" calcext:value-type="float">
            <text:p>14</text:p>
          </table:table-cell>
          <table:table-cell table:style-name="ce7" table:formula="of:=IF([.G119]&lt;&gt;&quot;..&quot;;1.5*10^6*8/([.G119]*30);&quot;&quot;)" office:value-type="float" office:value="41.0972978526662" calcext:value-type="float">
            <text:p>4.1E+001</text:p>
          </table:table-cell>
          <table:table-cell table:formula="of:=IF(ISNA([.A119]);&quot;&quot;;VLOOKUP([.B119];[Population.$A$5:.$C$232];3;0))" office:value-type="float" office:value="47.1" calcext:value-type="float">
            <text:p>47.1</text:p>
          </table:table-cell>
          <table:table-cell table:formula="of:=SUM([.$N$6:.N119])/1000" office:value-type="float" office:value="2.6147" calcext:value-type="float">
            <text:p>2.6147</text:p>
          </table:table-cell>
        </table:table-row>
        <table:table-row table:style-name="ro2">
          <table:table-cell table:style-name="ce1" table:formula="of:=VLOOKUP([.B120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Low &amp; middle income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2.9" calcext:value-type="float">
            <text:p>22.9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.69" calcext:value-type="float">
            <text:p>4.69</text:p>
          </table:table-cell>
          <table:table-cell table:style-name="ce4" office:value-type="float" office:value="9644" calcext:value-type="float">
            <text:p>964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33.7" calcext:value-type="float">
            <text:p>33.7</text:p>
          </table:table-cell>
          <table:table-cell table:style-name="ce7" table:formula="of:=IF([.G120]&lt;&gt;&quot;..&quot;;1.5*10^6*8/([.G120]*30);&quot;&quot;)" office:value-type="float" office:value="41.4765657403567" calcext:value-type="float">
            <text:p>4.1E+001</text:p>
          </table:table-cell>
          <table:table-cell table:formula="of:=IF(ISNA([.A120]);&quot;&quot;;VLOOKUP([.B120];[Population.$A$5:.$C$232];3;0))">
            <text:p/>
          </table:table-cell>
          <table:table-cell table:formula="of:=SUM([.$N$6:.N120])/1000" office:value-type="float" office:value="2.6147" calcext:value-type="float">
            <text:p>2.6147</text:p>
          </table:table-cell>
        </table:table-row>
        <table:table-row table:style-name="ro2">
          <table:table-cell table:style-name="ce1" table:formula="of:=VLOOKUP([.B121];['ISO Codes'.$A$2:.$B$250];2;0)" office:value-type="string" office:string-value="PY" calcext:value-type="string">
            <text:p>PY</text:p>
          </table:table-cell>
          <table:table-cell table:style-name="ce4" office:value-type="string" calcext:value-type="string">
            <text:p>Paraguay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9482" calcext:value-type="float">
            <text:p>948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3" calcext:value-type="float">
            <text:p>33</text:p>
          </table:table-cell>
          <table:table-cell table:style-name="ce7" table:formula="of:=IF([.G121]&lt;&gt;&quot;..&quot;;1.5*10^6*8/([.G121]*30);&quot;&quot;)" office:value-type="float" office:value="42.185192997258" calcext:value-type="float">
            <text:p>4.2E+001</text:p>
          </table:table-cell>
          <table:table-cell table:formula="of:=IF(ISNA([.A121]);&quot;&quot;;VLOOKUP([.B121];[Population.$A$5:.$C$232];3;0))" office:value-type="float" office:value="6.6" calcext:value-type="float">
            <text:p>6.6</text:p>
          </table:table-cell>
          <table:table-cell table:formula="of:=SUM([.$N$6:.N121])/1000" office:value-type="float" office:value="2.6213" calcext:value-type="float">
            <text:p>2.6213</text:p>
          </table:table-cell>
        </table:table-row>
        <table:table-row table:style-name="ro2">
          <table:table-cell table:style-name="ce1" table:formula="of:=VLOOKUP([.B122];['ISO Codes'.$A$2:.$B$250];2;0)" office:value-type="string" office:string-value="PE" calcext:value-type="string">
            <text:p>PE</text:p>
          </table:table-cell>
          <table:table-cell table:style-name="ce4" office:value-type="string" calcext:value-type="string">
            <text:p>Peru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5.4" calcext:value-type="float">
            <text:p>25.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.05" calcext:value-type="float">
            <text:p>4.05</text:p>
          </table:table-cell>
          <table:table-cell table:style-name="ce4" office:value-type="float" office:value="9448" calcext:value-type="float">
            <text:p>94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15.2" calcext:value-type="float">
            <text:p>15.2</text:p>
          </table:table-cell>
          <table:table-cell table:style-name="ce7" table:formula="of:=IF([.G122]&lt;&gt;&quot;..&quot;;1.5*10^6*8/([.G122]*30);&quot;&quot;)" office:value-type="float" office:value="42.3370025402202" calcext:value-type="float">
            <text:p>4.2E+001</text:p>
          </table:table-cell>
          <table:table-cell table:formula="of:=IF(ISNA([.A122]);&quot;&quot;;VLOOKUP([.B122];[Population.$A$5:.$C$232];3;0))" office:value-type="float" office:value="29.6" calcext:value-type="float">
            <text:p>29.6</text:p>
          </table:table-cell>
          <table:table-cell table:formula="of:=SUM([.$N$6:.N122])/1000" office:value-type="float" office:value="2.6509" calcext:value-type="float">
            <text:p>2.6509</text:p>
          </table:table-cell>
        </table:table-row>
        <table:table-row table:style-name="ro2">
          <table:table-cell table:style-name="ce1" table:formula="of:=VLOOKUP([.B123];['ISO Codes'.$A$2:.$B$250];2;0)" office:value-type="string" office:string-value="OM" calcext:value-type="string">
            <text:p>OM</text:p>
          </table:table-cell>
          <table:table-cell table:style-name="ce4" office:value-type="string" calcext:value-type="string">
            <text:p>Oman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85" calcext:value-type="float">
            <text:p>1.85</text:p>
          </table:table-cell>
          <table:table-cell table:style-name="ce4" office:value-type="float" office:value="8969" calcext:value-type="float">
            <text:p>896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5" calcext:value-type="float">
            <text:p>15</text:p>
          </table:table-cell>
          <table:table-cell table:style-name="ce7" table:formula="of:=IF([.G123]&lt;&gt;&quot;..&quot;;1.5*10^6*8/([.G123]*30);&quot;&quot;)" office:value-type="float" office:value="44.5980599843907" calcext:value-type="float">
            <text:p>4.5E+001</text:p>
          </table:table-cell>
          <table:table-cell table:formula="of:=IF(ISNA([.A123]);&quot;&quot;;VLOOKUP([.B123];[Population.$A$5:.$C$232];3;0))" office:value-type="float" office:value="3" calcext:value-type="float">
            <text:p>3</text:p>
          </table:table-cell>
          <table:table-cell table:formula="of:=SUM([.$N$6:.N123])/1000" office:value-type="float" office:value="2.6539" calcext:value-type="float">
            <text:p>2.6539</text:p>
          </table:table-cell>
        </table:table-row>
        <table:table-row table:style-name="ro2">
          <table:table-cell table:style-name="ce1" table:formula="of:=VLOOKUP([.B124];['ISO Codes'.$A$2:.$B$250];2;0)" office:value-type="string" office:string-value="DZ" calcext:value-type="string">
            <text:p>DZ</text:p>
          </table:table-cell>
          <table:table-cell table:style-name="ce4" office:value-type="string" calcext:value-type="string">
            <text:p>Algeria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8933" calcext:value-type="float">
            <text:p>893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61.7" calcext:value-type="float">
            <text:p>61.7</text:p>
          </table:table-cell>
          <table:table-cell table:style-name="ce7" table:formula="of:=IF([.G124]&lt;&gt;&quot;..&quot;;1.5*10^6*8/([.G124]*30);&quot;&quot;)" office:value-type="float" office:value="44.7777902160528" calcext:value-type="float">
            <text:p>4.5E+001</text:p>
          </table:table-cell>
          <table:table-cell table:formula="of:=IF(ISNA([.A124]);&quot;&quot;;VLOOKUP([.B124];[Population.$A$5:.$C$232];3;0))" office:value-type="float" office:value="37.8" calcext:value-type="float">
            <text:p>37.8</text:p>
          </table:table-cell>
          <table:table-cell table:formula="of:=SUM([.$N$6:.N124])/1000" office:value-type="float" office:value="2.6917" calcext:value-type="float">
            <text:p>2.6917</text:p>
          </table:table-cell>
        </table:table-row>
        <table:table-row table:style-name="ro2">
          <table:table-cell table:style-name="ce1" table:formula="of:=VLOOKUP([.B125];['ISO Codes'.$A$2:.$B$250];2;0)" office:value-type="string" office:string-value="PK" calcext:value-type="string">
            <text:p>PK</text:p>
          </table:table-cell>
          <table:table-cell table:style-name="ce4" office:value-type="string" calcext:value-type="string">
            <text:p>Pakistan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8172" calcext:value-type="float">
            <text:p>81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3.4" calcext:value-type="float">
            <text:p>23.4</text:p>
          </table:table-cell>
          <table:table-cell table:style-name="ce7" table:formula="of:=IF([.G125]&lt;&gt;&quot;..&quot;;1.5*10^6*8/([.G125]*30);&quot;&quot;)" office:value-type="float" office:value="48.9476260401371" calcext:value-type="float">
            <text:p>4.9E+001</text:p>
          </table:table-cell>
          <table:table-cell table:formula="of:=IF(ISNA([.A125]);&quot;&quot;;VLOOKUP([.B125];[Population.$A$5:.$C$232];3;0))" office:value-type="float" office:value="176.2" calcext:value-type="float">
            <text:p>176.2</text:p>
          </table:table-cell>
          <table:table-cell table:formula="of:=SUM([.$N$6:.N125])/1000" office:value-type="float" office:value="2.8679" calcext:value-type="float">
            <text:p>2.8679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VE" xlink:type="simple">VE</text:a></text:p>
          </table:table-cell>
          <table:table-cell table:style-name="ce4" office:value-type="string" calcext:value-type="string">
            <text:p>Venezuela, RB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0.2" calcext:value-type="float">
            <text:p>40.2</text:p>
          </table:table-cell>
          <table:table-cell table:style-name="ce4" office:value-type="float" office:value="6.05" calcext:value-type="float">
            <text:p>6.05</text:p>
          </table:table-cell>
          <table:table-cell table:style-name="ce4" office:value-type="float" office:value="8108" calcext:value-type="float">
            <text:p>810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2.6" calcext:value-type="float">
            <text:p>12.6</text:p>
          </table:table-cell>
          <table:table-cell table:style-name="ce7" table:formula="of:=IF([.G126]&lt;&gt;&quot;..&quot;;1.5*10^6*8/([.G126]*30);&quot;&quot;)" office:value-type="float" office:value="49.3339911198816" calcext:value-type="float">
            <text:p>4.9E+001</text:p>
          </table:table-cell>
          <table:table-cell table:formula="of:=IF(ISNA([.A126]);&quot;&quot;;VLOOKUP([.B126];[Population.$A$5:.$C$232];3;0))" office:value-type="float" office:value="29.5" calcext:value-type="float">
            <text:p>29.5</text:p>
          </table:table-cell>
          <table:table-cell table:formula="of:=SUM([.$N$6:.N126])/1000" office:value-type="float" office:value="2.8974" calcext:value-type="float">
            <text:p>2.8974</text:p>
          </table:table-cell>
        </table:table-row>
        <table:table-row table:style-name="ro2">
          <table:table-cell table:style-name="ce1" table:formula="of:=VLOOKUP([.B127];['ISO Codes'.$A$2:.$B$250];2;0)" office:value-type="string" office:string-value="FJ" calcext:value-type="string">
            <text:p>FJ</text:p>
          </table:table-cell>
          <table:table-cell table:style-name="ce4" office:value-type="string" calcext:value-type="string">
            <text:p>Fiji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.68" calcext:value-type="float">
            <text:p>2.68</text:p>
          </table:table-cell>
          <table:table-cell table:style-name="ce4" office:value-type="float" office:value="8020" calcext:value-type="float">
            <text:p>80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3.3" calcext:value-type="float">
            <text:p>3.3</text:p>
          </table:table-cell>
          <table:table-cell table:style-name="ce7" table:formula="of:=IF([.G127]&lt;&gt;&quot;..&quot;;1.5*10^6*8/([.G127]*30);&quot;&quot;)" office:value-type="float" office:value="49.8753117206983" calcext:value-type="float">
            <text:p>5.0E+001</text:p>
          </table:table-cell>
          <table:table-cell table:formula="of:=IF(ISNA([.A127]);&quot;&quot;;VLOOKUP([.B127];[Population.$A$5:.$C$232];3;0))" office:value-type="float" office:value="0.9" calcext:value-type="float">
            <text:p>0.9</text:p>
          </table:table-cell>
          <table:table-cell table:formula="of:=SUM([.$N$6:.N127])/1000" office:value-type="float" office:value="2.8983" calcext:value-type="float">
            <text:p>2.8983</text:p>
          </table:table-cell>
        </table:table-row>
        <table:table-row table:style-name="ro2">
          <table:table-cell table:style-name="ce1" table:formula="of:=VLOOKUP([.B128];['ISO Codes'.$A$2:.$B$250];2;0)" office:value-type="string" office:string-value="BW" calcext:value-type="string">
            <text:p>BW</text:p>
          </table:table-cell>
          <table:table-cell table:style-name="ce4" office:value-type="string" calcext:value-type="string">
            <text:p>Botswan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7386" calcext:value-type="float">
            <text:p>738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5.3" calcext:value-type="float">
            <text:p>45.3</text:p>
          </table:table-cell>
          <table:table-cell table:style-name="ce7" table:formula="of:=IF([.G128]&lt;&gt;&quot;..&quot;;1.5*10^6*8/([.G128]*30);&quot;&quot;)" office:value-type="float" office:value="54.1565123206066" calcext:value-type="float">
            <text:p>5.4E+001</text:p>
          </table:table-cell>
          <table:table-cell table:formula="of:=IF(ISNA([.A128]);&quot;&quot;;VLOOKUP([.B128];[Population.$A$5:.$C$232];3;0))" office:value-type="float" office:value="2" calcext:value-type="float">
            <text:p>2</text:p>
          </table:table-cell>
          <table:table-cell table:formula="of:=SUM([.$N$6:.N128])/1000" office:value-type="float" office:value="2.9003" calcext:value-type="float">
            <text:p>2.9003</text:p>
          </table:table-cell>
        </table:table-row>
        <table:table-row table:style-name="ro2">
          <table:table-cell table:style-name="ce1" table:formula="of:=VLOOKUP([.B129];['ISO Codes'.$A$2:.$B$250];2;0)" office:value-type="string" office:string-value="MA" calcext:value-type="string">
            <text:p>MA</text:p>
          </table:table-cell>
          <table:table-cell table:style-name="ce4" office:value-type="string" calcext:value-type="string">
            <text:p>Morocc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7273" calcext:value-type="float">
            <text:p>727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20.1" calcext:value-type="float">
            <text:p>20.1</text:p>
          </table:table-cell>
          <table:table-cell table:style-name="ce7" table:formula="of:=IF([.G129]&lt;&gt;&quot;..&quot;;1.5*10^6*8/([.G129]*30);&quot;&quot;)" office:value-type="float" office:value="54.9979375773409" calcext:value-type="float">
            <text:p>5.5E+001</text:p>
          </table:table-cell>
          <table:table-cell table:formula="of:=IF(ISNA([.A129]);&quot;&quot;;VLOOKUP([.B129];[Population.$A$5:.$C$232];3;0))" office:value-type="float" office:value="32.1" calcext:value-type="float">
            <text:p>32.1</text:p>
          </table:table-cell>
          <table:table-cell table:formula="of:=SUM([.$N$6:.N129])/1000" office:value-type="float" office:value="2.9324" calcext:value-type="float">
            <text:p>2.9324</text:p>
          </table:table-cell>
        </table:table-row>
        <table:table-row table:style-name="ro2">
          <table:table-cell table:style-name="ce1" table:formula="of:=VLOOKUP([.B130];['ISO Codes'.$A$2:.$B$250];2;0)" office:value-type="string" office:string-value="ET" calcext:value-type="string">
            <text:p>ET</text:p>
          </table:table-cell>
          <table:table-cell table:style-name="ce4" office:value-type="string" calcext:value-type="string">
            <text:p>Ethiopi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974" calcext:value-type="float">
            <text:p>69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IF([.G130]&lt;&gt;&quot;..&quot;;1.5*10^6*8/([.G130]*30);&quot;&quot;)" office:value-type="float" office:value="57.3558933180384" calcext:value-type="float">
            <text:p>5.7E+001</text:p>
          </table:table-cell>
          <table:table-cell table:formula="of:=IF(ISNA([.A130]);&quot;&quot;;VLOOKUP([.B130];[Population.$A$5:.$C$232];3;0))" office:value-type="float" office:value="89.4" calcext:value-type="float">
            <text:p>89.4</text:p>
          </table:table-cell>
          <table:table-cell table:formula="of:=SUM([.$N$6:.N130])/1000" office:value-type="float" office:value="3.0218" calcext:value-type="float">
            <text:p>3.0218</text:p>
          </table:table-cell>
        </table:table-row>
        <table:table-row table:style-name="ro2">
          <table:table-cell table:style-name="ce1" table:formula="of:=VLOOKUP([.B131];['ISO Codes'.$A$2:.$B$250];2;0)" office:value-type="string" office:string-value="WS" calcext:value-type="string">
            <text:p>WS</text:p>
          </table:table-cell>
          <table:table-cell table:style-name="ce4" office:value-type="string" calcext:value-type="string">
            <text:p>Samo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6675" calcext:value-type="float">
            <text:p>667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1.3" calcext:value-type="float">
            <text:p>11.3</text:p>
          </table:table-cell>
          <table:table-cell table:style-name="ce7" table:formula="of:=IF([.G131]&lt;&gt;&quot;..&quot;;1.5*10^6*8/([.G131]*30);&quot;&quot;)" office:value-type="float" office:value="59.9250936329588" calcext:value-type="float">
            <text:p>6.0E+001</text:p>
          </table:table-cell>
          <table:table-cell table:formula="of:=IF(ISNA([.A131]);&quot;&quot;;VLOOKUP([.B131];[Population.$A$5:.$C$232];3;0))" office:value-type="float" office:value="0.2" calcext:value-type="float">
            <text:p>0.2</text:p>
          </table:table-cell>
          <table:table-cell table:formula="of:=SUM([.$N$6:.N131])/1000" office:value-type="float" office:value="3.022" calcext:value-type="float">
            <text:p>3.022</text:p>
          </table:table-cell>
        </table:table-row>
        <table:table-row table:style-name="ro2">
          <table:table-cell table:style-name="ce1" table:formula="of:=VLOOKUP([.B132];['ISO Codes'.$A$2:.$B$250];2;0)" office:value-type="string" office:string-value="GT" calcext:value-type="string">
            <text:p>GT</text:p>
          </table:table-cell>
          <table:table-cell table:style-name="ce4" office:value-type="string" calcext:value-type="string">
            <text:p>Guatemala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6611" calcext:value-type="float">
            <text:p>66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1.1" calcext:value-type="float">
            <text:p>21.1</text:p>
          </table:table-cell>
          <table:table-cell table:style-name="ce7" table:formula="of:=IF([.G132]&lt;&gt;&quot;..&quot;;1.5*10^6*8/([.G132]*30);&quot;&quot;)" office:value-type="float" office:value="60.5052185751021" calcext:value-type="float">
            <text:p>6.1E+001</text:p>
          </table:table-cell>
          <table:table-cell table:formula="of:=IF(ISNA([.A132]);&quot;&quot;;VLOOKUP([.B132];[Population.$A$5:.$C$232];3;0))" office:value-type="float" office:value="14.7" calcext:value-type="float">
            <text:p>14.7</text:p>
          </table:table-cell>
          <table:table-cell table:formula="of:=SUM([.$N$6:.N132])/1000" office:value-type="float" office:value="3.0367" calcext:value-type="float">
            <text:p>3.0367</text:p>
          </table:table-cell>
        </table:table-row>
        <table:table-row table:style-name="ro2">
          <table:table-cell table:style-name="ce1" table:formula="of:=VLOOKUP([.B133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Lower middle incom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6535" calcext:value-type="float">
            <text:p>653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44.7" calcext:value-type="float">
            <text:p>44.7</text:p>
          </table:table-cell>
          <table:table-cell table:style-name="ce7" table:formula="of:=IF([.G133]&lt;&gt;&quot;..&quot;;1.5*10^6*8/([.G133]*30);&quot;&quot;)" office:value-type="float" office:value="61.2088752869166" calcext:value-type="float">
            <text:p>6.1E+001</text:p>
          </table:table-cell>
          <table:table-cell table:formula="of:=IF(ISNA([.A133]);&quot;&quot;;VLOOKUP([.B133];[Population.$A$5:.$C$232];3;0))">
            <text:p/>
          </table:table-cell>
          <table:table-cell table:formula="of:=SUM([.$N$6:.N133])/1000" office:value-type="float" office:value="3.0367" calcext:value-type="float">
            <text:p>3.0367</text:p>
          </table:table-cell>
        </table:table-row>
        <table:table-row table:style-name="ro2">
          <table:table-cell table:style-name="ce1" table:formula="of:=VLOOKUP([.B134];['ISO Codes'.$A$2:.$B$250];2;0)" office:value-type="string" office:string-value="TG" calcext:value-type="string">
            <text:p>TG</text:p>
          </table:table-cell>
          <table:table-cell table:style-name="ce4" office:value-type="string" calcext:value-type="string">
            <text:p>Togo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6443" calcext:value-type="float">
            <text:p>6443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23.2" calcext:value-type="float">
            <text:p>23.2</text:p>
          </table:table-cell>
          <table:table-cell table:style-name="ce7" table:formula="of:=IF([.G134]&lt;&gt;&quot;..&quot;;1.5*10^6*8/([.G134]*30);&quot;&quot;)" office:value-type="float" office:value="62.082880645662" calcext:value-type="float">
            <text:p>6.2E+001</text:p>
          </table:table-cell>
          <table:table-cell table:formula="of:=IF(ISNA([.A134]);&quot;&quot;;VLOOKUP([.B134];[Population.$A$5:.$C$232];3;0))" office:value-type="float" office:value="6.5" calcext:value-type="float">
            <text:p>6.5</text:p>
          </table:table-cell>
          <table:table-cell table:formula="of:=SUM([.$N$6:.N134])/1000" office:value-type="float" office:value="3.0432" calcext:value-type="float">
            <text:p>3.0432</text:p>
          </table:table-cell>
        </table:table-row>
        <table:table-row table:style-name="ro2">
          <table:table-cell table:style-name="ce1" table:formula="of:=VLOOKUP([.B135];['ISO Codes'.$A$2:.$B$250];2;0)" office:value-type="string" office:string-value="JO" calcext:value-type="string">
            <text:p>JO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6337" calcext:value-type="float">
            <text:p>633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35]&lt;&gt;&quot;..&quot;;1.5*10^6*8/([.G135]*30);&quot;&quot;)" office:value-type="float" office:value="63.1213507969071" calcext:value-type="float">
            <text:p>6.3E+001</text:p>
          </table:table-cell>
          <table:table-cell table:formula="of:=IF(ISNA([.A135]);&quot;&quot;;VLOOKUP([.B135];[Population.$A$5:.$C$232];3;0))" office:value-type="float" office:value="6.2" calcext:value-type="float">
            <text:p>6.2</text:p>
          </table:table-cell>
          <table:table-cell table:formula="of:=SUM([.$N$6:.N135])/1000" office:value-type="float" office:value="3.0494" calcext:value-type="float">
            <text:p>3.0494</text:p>
          </table:table-cell>
        </table:table-row>
        <table:table-row table:style-name="ro2">
          <table:table-cell table:style-name="ce1" table:formula="of:=VLOOKUP([.B136];['ISO Codes'.$A$2:.$B$250];2;0)" office:value-type="string" office:string-value="IN" calcext:value-type="string">
            <text:p>IN</text:p>
          </table:table-cell>
          <table:table-cell table:style-name="ce4" office:value-type="string" calcext:value-type="string">
            <text:p>India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6319" calcext:value-type="float">
            <text:p>63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1.5" calcext:value-type="float">
            <text:p>61.5</text:p>
          </table:table-cell>
          <table:table-cell table:style-name="ce7" table:formula="of:=IF([.G136]&lt;&gt;&quot;..&quot;;1.5*10^6*8/([.G136]*30);&quot;&quot;)" office:value-type="float" office:value="63.3011552460832" calcext:value-type="float">
            <text:p>6.3E+001</text:p>
          </table:table-cell>
          <table:table-cell table:formula="of:=IF(ISNA([.A136]);&quot;&quot;;VLOOKUP([.B136];[Population.$A$5:.$C$232];3;0))" office:value-type="float" office:value="1221.2" calcext:value-type="float">
            <text:p>1221.2</text:p>
          </table:table-cell>
          <table:table-cell table:formula="of:=SUM([.$N$6:.N136])/1000" office:value-type="float" office:value="4.2706" calcext:value-type="float">
            <text:p>4.2706</text:p>
          </table:table-cell>
        </table:table-row>
        <table:table-row table:style-name="ro2">
          <table:table-cell table:style-name="ce1" table:formula="of:=VLOOKUP([.B137];['ISO Codes'.$A$2:.$B$250];2;0)" office:value-type="string" office:string-value="GA" calcext:value-type="string">
            <text:p>GA</text:p>
          </table:table-cell>
          <table:table-cell table:style-name="ce4" office:value-type="string" calcext:value-type="string">
            <text:p>Gabo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6314" calcext:value-type="float">
            <text:p>6314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37]&lt;&gt;&quot;..&quot;;1.5*10^6*8/([.G137]*30);&quot;&quot;)" office:value-type="float" office:value="63.351282863478" calcext:value-type="float">
            <text:p>6.3E+001</text:p>
          </table:table-cell>
          <table:table-cell table:formula="of:=IF(ISNA([.A137]);&quot;&quot;;VLOOKUP([.B137];[Population.$A$5:.$C$232];3;0))" office:value-type="float" office:value="1.6" calcext:value-type="float">
            <text:p>1.6</text:p>
          </table:table-cell>
          <table:table-cell table:formula="of:=SUM([.$N$6:.N137])/1000" office:value-type="float" office:value="4.2722" calcext:value-type="float">
            <text:p>4.2722</text:p>
          </table:table-cell>
        </table:table-row>
        <table:table-row table:style-name="ro2">
          <table:table-cell table:style-name="ce1" table:formula="of:=VLOOKUP([.B138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South Asi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6132" calcext:value-type="float">
            <text:p>613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8.9" calcext:value-type="float">
            <text:p>58.9</text:p>
          </table:table-cell>
          <table:table-cell table:style-name="ce7" table:formula="of:=IF([.G138]&lt;&gt;&quot;..&quot;;1.5*10^6*8/([.G138]*30);&quot;&quot;)" office:value-type="float" office:value="65.2315720808871" calcext:value-type="float">
            <text:p>6.5E+001</text:p>
          </table:table-cell>
          <table:table-cell table:formula="of:=IF(ISNA([.A138]);&quot;&quot;;VLOOKUP([.B138];[Population.$A$5:.$C$232];3;0))">
            <text:p/>
          </table:table-cell>
          <table:table-cell table:formula="of:=SUM([.$N$6:.N138])/1000" office:value-type="float" office:value="4.2722" calcext:value-type="float">
            <text:p>4.2722</text:p>
          </table:table-cell>
        </table:table-row>
        <table:table-row table:style-name="ro2">
          <table:table-cell table:style-name="ce1" table:formula="of:=VLOOKUP([.B139];['ISO Codes'.$A$2:.$B$250];2;0)" office:value-type="string" office:string-value="KW" calcext:value-type="string">
            <text:p>KW</text:p>
          </table:table-cell>
          <table:table-cell table:style-name="ce4" office:value-type="string" calcext:value-type="string">
            <text:p>Kuwait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5951" calcext:value-type="float">
            <text:p>595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5.3" calcext:value-type="float">
            <text:p>35.3</text:p>
          </table:table-cell>
          <table:table-cell table:style-name="ce7" table:formula="of:=IF([.G139]&lt;&gt;&quot;..&quot;;1.5*10^6*8/([.G139]*30);&quot;&quot;)" office:value-type="float" office:value="67.2155940178121" calcext:value-type="float">
            <text:p>6.7E+001</text:p>
          </table:table-cell>
          <table:table-cell table:formula="of:=IF(ISNA([.A139]);&quot;&quot;;VLOOKUP([.B139];[Population.$A$5:.$C$232];3;0))" office:value-type="float" office:value="3.1" calcext:value-type="float">
            <text:p>3.1</text:p>
          </table:table-cell>
          <table:table-cell table:formula="of:=SUM([.$N$6:.N139])/1000" office:value-type="float" office:value="4.2753" calcext:value-type="float">
            <text:p>4.2753</text:p>
          </table:table-cell>
        </table:table-row>
        <table:table-row table:style-name="ro2">
          <table:table-cell table:style-name="ce1" table:formula="of:=VLOOKUP([.B140];['ISO Codes'.$A$2:.$B$250];2;0)" office:value-type="string" office:string-value="SC" calcext:value-type="string">
            <text:p>SC</text:p>
          </table:table-cell>
          <table:table-cell table:style-name="ce4" office:value-type="string" calcext:value-type="string">
            <text:p>Seychelles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3.2" calcext:value-type="float">
            <text:p>43.2</text:p>
          </table:table-cell>
          <table:table-cell table:style-name="ce4" office:value-type="float" office:value="10.36" calcext:value-type="float">
            <text:p>10.36</text:p>
          </table:table-cell>
          <table:table-cell table:style-name="ce4" office:value-type="float" office:value="5867" calcext:value-type="float">
            <text:p>586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70" calcext:value-type="float">
            <text:p>1170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4" calcext:value-type="float">
            <text:p>24</text:p>
          </table:table-cell>
          <table:table-cell table:style-name="ce7" table:formula="of:=IF([.G140]&lt;&gt;&quot;..&quot;;1.5*10^6*8/([.G140]*30);&quot;&quot;)" office:value-type="float" office:value="68.1779444349753" calcext:value-type="float">
            <text:p>6.8E+001</text:p>
          </table:table-cell>
          <table:table-cell table:formula="of:=IF(ISNA([.A140]);&quot;&quot;;VLOOKUP([.B140];[Population.$A$5:.$C$232];3;0))" office:value-type="float" office:value="0.1" calcext:value-type="float">
            <text:p>0.1</text:p>
          </table:table-cell>
          <table:table-cell table:formula="of:=SUM([.$N$6:.N140])/1000" office:value-type="float" office:value="4.2754" calcext:value-type="float">
            <text:p>4.2754</text:p>
          </table:table-cell>
        </table:table-row>
        <table:table-row table:style-name="ro2">
          <table:table-cell table:style-name="ce1" table:formula="of:=VLOOKUP([.B141];['ISO Codes'.$A$2:.$B$250];2;0)" office:value-type="string" office:string-value="CV" calcext:value-type="string">
            <text:p>CV</text:p>
          </table:table-cell>
          <table:table-cell table:style-name="ce4" office:value-type="string" calcext:value-type="string">
            <text:p>Cape Verde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5806" calcext:value-type="float">
            <text:p>580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5.4" calcext:value-type="float">
            <text:p>5.4</text:p>
          </table:table-cell>
          <table:table-cell table:style-name="ce7" table:formula="of:=IF([.G141]&lt;&gt;&quot;..&quot;;1.5*10^6*8/([.G141]*30);&quot;&quot;)" office:value-type="float" office:value="68.8942473303479" calcext:value-type="float">
            <text:p>6.9E+001</text:p>
          </table:table-cell>
          <table:table-cell table:formula="of:=IF(ISNA([.A141]);&quot;&quot;;VLOOKUP([.B141];[Population.$A$5:.$C$232];3;0))" office:value-type="float" office:value="0.5" calcext:value-type="float">
            <text:p>0.5</text:p>
          </table:table-cell>
          <table:table-cell table:formula="of:=SUM([.$N$6:.N141])/1000" office:value-type="float" office:value="4.2759" calcext:value-type="float">
            <text:p>4.2759</text:p>
          </table:table-cell>
        </table:table-row>
        <table:table-row table:style-name="ro1">
          <table:table-cell table:style-name="ce1" table:formula="of:=VLOOKUP([.B142];['ISO Codes'.$A$2:.$B$250];2;0)" office:value-type="string" office:string-value="PG" calcext:value-type="string">
            <text:p>PG</text:p>
          </table:table-cell>
          <table:table-cell table:style-name="ce4" office:value-type="string" calcext:value-type="string">
            <text:p>Papua New Guine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703" calcext:value-type="float">
            <text:p>5703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9.3" calcext:value-type="float">
            <text:p>49.3</text:p>
          </table:table-cell>
          <table:table-cell table:style-name="ce7" table:formula="of:=IF([.G142]&lt;&gt;&quot;..&quot;;1.5*10^6*8/([.G142]*30);&quot;&quot;)" office:value-type="float" office:value="70.1385235840786" calcext:value-type="float">
            <text:p>7.0E+001</text:p>
          </table:table-cell>
          <table:table-cell table:formula="of:=IF(ISNA([.A142]);&quot;&quot;;VLOOKUP([.B142];[Population.$A$5:.$C$232];3;0))" office:value-type="float" office:value="7" calcext:value-type="float">
            <text:p>7</text:p>
          </table:table-cell>
          <table:table-cell table:formula="of:=SUM([.$N$6:.N142])/1000" office:value-type="float" office:value="4.2829" calcext:value-type="float">
            <text:p>4.2829</text:p>
          </table:table-cell>
        </table:table-row>
        <table:table-row table:style-name="ro2">
          <table:table-cell table:style-name="ce1" table:formula="of:=VLOOKUP([.B143];['ISO Codes'.$A$2:.$B$250];2;0)" office:value-type="string" office:string-value="SV" calcext:value-type="string">
            <text:p>SV</text:p>
          </table:table-cell>
          <table:table-cell table:style-name="ce4" office:value-type="string" calcext:value-type="string">
            <text:p>El Salvador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3.31" calcext:value-type="float">
            <text:p>3.31</text:p>
          </table:table-cell>
          <table:table-cell table:style-name="ce4" office:value-type="float" office:value="5655" calcext:value-type="float">
            <text:p>565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0.5" calcext:value-type="float">
            <text:p>10.5</text:p>
          </table:table-cell>
          <table:table-cell table:style-name="ce7" table:formula="of:=IF([.G143]&lt;&gt;&quot;..&quot;;1.5*10^6*8/([.G143]*30);&quot;&quot;)" office:value-type="float" office:value="70.7338638373121" calcext:value-type="float">
            <text:p>7.1E+001</text:p>
          </table:table-cell>
          <table:table-cell table:formula="of:=IF(ISNA([.A143]);&quot;&quot;;VLOOKUP([.B143];[Population.$A$5:.$C$232];3;0))" office:value-type="float" office:value="6.3" calcext:value-type="float">
            <text:p>6.3</text:p>
          </table:table-cell>
          <table:table-cell table:formula="of:=SUM([.$N$6:.N143])/1000" office:value-type="float" office:value="4.2892" calcext:value-type="float">
            <text:p>4.2892</text:p>
          </table:table-cell>
        </table:table-row>
        <table:table-row table:style-name="ro1">
          <table:table-cell table:style-name="ce1" table:formula="of:=VLOOKUP([.B144];['ISO Codes'.$A$2:.$B$250];2;0)" office:value-type="string" office:string-value="LK" calcext:value-type="string">
            <text:p>LK</text:p>
          </table:table-cell>
          <table:table-cell table:style-name="ce4" office:value-type="string" calcext:value-type="string">
            <text:p>Sri Lank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5224" calcext:value-type="float">
            <text:p>5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2.9" calcext:value-type="float">
            <text:p>22.9</text:p>
          </table:table-cell>
          <table:table-cell table:style-name="ce7" table:formula="of:=IF([.G144]&lt;&gt;&quot;..&quot;;1.5*10^6*8/([.G144]*30);&quot;&quot;)" office:value-type="float" office:value="76.5696784073507" calcext:value-type="float">
            <text:p>7.7E+001</text:p>
          </table:table-cell>
          <table:table-cell table:formula="of:=IF(ISNA([.A144]);&quot;&quot;;VLOOKUP([.B144];[Population.$A$5:.$C$232];3;0))" office:value-type="float" office:value="20.9" calcext:value-type="float">
            <text:p>20.9</text:p>
          </table:table-cell>
          <table:table-cell table:formula="of:=SUM([.$N$6:.N144])/1000" office:value-type="float" office:value="4.3101" calcext:value-type="float">
            <text:p>4.3101</text:p>
          </table:table-cell>
        </table:table-row>
        <table:table-row table:style-name="ro2">
          <table:table-cell table:style-name="ce1" table:formula="of:=VLOOKUP([.B145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Middle East &amp; North Afric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5187" calcext:value-type="float">
            <text:p>518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45]&lt;&gt;&quot;..&quot;;1.5*10^6*8/([.G145]*30);&quot;&quot;)" office:value-type="float" office:value="77.1158665895508" calcext:value-type="float">
            <text:p>7.7E+001</text:p>
          </table:table-cell>
          <table:table-cell table:formula="of:=IF(ISNA([.A145]);&quot;&quot;;VLOOKUP([.B145];[Population.$A$5:.$C$232];3;0))">
            <text:p/>
          </table:table-cell>
          <table:table-cell table:formula="of:=SUM([.$N$6:.N145])/1000" office:value-type="float" office:value="4.3101" calcext:value-type="float">
            <text:p>4.3101</text:p>
          </table:table-cell>
        </table:table-row>
        <table:table-row table:style-name="ro2">
          <table:table-cell table:style-name="ce1" table:formula="of:=VLOOKUP([.B146];['ISO Codes'.$A$2:.$B$250];2;0)" office:value-type="string" office:string-value="ML" calcext:value-type="string">
            <text:p>ML</text:p>
          </table:table-cell>
          <table:table-cell table:style-name="ce4" office:value-type="string" calcext:value-type="string">
            <text:p>Mali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893" calcext:value-type="float">
            <text:p>489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3.9" calcext:value-type="float">
            <text:p>33.9</text:p>
          </table:table-cell>
          <table:table-cell table:style-name="ce7" table:formula="of:=IF([.G146]&lt;&gt;&quot;..&quot;;1.5*10^6*8/([.G146]*30);&quot;&quot;)" office:value-type="float" office:value="81.7494379726139" calcext:value-type="float">
            <text:p>8.2E+001</text:p>
          </table:table-cell>
          <table:table-cell table:formula="of:=IF(ISNA([.A146]);&quot;&quot;;VLOOKUP([.B146];[Population.$A$5:.$C$232];3;0))" office:value-type="float" office:value="14.4" calcext:value-type="float">
            <text:p>14.4</text:p>
          </table:table-cell>
          <table:table-cell table:formula="of:=SUM([.$N$6:.N146])/1000" office:value-type="float" office:value="4.3245" calcext:value-type="float">
            <text:p>4.3245</text:p>
          </table:table-cell>
        </table:table-row>
        <table:table-row table:style-name="ro2">
          <table:table-cell table:style-name="ce1" table:formula="of:=VLOOKUP([.B147];['ISO Codes'.$A$2:.$B$250];2;0)" office:value-type="string" office:string-value="HN" calcext:value-type="string">
            <text:p>HN</text:p>
          </table:table-cell>
          <table:table-cell table:style-name="ce4" office:value-type="string" calcext:value-type="string">
            <text:p>Honduras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4866" calcext:value-type="float">
            <text:p>486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1.4" calcext:value-type="float">
            <text:p>11.4</text:p>
          </table:table-cell>
          <table:table-cell table:style-name="ce7" table:formula="of:=IF([.G147]&lt;&gt;&quot;..&quot;;1.5*10^6*8/([.G147]*30);&quot;&quot;)" office:value-type="float" office:value="82.203041512536" calcext:value-type="float">
            <text:p>8.2E+001</text:p>
          </table:table-cell>
          <table:table-cell table:formula="of:=IF(ISNA([.A147]);&quot;&quot;;VLOOKUP([.B147];[Population.$A$5:.$C$232];3;0))" office:value-type="float" office:value="7.8" calcext:value-type="float">
            <text:p>7.8</text:p>
          </table:table-cell>
          <table:table-cell table:formula="of:=SUM([.$N$6:.N147])/1000" office:value-type="float" office:value="4.3323" calcext:value-type="float">
            <text:p>4.3323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BO" xlink:type="simple">BO</text:a></text:p>
          </table:table-cell>
          <table:table-cell table:style-name="ce4" office:value-type="string" calcext:value-type="string">
            <text:p>Bolivia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4743" calcext:value-type="float">
            <text:p>474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9.8" calcext:value-type="float">
            <text:p>9.8</text:p>
          </table:table-cell>
          <table:table-cell table:style-name="ce7" table:formula="of:=IF([.G148]&lt;&gt;&quot;..&quot;;1.5*10^6*8/([.G148]*30);&quot;&quot;)" office:value-type="float" office:value="84.3348091924942" calcext:value-type="float">
            <text:p>8.4E+001</text:p>
          </table:table-cell>
          <table:table-cell table:formula="of:=IF(ISNA([.A148]);&quot;&quot;;VLOOKUP([.B148];[Population.$A$5:.$C$232];3;0))" office:value-type="float" office:value="10.3" calcext:value-type="float">
            <text:p>10.3</text:p>
          </table:table-cell>
          <table:table-cell table:formula="of:=SUM([.$N$6:.N148])/1000" office:value-type="float" office:value="4.3426" calcext:value-type="float">
            <text:p>4.3426</text:p>
          </table:table-cell>
        </table:table-row>
        <table:table-row table:style-name="ro2">
          <table:table-cell table:style-name="ce1" table:formula="of:=VLOOKUP([.B149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East Asia &amp; Pacif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8.74" calcext:value-type="float">
            <text:p>8.74</text:p>
          </table:table-cell>
          <table:table-cell table:style-name="ce4" office:value-type="float" office:value="4571" calcext:value-type="float">
            <text:p>457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32.8" calcext:value-type="float">
            <text:p>32.8</text:p>
          </table:table-cell>
          <table:table-cell table:style-name="ce7" table:formula="of:=IF([.G149]&lt;&gt;&quot;..&quot;;1.5*10^6*8/([.G149]*30);&quot;&quot;)" office:value-type="float" office:value="87.5082038941151" calcext:value-type="float">
            <text:p>8.8E+001</text:p>
          </table:table-cell>
          <table:table-cell table:formula="of:=IF(ISNA([.A149]);&quot;&quot;;VLOOKUP([.B149];[Population.$A$5:.$C$232];3;0))">
            <text:p/>
          </table:table-cell>
          <table:table-cell table:formula="of:=SUM([.$N$6:.N149])/1000" office:value-type="float" office:value="4.3426" calcext:value-type="float">
            <text:p>4.3426</text:p>
          </table:table-cell>
        </table:table-row>
        <table:table-row table:style-name="ro2">
          <table:table-cell table:style-name="ce1" table:formula="of:=VLOOKUP([.B150];['ISO Codes'.$A$2:.$B$250];2;0)" office:value-type="string" office:string-value="GY" calcext:value-type="string">
            <text:p>GY</text:p>
          </table:table-cell>
          <table:table-cell table:style-name="ce4" office:value-type="string" calcext:value-type="string">
            <text:p>Guyan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4547" calcext:value-type="float">
            <text:p>454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32.1" calcext:value-type="float">
            <text:p>32.1</text:p>
          </table:table-cell>
          <table:table-cell table:style-name="ce7" table:formula="of:=IF([.G150]&lt;&gt;&quot;..&quot;;1.5*10^6*8/([.G150]*30);&quot;&quot;)" office:value-type="float" office:value="87.9700901693424" calcext:value-type="float">
            <text:p>8.8E+001</text:p>
          </table:table-cell>
          <table:table-cell table:formula="of:=IF(ISNA([.A150]);&quot;&quot;;VLOOKUP([.B150];[Population.$A$5:.$C$232];3;0))" office:value-type="float" office:value="0.8" calcext:value-type="float">
            <text:p>0.8</text:p>
          </table:table-cell>
          <table:table-cell table:formula="of:=SUM([.$N$6:.N150])/1000" office:value-type="float" office:value="4.3434" calcext:value-type="float">
            <text:p>4.3434</text:p>
          </table:table-cell>
        </table:table-row>
        <table:table-row table:style-name="ro2">
          <table:table-cell table:style-name="ce1" table:formula="of:=VLOOKUP([.B151];['ISO Codes'.$A$2:.$B$250];2;0)" office:value-type="string" office:string-value="KE" calcext:value-type="string">
            <text:p>KE</text:p>
          </table:table-cell>
          <table:table-cell table:style-name="ce4" office:value-type="string" calcext:value-type="string">
            <text:p>Kenya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544" calcext:value-type="float">
            <text:p>454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51]&lt;&gt;&quot;..&quot;;1.5*10^6*8/([.G151]*30);&quot;&quot;)" office:value-type="float" office:value="88.0281690140845" calcext:value-type="float">
            <text:p>8.8E+001</text:p>
          </table:table-cell>
          <table:table-cell table:formula="of:=IF(ISNA([.A151]);&quot;&quot;;VLOOKUP([.B151];[Population.$A$5:.$C$232];3;0))" office:value-type="float" office:value="42" calcext:value-type="float">
            <text:p>42</text:p>
          </table:table-cell>
          <table:table-cell table:formula="of:=SUM([.$N$6:.N151])/1000" office:value-type="float" office:value="4.3854" calcext:value-type="float">
            <text:p>4.3854</text:p>
          </table:table-cell>
        </table:table-row>
        <table:table-row table:style-name="ro2">
          <table:table-cell table:style-name="ce1" table:formula="of:=VLOOKUP([.B152];['ISO Codes'.$A$2:.$B$250];2;0)" office:value-type="string" office:string-value="KI" calcext:value-type="string">
            <text:p>KI</text:p>
          </table:table-cell>
          <table:table-cell table:style-name="ce4" office:value-type="string" calcext:value-type="string">
            <text:p>Kiribati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4451" calcext:value-type="float">
            <text:p>4451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52]&lt;&gt;&quot;..&quot;;1.5*10^6*8/([.G152]*30);&quot;&quot;)" office:value-type="float" office:value="89.8674455178612" calcext:value-type="float">
            <text:p>9.0E+001</text:p>
          </table:table-cell>
          <table:table-cell table:formula="of:=IF(ISNA([.A152]);&quot;&quot;;VLOOKUP([.B152];[Population.$A$5:.$C$232];3;0))" office:value-type="float" office:value="0.1" calcext:value-type="float">
            <text:p>0.1</text:p>
          </table:table-cell>
          <table:table-cell table:formula="of:=SUM([.$N$6:.N152])/1000" office:value-type="float" office:value="4.3855" calcext:value-type="float">
            <text:p>4.3855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BS" xlink:type="simple">BS</text:a></text:p>
          </table:table-cell>
          <table:table-cell table:style-name="ce4" office:value-type="string" calcext:value-type="string">
            <text:p>Bahamas, Th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.46" calcext:value-type="float">
            <text:p>4.46</text:p>
          </table:table-cell>
          <table:table-cell table:style-name="ce4" office:value-type="float" office:value="4431" calcext:value-type="float">
            <text:p>44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53]&lt;&gt;&quot;..&quot;;1.5*10^6*8/([.G153]*30);&quot;&quot;)" office:value-type="float" office:value="90.2730760550666" calcext:value-type="float">
            <text:p>9.0E+001</text:p>
          </table:table-cell>
          <table:table-cell table:formula="of:=IF(ISNA([.A153]);&quot;&quot;;VLOOKUP([.B153];[Population.$A$5:.$C$232];3;0))" office:value-type="float" office:value="0.4" calcext:value-type="float">
            <text:p>0.4</text:p>
          </table:table-cell>
          <table:table-cell table:formula="of:=SUM([.$N$6:.N153])/1000" office:value-type="float" office:value="4.3859" calcext:value-type="float">
            <text:p>4.3859</text:p>
          </table:table-cell>
        </table:table-row>
        <table:table-row table:style-name="ro2">
          <table:table-cell table:style-name="ce1" table:formula="of:=VLOOKUP([.B154];['ISO Codes'.$A$2:.$B$250];2;0)" office:value-type="string" office:string-value="RW" calcext:value-type="string">
            <text:p>RW</text:p>
          </table:table-cell>
          <table:table-cell table:style-name="ce4" office:value-type="string" calcext:value-type="string">
            <text:p>Rwand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4414" calcext:value-type="float">
            <text:p>4414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2" calcext:value-type="float">
            <text:p>3.2</text:p>
          </table:table-cell>
          <table:table-cell table:style-name="ce7" table:formula="of:=IF([.G154]&lt;&gt;&quot;..&quot;;1.5*10^6*8/([.G154]*30);&quot;&quot;)" office:value-type="float" office:value="90.6207521522429" calcext:value-type="float">
            <text:p>9.1E+001</text:p>
          </table:table-cell>
          <table:table-cell table:formula="of:=IF(ISNA([.A154]);&quot;&quot;;VLOOKUP([.B154];[Population.$A$5:.$C$232];3;0))" office:value-type="float" office:value="11.1" calcext:value-type="float">
            <text:p>11.1</text:p>
          </table:table-cell>
          <table:table-cell table:formula="of:=SUM([.$N$6:.N154])/1000" office:value-type="float" office:value="4.397" calcext:value-type="float">
            <text:p>4.397</text:p>
          </table:table-cell>
        </table:table-row>
        <table:table-row table:style-name="ro2">
          <table:table-cell table:style-name="ce1" table:formula="of:=VLOOKUP([.B155];['ISO Codes'.$A$2:.$B$250];2;0)" office:value-type="string" office:string-value="UG" calcext:value-type="string">
            <text:p>UG</text:p>
          </table:table-cell>
          <table:table-cell table:style-name="ce4" office:value-type="string" calcext:value-type="string">
            <text:p>Ugand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1.6" calcext:value-type="float">
            <text:p>11.6</text:p>
          </table:table-cell>
          <table:table-cell table:style-name="ce7" table:formula="of:=IF([.G155]&lt;&gt;&quot;..&quot;;1.5*10^6*8/([.G155]*30);&quot;&quot;)" office:value-type="float" office:value="95.1022349025202" calcext:value-type="float">
            <text:p>9.5E+001</text:p>
          </table:table-cell>
          <table:table-cell table:formula="of:=IF(ISNA([.A155]);&quot;&quot;;VLOOKUP([.B155];[Population.$A$5:.$C$232];3;0))" office:value-type="float" office:value="35.1" calcext:value-type="float">
            <text:p>35.1</text:p>
          </table:table-cell>
          <table:table-cell table:formula="of:=SUM([.$N$6:.N155])/1000" office:value-type="float" office:value="4.4321" calcext:value-type="float">
            <text:p>4.4321</text:p>
          </table:table-cell>
        </table:table-row>
        <table:table-row table:style-name="ro2">
          <table:table-cell table:style-name="ce1" table:formula="of:=VLOOKUP([.B156];['ISO Codes'.$A$2:.$B$250];2;0)" office:value-type="string" office:string-value="SN" calcext:value-type="string">
            <text:p>SN</text:p>
          </table:table-cell>
          <table:table-cell table:style-name="ce4" office:value-type="string" calcext:value-type="string">
            <text:p>Senegal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4118" calcext:value-type="float">
            <text:p>41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3.6" calcext:value-type="float">
            <text:p>33.6</text:p>
          </table:table-cell>
          <table:table-cell table:style-name="ce7" table:formula="of:=IF([.G156]&lt;&gt;&quot;..&quot;;1.5*10^6*8/([.G156]*30);&quot;&quot;)" office:value-type="float" office:value="97.1345313258864" calcext:value-type="float">
            <text:p>9.7E+001</text:p>
          </table:table-cell>
          <table:table-cell table:formula="of:=IF(ISNA([.A156]);&quot;&quot;;VLOOKUP([.B156];[Population.$A$5:.$C$232];3;0))" office:value-type="float" office:value="13.3" calcext:value-type="float">
            <text:p>13.3</text:p>
          </table:table-cell>
          <table:table-cell table:formula="of:=SUM([.$N$6:.N156])/1000" office:value-type="float" office:value="4.4454" calcext:value-type="float">
            <text:p>4.4454</text:p>
          </table:table-cell>
        </table:table-row>
        <table:table-row table:style-name="ro2">
          <table:table-cell table:style-name="ce1" table:formula="of:=VLOOKUP([.B157];['ISO Codes'.$A$2:.$B$250];2;0)" office:value-type="string" office:string-value="KM" calcext:value-type="string">
            <text:p>KM</text:p>
          </table:table-cell>
          <table:table-cell table:style-name="ce4" office:value-type="string" calcext:value-type="string">
            <text:p>Comoro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57]&lt;&gt;&quot;..&quot;;1.5*10^6*8/([.G157]*30);&quot;&quot;)" office:value-type="float" office:value="99.9250562078441" calcext:value-type="float">
            <text:p>1.0E+002</text:p>
          </table:table-cell>
          <table:table-cell table:formula="of:=IF(ISNA([.A157]);&quot;&quot;;VLOOKUP([.B157];[Population.$A$5:.$C$232];3;0))" office:value-type="float" office:value="0.7" calcext:value-type="float">
            <text:p>0.7</text:p>
          </table:table-cell>
          <table:table-cell table:formula="of:=SUM([.$N$6:.N157])/1000" office:value-type="float" office:value="4.4461" calcext:value-type="float">
            <text:p>4.4461</text:p>
          </table:table-cell>
        </table:table-row>
        <table:table-row table:style-name="ro2">
          <table:table-cell table:style-name="ce1" table:formula="of:=VLOOKUP([.B158];['ISO Codes'.$A$2:.$B$250];2;0)" office:value-type="string" office:string-value="SB" calcext:value-type="string">
            <text:p>SB</text:p>
          </table:table-cell>
          <table:table-cell table:style-name="ce4" office:value-type="string" calcext:value-type="string">
            <text:p>Solomon Islands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3893" calcext:value-type="float">
            <text:p>3893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4.3" calcext:value-type="float">
            <text:p>4.3</text:p>
          </table:table-cell>
          <table:table-cell table:style-name="ce7" table:formula="of:=IF([.G158]&lt;&gt;&quot;..&quot;;1.5*10^6*8/([.G158]*30);&quot;&quot;)" office:value-type="float" office:value="102.748522989982" calcext:value-type="float">
            <text:p>1.0E+002</text:p>
          </table:table-cell>
          <table:table-cell table:formula="of:=IF(ISNA([.A158]);&quot;&quot;;VLOOKUP([.B158];[Population.$A$5:.$C$232];3;0))" office:value-type="float" office:value="0.5" calcext:value-type="float">
            <text:p>0.5</text:p>
          </table:table-cell>
          <table:table-cell table:formula="of:=SUM([.$N$6:.N158])/1000" office:value-type="float" office:value="4.4466" calcext:value-type="float">
            <text:p>4.4466</text:p>
          </table:table-cell>
        </table:table-row>
        <table:table-row table:style-name="ro2">
          <table:table-cell table:style-name="ce1" table:formula="of:=VLOOKUP([.B159];['ISO Codes'.$A$2:.$B$250];2;0)" office:value-type="string" office:string-value="MR" calcext:value-type="string">
            <text:p>MR</text:p>
          </table:table-cell>
          <table:table-cell table:style-name="ce4" office:value-type="string" calcext:value-type="string">
            <text:p>Mauritani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3890" calcext:value-type="float">
            <text:p>389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59]&lt;&gt;&quot;..&quot;;1.5*10^6*8/([.G159]*30);&quot;&quot;)" office:value-type="float" office:value="102.827763496144" calcext:value-type="float">
            <text:p>1.0E+002</text:p>
          </table:table-cell>
          <table:table-cell table:formula="of:=IF(ISNA([.A159]);&quot;&quot;;VLOOKUP([.B159];[Population.$A$5:.$C$232];3;0))" office:value-type="float" office:value="3.7" calcext:value-type="float">
            <text:p>3.7</text:p>
          </table:table-cell>
          <table:table-cell table:formula="of:=SUM([.$N$6:.N159])/1000" office:value-type="float" office:value="4.4503" calcext:value-type="float">
            <text:p>4.4503</text:p>
          </table:table-cell>
        </table:table-row>
        <table:table-row table:style-name="ro2">
          <table:table-cell table:style-name="ce1" table:formula="of:=VLOOKUP([.B160];['ISO Codes'.$A$2:.$B$250];2;0)" office:value-type="string" office:string-value="TO" calcext:value-type="string">
            <text:p>TO</text:p>
          </table:table-cell>
          <table:table-cell table:style-name="ce4" office:value-type="string" calcext:value-type="string">
            <text:p>Tong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3827" calcext:value-type="float">
            <text:p>38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4.8" calcext:value-type="float">
            <text:p>14.8</text:p>
          </table:table-cell>
          <table:table-cell table:style-name="ce7" table:formula="of:=IF([.G160]&lt;&gt;&quot;..&quot;;1.5*10^6*8/([.G160]*30);&quot;&quot;)" office:value-type="float" office:value="104.52051215051" calcext:value-type="float">
            <text:p>1.0E+002</text:p>
          </table:table-cell>
          <table:table-cell table:formula="of:=IF(ISNA([.A160]);&quot;&quot;;VLOOKUP([.B160];[Population.$A$5:.$C$232];3;0))" office:value-type="float" office:value="0.1" calcext:value-type="float">
            <text:p>0.1</text:p>
          </table:table-cell>
          <table:table-cell table:formula="of:=SUM([.$N$6:.N160])/1000" office:value-type="float" office:value="4.4504" calcext:value-type="float">
            <text:p>4.4504</text:p>
          </table:table-cell>
        </table:table-row>
        <table:table-row table:style-name="ro2">
          <table:table-cell table:style-name="ce1" table:formula="of:=VLOOKUP([.B161];['ISO Codes'.$A$2:.$B$250];2;0)" office:value-type="string" office:string-value="MW" calcext:value-type="string">
            <text:p>MW</text:p>
          </table:table-cell>
          <table:table-cell table:style-name="ce4" office:value-type="string" calcext:value-type="string">
            <text:p>Malaw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788" calcext:value-type="float">
            <text:p>3788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6.2" calcext:value-type="float">
            <text:p>16.2</text:p>
          </table:table-cell>
          <table:table-cell table:style-name="ce7" table:formula="of:=IF([.G161]&lt;&gt;&quot;..&quot;;1.5*10^6*8/([.G161]*30);&quot;&quot;)" office:value-type="float" office:value="105.596620908131" calcext:value-type="float">
            <text:p>1.1E+002</text:p>
          </table:table-cell>
          <table:table-cell table:formula="of:=IF(ISNA([.A161]);&quot;&quot;;VLOOKUP([.B161];[Population.$A$5:.$C$232];3;0))" office:value-type="float" office:value="15.5" calcext:value-type="float">
            <text:p>15.5</text:p>
          </table:table-cell>
          <table:table-cell table:formula="of:=SUM([.$N$6:.N161])/1000" office:value-type="float" office:value="4.4659" calcext:value-type="float">
            <text:p>4.4659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EG" xlink:type="simple">EG</text:a></text:p>
          </table:table-cell>
          <table:table-cell table:style-name="ce4" office:value-type="string" calcext:value-type="string">
            <text:p>Egypt, Arab Rep.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719" calcext:value-type="float">
            <text:p>37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formula="of:=IF([.G162]&lt;&gt;&quot;..&quot;;1.5*10^6*8/([.G162]*30);&quot;&quot;)" office:value-type="float" office:value="107.555794568432" calcext:value-type="float">
            <text:p>1.1E+002</text:p>
          </table:table-cell>
          <table:table-cell table:formula="of:=IF(ISNA([.A162]);&quot;&quot;;VLOOKUP([.B162];[Population.$A$5:.$C$232];3;0))" office:value-type="float" office:value="79.4" calcext:value-type="float">
            <text:p>79.4</text:p>
          </table:table-cell>
          <table:table-cell table:formula="of:=SUM([.$N$6:.N162])/1000" office:value-type="float" office:value="4.5453" calcext:value-type="float">
            <text:p>4.5453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IR" xlink:type="simple">IR</text:a></text:p>
          </table:table-cell>
          <table:table-cell table:style-name="ce4" office:value-type="string" calcext:value-type="string">
            <text:p>Iran, Islamic Rep.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3540" calcext:value-type="float">
            <text:p>35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63]&lt;&gt;&quot;..&quot;;1.5*10^6*8/([.G163]*30);&quot;&quot;)" office:value-type="float" office:value="112.994350282486" calcext:value-type="float">
            <text:p>1.1E+002</text:p>
          </table:table-cell>
          <table:table-cell table:formula="of:=IF(ISNA([.A163]);&quot;&quot;;VLOOKUP([.B163];[Population.$A$5:.$C$232];3;0))" office:value-type="float" office:value="75.4" calcext:value-type="float">
            <text:p>75.4</text:p>
          </table:table-cell>
          <table:table-cell table:formula="of:=SUM([.$N$6:.N163])/1000" office:value-type="float" office:value="4.6207" calcext:value-type="float">
            <text:p>4.6207</text:p>
          </table:table-cell>
        </table:table-row>
        <table:table-row table:style-name="ro2">
          <table:table-cell table:style-name="ce1" table:formula="of:=VLOOKUP([.B164];['ISO Codes'.$A$2:.$B$250];2;0)" office:value-type="string" office:string-value="SY" calcext:value-type="string">
            <text:p>SY</text:p>
          </table:table-cell>
          <table:table-cell table:style-name="ce4" office:value-type="string" calcext:value-type="string">
            <text:p>Syrian Arab Republ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3489" calcext:value-type="float">
            <text:p>348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5" calcext:value-type="float">
            <text:p>2.5</text:p>
          </table:table-cell>
          <table:table-cell table:style-name="ce7" table:formula="of:=IF([.G164]&lt;&gt;&quot;..&quot;;1.5*10^6*8/([.G164]*30);&quot;&quot;)" office:value-type="float" office:value="114.646030381198" calcext:value-type="float">
            <text:p>1.1E+002</text:p>
          </table:table-cell>
          <table:table-cell table:formula="of:=IF(ISNA([.A164]);&quot;&quot;;VLOOKUP([.B164];[Population.$A$5:.$C$232];3;0))" office:value-type="float" office:value="22" calcext:value-type="float">
            <text:p>22</text:p>
          </table:table-cell>
          <table:table-cell table:formula="of:=SUM([.$N$6:.N164])/1000" office:value-type="float" office:value="4.6427" calcext:value-type="float">
            <text:p>4.6427</text:p>
          </table:table-cell>
        </table:table-row>
        <table:table-row table:style-name="ro2">
          <table:table-cell table:style-name="ce1" table:formula="of:=VLOOKUP([.B165];['ISO Codes'.$A$2:.$B$250];2;0)" office:value-type="string" office:string-value="BJ" calcext:value-type="string">
            <text:p>BJ</text:p>
          </table:table-cell>
          <table:table-cell table:style-name="ce4" office:value-type="string" calcext:value-type="string">
            <text:p>Benin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3407" calcext:value-type="float">
            <text:p>340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3" calcext:value-type="float">
            <text:p>23</text:p>
          </table:table-cell>
          <table:table-cell table:style-name="ce7" table:formula="of:=IF([.G165]&lt;&gt;&quot;..&quot;;1.5*10^6*8/([.G165]*30);&quot;&quot;)" office:value-type="float" office:value="117.405341943058" calcext:value-type="float">
            <text:p>1.2E+002</text:p>
          </table:table-cell>
          <table:table-cell table:formula="of:=IF(ISNA([.A165]);&quot;&quot;;VLOOKUP([.B165];[Population.$A$5:.$C$232];3;0))" office:value-type="float" office:value="9.8" calcext:value-type="float">
            <text:p>9.8</text:p>
          </table:table-cell>
          <table:table-cell table:formula="of:=SUM([.$N$6:.N165])/1000" office:value-type="float" office:value="4.6525" calcext:value-type="float">
            <text:p>4.6525</text:p>
          </table:table-cell>
        </table:table-row>
        <table:table-row table:style-name="ro2">
          <table:table-cell table:style-name="ce1" table:formula="of:=VLOOKUP([.B166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Sub-Saharan Afric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3299" calcext:value-type="float">
            <text:p>329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13.5" calcext:value-type="float">
            <text:p>13.5</text:p>
          </table:table-cell>
          <table:table-cell table:style-name="ce7" table:formula="of:=IF([.G166]&lt;&gt;&quot;..&quot;;1.5*10^6*8/([.G166]*30);&quot;&quot;)" office:value-type="float" office:value="121.248863291907" calcext:value-type="float">
            <text:p>1.2E+002</text:p>
          </table:table-cell>
          <table:table-cell table:formula="of:=IF(ISNA([.A166]);&quot;&quot;;VLOOKUP([.B166];[Population.$A$5:.$C$232];3;0))">
            <text:p/>
          </table:table-cell>
          <table:table-cell table:formula="of:=SUM([.$N$6:.N166])/1000" office:value-type="float" office:value="4.6525" calcext:value-type="float">
            <text:p>4.6525</text:p>
          </table:table-cell>
        </table:table-row>
        <table:table-row table:style-name="ro2">
          <table:table-cell table:style-name="ce1" table:formula="of:=VLOOKUP([.B167];['ISO Codes'.$A$2:.$B$250];2;0)" office:value-type="string" office:string-value="BT" calcext:value-type="string">
            <text:p>BT</text:p>
          </table:table-cell>
          <table:table-cell table:style-name="ce4" office:value-type="string" calcext:value-type="string">
            <text:p>Bhut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2999" calcext:value-type="float">
            <text:p>299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67]&lt;&gt;&quot;..&quot;;1.5*10^6*8/([.G167]*30);&quot;&quot;)" office:value-type="float" office:value="133.377792597533" calcext:value-type="float">
            <text:p>1.3E+002</text:p>
          </table:table-cell>
          <table:table-cell table:formula="of:=IF(ISNA([.A167]);&quot;&quot;;VLOOKUP([.B167];[Population.$A$5:.$C$232];3;0))" office:value-type="float" office:value="0.7" calcext:value-type="float">
            <text:p>0.7</text:p>
          </table:table-cell>
          <table:table-cell table:formula="of:=SUM([.$N$6:.N167])/1000" office:value-type="float" office:value="4.6532" calcext:value-type="float">
            <text:p>4.6532</text:p>
          </table:table-cell>
        </table:table-row>
        <table:table-row table:style-name="ro2">
          <table:table-cell table:style-name="ce1" table:formula="of:=VLOOKUP([.B168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Low incom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68]&lt;&gt;&quot;..&quot;;1.5*10^6*8/([.G168]*30);&quot;&quot;)" office:value-type="float" office:value="136.147038801906" calcext:value-type="float">
            <text:p>1.4E+002</text:p>
          </table:table-cell>
          <table:table-cell table:formula="of:=IF(ISNA([.A168]);&quot;&quot;;VLOOKUP([.B168];[Population.$A$5:.$C$232];3;0))">
            <text:p/>
          </table:table-cell>
          <table:table-cell table:formula="of:=SUM([.$N$6:.N168])/1000" office:value-type="float" office:value="4.6532" calcext:value-type="float">
            <text:p>4.6532</text:p>
          </table:table-cell>
        </table:table-row>
        <table:table-row table:style-name="ro2">
          <table:table-cell table:style-name="ce1" table:formula="of:=VLOOKUP([.B169];['ISO Codes'.$A$2:.$B$250];2;0)" office:value-type="string" office:string-value="SL" calcext:value-type="string">
            <text:p>SL</text:p>
          </table:table-cell>
          <table:table-cell table:style-name="ce4" office:value-type="string" calcext:value-type="string">
            <text:p>Sierra Leon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872" calcext:value-type="float">
            <text:p>2872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9.8" calcext:value-type="float">
            <text:p>49.8</text:p>
          </table:table-cell>
          <table:table-cell table:style-name="ce7" table:formula="of:=IF([.G169]&lt;&gt;&quot;..&quot;;1.5*10^6*8/([.G169]*30);&quot;&quot;)" office:value-type="float" office:value="139.275766016713" calcext:value-type="float">
            <text:p>1.4E+002</text:p>
          </table:table-cell>
          <table:table-cell table:formula="of:=IF(ISNA([.A169]);&quot;&quot;;VLOOKUP([.B169];[Population.$A$5:.$C$232];3;0))" office:value-type="float" office:value="5.9" calcext:value-type="float">
            <text:p>5.9</text:p>
          </table:table-cell>
          <table:table-cell table:formula="of:=SUM([.$N$6:.N169])/1000" office:value-type="float" office:value="4.6591" calcext:value-type="float">
            <text:p>4.6591</text:p>
          </table:table-cell>
        </table:table-row>
        <table:table-row table:style-name="ro2">
          <table:table-cell table:style-name="ce1" table:formula="of:=VLOOKUP([.B170];['ISO Codes'.$A$2:.$B$250];2;0)" office:value-type="string" office:string-value="LS" calcext:value-type="string">
            <text:p>LS</text:p>
          </table:table-cell>
          <table:table-cell table:style-name="ce4" office:value-type="string" calcext:value-type="string">
            <text:p>Lesotho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2816" calcext:value-type="float">
            <text:p>281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2.2" calcext:value-type="float">
            <text:p>22.2</text:p>
          </table:table-cell>
          <table:table-cell table:style-name="ce7" table:formula="of:=IF([.G170]&lt;&gt;&quot;..&quot;;1.5*10^6*8/([.G170]*30);&quot;&quot;)" office:value-type="float" office:value="142.045454545455" calcext:value-type="float">
            <text:p>1.4E+002</text:p>
          </table:table-cell>
          <table:table-cell table:formula="of:=IF(ISNA([.A170]);&quot;&quot;;VLOOKUP([.B170];[Population.$A$5:.$C$232];3;0))" office:value-type="float" office:value="2" calcext:value-type="float">
            <text:p>2</text:p>
          </table:table-cell>
          <table:table-cell table:formula="of:=SUM([.$N$6:.N170])/1000" office:value-type="float" office:value="4.6611" calcext:value-type="float">
            <text:p>4.6611</text:p>
          </table:table-cell>
        </table:table-row>
        <table:table-row table:style-name="ro2">
          <table:table-cell table:style-name="ce1" table:formula="of:=VLOOKUP([.B171];['ISO Codes'.$A$2:.$B$250];2;0)" office:value-type="string" office:string-value="CN" calcext:value-type="string">
            <text:p>CN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11.61" calcext:value-type="float">
            <text:p>11.61</text:p>
          </table:table-cell>
          <table:table-cell table:style-name="ce4" office:value-type="float" office:value="2692" calcext:value-type="float">
            <text:p>269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.8" calcext:value-type="float">
            <text:p>26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2.8" calcext:value-type="float">
            <text:p>32.8</text:p>
          </table:table-cell>
          <table:table-cell table:style-name="ce7" table:formula="of:=IF([.G171]&lt;&gt;&quot;..&quot;;1.5*10^6*8/([.G171]*30);&quot;&quot;)" office:value-type="float" office:value="148.588410104012" calcext:value-type="float">
            <text:p>1.5E+002</text:p>
          </table:table-cell>
          <table:table-cell table:formula="of:=IF(ISNA([.A171]);&quot;&quot;;VLOOKUP([.B171];[Population.$A$5:.$C$232];3;0))" office:value-type="float" office:value="1344.1" calcext:value-type="float">
            <text:p>1344.1</text:p>
          </table:table-cell>
          <table:table-cell table:formula="of:=SUM([.$N$6:.N171])/1000" office:value-type="float" office:value="6.0052" calcext:value-type="float">
            <text:p>6.0052</text:p>
          </table:table-cell>
        </table:table-row>
        <table:table-row table:style-name="ro2">
          <table:table-cell table:style-name="ce1" table:formula="of:=VLOOKUP([.B172];['ISO Codes'.$A$2:.$B$250];2;0)" office:value-type="string" office:string-value="VU" calcext:value-type="string">
            <text:p>VU</text:p>
          </table:table-cell>
          <table:table-cell table:style-name="ce4" office:value-type="string" calcext:value-type="string">
            <text:p>Vanuatu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2655" calcext:value-type="float">
            <text:p>265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3.5" calcext:value-type="float">
            <text:p>3.5</text:p>
          </table:table-cell>
          <table:table-cell table:style-name="ce7" table:formula="of:=IF([.G172]&lt;&gt;&quot;..&quot;;1.5*10^6*8/([.G172]*30);&quot;&quot;)" office:value-type="float" office:value="150.659133709981" calcext:value-type="float">
            <text:p>1.5E+002</text:p>
          </table:table-cell>
          <table:table-cell table:formula="of:=IF(ISNA([.A172]);&quot;&quot;;VLOOKUP([.B172];[Population.$A$5:.$C$232];3;0))" office:value-type="float" office:value="0.2" calcext:value-type="float">
            <text:p>0.2</text:p>
          </table:table-cell>
          <table:table-cell table:formula="of:=SUM([.$N$6:.N172])/1000" office:value-type="float" office:value="6.0054" calcext:value-type="float">
            <text:p>6.0054</text:p>
          </table:table-cell>
        </table:table-row>
        <table:table-row table:style-name="ro2">
          <table:table-cell table:style-name="ce1" table:formula="of:=VLOOKUP([.B173];['ISO Codes'.$A$2:.$B$250];2;0)" office:value-type="string" office:string-value="GQ" calcext:value-type="string">
            <text:p>GQ</text:p>
          </table:table-cell>
          <table:table-cell table:style-name="ce4" office:value-type="string" calcext:value-type="string">
            <text:p>Equatorial Guine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2475" calcext:value-type="float">
            <text:p>2475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73]&lt;&gt;&quot;..&quot;;1.5*10^6*8/([.G173]*30);&quot;&quot;)" office:value-type="float" office:value="161.616161616162" calcext:value-type="float">
            <text:p>1.6E+002</text:p>
          </table:table-cell>
          <table:table-cell table:formula="of:=IF(ISNA([.A173]);&quot;&quot;;VLOOKUP([.B173];[Population.$A$5:.$C$232];3;0))" office:value-type="float" office:value="0.7" calcext:value-type="float">
            <text:p>0.7</text:p>
          </table:table-cell>
          <table:table-cell table:formula="of:=SUM([.$N$6:.N173])/1000" office:value-type="float" office:value="6.0061" calcext:value-type="float">
            <text:p>6.0061</text:p>
          </table:table-cell>
        </table:table-row>
        <table:table-row table:style-name="ro2">
          <table:table-cell table:style-name="ce1" table:formula="of:=VLOOKUP([.B174];['ISO Codes'.$A$2:.$B$250];2;0)" office:value-type="string" office:string-value="NA" calcext:value-type="string">
            <text:p>NA</text:p>
          </table:table-cell>
          <table:table-cell table:style-name="ce4" office:value-type="string" calcext:value-type="string">
            <text:p>Namibia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27" calcext:value-type="float">
            <text:p>27</text:p>
          </table:table-cell>
          <table:table-cell table:style-name="ce7" table:formula="of:=IF([.G174]&lt;&gt;&quot;..&quot;;1.5*10^6*8/([.G174]*30);&quot;&quot;)" office:value-type="float" office:value="170.285227756492" calcext:value-type="float">
            <text:p>1.7E+002</text:p>
          </table:table-cell>
          <table:table-cell table:formula="of:=IF(ISNA([.A174]);&quot;&quot;;VLOOKUP([.B174];[Population.$A$5:.$C$232];3;0))" office:value-type="float" office:value="2.2" calcext:value-type="float">
            <text:p>2.2</text:p>
          </table:table-cell>
          <table:table-cell table:formula="of:=SUM([.$N$6:.N174])/1000" office:value-type="float" office:value="6.0083" calcext:value-type="float">
            <text:p>6.0083</text:p>
          </table:table-cell>
        </table:table-row>
        <table:table-row table:style-name="ro2">
          <table:table-cell table:style-name="ce1" table:formula="of:=VLOOKUP([.B175];['ISO Codes'.$A$2:.$B$250];2;0)" office:value-type="string" office:string-value="SZ" calcext:value-type="string">
            <text:p>SZ</text:p>
          </table:table-cell>
          <table:table-cell table:style-name="ce4" office:value-type="string" calcext:value-type="string">
            <text:p>Swazilan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2347" calcext:value-type="float">
            <text:p>2347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9" calcext:value-type="float">
            <text:p>29</text:p>
          </table:table-cell>
          <table:table-cell table:style-name="ce7" table:formula="of:=IF([.G175]&lt;&gt;&quot;..&quot;;1.5*10^6*8/([.G175]*30);&quot;&quot;)" office:value-type="float" office:value="170.430336599915" calcext:value-type="float">
            <text:p>1.7E+002</text:p>
          </table:table-cell>
          <table:table-cell table:formula="of:=IF(ISNA([.A175]);&quot;&quot;;VLOOKUP([.B175];[Population.$A$5:.$C$232];3;0))" office:value-type="float" office:value="1.2" calcext:value-type="float">
            <text:p>1.2</text:p>
          </table:table-cell>
          <table:table-cell table:formula="of:=SUM([.$N$6:.N175])/1000" office:value-type="float" office:value="6.0095" calcext:value-type="float">
            <text:p>6.0095</text:p>
          </table:table-cell>
        </table:table-row>
        <table:table-row table:style-name="ro2">
          <table:table-cell table:style-name="ce1" table:formula="of:=VLOOKUP([.B176];['ISO Codes'.$A$2:.$B$250];2;0)" office:value-type="string" office:string-value="LB" calcext:value-type="string">
            <text:p>LB</text:p>
          </table:table-cell>
          <table:table-cell table:style-name="ce4" office:value-type="string" calcext:value-type="string">
            <text:p>Lebano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1.5" calcext:value-type="float">
            <text:p>71.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.93" calcext:value-type="float">
            <text:p>4.93</text:p>
          </table:table-cell>
          <table:table-cell table:style-name="ce4" office:value-type="float" office:value="2257" calcext:value-type="float">
            <text:p>225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47.8" calcext:value-type="float">
            <text:p>47.8</text:p>
          </table:table-cell>
          <table:table-cell table:style-name="ce7" table:formula="of:=IF([.G176]&lt;&gt;&quot;..&quot;;1.5*10^6*8/([.G176]*30);&quot;&quot;)" office:value-type="float" office:value="177.226406734603" calcext:value-type="float">
            <text:p>1.8E+002</text:p>
          </table:table-cell>
          <table:table-cell table:formula="of:=IF(ISNA([.A176]);&quot;&quot;;VLOOKUP([.B176];[Population.$A$5:.$C$232];3;0))" office:value-type="float" office:value="4.4" calcext:value-type="float">
            <text:p>4.4</text:p>
          </table:table-cell>
          <table:table-cell table:formula="of:=SUM([.$N$6:.N176])/1000" office:value-type="float" office:value="6.0139" calcext:value-type="float">
            <text:p>6.0139</text:p>
          </table:table-cell>
        </table:table-row>
        <table:table-row table:style-name="ro2">
          <table:table-cell table:style-name="ce1" table:formula="of:=VLOOKUP([.B177];['ISO Codes'.$A$2:.$B$250];2;0)" office:value-type="string" office:string-value="NE" calcext:value-type="string">
            <text:p>NE</text:p>
          </table:table-cell>
          <table:table-cell table:style-name="ce4" office:value-type="string" calcext:value-type="string">
            <text:p>Niger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2245" calcext:value-type="float">
            <text:p>22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5.4" calcext:value-type="float">
            <text:p>5.4</text:p>
          </table:table-cell>
          <table:table-cell table:style-name="ce7" table:formula="of:=IF([.G177]&lt;&gt;&quot;..&quot;;1.5*10^6*8/([.G177]*30);&quot;&quot;)" office:value-type="float" office:value="178.173719376392" calcext:value-type="float">
            <text:p>1.8E+002</text:p>
          </table:table-cell>
          <table:table-cell table:formula="of:=IF(ISNA([.A177]);&quot;&quot;;VLOOKUP([.B177];[Population.$A$5:.$C$232];3;0))" office:value-type="float" office:value="16.5" calcext:value-type="float">
            <text:p>16.5</text:p>
          </table:table-cell>
          <table:table-cell table:formula="of:=SUM([.$N$6:.N177])/1000" office:value-type="float" office:value="6.0304" calcext:value-type="float">
            <text:p>6.0304</text:p>
          </table:table-cell>
        </table:table-row>
        <table:table-row table:style-name="ro1">
          <table:table-cell table:style-name="ce1" table:formula="of:=VLOOKUP([.B178];['ISO Codes'.$A$2:.$B$250];2;0)" office:value-type="string" office:string-value="BF" calcext:value-type="string">
            <text:p>BF</text:p>
          </table:table-cell>
          <table:table-cell table:style-name="ce4" office:value-type="string" calcext:value-type="string">
            <text:p>Burkina Fas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2183" calcext:value-type="float">
            <text:p>218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21.1" calcext:value-type="float">
            <text:p>21.1</text:p>
          </table:table-cell>
          <table:table-cell table:style-name="ce7" table:formula="of:=IF([.G178]&lt;&gt;&quot;..&quot;;1.5*10^6*8/([.G178]*30);&quot;&quot;)" office:value-type="float" office:value="183.234081539166" calcext:value-type="float">
            <text:p>1.8E+002</text:p>
          </table:table-cell>
          <table:table-cell table:formula="of:=IF(ISNA([.A178]);&quot;&quot;;VLOOKUP([.B178];[Population.$A$5:.$C$232];3;0))" office:value-type="float" office:value="16" calcext:value-type="float">
            <text:p>16</text:p>
          </table:table-cell>
          <table:table-cell table:formula="of:=SUM([.$N$6:.N178])/1000" office:value-type="float" office:value="6.0464" calcext:value-type="float">
            <text:p>6.0464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LA" xlink:type="simple">LA</text:a></text:p>
          </table:table-cell>
          <table:table-cell table:style-name="ce4" office:value-type="string" calcext:value-type="string">
            <text:p>Lao PDR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79]&lt;&gt;&quot;..&quot;;1.5*10^6*8/([.G179]*30);&quot;&quot;)" office:value-type="float" office:value="195.3125" calcext:value-type="float">
            <text:p>2.0E+002</text:p>
          </table:table-cell>
          <table:table-cell table:formula="of:=IF(ISNA([.A179]);&quot;&quot;;VLOOKUP([.B179];[Population.$A$5:.$C$232];3;0))" office:value-type="float" office:value="6.5" calcext:value-type="float">
            <text:p>6.5</text:p>
          </table:table-cell>
          <table:table-cell table:formula="of:=SUM([.$N$6:.N179])/1000" office:value-type="float" office:value="6.0529" calcext:value-type="float">
            <text:p>6.0529</text:p>
          </table:table-cell>
        </table:table-row>
        <table:table-row table:style-name="ro2">
          <table:table-cell table:style-name="ce1" table:formula="of:=VLOOKUP([.B180];['ISO Codes'.$A$2:.$B$250];2;0)" office:value-type="string" office:string-value="BI" calcext:value-type="string">
            <text:p>BI</text:p>
          </table:table-cell>
          <table:table-cell table:style-name="ce4" office:value-type="string" calcext:value-type="string">
            <text:p>Burundi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91" calcext:value-type="float">
            <text:p>1891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3.5" calcext:value-type="float">
            <text:p>3.5</text:p>
          </table:table-cell>
          <table:table-cell table:style-name="ce7" table:formula="of:=IF([.G180]&lt;&gt;&quot;..&quot;;1.5*10^6*8/([.G180]*30);&quot;&quot;)" office:value-type="float" office:value="211.528291909043" calcext:value-type="float">
            <text:p>2.1E+002</text:p>
          </table:table-cell>
          <table:table-cell table:formula="of:=IF(ISNA([.A180]);&quot;&quot;;VLOOKUP([.B180];[Population.$A$5:.$C$232];3;0))" office:value-type="float" office:value="9.5" calcext:value-type="float">
            <text:p>9.5</text:p>
          </table:table-cell>
          <table:table-cell table:formula="of:=SUM([.$N$6:.N180])/1000" office:value-type="float" office:value="6.0624" calcext:value-type="float">
            <text:p>6.0624</text:p>
          </table:table-cell>
        </table:table-row>
        <table:table-row table:style-name="ro2">
          <table:table-cell table:style-name="ce1" table:formula="of:=VLOOKUP([.B181];['ISO Codes'.$A$2:.$B$250];2;0)" office:value-type="string" office:string-value="ZM" calcext:value-type="string">
            <text:p>ZM</text:p>
          </table:table-cell>
          <table:table-cell table:style-name="ce4" office:value-type="string" calcext:value-type="string">
            <text:p>Zambi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.1" calcext:value-type="float">
            <text:p>8.1</text:p>
          </table:table-cell>
          <table:table-cell table:style-name="ce7" table:formula="of:=IF([.G181]&lt;&gt;&quot;..&quot;;1.5*10^6*8/([.G181]*30);&quot;&quot;)" office:value-type="float" office:value="211.752249867655" calcext:value-type="float">
            <text:p>2.1E+002</text:p>
          </table:table-cell>
          <table:table-cell table:formula="of:=IF(ISNA([.A181]);&quot;&quot;;VLOOKUP([.B181];[Population.$A$5:.$C$232];3;0))" office:value-type="float" office:value="13.6" calcext:value-type="float">
            <text:p>13.6</text:p>
          </table:table-cell>
          <table:table-cell table:formula="of:=SUM([.$N$6:.N181])/1000" office:value-type="float" office:value="6.076" calcext:value-type="float">
            <text:p>6.076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FM" xlink:type="simple">FM</text:a></text:p>
          </table:table-cell>
          <table:table-cell table:style-name="ce4" office:value-type="string" calcext:value-type="string">
            <text:p>Micronesia, Fed. Sts.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2.8" calcext:value-type="float">
            <text:p>22.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801" calcext:value-type="float">
            <text:p>18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82]&lt;&gt;&quot;..&quot;;1.5*10^6*8/([.G182]*30);&quot;&quot;)" office:value-type="float" office:value="222.098833981122" calcext:value-type="float">
            <text:p>2.2E+002</text:p>
          </table:table-cell>
          <table:table-cell table:formula="of:=IF(ISNA([.A182]);&quot;&quot;;VLOOKUP([.B182];[Population.$A$5:.$C$232];3;0))" office:value-type="float" office:value="0.1" calcext:value-type="float">
            <text:p>0.1</text:p>
          </table:table-cell>
          <table:table-cell table:formula="of:=SUM([.$N$6:.N182])/1000" office:value-type="float" office:value="6.0761" calcext:value-type="float">
            <text:p>6.0761</text:p>
          </table:table-cell>
        </table:table-row>
        <table:table-row table:style-name="ro2">
          <table:table-cell table:style-name="ce1" table:formula="of:=VLOOKUP([.B183];['ISO Codes'.$A$2:.$B$250];2;0)" office:value-type="string" office:string-value="ZW" calcext:value-type="string">
            <text:p>ZW</text:p>
          </table:table-cell>
          <table:table-cell table:style-name="ce4" office:value-type="string" calcext:value-type="string">
            <text:p>Zimbabw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83]&lt;&gt;&quot;..&quot;;1.5*10^6*8/([.G183]*30);&quot;&quot;)" office:value-type="float" office:value="228.83295194508" calcext:value-type="float">
            <text:p>2.3E+002</text:p>
          </table:table-cell>
          <table:table-cell table:formula="of:=IF(ISNA([.A183]);&quot;&quot;;VLOOKUP([.B183];[Population.$A$5:.$C$232];3;0))" office:value-type="float" office:value="13.4" calcext:value-type="float">
            <text:p>13.4</text:p>
          </table:table-cell>
          <table:table-cell table:formula="of:=SUM([.$N$6:.N183])/1000" office:value-type="float" office:value="6.0895" calcext:value-type="float">
            <text:p>6.0895</text:p>
          </table:table-cell>
        </table:table-row>
        <table:table-row table:style-name="ro2">
          <table:table-cell table:style-name="ce1" table:formula="of:=VLOOKUP([.B184];['ISO Codes'.$A$2:.$B$250];2;0)" office:value-type="string" office:string-value="GN" calcext:value-type="string">
            <text:p>GN</text:p>
          </table:table-cell>
          <table:table-cell table:style-name="ce4" office:value-type="string" calcext:value-type="string">
            <text:p>Guine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9.3" calcext:value-type="float">
            <text:p>49.3</text:p>
          </table:table-cell>
          <table:table-cell table:style-name="ce7" table:formula="of:=IF([.G184]&lt;&gt;&quot;..&quot;;1.5*10^6*8/([.G184]*30);&quot;&quot;)" office:value-type="float" office:value="231.080300404391" calcext:value-type="float">
            <text:p>2.3E+002</text:p>
          </table:table-cell>
          <table:table-cell table:formula="of:=IF(ISNA([.A184]);&quot;&quot;;VLOOKUP([.B184];[Population.$A$5:.$C$232];3;0))" office:value-type="float" office:value="11.2" calcext:value-type="float">
            <text:p>11.2</text:p>
          </table:table-cell>
          <table:table-cell table:formula="of:=SUM([.$N$6:.N184])/1000" office:value-type="float" office:value="6.1007" calcext:value-type="float">
            <text:p>6.1007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KG" xlink:type="simple">KG</text:a></text:p>
          </table:table-cell>
          <table:table-cell table:style-name="ce4" office:value-type="string" calcext:value-type="string">
            <text:p>Kyrgyz Republ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4.3" calcext:value-type="float">
            <text:p>14.3</text:p>
          </table:table-cell>
          <table:table-cell table:style-name="ce7" table:formula="of:=IF([.G185]&lt;&gt;&quot;..&quot;;1.5*10^6*8/([.G185]*30);&quot;&quot;)" office:value-type="float" office:value="231.749710312862" calcext:value-type="float">
            <text:p>2.3E+002</text:p>
          </table:table-cell>
          <table:table-cell table:formula="of:=IF(ISNA([.A185]);&quot;&quot;;VLOOKUP([.B185];[Population.$A$5:.$C$232];3;0))" office:value-type="float" office:value="5.5" calcext:value-type="float">
            <text:p>5.5</text:p>
          </table:table-cell>
          <table:table-cell table:formula="of:=SUM([.$N$6:.N185])/1000" office:value-type="float" office:value="6.1062" calcext:value-type="float">
            <text:p>6.1062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GM" xlink:type="simple">GM</text:a></text:p>
          </table:table-cell>
          <table:table-cell table:style-name="ce4" office:value-type="string" calcext:value-type="string">
            <text:p>Gambia, Th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186]&lt;&gt;&quot;..&quot;;1.5*10^6*8/([.G186]*30);&quot;&quot;)" office:value-type="float" office:value="249.06600249066" calcext:value-type="float">
            <text:p>2.5E+002</text:p>
          </table:table-cell>
          <table:table-cell table:formula="of:=IF(ISNA([.A186]);&quot;&quot;;VLOOKUP([.B186];[Population.$A$5:.$C$232];3;0))" office:value-type="float" office:value="1.7" calcext:value-type="float">
            <text:p>1.7</text:p>
          </table:table-cell>
          <table:table-cell table:formula="of:=SUM([.$N$6:.N186])/1000" office:value-type="float" office:value="6.1079" calcext:value-type="float">
            <text:p>6.1079</text:p>
          </table:table-cell>
        </table:table-row>
        <table:table-row table:style-name="ro2">
          <table:table-cell table:style-name="ce1" table:formula="of:=VLOOKUP([.B187];['ISO Codes'.$A$2:.$B$250];2;0)" office:value-type="string" office:string-value="SD" calcext:value-type="string">
            <text:p>SD</text:p>
          </table:table-cell>
          <table:table-cell table:style-name="ce4" office:value-type="string" calcext:value-type="string">
            <text:p>Sud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6.3" calcext:value-type="float">
            <text:p>6.3</text:p>
          </table:table-cell>
          <table:table-cell table:style-name="ce7" table:formula="of:=IF([.G187]&lt;&gt;&quot;..&quot;;1.5*10^6*8/([.G187]*30);&quot;&quot;)" office:value-type="float" office:value="255.102040816327" calcext:value-type="float">
            <text:p>2.6E+002</text:p>
          </table:table-cell>
          <table:table-cell table:formula="of:=IF(ISNA([.A187]);&quot;&quot;;VLOOKUP([.B187];[Population.$A$5:.$C$232];3;0))" office:value-type="float" office:value="36.4" calcext:value-type="float">
            <text:p>36.4</text:p>
          </table:table-cell>
          <table:table-cell table:formula="of:=SUM([.$N$6:.N187])/1000" office:value-type="float" office:value="6.1443" calcext:value-type="float">
            <text:p>6.1443</text:p>
          </table:table-cell>
        </table:table-row>
        <table:table-row table:style-name="ro2">
          <table:table-cell table:style-name="ce1" table:formula="of:=VLOOKUP([.B188];['ISO Codes'.$A$2:.$B$250];2;0)" office:value-type="string" office:string-value="TM" calcext:value-type="string">
            <text:p>TM</text:p>
          </table:table-cell>
          <table:table-cell table:style-name="ce4" office:value-type="string" calcext:value-type="string">
            <text:p>Turkmenist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567" calcext:value-type="float">
            <text:p>1567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88]&lt;&gt;&quot;..&quot;;1.5*10^6*8/([.G188]*30);&quot;&quot;)" office:value-type="float" office:value="255.264837268666" calcext:value-type="float">
            <text:p>2.6E+002</text:p>
          </table:table-cell>
          <table:table-cell table:formula="of:=IF(ISNA([.A188]);&quot;&quot;;VLOOKUP([.B188];[Population.$A$5:.$C$232];3;0))" office:value-type="float" office:value="5.1" calcext:value-type="float">
            <text:p>5.1</text:p>
          </table:table-cell>
          <table:table-cell table:formula="of:=SUM([.$N$6:.N188])/1000" office:value-type="float" office:value="6.1494" calcext:value-type="float">
            <text:p>6.1494</text:p>
          </table:table-cell>
        </table:table-row>
        <table:table-row table:style-name="ro2">
          <table:table-cell table:style-name="ce1" table:formula="of:=VLOOKUP([.B189];['ISO Codes'.$A$2:.$B$250];2;0)" office:value-type="string" office:string-value="NP" calcext:value-type="string">
            <text:p>NP</text:p>
          </table:table-cell>
          <table:table-cell table:style-name="ce4" office:value-type="string" calcext:value-type="string">
            <text:p>Nepal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40.5" calcext:value-type="float">
            <text:p>40.5</text:p>
          </table:table-cell>
          <table:table-cell table:style-name="ce7" table:formula="of:=IF([.G189]&lt;&gt;&quot;..&quot;;1.5*10^6*8/([.G189]*30);&quot;&quot;)" office:value-type="float" office:value="261.267145656434" calcext:value-type="float">
            <text:p>2.6E+002</text:p>
          </table:table-cell>
          <table:table-cell table:formula="of:=IF(ISNA([.A189]);&quot;&quot;;VLOOKUP([.B189];[Population.$A$5:.$C$232];3;0))" office:value-type="float" office:value="27.2" calcext:value-type="float">
            <text:p>27.2</text:p>
          </table:table-cell>
          <table:table-cell table:formula="of:=SUM([.$N$6:.N189])/1000" office:value-type="float" office:value="6.1766" calcext:value-type="float">
            <text:p>6.1766</text:p>
          </table:table-cell>
        </table:table-row>
        <table:table-row table:style-name="ro2">
          <table:table-cell table:style-name="ce1" table:formula="of:=VLOOKUP([.B190];['ISO Codes'.$A$2:.$B$250];2;0)" office:value-type="string" office:string-value="BD" calcext:value-type="string">
            <text:p>BD</text:p>
          </table:table-cell>
          <table:table-cell table:style-name="ce4" office:value-type="string" calcext:value-type="string">
            <text:p>Bangladesh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37.7" calcext:value-type="float">
            <text:p>37.7</text:p>
          </table:table-cell>
          <table:table-cell table:style-name="ce7" table:formula="of:=IF([.G190]&lt;&gt;&quot;..&quot;;1.5*10^6*8/([.G190]*30);&quot;&quot;)" office:value-type="float" office:value="261.780104712042" calcext:value-type="float">
            <text:p>2.6E+002</text:p>
          </table:table-cell>
          <table:table-cell table:formula="of:=IF(ISNA([.A190]);&quot;&quot;;VLOOKUP([.B190];[Population.$A$5:.$C$232];3;0))" office:value-type="float" office:value="152.9" calcext:value-type="float">
            <text:p>152.9</text:p>
          </table:table-cell>
          <table:table-cell table:formula="of:=SUM([.$N$6:.N190])/1000" office:value-type="float" office:value="6.3295" calcext:value-type="float">
            <text:p>6.3295</text:p>
          </table:table-cell>
        </table:table-row>
        <table:table-row table:style-name="ro1">
          <table:table-cell table:style-name="ce1" table:formula="of:=VLOOKUP([.B191];['ISO Codes'.$A$2:.$B$250];2;0)" office:value-type="string" office:string-value="ST" calcext:value-type="string">
            <text:p>ST</text:p>
          </table:table-cell>
          <table:table-cell table:style-name="ce4" office:value-type="string" calcext:value-type="string">
            <text:p>Sao Tome and Principe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7.9" calcext:value-type="float">
            <text:p>7.9</text:p>
          </table:table-cell>
          <table:table-cell table:style-name="ce7" table:formula="of:=IF([.G191]&lt;&gt;&quot;..&quot;;1.5*10^6*8/([.G191]*30);&quot;&quot;)" office:value-type="float" office:value="271.739130434783" calcext:value-type="float">
            <text:p>2.7E+002</text:p>
          </table:table-cell>
          <table:table-cell table:formula="of:=IF(ISNA([.A191]);&quot;&quot;;VLOOKUP([.B191];[Population.$A$5:.$C$232];3;0))" office:value-type="float" office:value="0.2" calcext:value-type="float">
            <text:p>0.2</text:p>
          </table:table-cell>
          <table:table-cell table:formula="of:=SUM([.$N$6:.N191])/1000" office:value-type="float" office:value="6.3297" calcext:value-type="float">
            <text:p>6.3297</text:p>
          </table:table-cell>
        </table:table-row>
        <table:table-row table:style-name="ro2">
          <table:table-cell table:style-name="ce1" table:formula="of:=VLOOKUP([.B192];['ISO Codes'.$A$2:.$B$250];2;0)" office:value-type="string" office:string-value="TV" calcext:value-type="string">
            <text:p>TV</text:p>
          </table:table-cell>
          <table:table-cell table:style-name="ce4" office:value-type="string" calcext:value-type="string">
            <text:p>Tuvalu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1354" calcext:value-type="float">
            <text:p>1354</text:p>
          </table:table-cell>
          <table:table-cell table:number-columns-repeated="5" table:style-name="ce4" office:value-type="string" calcext:value-type="string">
            <text:p>..</text:p>
          </table:table-cell>
          <table:table-cell table:style-name="ce7" table:formula="of:=IF([.G192]&lt;&gt;&quot;..&quot;;1.5*10^6*8/([.G192]*30);&quot;&quot;)" office:value-type="float" office:value="295.420974889217" calcext:value-type="float">
            <text:p>3.0E+002</text:p>
          </table:table-cell>
          <table:table-cell table:formula="of:=IF(ISNA([.A192]);&quot;&quot;;VLOOKUP([.B192];[Population.$A$5:.$C$232];3;0))" office:value-type="float" office:value="0" calcext:value-type="float">
            <text:p>0</text:p>
          </table:table-cell>
          <table:table-cell table:formula="of:=SUM([.$N$6:.N192])/1000" office:value-type="float" office:value="6.3297" calcext:value-type="float">
            <text:p>6.3297</text:p>
          </table:table-cell>
        </table:table-row>
        <table:table-row table:style-name="ro2">
          <table:table-cell table:style-name="ce1" table:formula="of:=VLOOKUP([.B193];['ISO Codes'.$A$2:.$B$250];2;0)" office:value-type="string" office:string-value="MZ" calcext:value-type="string">
            <text:p>MZ</text:p>
          </table:table-cell>
          <table:table-cell table:style-name="ce4" office:value-type="string" calcext:value-type="string">
            <text:p>Mozambique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1.1" calcext:value-type="float">
            <text:p>21.1</text:p>
          </table:table-cell>
          <table:table-cell table:style-name="ce7" table:formula="of:=IF([.G193]&lt;&gt;&quot;..&quot;;1.5*10^6*8/([.G193]*30);&quot;&quot;)" office:value-type="float" office:value="321.543408360129" calcext:value-type="float">
            <text:p>3.2E+002</text:p>
          </table:table-cell>
          <table:table-cell table:formula="of:=IF(ISNA([.A193]);&quot;&quot;;VLOOKUP([.B193];[Population.$A$5:.$C$232];3;0))" office:value-type="float" office:value="24.6" calcext:value-type="float">
            <text:p>24.6</text:p>
          </table:table-cell>
          <table:table-cell table:formula="of:=SUM([.$N$6:.N193])/1000" office:value-type="float" office:value="6.3543" calcext:value-type="float">
            <text:p>6.3543</text:p>
          </table:table-cell>
        </table:table-row>
        <table:table-row table:style-name="ro2">
          <table:table-cell table:style-name="ce1" table:formula="of:=VLOOKUP([.B194];['ISO Codes'.$A$2:.$B$250];2;0)" office:value-type="string" office:string-value="AF" calcext:value-type="string">
            <text:p>AF</text:p>
          </table:table-cell>
          <table:table-cell table:style-name="ce4" office:value-type="string" calcext:value-type="string">
            <text:p>Afghanist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3" calcext:value-type="float">
            <text:p>37.3</text:p>
          </table:table-cell>
          <table:table-cell table:style-name="ce7" table:formula="of:=IF([.G194]&lt;&gt;&quot;..&quot;;1.5*10^6*8/([.G194]*30);&quot;&quot;)" office:value-type="float" office:value="323.624595469256" calcext:value-type="float">
            <text:p>3.2E+002</text:p>
          </table:table-cell>
          <table:table-cell table:formula="of:=IF(ISNA([.A194]);&quot;&quot;;VLOOKUP([.B194];[Population.$A$5:.$C$232];3;0))" office:value-type="float" office:value="29.1" calcext:value-type="float">
            <text:p>29.1</text:p>
          </table:table-cell>
          <table:table-cell table:formula="of:=SUM([.$N$6:.N194])/1000" office:value-type="float" office:value="6.3834" calcext:value-type="float">
            <text:p>6.3834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YE" xlink:type="simple">YE</text:a></text:p>
          </table:table-cell>
          <table:table-cell table:style-name="ce4" office:value-type="string" calcext:value-type="string">
            <text:p>Yemen, Rep.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7" calcext:value-type="float">
            <text:p>8.7</text:p>
          </table:table-cell>
          <table:table-cell table:style-name="ce7" table:formula="of:=IF([.G195]&lt;&gt;&quot;..&quot;;1.5*10^6*8/([.G195]*30);&quot;&quot;)" office:value-type="float" office:value="369.685767097967" calcext:value-type="float">
            <text:p>3.7E+002</text:p>
          </table:table-cell>
          <table:table-cell table:formula="of:=IF(ISNA([.A195]);&quot;&quot;;VLOOKUP([.B195];[Population.$A$5:.$C$232];3;0))" office:value-type="float" office:value="23.3" calcext:value-type="float">
            <text:p>23.3</text:p>
          </table:table-cell>
          <table:table-cell table:formula="of:=SUM([.$N$6:.N195])/1000" office:value-type="float" office:value="6.4067" calcext:value-type="float">
            <text:p>6.4067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CD" xlink:type="simple">CD</text:a></text:p>
          </table:table-cell>
          <table:table-cell table:style-name="ce4" office:value-type="string" calcext:value-type="string">
            <text:p>Congo, Dem. Rep.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96]&lt;&gt;&quot;..&quot;;1.5*10^6*8/([.G196]*30);&quot;&quot;)" office:value-type="float" office:value="406.50406504065" calcext:value-type="float">
            <text:p>4.1E+002</text:p>
          </table:table-cell>
          <table:table-cell table:formula="of:=IF(ISNA([.A196]);&quot;&quot;;VLOOKUP([.B196];[Population.$A$5:.$C$232];3;0))" office:value-type="float" office:value="63.9" calcext:value-type="float">
            <text:p>63.9</text:p>
          </table:table-cell>
          <table:table-cell table:formula="of:=SUM([.$N$6:.N196])/1000" office:value-type="float" office:value="6.4706" calcext:value-type="float">
            <text:p>6.4706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TZ" xlink:type="simple">TZ</text:a></text:p>
          </table:table-cell>
          <table:table-cell table:style-name="ce4" office:value-type="string" calcext:value-type="string">
            <text:p>Tanzani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3.5" calcext:value-type="float">
            <text:p>13.5</text:p>
          </table:table-cell>
          <table:table-cell table:style-name="ce7" table:formula="of:=IF([.G197]&lt;&gt;&quot;..&quot;;1.5*10^6*8/([.G197]*30);&quot;&quot;)" office:value-type="float" office:value="443.458980044346" calcext:value-type="float">
            <text:p>4.4E+002</text:p>
          </table:table-cell>
          <table:table-cell table:formula="of:=IF(ISNA([.A197]);&quot;&quot;;VLOOKUP([.B197];[Population.$A$5:.$C$232];3;0))" office:value-type="float" office:value="46.4" calcext:value-type="float">
            <text:p>46.4</text:p>
          </table:table-cell>
          <table:table-cell table:formula="of:=SUM([.$N$6:.N197])/1000" office:value-type="float" office:value="6.517" calcext:value-type="float">
            <text:p>6.517</text:p>
          </table:table-cell>
        </table:table-row>
        <table:table-row table:style-name="ro2">
          <table:table-cell table:style-name="ce1" table:formula="of:=VLOOKUP([.B198];['ISO Codes'.$A$2:.$B$250];2;0)" office:value-type="string" office:string-value="ER" calcext:value-type="string">
            <text:p>ER</text:p>
          </table:table-cell>
          <table:table-cell table:style-name="ce4" office:value-type="string" calcext:value-type="string">
            <text:p>Eritre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4" table:style-name="ce4" office:value-type="string" calcext:value-type="string">
            <text:p>..</text:p>
          </table:table-cell>
          <table:table-cell table:style-name="ce7" table:formula="of:=IF([.G198]&lt;&gt;&quot;..&quot;;1.5*10^6*8/([.G198]*30);&quot;&quot;)" office:value-type="float" office:value="505.689001264223" calcext:value-type="float">
            <text:p>5.1E+002</text:p>
          </table:table-cell>
          <table:table-cell table:formula="of:=IF(ISNA([.A198]);&quot;&quot;;VLOOKUP([.B198];[Population.$A$5:.$C$232];3;0))" office:value-type="float" office:value="5.9" calcext:value-type="float">
            <text:p>5.9</text:p>
          </table:table-cell>
          <table:table-cell table:formula="of:=SUM([.$N$6:.N198])/1000" office:value-type="float" office:value="6.5229" calcext:value-type="float">
            <text:p>6.5229</text:p>
          </table:table-cell>
        </table:table-row>
        <table:table-row table:style-name="ro2">
          <table:table-cell table:style-name="ce1" table:formula="of:=VLOOKUP([.B199];['ISO Codes'.$A$2:.$B$250];2;0)" office:value-type="string" office:string-value="LR" calcext:value-type="string">
            <text:p>LR</text:p>
          </table:table-cell>
          <table:table-cell table:style-name="ce4" office:value-type="string" calcext:value-type="string">
            <text:p>Liber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199]&lt;&gt;&quot;..&quot;;1.5*10^6*8/([.G199]*30);&quot;&quot;)" office:value-type="float" office:value="651.465798045603" calcext:value-type="float">
            <text:p>6.5E+002</text:p>
          </table:table-cell>
          <table:table-cell table:formula="of:=IF(ISNA([.A199]);&quot;&quot;;VLOOKUP([.B199];[Population.$A$5:.$C$232];3;0))" office:value-type="float" office:value="4.1" calcext:value-type="float">
            <text:p>4.1</text:p>
          </table:table-cell>
          <table:table-cell table:formula="of:=SUM([.$N$6:.N199])/1000" office:value-type="float" office:value="6.527" calcext:value-type="float">
            <text:p>6.527</text:p>
          </table:table-cell>
        </table:table-row>
        <table:table-row table:style-name="ro2">
          <table:table-cell table:style-name="ce1" table:formula="of:=VLOOKUP([.B200];['ISO Codes'.$A$2:.$B$250];2;0)" office:value-type="string" office:string-value="UZ" calcext:value-type="string">
            <text:p>UZ</text:p>
          </table:table-cell>
          <table:table-cell table:style-name="ce4" office:value-type="string" calcext:value-type="string">
            <text:p>Uzbekist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200]&lt;&gt;&quot;..&quot;;1.5*10^6*8/([.G200]*30);&quot;&quot;)" office:value-type="float" office:value="690.846286701209" calcext:value-type="float">
            <text:p>6.9E+002</text:p>
          </table:table-cell>
          <table:table-cell table:formula="of:=IF(ISNA([.A200]);&quot;&quot;;VLOOKUP([.B200];[Population.$A$5:.$C$232];3;0))" office:value-type="float" office:value="29.3" calcext:value-type="float">
            <text:p>29.3</text:p>
          </table:table-cell>
          <table:table-cell table:formula="of:=SUM([.$N$6:.N200])/1000" office:value-type="float" office:value="6.5563" calcext:value-type="float">
            <text:p>6.5563</text:p>
          </table:table-cell>
        </table:table-row>
        <table:table-row table:style-name="ro2">
          <table:table-cell table:style-name="ce1" table:formula="of:=VLOOKUP([.B201];['ISO Codes'.$A$2:.$B$250];2;0)" office:value-type="string" office:string-value="MG" calcext:value-type="string">
            <text:p>MG</text:p>
          </table:table-cell>
          <table:table-cell table:style-name="ce4" office:value-type="string" calcext:value-type="string">
            <text:p>Madagascar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201]&lt;&gt;&quot;..&quot;;1.5*10^6*8/([.G201]*30);&quot;&quot;)" office:value-type="float" office:value="723.327305605787" calcext:value-type="float">
            <text:p>7.2E+002</text:p>
          </table:table-cell>
          <table:table-cell table:formula="of:=IF(ISNA([.A201]);&quot;&quot;;VLOOKUP([.B201];[Population.$A$5:.$C$232];3;0))" office:value-type="float" office:value="21.7" calcext:value-type="float">
            <text:p>21.7</text:p>
          </table:table-cell>
          <table:table-cell table:formula="of:=SUM([.$N$6:.N201])/1000" office:value-type="float" office:value="6.578" calcext:value-type="float">
            <text:p>6.578</text:p>
          </table:table-cell>
        </table:table-row>
        <table:table-row table:style-name="ro2">
          <table:table-cell table:style-name="ce1" table:formula="of:=VLOOKUP([.B202];['ISO Codes'.$A$2:.$B$250];2;0)" office:value-type="string" office:string-value="AO" calcext:value-type="string">
            <text:p>AO</text:p>
          </table:table-cell>
          <table:table-cell table:style-name="ce4" office:value-type="string" calcext:value-type="string">
            <text:p>Angol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IF([.G202]&lt;&gt;&quot;..&quot;;1.5*10^6*8/([.G202]*30);&quot;&quot;)" office:value-type="float" office:value="773.694390715667" calcext:value-type="float">
            <text:p>7.7E+002</text:p>
          </table:table-cell>
          <table:table-cell table:formula="of:=IF(ISNA([.A202]);&quot;&quot;;VLOOKUP([.B202];[Population.$A$5:.$C$232];3;0))" office:value-type="float" office:value="20.2" calcext:value-type="float">
            <text:p>20.2</text:p>
          </table:table-cell>
          <table:table-cell table:formula="of:=SUM([.$N$6:.N202])/1000" office:value-type="float" office:value="6.5982" calcext:value-type="float">
            <text:p>6.5982</text:p>
          </table:table-cell>
        </table:table-row>
        <table:table-row table:style-name="ro2">
          <table:table-cell table:style-name="ce1" table:formula="of:=VLOOKUP([.B203];['ISO Codes'.$A$2:.$B$250];2;0)" office:value-type="string" office:string-value="NG" calcext:value-type="string">
            <text:p>NG</text:p>
          </table:table-cell>
          <table:table-cell table:style-name="ce4" office:value-type="string" calcext:value-type="string">
            <text:p>Nigeri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.5" calcext:value-type="float">
            <text:p>2.5</text:p>
          </table:table-cell>
          <table:table-cell table:style-name="ce7" table:formula="of:=IF([.G203]&lt;&gt;&quot;..&quot;;1.5*10^6*8/([.G203]*30);&quot;&quot;)" office:value-type="float" office:value="1086.95652173913" calcext:value-type="float">
            <text:p>1.1E+003</text:p>
          </table:table-cell>
          <table:table-cell table:formula="of:=IF(ISNA([.A203]);&quot;&quot;;VLOOKUP([.B203];[Population.$A$5:.$C$232];3;0))" office:value-type="float" office:value="164.2" calcext:value-type="float">
            <text:p>164.2</text:p>
          </table:table-cell>
          <table:table-cell table:formula="of:=SUM([.$N$6:.N203])/1000" office:value-type="float" office:value="6.7624" calcext:value-type="float">
            <text:p>6.7624</text:p>
          </table:table-cell>
        </table:table-row>
        <table:table-row table:style-name="ro2">
          <table:table-cell table:style-name="ce1" table:formula="of:=VLOOKUP([.B204];['ISO Codes'.$A$2:.$B$250];2;0)" office:value-type="string" office:string-value="CM" calcext:value-type="string">
            <text:p>CM</text:p>
          </table:table-cell>
          <table:table-cell table:style-name="ce4" office:value-type="string" calcext:value-type="string">
            <text:p>Cameroon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0.2" calcext:value-type="float">
            <text:p>30.2</text:p>
          </table:table-cell>
          <table:table-cell table:style-name="ce7" table:formula="of:=IF([.G204]&lt;&gt;&quot;..&quot;;1.5*10^6*8/([.G204]*30);&quot;&quot;)" office:value-type="float" office:value="1242.23602484472" calcext:value-type="float">
            <text:p>1.2E+003</text:p>
          </table:table-cell>
          <table:table-cell table:formula="of:=IF(ISNA([.A204]);&quot;&quot;;VLOOKUP([.B204];[Population.$A$5:.$C$232];3;0))" office:value-type="float" office:value="21.2" calcext:value-type="float">
            <text:p>21.2</text:p>
          </table:table-cell>
          <table:table-cell table:formula="of:=SUM([.$N$6:.N204])/1000" office:value-type="float" office:value="6.7836" calcext:value-type="float">
            <text:p>6.7836</text:p>
          </table:table-cell>
        </table:table-row>
        <table:table-row table:style-name="ro2">
          <table:table-cell table:style-name="ce1" table:formula="of:=VLOOKUP([.B205];['ISO Codes'.$A$2:.$B$250];2;0)" office:value-type="string" office:string-value="TD" calcext:value-type="string">
            <text:p>TD</text:p>
          </table:table-cell>
          <table:table-cell table:style-name="ce4" office:value-type="string" calcext:value-type="string">
            <text:p>Chad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4" office:value-type="string" calcext:value-type="string">
            <text:p>..</text:p>
          </table:table-cell>
          <table:table-cell table:style-name="ce7" table:formula="of:=IF([.G205]&lt;&gt;&quot;..&quot;;1.5*10^6*8/([.G205]*30);&quot;&quot;)" office:value-type="float" office:value="1754.38596491228" calcext:value-type="float">
            <text:p>1.8E+003</text:p>
          </table:table-cell>
          <table:table-cell table:formula="of:=IF(ISNA([.A205]);&quot;&quot;;VLOOKUP([.B205];[Population.$A$5:.$C$232];3;0))" office:value-type="float" office:value="12.1" calcext:value-type="float">
            <text:p>12.1</text:p>
          </table:table-cell>
          <table:table-cell table:formula="of:=SUM([.$N$6:.N205])/1000" office:value-type="float" office:value="6.7957" calcext:value-type="float">
            <text:p>6.7957</text:p>
          </table:table-cell>
        </table:table-row>
        <table:table-row table:style-name="ro2">
          <table:table-cell table:style-name="ce1" table:formula="of:=VLOOKUP([.B206];['ISO Codes'.$A$2:.$B$250];2;0)" office:value-type="string" office:string-value="GH" calcext:value-type="string">
            <text:p>GH</text:p>
          </table:table-cell>
          <table:table-cell table:style-name="ce4" office:value-type="string" calcext:value-type="string">
            <text:p>Ghana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206]&lt;&gt;&quot;..&quot;;1.5*10^6*8/([.G206]*30);&quot;&quot;)" office:value-type="float" office:value="1777.77777777778" calcext:value-type="float">
            <text:p>1.8E+003</text:p>
          </table:table-cell>
          <table:table-cell table:formula="of:=IF(ISNA([.A206]);&quot;&quot;;VLOOKUP([.B206];[Population.$A$5:.$C$232];3;0))" office:value-type="float" office:value="24.8" calcext:value-type="float">
            <text:p>24.8</text:p>
          </table:table-cell>
          <table:table-cell table:formula="of:=SUM([.$N$6:.N206])/1000" office:value-type="float" office:value="6.8205" calcext:value-type="float">
            <text:p>6.8205</text:p>
          </table:table-cell>
        </table:table-row>
        <table:table-row table:style-name="ro2">
          <table:table-cell table:style-name="ce1" table:formula="of:=VLOOKUP([.B207];['ISO Codes'.$A$2:.$B$250];2;0)" office:value-type="string" office:string-value="CF" calcext:value-type="string">
            <text:p>CF</text:p>
          </table:table-cell>
          <table:table-cell table:style-name="ce4" office:value-type="string" calcext:value-type="string">
            <text:p>Central African Republic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329" calcext:value-type="float">
            <text:p>13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207]&lt;&gt;&quot;..&quot;;1.5*10^6*8/([.G207]*30);&quot;&quot;)" office:value-type="float" office:value="1970.44334975369" calcext:value-type="float">
            <text:p>2.0E+003</text:p>
          </table:table-cell>
          <table:table-cell table:formula="of:=IF(ISNA([.A207]);&quot;&quot;;VLOOKUP([.B207];[Population.$A$5:.$C$232];3;0))" office:value-type="float" office:value="4.4" calcext:value-type="float">
            <text:p>4.4</text:p>
          </table:table-cell>
          <table:table-cell table:formula="of:=SUM([.$N$6:.N207])/1000" office:value-type="float" office:value="6.8249" calcext:value-type="float">
            <text:p>6.8249</text:p>
          </table:table-cell>
        </table:table-row>
        <table:table-row table:style-name="ro2">
          <table:table-cell table:style-name="ce1" table:formula="of:=VLOOKUP([.B208];['ISO Codes'.$A$2:.$B$250];2;0)" office:value-type="string" office:string-value="CU" calcext:value-type="string">
            <text:p>CU</text:p>
          </table:table-cell>
          <table:table-cell table:style-name="ce4" office:value-type="string" calcext:value-type="string">
            <text:p>Cub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7" table:formula="of:=IF([.G208]&lt;&gt;&quot;..&quot;;1.5*10^6*8/([.G208]*30);&quot;&quot;)" office:value-type="float" office:value="2531.64556962025" calcext:value-type="float">
            <text:p>2.5E+003</text:p>
          </table:table-cell>
          <table:table-cell table:formula="of:=IF(ISNA([.A208]);&quot;&quot;;VLOOKUP([.B208];[Population.$A$5:.$C$232];3;0))" office:value-type="float" office:value="11.3" calcext:value-type="float">
            <text:p>11.3</text:p>
          </table:table-cell>
          <table:table-cell table:formula="of:=SUM([.$N$6:.N208])/1000" office:value-type="float" office:value="6.8362" calcext:value-type="float">
            <text:p>6.8362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CG" xlink:type="simple">CG</text:a></text:p>
          </table:table-cell>
          <table:table-cell table:style-name="ce4" office:value-type="string" calcext:value-type="string">
            <text:p>Congo, Rep.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..</text:p>
          </table:table-cell>
          <table:table-cell table:style-name="ce7" table:formula="of:=IF([.G209]&lt;&gt;&quot;..&quot;;1.5*10^6*8/([.G209]*30);&quot;&quot;)" office:value-type="float" office:value="2580.64516129032" calcext:value-type="float">
            <text:p>2.6E+003</text:p>
          </table:table-cell>
          <table:table-cell table:formula="of:=IF(ISNA([.A209]);&quot;&quot;;VLOOKUP([.B209];[Population.$A$5:.$C$232];3;0))" office:value-type="float" office:value="4.2" calcext:value-type="float">
            <text:p>4.2</text:p>
          </table:table-cell>
          <table:table-cell table:formula="of:=SUM([.$N$6:.N209])/1000" office:value-type="float" office:value="6.8404" calcext:value-type="float">
            <text:p>6.8404</text:p>
          </table:table-cell>
        </table:table-row>
        <table:table-row table:style-name="ro2">
          <table:table-cell table:style-name="ce1" table:formula="of:=VLOOKUP([.B210];['ISO Codes'.$A$2:.$B$250];2;0)" office:value-type="string" office:string-value="GW" calcext:value-type="string">
            <text:p>GW</text:p>
          </table:table-cell>
          <table:table-cell table:style-name="ce4" office:value-type="string" calcext:value-type="string">
            <text:p>Guinea-Bissau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55.4" calcext:value-type="float">
            <text:p>55.4</text:p>
          </table:table-cell>
          <table:table-cell table:style-name="ce7" table:formula="of:=IF([.G210]&lt;&gt;&quot;..&quot;;1.5*10^6*8/([.G210]*30);&quot;&quot;)" office:value-type="float" office:value="5479.45205479452" calcext:value-type="float">
            <text:p>5.5E+003</text:p>
          </table:table-cell>
          <table:table-cell table:formula="of:=IF(ISNA([.A210]);&quot;&quot;;VLOOKUP([.B210];[Population.$A$5:.$C$232];3;0))" office:value-type="float" office:value="1.6" calcext:value-type="float">
            <text:p>1.6</text:p>
          </table:table-cell>
          <table:table-cell table:formula="of:=SUM([.$N$6:.N210])/1000" office:value-type="float" office:value="6.842" calcext:value-type="float">
            <text:p>6.842</text:p>
          </table:table-cell>
        </table:table-row>
        <table:table-row table:style-name="ro2">
          <table:table-cell table:style-name="ce1" table:formula="of:=VLOOKUP([.B211];['ISO Codes'.$A$2:.$B$250];2;0)" office:value-type="string" office:string-value="IQ" calcext:value-type="string">
            <text:p>IQ</text:p>
          </table:table-cell>
          <table:table-cell table:style-name="ce4" office:value-type="string" calcext:value-type="string">
            <text:p>Iraq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.4" calcext:value-type="float">
            <text:p>4.4</text:p>
          </table:table-cell>
          <table:table-cell table:style-name="ce7" table:formula="of:=IF([.G211]&lt;&gt;&quot;..&quot;;1.5*10^6*8/([.G211]*30);&quot;&quot;)" office:value-type="float" office:value="6557.37704918033" calcext:value-type="float">
            <text:p>6.6E+003</text:p>
          </table:table-cell>
          <table:table-cell table:formula="of:=IF(ISNA([.A211]);&quot;&quot;;VLOOKUP([.B211];[Population.$A$5:.$C$232];3;0))" office:value-type="float" office:value="31.8" calcext:value-type="float">
            <text:p>31.8</text:p>
          </table:table-cell>
          <table:table-cell table:formula="of:=SUM([.$N$6:.N211])/1000" office:value-type="float" office:value="6.8738" calcext:value-type="float">
            <text:p>6.8738</text:p>
          </table:table-cell>
        </table:table-row>
        <table:table-row table:style-name="ro2">
          <table:table-cell table:style-name="ce1" table:formula="of:=VLOOKUP([.B212];['ISO Codes'.$A$2:.$B$250];2;0)" office:value-type="string" office:string-value="AS" calcext:value-type="string">
            <text:p>AS</text:p>
          </table:table-cell>
          <table:table-cell table:style-name="ce4" office:value-type="string" calcext:value-type="string">
            <text:p>American Samoa</text:p>
          </table:table-cell>
          <table:table-cell table:number-columns-repeated="6" table:style-name="ce4" office:value-type="string" calcext:value-type="string">
            <text:p>..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12]&lt;&gt;&quot;..&quot;;1.5*10^6*8/([.G212]*30);&quot;&quot;)">
            <text:p/>
          </table:table-cell>
          <table:table-cell table:formula="of:=IF(ISNA([.A212]);&quot;&quot;;VLOOKUP([.B212];[Population.$A$5:.$C$232];3;0))" office:value-type="float" office:value="0.1" calcext:value-type="float">
            <text:p>0.1</text:p>
          </table:table-cell>
          <table:table-cell table:formula="of:=SUM([.$N$6:.N212])/1000" office:value-type="float" office:value="6.8739" calcext:value-type="float">
            <text:p>6.8739</text:p>
          </table:table-cell>
        </table:table-row>
        <table:table-row table:style-name="ro2">
          <table:table-cell table:style-name="ce1" table:formula="of:=VLOOKUP([.B213];['ISO Codes'.$A$2:.$B$250];2;0)" office:value-type="string" office:string-value="BM" calcext:value-type="string">
            <text:p>BM</text:p>
          </table:table-cell>
          <table:table-cell table:style-name="ce4" office:value-type="string" calcext:value-type="string">
            <text:p>Bermuda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61.75" calcext:value-type="float">
            <text:p>61.75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5030" calcext:value-type="float">
            <text:p>5030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0.9" calcext:value-type="float">
            <text:p>40.9</text:p>
          </table:table-cell>
          <table:table-cell table:formula="of:=IF([.G213]&lt;&gt;&quot;..&quot;;1.5*10^6*8/([.G213]*30);&quot;&quot;)">
            <text:p/>
          </table:table-cell>
          <table:table-cell table:formula="of:=IF(ISNA([.A213]);&quot;&quot;;VLOOKUP([.B213];[Population.$A$5:.$C$232];3;0))" office:value-type="float" office:value="0.1" calcext:value-type="float">
            <text:p>0.1</text:p>
          </table:table-cell>
          <table:table-cell table:formula="of:=SUM([.$N$6:.N213])/1000" office:value-type="float" office:value="6.874" calcext:value-type="float">
            <text:p>6.874</text:p>
          </table:table-cell>
        </table:table-row>
        <table:table-row table:style-name="ro2">
          <table:table-cell table:style-name="ce1" table:formula="of:=VLOOKUP([.B214];['ISO Codes'.$A$2:.$B$250];2;0)" office:value-type="string" office:string-value="KY" calcext:value-type="string">
            <text:p>KY</text:p>
          </table:table-cell>
          <table:table-cell table:style-name="ce4" office:value-type="string" calcext:value-type="string">
            <text:p>Cayman Islands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33.17" calcext:value-type="float">
            <text:p>33.17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604" calcext:value-type="float">
            <text:p>2604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14]&lt;&gt;&quot;..&quot;;1.5*10^6*8/([.G214]*30);&quot;&quot;)">
            <text:p/>
          </table:table-cell>
          <table:table-cell table:formula="of:=IF(ISNA([.A214]);&quot;&quot;;VLOOKUP([.B214];[Population.$A$5:.$C$232];3;0))" office:value-type="float" office:value="0.1" calcext:value-type="float">
            <text:p>0.1</text:p>
          </table:table-cell>
          <table:table-cell table:formula="of:=SUM([.$N$6:.N214])/1000" office:value-type="float" office:value="6.8741" calcext:value-type="float">
            <text:p>6.8741</text:p>
          </table:table-cell>
        </table:table-row>
        <table:table-row table:style-name="ro2">
          <table:table-cell table:style-name="ce1" table:formula="of:=VLOOKUP([.B215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Channel Islands</text:p>
          </table:table-cell>
          <table:table-cell table:number-columns-repeated="10" table:style-name="ce4" office:value-type="string" calcext:value-type="string">
            <text:p>..</text:p>
          </table:table-cell>
          <table:table-cell table:formula="of:=IF([.G215]&lt;&gt;&quot;..&quot;;1.5*10^6*8/([.G215]*30);&quot;&quot;)">
            <text:p/>
          </table:table-cell>
          <table:table-cell table:formula="of:=IF(ISNA([.A215]);&quot;&quot;;VLOOKUP([.B215];[Population.$A$5:.$C$232];3;0))">
            <text:p/>
          </table:table-cell>
          <table:table-cell table:formula="of:=SUM([.$N$6:.N215])/1000" office:value-type="float" office:value="6.8741" calcext:value-type="float">
            <text:p>6.8741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CW" xlink:type="simple">CW</text:a></text:p>
          </table:table-cell>
          <table:table-cell table:style-name="ce4" office:value-type="string" calcext:value-type="string">
            <text:p>Curacao</text:p>
          </table:table-cell>
          <table:table-cell table:number-columns-repeated="6" table:style-name="ce4" office:value-type="string" calcext:value-type="string">
            <text:p>..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16]&lt;&gt;&quot;..&quot;;1.5*10^6*8/([.G216]*30);&quot;&quot;)">
            <text:p/>
          </table:table-cell>
          <table:table-cell table:formula="of:=IF(ISNA([.A216]);&quot;&quot;;VLOOKUP([.B216];[Population.$A$5:.$C$232];3;0))" office:value-type="float" office:value="0.2" calcext:value-type="float">
            <text:p>0.2</text:p>
          </table:table-cell>
          <table:table-cell table:formula="of:=SUM([.$N$6:.N216])/1000" office:value-type="float" office:value="6.8743" calcext:value-type="float">
            <text:p>6.8743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FO" xlink:type="simple">FO</text:a></text:p>
          </table:table-cell>
          <table:table-cell table:style-name="ce4" office:value-type="string" calcext:value-type="string">
            <text:p>Faeroe Islands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33.4" calcext:value-type="float">
            <text:p>33.4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251" calcext:value-type="float">
            <text:p>12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3" calcext:value-type="float">
            <text:p>23</text:p>
          </table:table-cell>
          <table:table-cell table:formula="of:=IF([.G217]&lt;&gt;&quot;..&quot;;1.5*10^6*8/([.G217]*30);&quot;&quot;)">
            <text:p/>
          </table:table-cell>
          <table:table-cell table:formula="of:=IF(ISNA([.A217]);&quot;&quot;;VLOOKUP([.B217];[Population.$A$5:.$C$232];3;0))" office:value-type="float" office:value="0" calcext:value-type="float">
            <text:p>0</text:p>
          </table:table-cell>
          <table:table-cell table:formula="of:=SUM([.$N$6:.N217])/1000" office:value-type="float" office:value="6.8743" calcext:value-type="float">
            <text:p>6.8743</text:p>
          </table:table-cell>
        </table:table-row>
        <table:table-row table:style-name="ro2">
          <table:table-cell table:style-name="ce1" table:formula="of:=VLOOKUP([.B218];['ISO Codes'.$A$2:.$B$250];2;0)" office:value-type="string" office:string-value="GU" calcext:value-type="string">
            <text:p>GU</text:p>
          </table:table-cell>
          <table:table-cell table:style-name="ce4" office:value-type="string" calcext:value-type="string">
            <text:p>Guam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57.7" calcext:value-type="float">
            <text:p>57.7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18]&lt;&gt;&quot;..&quot;;1.5*10^6*8/([.G218]*30);&quot;&quot;)">
            <text:p/>
          </table:table-cell>
          <table:table-cell table:formula="of:=IF(ISNA([.A218]);&quot;&quot;;VLOOKUP([.B218];[Population.$A$5:.$C$232];3;0))" office:value-type="float" office:value="0.2" calcext:value-type="float">
            <text:p>0.2</text:p>
          </table:table-cell>
          <table:table-cell table:formula="of:=SUM([.$N$6:.N218])/1000" office:value-type="float" office:value="6.8745" calcext:value-type="float">
            <text:p>6.8745</text:p>
          </table:table-cell>
        </table:table-row>
        <table:table-row table:style-name="ro2">
          <table:table-cell table:style-name="ce1" table:formula="of:=VLOOKUP([.B219];['ISO Codes'.$A$2:.$B$250];2;0)" office:value-type="string" office:string-value="HT" calcext:value-type="string">
            <text:p>HT</text:p>
          </table:table-cell>
          <table:table-cell table:style-name="ce4" office:value-type="string" calcext:value-type="string">
            <text:p>Haiti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19]&lt;&gt;&quot;..&quot;;1.5*10^6*8/([.G219]*30);&quot;&quot;)">
            <text:p/>
          </table:table-cell>
          <table:table-cell table:formula="of:=IF(ISNA([.A219]);&quot;&quot;;VLOOKUP([.B219];[Population.$A$5:.$C$232];3;0))" office:value-type="float" office:value="10" calcext:value-type="float">
            <text:p>10</text:p>
          </table:table-cell>
          <table:table-cell table:formula="of:=SUM([.$N$6:.N219])/1000" office:value-type="float" office:value="6.8845" calcext:value-type="float">
            <text:p>6.8845</text:p>
          </table:table-cell>
        </table:table-row>
        <table:table-row table:style-name="ro2">
          <table:table-cell table:style-name="ce1" table:formula="of:=VLOOKUP([.B220];['ISO Codes'.$A$2:.$B$250];2;0)" office:value-type="string" office:string-value="IM" calcext:value-type="string">
            <text:p>IM</text:p>
          </table:table-cell>
          <table:table-cell table:style-name="ce4" office:value-type="string" calcext:value-type="string">
            <text:p>Isle of Man</text:p>
          </table:table-cell>
          <table:table-cell table:number-columns-repeated="6" table:style-name="ce4" office:value-type="string" calcext:value-type="string">
            <text:p>..</text:p>
          </table:table-cell>
          <table:table-cell table:style-name="ce4" office:value-type="float" office:value="1146" calcext:value-type="float">
            <text:p>1146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0]&lt;&gt;&quot;..&quot;;1.5*10^6*8/([.G220]*30);&quot;&quot;)">
            <text:p/>
          </table:table-cell>
          <table:table-cell table:formula="of:=IF(ISNA([.A220]);&quot;&quot;;VLOOKUP([.B220];[Population.$A$5:.$C$232];3;0))" office:value-type="float" office:value="0.1" calcext:value-type="float">
            <text:p>0.1</text:p>
          </table:table-cell>
          <table:table-cell table:formula="of:=SUM([.$N$6:.N220])/1000" office:value-type="float" office:value="6.8846" calcext:value-type="float">
            <text:p>6.8846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KP" xlink:type="simple">KP</text:a></text:p>
          </table:table-cell>
          <table:table-cell table:style-name="ce4" office:value-type="string" calcext:value-type="string">
            <text:p>Korea, Dem. Rep.</text:p>
          </table:table-cell>
          <table:table-cell table:number-columns-repeated="2" table:style-name="ce4" office:value-type="string" calcext:value-type="string">
            <text:p>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..</text:p>
          </table:table-cell>
          <table:table-cell table:formula="of:=IF([.G221]&lt;&gt;&quot;..&quot;;1.5*10^6*8/([.G221]*30);&quot;&quot;)">
            <text:p/>
          </table:table-cell>
          <table:table-cell table:formula="of:=IF(ISNA([.A221]);&quot;&quot;;VLOOKUP([.B221];[Population.$A$5:.$C$232];3;0))" office:value-type="float" office:value="24.6" calcext:value-type="float">
            <text:p>24.6</text:p>
          </table:table-cell>
          <table:table-cell table:formula="of:=SUM([.$N$6:.N221])/1000" office:value-type="float" office:value="6.9092" calcext:value-type="float">
            <text:p>6.9092</text:p>
          </table:table-cell>
        </table:table-row>
        <table:table-row table:style-name="ro1">
          <table:table-cell table:style-name="ce1" table:formula="of:=VLOOKUP([.B222];['ISO Codes'.$A$2:.$B$250];2;0)" office:value-type="string" office:string-value="#N/A" calcext:value-type="error">
            <text:p>#N/A</text:p>
          </table:table-cell>
          <table:table-cell table:style-name="ce4" office:value-type="string" calcext:value-type="string">
            <text:p>Kosovo</text:p>
          </table:table-cell>
          <table:table-cell table:number-columns-repeated="9" table:style-name="ce4" office:value-type="string" calcext:value-type="string">
            <text:p>..</text:p>
          </table:table-cell>
          <table:table-cell table:style-name="ce4" office:value-type="float" office:value="27.1" calcext:value-type="float">
            <text:p>27.1</text:p>
          </table:table-cell>
          <table:table-cell table:formula="of:=IF([.G222]&lt;&gt;&quot;..&quot;;1.5*10^6*8/([.G222]*30);&quot;&quot;)">
            <text:p/>
          </table:table-cell>
          <table:table-cell table:formula="of:=IF(ISNA([.A222]);&quot;&quot;;VLOOKUP([.B222];[Population.$A$5:.$C$232];3;0))">
            <text:p/>
          </table:table-cell>
          <table:table-cell table:formula="of:=SUM([.$N$6:.N222])/1000" office:value-type="float" office:value="6.9092" calcext:value-type="float">
            <text:p>6.9092</text:p>
          </table:table-cell>
        </table:table-row>
        <table:table-row table:style-name="ro2">
          <table:table-cell table:style-name="ce1" table:formula="of:=VLOOKUP([.B223];['ISO Codes'.$A$2:.$B$250];2;0)" office:value-type="string" office:string-value="LI" calcext:value-type="string">
            <text:p>LI</text:p>
          </table:table-cell>
          <table:table-cell table:style-name="ce4" office:value-type="string" calcext:value-type="string">
            <text:p>Liechtenstein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1.62" calcext:value-type="float">
            <text:p>71.62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667" calcext:value-type="float">
            <text:p>7667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3]&lt;&gt;&quot;..&quot;;1.5*10^6*8/([.G223]*30);&quot;&quot;)">
            <text:p/>
          </table:table-cell>
          <table:table-cell table:formula="of:=IF(ISNA([.A223]);&quot;&quot;;VLOOKUP([.B223];[Population.$A$5:.$C$232];3;0))" office:value-type="float" office:value="0" calcext:value-type="float">
            <text:p>0</text:p>
          </table:table-cell>
          <table:table-cell table:formula="of:=SUM([.$N$6:.N223])/1000" office:value-type="float" office:value="6.9092" calcext:value-type="float">
            <text:p>6.9092</text:p>
          </table:table-cell>
        </table:table-row>
        <table:table-row table:style-name="ro2">
          <table:table-cell table:style-name="ce1" table:formula="of:=VLOOKUP([.B224];['ISO Codes'.$A$2:.$B$250];2;0)" office:value-type="string" office:string-value="MP" calcext:value-type="string">
            <text:p>MP</text:p>
          </table:table-cell>
          <table:table-cell table:style-name="ce4" office:value-type="string" calcext:value-type="string">
            <text:p>Northern Mariana Islands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4]&lt;&gt;&quot;..&quot;;1.5*10^6*8/([.G224]*30);&quot;&quot;)">
            <text:p/>
          </table:table-cell>
          <table:table-cell table:formula="of:=IF(ISNA([.A224]);&quot;&quot;;VLOOKUP([.B224];[Population.$A$5:.$C$232];3;0))" office:value-type="float" office:value="0.1" calcext:value-type="float">
            <text:p>0.1</text:p>
          </table:table-cell>
          <table:table-cell table:formula="of:=SUM([.$N$6:.N224])/1000" office:value-type="float" office:value="6.9093" calcext:value-type="float">
            <text:p>6.9093</text:p>
          </table:table-cell>
        </table:table-row>
        <table:table-row table:style-name="ro1">
          <table:table-cell table:style-name="ce1" table:formula="of:=VLOOKUP([.B225];['ISO Codes'.$A$2:.$B$250];2;0)" office:value-type="string" office:string-value="PW" calcext:value-type="string">
            <text:p>PW</text:p>
          </table:table-cell>
          <table:table-cell table:style-name="ce4" office:value-type="string" calcext:value-type="string">
            <text:p>Palau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5]&lt;&gt;&quot;..&quot;;1.5*10^6*8/([.G225]*30);&quot;&quot;)">
            <text:p/>
          </table:table-cell>
          <table:table-cell table:formula="of:=IF(ISNA([.A225]);&quot;&quot;;VLOOKUP([.B225];[Population.$A$5:.$C$232];3;0))" office:value-type="float" office:value="0" calcext:value-type="float">
            <text:p>0</text:p>
          </table:table-cell>
          <table:table-cell table:formula="of:=SUM([.$N$6:.N225])/1000" office:value-type="float" office:value="6.9093" calcext:value-type="float">
            <text:p>6.9093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SX" xlink:type="simple">SX</text:a></text:p>
          </table:table-cell>
          <table:table-cell table:style-name="ce4" office:value-type="string" calcext:value-type="string">
            <text:p>Sint Maarten (Dutch part)</text:p>
          </table:table-cell>
          <table:table-cell table:number-columns-repeated="10" table:style-name="ce4" office:value-type="string" calcext:value-type="string">
            <text:p>..</text:p>
          </table:table-cell>
          <table:table-cell table:formula="of:=IF([.G226]&lt;&gt;&quot;..&quot;;1.5*10^6*8/([.G226]*30);&quot;&quot;)">
            <text:p/>
          </table:table-cell>
          <table:table-cell table:formula="of:=IF(ISNA([.A226]);&quot;&quot;;VLOOKUP([.B226];[Population.$A$5:.$C$232];3;0))" office:value-type="string" office:string-value="#N/A" calcext:value-type="error">
            <text:p>#N/A</text:p>
          </table:table-cell>
          <table:table-cell table:formula="of:=SUM([.$N$6:.N226])/1000" office:value-type="string" office:string-value="#N/A" calcext:value-type="error">
            <text:p>#N/A</text:p>
          </table:table-cell>
        </table:table-row>
        <table:table-row table:style-name="ro2">
          <table:table-cell table:style-name="ce1" table:formula="of:=VLOOKUP([.B227];['ISO Codes'.$A$2:.$B$250];2;0)" office:value-type="string" office:string-value="SO" calcext:value-type="string">
            <text:p>SO</text:p>
          </table:table-cell>
          <table:table-cell table:style-name="ce4" office:value-type="string" calcext:value-type="string">
            <text:p>Somalia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7]&lt;&gt;&quot;..&quot;;1.5*10^6*8/([.G227]*30);&quot;&quot;)">
            <text:p/>
          </table:table-cell>
          <table:table-cell table:formula="of:=IF(ISNA([.A227]);&quot;&quot;;VLOOKUP([.B227];[Population.$A$5:.$C$232];3;0))" office:value-type="float" office:value="9.9" calcext:value-type="float">
            <text:p>9.9</text:p>
          </table:table-cell>
          <table:table-cell table:formula="of:=SUM([.$N$6:.N227])/1000" office:value-type="string" office:string-value="#N/A" calcext:value-type="error">
            <text:p>#N/A</text:p>
          </table:table-cell>
        </table:table-row>
        <table:table-row table:style-name="ro2">
          <table:table-cell table:style-name="ce1" table:formula="of:=VLOOKUP([.B228];['ISO Codes'.$A$2:.$B$250];2;0)" office:value-type="string" office:string-value="SS" calcext:value-type="string">
            <text:p>SS</text:p>
          </table:table-cell>
          <table:table-cell table:style-name="ce4" office:value-type="string" calcext:value-type="string">
            <text:p>South Sudan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string" calcext:value-type="string">
            <text:p>..</text:p>
          </table:table-cell>
          <table:table-cell table:formula="of:=IF([.G228]&lt;&gt;&quot;..&quot;;1.5*10^6*8/([.G228]*30);&quot;&quot;)">
            <text:p/>
          </table:table-cell>
          <table:table-cell table:formula="of:=IF(ISNA([.A228]);&quot;&quot;;VLOOKUP([.B228];[Population.$A$5:.$C$232];3;0))" office:value-type="float" office:value="10.4" calcext:value-type="float">
            <text:p>10.4</text:p>
          </table:table-cell>
          <table:table-cell table:formula="of:=SUM([.$N$6:.N228])/1000" office:value-type="string" office:string-value="#N/A" calcext:value-type="error">
            <text:p>#N/A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MF" xlink:type="simple">MF</text:a></text:p>
          </table:table-cell>
          <table:table-cell table:style-name="ce4" office:value-type="string" calcext:value-type="string">
            <text:p>St. Martin (French part)</text:p>
          </table:table-cell>
          <table:table-cell table:number-columns-repeated="6" table:style-name="ce4" office:value-type="string" calcext:value-type="string">
            <text:p>..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29]&lt;&gt;&quot;..&quot;;1.5*10^6*8/([.G229]*30);&quot;&quot;)">
            <text:p/>
          </table:table-cell>
          <table:table-cell table:formula="of:=IF(ISNA([.A229]);&quot;&quot;;VLOOKUP([.B229];[Population.$A$5:.$C$232];3;0))" office:value-type="string" office:string-value="#N/A" calcext:value-type="error">
            <text:p>#N/A</text:p>
          </table:table-cell>
          <table:table-cell table:formula="of:=SUM([.$N$6:.N229])/1000" office:value-type="string" office:string-value="#N/A" calcext:value-type="error">
            <text:p>#N/A</text:p>
          </table:table-cell>
        </table:table-row>
        <table:table-row table:style-name="ro2">
          <table:table-cell table:style-name="ce1" table:formula="of:=VLOOKUP([.B230];['ISO Codes'.$A$2:.$B$250];2;0)" office:value-type="string" office:string-value="TJ" calcext:value-type="string">
            <text:p>TJ</text:p>
          </table:table-cell>
          <table:table-cell table:style-name="ce4" office:value-type="string" calcext:value-type="string">
            <text:p>Tajikistan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string" calcext:value-type="string">
            <text:p>..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8.5" calcext:value-type="float">
            <text:p>48.5</text:p>
          </table:table-cell>
          <table:table-cell table:formula="of:=IF([.G230]&lt;&gt;&quot;..&quot;;1.5*10^6*8/([.G230]*30);&quot;&quot;)">
            <text:p/>
          </table:table-cell>
          <table:table-cell table:formula="of:=IF(ISNA([.A230]);&quot;&quot;;VLOOKUP([.B230];[Population.$A$5:.$C$232];3;0))" office:value-type="float" office:value="7.8" calcext:value-type="float">
            <text:p>7.8</text:p>
          </table:table-cell>
          <table:table-cell table:formula="of:=SUM([.$N$6:.N230])/1000" office:value-type="string" office:string-value="#N/A" calcext:value-type="error">
            <text:p>#N/A</text:p>
          </table:table-cell>
        </table:table-row>
        <table:table-row table:style-name="ro1">
          <table:table-cell table:style-name="ce1" table:formula="of:=VLOOKUP([.B231];['ISO Codes'.$A$2:.$B$250];2;0)" office:value-type="string" office:string-value="TC" calcext:value-type="string">
            <text:p>TC</text:p>
          </table:table-cell>
          <table:table-cell table:style-name="ce4" office:value-type="string" calcext:value-type="string">
            <text:p>Turks and Caicos Islands</text:p>
          </table:table-cell>
          <table:table-cell table:number-columns-repeated="6" table:style-name="ce4" office:value-type="string" calcext:value-type="string">
            <text:p>..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..</text:p>
          </table:table-cell>
          <table:table-cell table:formula="of:=IF([.G231]&lt;&gt;&quot;..&quot;;1.5*10^6*8/([.G231]*30);&quot;&quot;)">
            <text:p/>
          </table:table-cell>
          <table:table-cell table:formula="of:=IF(ISNA([.A231]);&quot;&quot;;VLOOKUP([.B231];[Population.$A$5:.$C$232];3;0))" office:value-type="float" office:value="0" calcext:value-type="float">
            <text:p>0</text:p>
          </table:table-cell>
          <table:table-cell table:formula="of:=SUM([.$N$6:.N231])/1000" office:value-type="string" office:string-value="#N/A" calcext:value-type="error">
            <text:p>#N/A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VI" xlink:type="simple">VI</text:a></text:p>
          </table:table-cell>
          <table:table-cell table:style-name="ce4" office:value-type="string" calcext:value-type="string">
            <text:p>Virgin Islands (U.S.)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35.6" calcext:value-type="float">
            <text:p>35.6</text:p>
          </table:table-cell>
          <table:table-cell table:style-name="ce4" office:value-type="float" office:value="8.34" calcext:value-type="float">
            <text:p>8.34</text:p>
          </table:table-cell>
          <table:table-cell table:number-columns-repeated="2" table:style-name="ce4" office:value-type="string" calcext:value-type="string">
            <text:p>..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3" table:style-name="ce4" office:value-type="string" calcext:value-type="string">
            <text:p>..</text:p>
          </table:table-cell>
          <table:table-cell table:formula="of:=IF([.G232]&lt;&gt;&quot;..&quot;;1.5*10^6*8/([.G232]*30);&quot;&quot;)">
            <text:p/>
          </table:table-cell>
          <table:table-cell table:formula="of:=IF(ISNA([.A232]);&quot;&quot;;VLOOKUP([.B232];[Population.$A$5:.$C$232];3;0))" office:value-type="string" office:string-value="#N/A" calcext:value-type="error">
            <text:p>#N/A</text:p>
          </table:table-cell>
          <table:table-cell table:formula="of:=SUM([.$N$6:.N232])/1000" office:value-type="string" office:string-value="#N/A" calcext:value-type="error">
            <text:p>#N/A</text:p>
          </table:table-cell>
        </table:table-row>
        <table:table-row table:style-name="ro1">
          <table:table-cell table:style-name="ce2" office:value-type="string" calcext:value-type="string">
            <text:p><text:a xlink:href="https://en.wikipedia.org/wiki/ISO_3166-1_alpha-2#PS" xlink:type="simple">PS</text:a></text:p>
          </table:table-cell>
          <table:table-cell table:style-name="ce4" office:value-type="string" calcext:value-type="string">
            <text:p>West Bank and Gaz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0.9" calcext:value-type="float">
            <text:p>50.9</text:p>
          </table:table-cell>
          <table:table-cell table:style-name="ce4" office:value-type="float" office:value="41.1" calcext:value-type="float">
            <text:p>41.1</text:p>
          </table:table-cell>
          <table:table-cell table:number-columns-repeated="3" table:style-name="ce4" office:value-type="string" calcext:value-type="string">
            <text:p>..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formula="of:=IF([.G233]&lt;&gt;&quot;..&quot;;1.5*10^6*8/([.G233]*30);&quot;&quot;)">
            <text:p/>
          </table:table-cell>
          <table:table-cell table:formula="of:=IF(ISNA([.A233]);&quot;&quot;;VLOOKUP([.B233];[Population.$A$5:.$C$232];3;0))" office:value-type="float" office:value="3.9" calcext:value-type="float">
            <text:p>3.9</text:p>
          </table:table-cell>
          <table:table-cell table:formula="of:=SUM([.$N$6:.N233])/1000" office:value-type="string" office:string-value="#N/A" calcext:value-type="error">
            <text:p>#N/A</text:p>
          </table:table-cell>
        </table:table-row>
        <table:table-row table:style-name="ro2" table:number-rows-repeated="104834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ISO Codes" table:style-name="ta1">
        <office:forms form:automatic-focus="false" form:apply-design-mode="false"/>
        <table:table-column table:style-name="co5" table:default-cell-style-name="Default"/>
        <table:table-column table:style-name="co3" table:number-columns-repeated="4" table:default-cell-style-name="Default"/>
        <table:table-row table:style-name="ro3">
          <table:table-cell office:value-type="string" calcext:value-type="string">
            <text:p>English short name (upper/lower case)</text:p>
          </table:table-cell>
          <table:table-cell table:style-name="ce8" office:value-type="string" calcext:value-type="string">
            <text:p><text:a xlink:href="https://en.wikipedia.org/wiki/ISO_3166-1_alpha-2#Officially_assigned_code_elements" xlink:type="simple">Alpha-2 code</text:a></text:p>
          </table:table-cell>
          <table:table-cell table:style-name="ce8" office:value-type="string" calcext:value-type="string">
            <text:p><text:a xlink:href="https://en.wikipedia.org/wiki/ISO_3166-1_alpha-3#Officially_assigned_code_elements" xlink:type="simple">Alpha-3 code</text:a></text:p>
          </table:table-cell>
          <table:table-cell table:style-name="ce8" office:value-type="string" calcext:value-type="string">
            <text:p><text:a xlink:href="https://en.wikipedia.org/wiki/ISO_3166-1_numeric#Officially_assigned_code_elements" xlink:type="simple">Numeric code</text:a></text:p>
          </table:table-cell>
          <table:table-cell table:style-name="ce9" office:value-type="string" calcext:value-type="string">
            <text:p><text:a xlink:href="https://en.wikipedia.org/wiki/ISO_3166-2" xlink:type="simple">ISO 3166-2</text:a> codes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style-name="ce2" office:value-type="string" calcext:value-type="string">
            <text:p><text:a xlink:href="https://en.wikipedia.org/wiki/ISO_3166-1_alpha-2#AF" xlink:type="simple">AF</text:a></text:p>
          </table:table-cell>
          <table:table-cell table:style-name="ce2" office:value-type="string" calcext:value-type="string">
            <text:p>AF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en.wikipedia.org/wiki/ISO_3166-2:AF" xlink:type="simple">ISO 3166-2:AF</text:a>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table:style-name="ce2" office:value-type="string" calcext:value-type="string">
            <text:p><text:a xlink:href="https://en.wikipedia.org/wiki/ISO_3166-1_alpha-2#AX" xlink:type="simple">AX</text:a></text:p>
          </table:table-cell>
          <table:table-cell table:style-name="ce2" office:value-type="string" calcext:value-type="string">
            <text:p>ALA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https://en.wikipedia.org/wiki/ISO_3166-2:AX" xlink:type="simple">ISO 3166-2:AX</text:a>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style-name="ce2" office:value-type="string" calcext:value-type="string">
            <text:p><text:a xlink:href="https://en.wikipedia.org/wiki/ISO_3166-1_alpha-2#AL" xlink:type="simple">AL</text:a></text:p>
          </table:table-cell>
          <table:table-cell table:style-name="ce2" office:value-type="string" calcext:value-type="string">
            <text:p>AL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en.wikipedia.org/wiki/ISO_3166-2:AL" xlink:type="simple">ISO 3166-2:AL</text:a>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style-name="ce2" office:value-type="string" calcext:value-type="string">
            <text:p><text:a xlink:href="https://en.wikipedia.org/wiki/ISO_3166-1_alpha-2#DZ" xlink:type="simple">DZ</text:a></text:p>
          </table:table-cell>
          <table:table-cell table:style-name="ce2" office:value-type="string" calcext:value-type="string">
            <text:p>DZ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en.wikipedia.org/wiki/ISO_3166-2:DZ" xlink:type="simple">ISO 3166-2:DZ</text:a>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style-name="ce2" office:value-type="string" calcext:value-type="string">
            <text:p><text:a xlink:href="https://en.wikipedia.org/wiki/ISO_3166-1_alpha-2#AS" xlink:type="simple">AS</text:a></text:p>
          </table:table-cell>
          <table:table-cell table:style-name="ce2" office:value-type="string" calcext:value-type="string">
            <text:p>AS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en.wikipedia.org/wiki/ISO_3166-2:AS" xlink:type="simple">ISO 3166-2:AS</text:a>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style-name="ce2" office:value-type="string" calcext:value-type="string">
            <text:p><text:a xlink:href="https://en.wikipedia.org/wiki/ISO_3166-1_alpha-2#AD" xlink:type="simple">AD</text:a>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en.wikipedia.org/wiki/ISO_3166-2:AD" xlink:type="simple">ISO 3166-2:AD</text:a>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style-name="ce2" office:value-type="string" calcext:value-type="string">
            <text:p><text:a xlink:href="https://en.wikipedia.org/wiki/ISO_3166-1_alpha-2#AO" xlink:type="simple">AO</text:a></text:p>
          </table:table-cell>
          <table:table-cell table:style-name="ce2" office:value-type="string" calcext:value-type="string">
            <text:p>AG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en.wikipedia.org/wiki/ISO_3166-2:AO" xlink:type="simple">ISO 3166-2:AO</text:a>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table:style-name="ce2" office:value-type="string" calcext:value-type="string">
            <text:p><text:a xlink:href="https://en.wikipedia.org/wiki/ISO_3166-1_alpha-2#AI" xlink:type="simple">AI</text:a></text:p>
          </table:table-cell>
          <table:table-cell table:style-name="ce2" office:value-type="string" calcext:value-type="string">
            <text:p>AIA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<text:a xlink:href="https://en.wikipedia.org/wiki/ISO_3166-2:AI" xlink:type="simple">ISO 3166-2:AI</text:a>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table:style-name="ce2" office:value-type="string" calcext:value-type="string">
            <text:p><text:a xlink:href="https://en.wikipedia.org/wiki/ISO_3166-1_alpha-2#AQ" xlink:type="simple">AQ</text:a></text:p>
          </table:table-cell>
          <table:table-cell table:style-name="ce2" office:value-type="string" calcext:value-type="string">
            <text:p>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en.wikipedia.org/wiki/ISO_3166-2:AQ" xlink:type="simple">ISO 3166-2:AQ</text:a>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style-name="ce2" office:value-type="string" calcext:value-type="string">
            <text:p><text:a xlink:href="https://en.wikipedia.org/wiki/ISO_3166-1_alpha-2#AG" xlink:type="simple">AG</text:a></text:p>
          </table:table-cell>
          <table:table-cell table:style-name="ce2" office:value-type="string" calcext:value-type="string">
            <text:p>ATG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en.wikipedia.org/wiki/ISO_3166-2:AG" xlink:type="simple">ISO 3166-2:AG</text:a>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<text:a xlink:href="https://en.wikipedia.org/wiki/ISO_3166-1_alpha-2#AR" xlink:type="simple">AR</text:a>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en.wikipedia.org/wiki/ISO_3166-2:AR" xlink:type="simple">ISO 3166-2:AR</text:a>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style-name="ce2" office:value-type="string" calcext:value-type="string">
            <text:p><text:a xlink:href="https://en.wikipedia.org/wiki/ISO_3166-1_alpha-2#AM" xlink:type="simple">AM</text:a>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https://en.wikipedia.org/wiki/ISO_3166-2:AM" xlink:type="simple">ISO 3166-2:AM</text:a>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table:style-name="ce2" office:value-type="string" calcext:value-type="string">
            <text:p><text:a xlink:href="https://en.wikipedia.org/wiki/ISO_3166-1_alpha-2#AW" xlink:type="simple">AW</text:a></text:p>
          </table:table-cell>
          <table:table-cell table:style-name="ce2" office:value-type="string" calcext:value-type="string">
            <text:p>ABW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<text:a xlink:href="https://en.wikipedia.org/wiki/ISO_3166-2:AW" xlink:type="simple">ISO 3166-2:AW</text:a>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<text:a xlink:href="https://en.wikipedia.org/wiki/ISO_3166-1_alpha-2#AU" xlink:type="simple">AU</text:a>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s://en.wikipedia.org/wiki/ISO_3166-2:AU" xlink:type="simple">ISO 3166-2:AU</text:a>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2" office:value-type="string" calcext:value-type="string">
            <text:p><text:a xlink:href="https://en.wikipedia.org/wiki/ISO_3166-1_alpha-2#AT" xlink:type="simple">AT</text:a>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en.wikipedia.org/wiki/ISO_3166-2:AT" xlink:type="simple">ISO 3166-2:AT</text:a>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style-name="ce2" office:value-type="string" calcext:value-type="string">
            <text:p><text:a xlink:href="https://en.wikipedia.org/wiki/ISO_3166-1_alpha-2#AZ" xlink:type="simple">AZ</text:a></text:p>
          </table:table-cell>
          <table:table-cell table:style-name="ce2" office:value-type="string" calcext:value-type="string">
            <text:p>AZ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en.wikipedia.org/wiki/ISO_3166-2:AZ" xlink:type="simple">ISO 3166-2:AZ</text:a>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style-name="ce2" office:value-type="string" calcext:value-type="string">
            <text:p><text:a xlink:href="https://en.wikipedia.org/wiki/ISO_3166-1_alpha-2#BS" xlink:type="simple">BS</text:a></text:p>
          </table:table-cell>
          <table:table-cell table:style-name="ce2" office:value-type="string" calcext:value-type="string">
            <text:p>BH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s://en.wikipedia.org/wiki/ISO_3166-2:BS" xlink:type="simple">ISO 3166-2:BS</text:a>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style-name="ce2" office:value-type="string" calcext:value-type="string">
            <text:p><text:a xlink:href="https://en.wikipedia.org/wiki/ISO_3166-1_alpha-2#BH" xlink:type="simple">BH</text:a></text:p>
          </table:table-cell>
          <table:table-cell table:style-name="ce2" office:value-type="string" calcext:value-type="string">
            <text:p>BHR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https://en.wikipedia.org/wiki/ISO_3166-2:BH" xlink:type="simple">ISO 3166-2:BH</text:a>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style-name="ce2" office:value-type="string" calcext:value-type="string">
            <text:p><text:a xlink:href="https://en.wikipedia.org/wiki/ISO_3166-1_alpha-2#BD" xlink:type="simple">BD</text:a></text:p>
          </table:table-cell>
          <table:table-cell table:style-name="ce2" office:value-type="string" calcext:value-type="string">
            <text:p>BG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s://en.wikipedia.org/wiki/ISO_3166-2:BD" xlink:type="simple">ISO 3166-2:BD</text:a>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style-name="ce2" office:value-type="string" calcext:value-type="string">
            <text:p><text:a xlink:href="https://en.wikipedia.org/wiki/ISO_3166-1_alpha-2#BB" xlink:type="simple">BB</text:a></text:p>
          </table:table-cell>
          <table:table-cell table:style-name="ce2" office:value-type="string" calcext:value-type="string">
            <text:p>BRB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s://en.wikipedia.org/wiki/ISO_3166-2:BB" xlink:type="simple">ISO 3166-2:BB</text:a>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style-name="ce2" office:value-type="string" calcext:value-type="string">
            <text:p><text:a xlink:href="https://en.wikipedia.org/wiki/ISO_3166-1_alpha-2#BY" xlink:type="simple">BY</text:a></text:p>
          </table:table-cell>
          <table:table-cell table:style-name="ce2" office:value-type="string" calcext:value-type="string">
            <text:p>BLR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https://en.wikipedia.org/wiki/ISO_3166-2:BY" xlink:type="simple">ISO 3166-2:BY</text:a>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2" office:value-type="string" calcext:value-type="string">
            <text:p><text:a xlink:href="https://en.wikipedia.org/wiki/ISO_3166-1_alpha-2#BE" xlink:type="simple">BE</text:a>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https://en.wikipedia.org/wiki/ISO_3166-2:BE" xlink:type="simple">ISO 3166-2:BE</text:a>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style-name="ce2" office:value-type="string" calcext:value-type="string">
            <text:p><text:a xlink:href="https://en.wikipedia.org/wiki/ISO_3166-1_alpha-2#BZ" xlink:type="simple">BZ</text:a></text:p>
          </table:table-cell>
          <table:table-cell table:style-name="ce2" office:value-type="string" calcext:value-type="string">
            <text:p>BLZ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s://en.wikipedia.org/wiki/ISO_3166-2:BZ" xlink:type="simple">ISO 3166-2:BZ</text:a>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style-name="ce2" office:value-type="string" calcext:value-type="string">
            <text:p><text:a xlink:href="https://en.wikipedia.org/wiki/ISO_3166-1_alpha-2#BJ" xlink:type="simple">BJ</text:a></text:p>
          </table:table-cell>
          <table:table-cell table:style-name="ce2" office:value-type="string" calcext:value-type="string">
            <text:p>BEN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https://en.wikipedia.org/wiki/ISO_3166-2:BJ" xlink:type="simple">ISO 3166-2:BJ</text:a>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table:style-name="ce2" office:value-type="string" calcext:value-type="string">
            <text:p><text:a xlink:href="https://en.wikipedia.org/wiki/ISO_3166-1_alpha-2#BM" xlink:type="simple">BM</text:a></text:p>
          </table:table-cell>
          <table:table-cell table:style-name="ce2" office:value-type="string" calcext:value-type="string">
            <text:p>BMU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https://en.wikipedia.org/wiki/ISO_3166-2:BM" xlink:type="simple">ISO 3166-2:BM</text:a>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style-name="ce2" office:value-type="string" calcext:value-type="string">
            <text:p><text:a xlink:href="https://en.wikipedia.org/wiki/ISO_3166-1_alpha-2#BT" xlink:type="simple">BT</text:a></text:p>
          </table:table-cell>
          <table:table-cell table:style-name="ce2" office:value-type="string" calcext:value-type="string">
            <text:p>BTN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s://en.wikipedia.org/wiki/ISO_3166-2:BT" xlink:type="simple">ISO 3166-2:BT</text:a></text:p>
          </table:table-cell>
        </table:table-row>
        <table:table-row table:style-name="ro1">
          <table:table-cell office:value-type="string" calcext:value-type="string">
            <text:p>Bolivia, Plurinational State of</text:p>
          </table:table-cell>
          <table:table-cell table:style-name="ce2" office:value-type="string" calcext:value-type="string">
            <text:p><text:a xlink:href="https://en.wikipedia.org/wiki/ISO_3166-1_alpha-2#BO" xlink:type="simple">BO</text:a></text:p>
          </table:table-cell>
          <table:table-cell table:style-name="ce2" office:value-type="string" calcext:value-type="string">
            <text:p>BOL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https://en.wikipedia.org/wiki/ISO_3166-2:BO" xlink:type="simple">ISO 3166-2:BO</text:a>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table:style-name="ce2" office:value-type="string" calcext:value-type="string">
            <text:p><text:a xlink:href="https://en.wikipedia.org/wiki/ISO_3166-1_alpha-2#BQ" xlink:type="simple">BQ</text:a></text:p>
          </table:table-cell>
          <table:table-cell table:style-name="ce2" office:value-type="string" calcext:value-type="string">
            <text:p>BES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<text:a xlink:href="https://en.wikipedia.org/wiki/ISO_3166-2:BQ" xlink:type="simple">ISO 3166-2:BQ</text:a>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style-name="ce2" office:value-type="string" calcext:value-type="string">
            <text:p><text:a xlink:href="https://en.wikipedia.org/wiki/ISO_3166-1_alpha-2#BA" xlink:type="simple">BA</text:a></text:p>
          </table:table-cell>
          <table:table-cell table:style-name="ce2" office:value-type="string" calcext:value-type="string">
            <text:p>BIH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https://en.wikipedia.org/wiki/ISO_3166-2:BA" xlink:type="simple">ISO 3166-2:BA</text:a>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style-name="ce2" office:value-type="string" calcext:value-type="string">
            <text:p><text:a xlink:href="https://en.wikipedia.org/wiki/ISO_3166-1_alpha-2#BW" xlink:type="simple">BW</text:a></text:p>
          </table:table-cell>
          <table:table-cell table:style-name="ce2" office:value-type="string" calcext:value-type="string">
            <text:p>BWA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https://en.wikipedia.org/wiki/ISO_3166-2:BW" xlink:type="simple">ISO 3166-2:BW</text:a>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table:style-name="ce2" office:value-type="string" calcext:value-type="string">
            <text:p><text:a xlink:href="https://en.wikipedia.org/wiki/ISO_3166-1_alpha-2#BV" xlink:type="simple">BV</text:a></text:p>
          </table:table-cell>
          <table:table-cell table:style-name="ce2" office:value-type="string" calcext:value-type="string">
            <text:p>BVT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https://en.wikipedia.org/wiki/ISO_3166-2:BV" xlink:type="simple">ISO 3166-2:BV</text:a>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string" calcext:value-type="string">
            <text:p><text:a xlink:href="https://en.wikipedia.org/wiki/ISO_3166-1_alpha-2#BR" xlink:type="simple">BR</text:a></text:p>
          </table:table-cell>
          <table:table-cell table:style-name="ce2" office:value-type="string" calcext:value-type="string">
            <text:p>BRA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https://en.wikipedia.org/wiki/ISO_3166-2:BR" xlink:type="simple">ISO 3166-2:BR</text:a>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table:style-name="ce2" office:value-type="string" calcext:value-type="string">
            <text:p><text:a xlink:href="https://en.wikipedia.org/wiki/ISO_3166-1_alpha-2#IO" xlink:type="simple">IO</text:a></text:p>
          </table:table-cell>
          <table:table-cell table:style-name="ce2" office:value-type="string" calcext:value-type="string">
            <text:p>IOT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https://en.wikipedia.org/wiki/ISO_3166-2:IO" xlink:type="simple">ISO 3166-2:IO</text:a>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style-name="ce2" office:value-type="string" calcext:value-type="string">
            <text:p><text:a xlink:href="https://en.wikipedia.org/wiki/ISO_3166-1_alpha-2#BN" xlink:type="simple">BN</text:a></text:p>
          </table:table-cell>
          <table:table-cell table:style-name="ce2" office:value-type="string" calcext:value-type="string">
            <text:p>BRN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https://en.wikipedia.org/wiki/ISO_3166-2:BN" xlink:type="simple">ISO 3166-2:BN</text:a>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2" office:value-type="string" calcext:value-type="string">
            <text:p><text:a xlink:href="https://en.wikipedia.org/wiki/ISO_3166-1_alpha-2#BG" xlink:type="simple">BG</text:a></text:p>
          </table:table-cell>
          <table:table-cell table:style-name="ce2" office:value-type="string" calcext:value-type="string">
            <text:p>BGR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https://en.wikipedia.org/wiki/ISO_3166-2:BG" xlink:type="simple">ISO 3166-2:BG</text:a>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style-name="ce2" office:value-type="string" calcext:value-type="string">
            <text:p><text:a xlink:href="https://en.wikipedia.org/wiki/ISO_3166-1_alpha-2#BF" xlink:type="simple">BF</text:a></text:p>
          </table:table-cell>
          <table:table-cell table:style-name="ce2" office:value-type="string" calcext:value-type="string">
            <text:p>BFA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<text:a xlink:href="https://en.wikipedia.org/wiki/ISO_3166-2:BF" xlink:type="simple">ISO 3166-2:BF</text:a>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table:style-name="ce2" office:value-type="string" calcext:value-type="string">
            <text:p><text:a xlink:href="https://en.wikipedia.org/wiki/ISO_3166-1_alpha-2#BI" xlink:type="simple">BI</text:a></text:p>
          </table:table-cell>
          <table:table-cell table:style-name="ce2" office:value-type="string" calcext:value-type="string">
            <text:p>BD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https://en.wikipedia.org/wiki/ISO_3166-2:BI" xlink:type="simple">ISO 3166-2:BI</text:a>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style-name="ce2" office:value-type="string" calcext:value-type="string">
            <text:p><text:a xlink:href="https://en.wikipedia.org/wiki/ISO_3166-1_alpha-2#KH" xlink:type="simple">KH</text:a></text:p>
          </table:table-cell>
          <table:table-cell table:style-name="ce2" office:value-type="string" calcext:value-type="string">
            <text:p>KHM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https://en.wikipedia.org/wiki/ISO_3166-2:KH" xlink:type="simple">ISO 3166-2:KH</text:a>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table:style-name="ce2" office:value-type="string" calcext:value-type="string">
            <text:p><text:a xlink:href="https://en.wikipedia.org/wiki/ISO_3166-1_alpha-2#CM" xlink:type="simple">CM</text:a></text:p>
          </table:table-cell>
          <table:table-cell table:style-name="ce2" office:value-type="string" calcext:value-type="string">
            <text:p>CMR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https://en.wikipedia.org/wiki/ISO_3166-2:CM" xlink:type="simple">ISO 3166-2:CM</text:a>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2" office:value-type="string" calcext:value-type="string">
            <text:p><text:a xlink:href="https://en.wikipedia.org/wiki/ISO_3166-1_alpha-2#CA" xlink:type="simple">CA</text:a>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https://en.wikipedia.org/wiki/ISO_3166-2:CA" xlink:type="simple">ISO 3166-2:CA</text:a>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table:style-name="ce2" office:value-type="string" calcext:value-type="string">
            <text:p><text:a xlink:href="https://en.wikipedia.org/wiki/ISO_3166-1_alpha-2#CV" xlink:type="simple">CV</text:a></text:p>
          </table:table-cell>
          <table:table-cell table:style-name="ce2" office:value-type="string" calcext:value-type="string">
            <text:p>CPV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https://en.wikipedia.org/wiki/ISO_3166-2:CV" xlink:type="simple">ISO 3166-2:CV</text:a>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table:style-name="ce2" office:value-type="string" calcext:value-type="string">
            <text:p><text:a xlink:href="https://en.wikipedia.org/wiki/ISO_3166-1_alpha-2#KY" xlink:type="simple">KY</text:a></text:p>
          </table:table-cell>
          <table:table-cell table:style-name="ce2" office:value-type="string" calcext:value-type="string">
            <text:p>CYM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https://en.wikipedia.org/wiki/ISO_3166-2:KY" xlink:type="simple">ISO 3166-2:KY</text:a>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style-name="ce2" office:value-type="string" calcext:value-type="string">
            <text:p><text:a xlink:href="https://en.wikipedia.org/wiki/ISO_3166-1_alpha-2#CF" xlink:type="simple">CF</text:a></text:p>
          </table:table-cell>
          <table:table-cell table:style-name="ce2" office:value-type="string" calcext:value-type="string">
            <text:p>CAF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https://en.wikipedia.org/wiki/ISO_3166-2:CF" xlink:type="simple">ISO 3166-2:CF</text:a>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table:style-name="ce2" office:value-type="string" calcext:value-type="string">
            <text:p><text:a xlink:href="https://en.wikipedia.org/wiki/ISO_3166-1_alpha-2#TD" xlink:type="simple">TD</text:a></text:p>
          </table:table-cell>
          <table:table-cell table:style-name="ce2" office:value-type="string" calcext:value-type="string">
            <text:p>TCD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https://en.wikipedia.org/wiki/ISO_3166-2:TD" xlink:type="simple">ISO 3166-2:TD</text:a>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style-name="ce2" office:value-type="string" calcext:value-type="string">
            <text:p><text:a xlink:href="https://en.wikipedia.org/wiki/ISO_3166-1_alpha-2#CL" xlink:type="simple">CL</text:a></text:p>
          </table:table-cell>
          <table:table-cell table:style-name="ce2" office:value-type="string" calcext:value-type="string">
            <text:p>CHL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https://en.wikipedia.org/wiki/ISO_3166-2:CL" xlink:type="simple">ISO 3166-2:CL</text:a>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style-name="ce2" office:value-type="string" calcext:value-type="string">
            <text:p><text:a xlink:href="https://en.wikipedia.org/wiki/ISO_3166-1_alpha-2#CN" xlink:type="simple">CN</text:a></text:p>
          </table:table-cell>
          <table:table-cell table:style-name="ce2" office:value-type="string" calcext:value-type="string">
            <text:p>CHN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https://en.wikipedia.org/wiki/ISO_3166-2:CN" xlink:type="simple">ISO 3166-2:CN</text:a>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table:style-name="ce2" office:value-type="string" calcext:value-type="string">
            <text:p><text:a xlink:href="https://en.wikipedia.org/wiki/ISO_3166-1_alpha-2#CX" xlink:type="simple">CX</text:a></text:p>
          </table:table-cell>
          <table:table-cell table:style-name="ce2" office:value-type="string" calcext:value-type="string">
            <text:p>CXR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https://en.wikipedia.org/wiki/ISO_3166-2:CX" xlink:type="simple">ISO 3166-2:CX</text:a>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table:style-name="ce2" office:value-type="string" calcext:value-type="string">
            <text:p><text:a xlink:href="https://en.wikipedia.org/wiki/ISO_3166-1_alpha-2#CC" xlink:type="simple">CC</text:a></text:p>
          </table:table-cell>
          <table:table-cell table:style-name="ce2" office:value-type="string" calcext:value-type="string">
            <text:p>CCK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https://en.wikipedia.org/wiki/ISO_3166-2:CC" xlink:type="simple">ISO 3166-2:CC</text:a>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style-name="ce2" office:value-type="string" calcext:value-type="string">
            <text:p><text:a xlink:href="https://en.wikipedia.org/wiki/ISO_3166-1_alpha-2#CO" xlink:type="simple">CO</text:a>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https://en.wikipedia.org/wiki/ISO_3166-2:CO" xlink:type="simple">ISO 3166-2:CO</text:a>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style-name="ce2" office:value-type="string" calcext:value-type="string">
            <text:p><text:a xlink:href="https://en.wikipedia.org/wiki/ISO_3166-1_alpha-2#KM" xlink:type="simple">KM</text:a></text:p>
          </table:table-cell>
          <table:table-cell table:style-name="ce2" office:value-type="string" calcext:value-type="string">
            <text:p>COM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https://en.wikipedia.org/wiki/ISO_3166-2:KM" xlink:type="simple">ISO 3166-2:KM</text:a>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style-name="ce2" office:value-type="string" calcext:value-type="string">
            <text:p><text:a xlink:href="https://en.wikipedia.org/wiki/ISO_3166-1_alpha-2#CG" xlink:type="simple">CG</text:a></text:p>
          </table:table-cell>
          <table:table-cell table:style-name="ce2" office:value-type="string" calcext:value-type="string">
            <text:p>COG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https://en.wikipedia.org/wiki/ISO_3166-2:CG" xlink:type="simple">ISO 3166-2:CG</text:a></text:p>
          </table:table-cell>
        </table:table-row>
        <table:table-row table:style-name="ro1">
          <table:table-cell office:value-type="string" calcext:value-type="string">
            <text:p>Congo, the Democratic Republic of the</text:p>
          </table:table-cell>
          <table:table-cell table:style-name="ce2" office:value-type="string" calcext:value-type="string">
            <text:p><text:a xlink:href="https://en.wikipedia.org/wiki/ISO_3166-1_alpha-2#CD" xlink:type="simple">CD</text:a></text:p>
          </table:table-cell>
          <table:table-cell table:style-name="ce2" office:value-type="string" calcext:value-type="string">
            <text:p>COD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https://en.wikipedia.org/wiki/ISO_3166-2:CD" xlink:type="simple">ISO 3166-2:CD</text:a>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table:style-name="ce2" office:value-type="string" calcext:value-type="string">
            <text:p><text:a xlink:href="https://en.wikipedia.org/wiki/ISO_3166-1_alpha-2#CK" xlink:type="simple">CK</text:a></text:p>
          </table:table-cell>
          <table:table-cell table:style-name="ce2" office:value-type="string" calcext:value-type="string">
            <text:p>COK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https://en.wikipedia.org/wiki/ISO_3166-2:CK" xlink:type="simple">ISO 3166-2:CK</text:a>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style-name="ce2" office:value-type="string" calcext:value-type="string">
            <text:p><text:a xlink:href="https://en.wikipedia.org/wiki/ISO_3166-1_alpha-2#CR" xlink:type="simple">CR</text:a></text:p>
          </table:table-cell>
          <table:table-cell table:style-name="ce2" office:value-type="string" calcext:value-type="string">
            <text:p>CRI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https://en.wikipedia.org/wiki/ISO_3166-2:CR" xlink:type="simple">ISO 3166-2:CR</text:a>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style-name="ce2" office:value-type="string" calcext:value-type="string">
            <text:p><text:a xlink:href="https://en.wikipedia.org/wiki/ISO_3166-1_alpha-2#CI" xlink:type="simple">CI</text:a>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<text:a xlink:href="https://en.wikipedia.org/wiki/ISO_3166-2:CI" xlink:type="simple">ISO 3166-2:CI</text:a>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2" office:value-type="string" calcext:value-type="string">
            <text:p><text:a xlink:href="https://en.wikipedia.org/wiki/ISO_3166-1_alpha-2#HR" xlink:type="simple">HR</text:a></text:p>
          </table:table-cell>
          <table:table-cell table:style-name="ce2" office:value-type="string" calcext:value-type="string">
            <text:p>HRV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https://en.wikipedia.org/wiki/ISO_3166-2:HR" xlink:type="simple">ISO 3166-2:HR</text:a>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style-name="ce2" office:value-type="string" calcext:value-type="string">
            <text:p><text:a xlink:href="https://en.wikipedia.org/wiki/ISO_3166-1_alpha-2#CU" xlink:type="simple">CU</text:a></text:p>
          </table:table-cell>
          <table:table-cell table:style-name="ce2" office:value-type="string" calcext:value-type="string">
            <text:p>CUB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https://en.wikipedia.org/wiki/ISO_3166-2:CU" xlink:type="simple">ISO 3166-2:CU</text:a>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table:style-name="ce2" office:value-type="string" calcext:value-type="string">
            <text:p><text:a xlink:href="https://en.wikipedia.org/wiki/ISO_3166-1_alpha-2#CW" xlink:type="simple">CW</text:a></text:p>
          </table:table-cell>
          <table:table-cell table:style-name="ce2" office:value-type="string" calcext:value-type="string">
            <text:p>CUW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<text:a xlink:href="https://en.wikipedia.org/wiki/ISO_3166-2:CW" xlink:type="simple">ISO 3166-2:CW</text:a>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2" office:value-type="string" calcext:value-type="string">
            <text:p><text:a xlink:href="https://en.wikipedia.org/wiki/ISO_3166-1_alpha-2#CY" xlink:type="simple">CY</text:a></text:p>
          </table:table-cell>
          <table:table-cell table:style-name="ce2" office:value-type="string" calcext:value-type="string">
            <text:p>CYP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https://en.wikipedia.org/wiki/ISO_3166-2:CY" xlink:type="simple">ISO 3166-2:CY</text:a>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table:style-name="ce2" office:value-type="string" calcext:value-type="string">
            <text:p><text:a xlink:href="https://en.wikipedia.org/wiki/ISO_3166-1_alpha-2#CZ" xlink:type="simple">CZ</text:a></text:p>
          </table:table-cell>
          <table:table-cell table:style-name="ce2" office:value-type="string" calcext:value-type="string">
            <text:p>CZE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https://en.wikipedia.org/wiki/ISO_3166-2:CZ" xlink:type="simple">ISO 3166-2:CZ</text:a>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style-name="ce2" office:value-type="string" calcext:value-type="string">
            <text:p><text:a xlink:href="https://en.wikipedia.org/wiki/ISO_3166-1_alpha-2#DK" xlink:type="simple">DK</text:a></text:p>
          </table:table-cell>
          <table:table-cell table:style-name="ce2" office:value-type="string" calcext:value-type="string">
            <text:p>DNK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https://en.wikipedia.org/wiki/ISO_3166-2:DK" xlink:type="simple">ISO 3166-2:DK</text:a>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table:style-name="ce2" office:value-type="string" calcext:value-type="string">
            <text:p><text:a xlink:href="https://en.wikipedia.org/wiki/ISO_3166-1_alpha-2#DJ" xlink:type="simple">DJ</text:a></text:p>
          </table:table-cell>
          <table:table-cell table:style-name="ce2" office:value-type="string" calcext:value-type="string">
            <text:p>DJI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https://en.wikipedia.org/wiki/ISO_3166-2:DJ" xlink:type="simple">ISO 3166-2:DJ</text:a>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style-name="ce2" office:value-type="string" calcext:value-type="string">
            <text:p><text:a xlink:href="https://en.wikipedia.org/wiki/ISO_3166-1_alpha-2#DM" xlink:type="simple">DM</text:a>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https://en.wikipedia.org/wiki/ISO_3166-2:DM" xlink:type="simple">ISO 3166-2:DM</text:a>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table:style-name="ce2" office:value-type="string" calcext:value-type="string">
            <text:p><text:a xlink:href="https://en.wikipedia.org/wiki/ISO_3166-1_alpha-2#DO" xlink:type="simple">DO</text:a></text:p>
          </table:table-cell>
          <table:table-cell table:style-name="ce2" office:value-type="string" calcext:value-type="string">
            <text:p>DOM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https://en.wikipedia.org/wiki/ISO_3166-2:DO" xlink:type="simple">ISO 3166-2:DO</text:a>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style-name="ce2" office:value-type="string" calcext:value-type="string">
            <text:p><text:a xlink:href="https://en.wikipedia.org/wiki/ISO_3166-1_alpha-2#EC" xlink:type="simple">EC</text:a></text:p>
          </table:table-cell>
          <table:table-cell table:style-name="ce2" office:value-type="string" calcext:value-type="string">
            <text:p>ECU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https://en.wikipedia.org/wiki/ISO_3166-2:EC" xlink:type="simple">ISO 3166-2:EC</text:a>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style-name="ce2" office:value-type="string" calcext:value-type="string">
            <text:p><text:a xlink:href="https://en.wikipedia.org/wiki/ISO_3166-1_alpha-2#EG" xlink:type="simple">EG</text:a></text:p>
          </table:table-cell>
          <table:table-cell table:style-name="ce2" office:value-type="string" calcext:value-type="string">
            <text:p>EGY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<text:a xlink:href="https://en.wikipedia.org/wiki/ISO_3166-2:EG" xlink:type="simple">ISO 3166-2:EG</text:a>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style-name="ce2" office:value-type="string" calcext:value-type="string">
            <text:p><text:a xlink:href="https://en.wikipedia.org/wiki/ISO_3166-1_alpha-2#SV" xlink:type="simple">SV</text:a></text:p>
          </table:table-cell>
          <table:table-cell table:style-name="ce2" office:value-type="string" calcext:value-type="string">
            <text:p>SLV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https://en.wikipedia.org/wiki/ISO_3166-2:SV" xlink:type="simple">ISO 3166-2:SV</text:a>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table:style-name="ce2" office:value-type="string" calcext:value-type="string">
            <text:p><text:a xlink:href="https://en.wikipedia.org/wiki/ISO_3166-1_alpha-2#GQ" xlink:type="simple">GQ</text:a></text:p>
          </table:table-cell>
          <table:table-cell table:style-name="ce2" office:value-type="string" calcext:value-type="string">
            <text:p>GNQ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https://en.wikipedia.org/wiki/ISO_3166-2:GQ" xlink:type="simple">ISO 3166-2:GQ</text:a>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style-name="ce2" office:value-type="string" calcext:value-type="string">
            <text:p><text:a xlink:href="https://en.wikipedia.org/wiki/ISO_3166-1_alpha-2#ER" xlink:type="simple">ER</text:a></text:p>
          </table:table-cell>
          <table:table-cell table:style-name="ce2" office:value-type="string" calcext:value-type="string">
            <text:p>ERI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https://en.wikipedia.org/wiki/ISO_3166-2:ER" xlink:type="simple">ISO 3166-2:ER</text:a>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2" office:value-type="string" calcext:value-type="string">
            <text:p><text:a xlink:href="https://en.wikipedia.org/wiki/ISO_3166-1_alpha-2#EE" xlink:type="simple">EE</text:a>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https://en.wikipedia.org/wiki/ISO_3166-2:EE" xlink:type="simple">ISO 3166-2:EE</text:a>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style-name="ce2" office:value-type="string" calcext:value-type="string">
            <text:p><text:a xlink:href="https://en.wikipedia.org/wiki/ISO_3166-1_alpha-2#ET" xlink:type="simple">ET</text:a>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https://en.wikipedia.org/wiki/ISO_3166-2:ET" xlink:type="simple">ISO 3166-2:ET</text:a>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table:style-name="ce2" office:value-type="string" calcext:value-type="string">
            <text:p><text:a xlink:href="https://en.wikipedia.org/wiki/ISO_3166-1_alpha-2#FK" xlink:type="simple">FK</text:a></text:p>
          </table:table-cell>
          <table:table-cell table:style-name="ce2" office:value-type="string" calcext:value-type="string">
            <text:p>FLK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https://en.wikipedia.org/wiki/ISO_3166-2:FK" xlink:type="simple">ISO 3166-2:FK</text:a>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table:style-name="ce2" office:value-type="string" calcext:value-type="string">
            <text:p><text:a xlink:href="https://en.wikipedia.org/wiki/ISO_3166-1_alpha-2#FO" xlink:type="simple">FO</text:a></text:p>
          </table:table-cell>
          <table:table-cell table:style-name="ce2" office:value-type="string" calcext:value-type="string">
            <text:p>FRO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https://en.wikipedia.org/wiki/ISO_3166-2:FO" xlink:type="simple">ISO 3166-2:FO</text:a>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table:style-name="ce2" office:value-type="string" calcext:value-type="string">
            <text:p><text:a xlink:href="https://en.wikipedia.org/wiki/ISO_3166-1_alpha-2#FJ" xlink:type="simple">FJ</text:a></text:p>
          </table:table-cell>
          <table:table-cell table:style-name="ce2" office:value-type="string" calcext:value-type="string">
            <text:p>FJI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https://en.wikipedia.org/wiki/ISO_3166-2:FJ" xlink:type="simple">ISO 3166-2:FJ</text:a>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style-name="ce2" office:value-type="string" calcext:value-type="string">
            <text:p><text:a xlink:href="https://en.wikipedia.org/wiki/ISO_3166-1_alpha-2#FI" xlink:type="simple">FI</text:a>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https://en.wikipedia.org/wiki/ISO_3166-2:FI" xlink:type="simple">ISO 3166-2:FI</text:a>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2" office:value-type="string" calcext:value-type="string">
            <text:p><text:a xlink:href="https://en.wikipedia.org/wiki/ISO_3166-1_alpha-2#FR" xlink:type="simple">FR</text:a>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https://en.wikipedia.org/wiki/ISO_3166-2:FR" xlink:type="simple">ISO 3166-2:FR</text:a>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table:style-name="ce2" office:value-type="string" calcext:value-type="string">
            <text:p><text:a xlink:href="https://en.wikipedia.org/wiki/ISO_3166-1_alpha-2#GF" xlink:type="simple">GF</text:a></text:p>
          </table:table-cell>
          <table:table-cell table:style-name="ce2" office:value-type="string" calcext:value-type="string">
            <text:p>GUF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https://en.wikipedia.org/wiki/ISO_3166-2:GF" xlink:type="simple">ISO 3166-2:GF</text:a>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table:style-name="ce2" office:value-type="string" calcext:value-type="string">
            <text:p><text:a xlink:href="https://en.wikipedia.org/wiki/ISO_3166-1_alpha-2#PF" xlink:type="simple">PF</text:a></text:p>
          </table:table-cell>
          <table:table-cell table:style-name="ce2" office:value-type="string" calcext:value-type="string">
            <text:p>PYF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https://en.wikipedia.org/wiki/ISO_3166-2:PF" xlink:type="simple">ISO 3166-2:PF</text:a>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table:style-name="ce2" office:value-type="string" calcext:value-type="string">
            <text:p><text:a xlink:href="https://en.wikipedia.org/wiki/ISO_3166-1_alpha-2#TF" xlink:type="simple">TF</text:a></text:p>
          </table:table-cell>
          <table:table-cell table:style-name="ce2" office:value-type="string" calcext:value-type="string">
            <text:p>ATF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https://en.wikipedia.org/wiki/ISO_3166-2:TF" xlink:type="simple">ISO 3166-2:TF</text:a>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table:style-name="ce2" office:value-type="string" calcext:value-type="string">
            <text:p><text:a xlink:href="https://en.wikipedia.org/wiki/ISO_3166-1_alpha-2#GA" xlink:type="simple">GA</text:a></text:p>
          </table:table-cell>
          <table:table-cell table:style-name="ce2" office:value-type="string" calcext:value-type="string">
            <text:p>GAB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https://en.wikipedia.org/wiki/ISO_3166-2:GA" xlink:type="simple">ISO 3166-2:GA</text:a>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table:style-name="ce2" office:value-type="string" calcext:value-type="string">
            <text:p><text:a xlink:href="https://en.wikipedia.org/wiki/ISO_3166-1_alpha-2#GM" xlink:type="simple">GM</text:a></text:p>
          </table:table-cell>
          <table:table-cell table:style-name="ce2" office:value-type="string" calcext:value-type="string">
            <text:p>GMB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https://en.wikipedia.org/wiki/ISO_3166-2:GM" xlink:type="simple">ISO 3166-2:GM</text:a>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style-name="ce2" office:value-type="string" calcext:value-type="string">
            <text:p><text:a xlink:href="https://en.wikipedia.org/wiki/ISO_3166-1_alpha-2#GE" xlink:type="simple">GE</text:a></text:p>
          </table:table-cell>
          <table:table-cell table:style-name="ce2" office:value-type="string" calcext:value-type="string">
            <text:p>GEO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https://en.wikipedia.org/wiki/ISO_3166-2:GE" xlink:type="simple">ISO 3166-2:GE</text:a>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<text:a xlink:href="https://en.wikipedia.org/wiki/ISO_3166-1_alpha-2#DE" xlink:type="simple">DE</text:a></text:p>
          </table:table-cell>
          <table:table-cell table:style-name="ce2" office:value-type="string" calcext:value-type="string">
            <text:p>DEU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https://en.wikipedia.org/wiki/ISO_3166-2:DE" xlink:type="simple">ISO 3166-2:DE</text:a>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style-name="ce2" office:value-type="string" calcext:value-type="string">
            <text:p><text:a xlink:href="https://en.wikipedia.org/wiki/ISO_3166-1_alpha-2#GH" xlink:type="simple">GH</text:a></text:p>
          </table:table-cell>
          <table:table-cell table:style-name="ce2" office:value-type="string" calcext:value-type="string">
            <text:p>GHA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<text:a xlink:href="https://en.wikipedia.org/wiki/ISO_3166-2:GH" xlink:type="simple">ISO 3166-2:GH</text:a>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style-name="ce2" office:value-type="string" calcext:value-type="string">
            <text:p><text:a xlink:href="https://en.wikipedia.org/wiki/ISO_3166-1_alpha-2#GI" xlink:type="simple">GI</text:a></text:p>
          </table:table-cell>
          <table:table-cell table:style-name="ce2" office:value-type="string" calcext:value-type="string">
            <text:p>GIB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<text:a xlink:href="https://en.wikipedia.org/wiki/ISO_3166-2:GI" xlink:type="simple">ISO 3166-2:GI</text:a>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2" office:value-type="string" calcext:value-type="string">
            <text:p><text:a xlink:href="https://en.wikipedia.org/wiki/ISO_3166-1_alpha-2#GR" xlink:type="simple">GR</text:a></text:p>
          </table:table-cell>
          <table:table-cell table:style-name="ce2" office:value-type="string" calcext:value-type="string">
            <text:p>GRC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<text:a xlink:href="https://en.wikipedia.org/wiki/ISO_3166-2:GR" xlink:type="simple">ISO 3166-2:GR</text:a>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table:style-name="ce2" office:value-type="string" calcext:value-type="string">
            <text:p><text:a xlink:href="https://en.wikipedia.org/wiki/ISO_3166-1_alpha-2#GL" xlink:type="simple">GL</text:a></text:p>
          </table:table-cell>
          <table:table-cell table:style-name="ce2" office:value-type="string" calcext:value-type="string">
            <text:p>GRL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<text:a xlink:href="https://en.wikipedia.org/wiki/ISO_3166-2:GL" xlink:type="simple">ISO 3166-2:GL</text:a>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style-name="ce2" office:value-type="string" calcext:value-type="string">
            <text:p><text:a xlink:href="https://en.wikipedia.org/wiki/ISO_3166-1_alpha-2#GD" xlink:type="simple">GD</text:a></text:p>
          </table:table-cell>
          <table:table-cell table:style-name="ce2" office:value-type="string" calcext:value-type="string">
            <text:p>GRD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<text:a xlink:href="https://en.wikipedia.org/wiki/ISO_3166-2:GD" xlink:type="simple">ISO 3166-2:GD</text:a>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table:style-name="ce2" office:value-type="string" calcext:value-type="string">
            <text:p><text:a xlink:href="https://en.wikipedia.org/wiki/ISO_3166-1_alpha-2#GP" xlink:type="simple">GP</text:a></text:p>
          </table:table-cell>
          <table:table-cell table:style-name="ce2" office:value-type="string" calcext:value-type="string">
            <text:p>GLP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<text:a xlink:href="https://en.wikipedia.org/wiki/ISO_3166-2:GP" xlink:type="simple">ISO 3166-2:GP</text:a>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style-name="ce2" office:value-type="string" calcext:value-type="string">
            <text:p><text:a xlink:href="https://en.wikipedia.org/wiki/ISO_3166-1_alpha-2#GU" xlink:type="simple">GU</text:a></text:p>
          </table:table-cell>
          <table:table-cell table:style-name="ce2" office:value-type="string" calcext:value-type="string">
            <text:p>GUM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<text:a xlink:href="https://en.wikipedia.org/wiki/ISO_3166-2:GU" xlink:type="simple">ISO 3166-2:GU</text:a>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style-name="ce2" office:value-type="string" calcext:value-type="string">
            <text:p><text:a xlink:href="https://en.wikipedia.org/wiki/ISO_3166-1_alpha-2#GT" xlink:type="simple">GT</text:a></text:p>
          </table:table-cell>
          <table:table-cell table:style-name="ce2" office:value-type="string" calcext:value-type="string">
            <text:p>GTM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<text:a xlink:href="https://en.wikipedia.org/wiki/ISO_3166-2:GT" xlink:type="simple">ISO 3166-2:GT</text:a>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table:style-name="ce2" office:value-type="string" calcext:value-type="string">
            <text:p><text:a xlink:href="https://en.wikipedia.org/wiki/ISO_3166-1_alpha-2#GG" xlink:type="simple">GG</text:a></text:p>
          </table:table-cell>
          <table:table-cell table:style-name="ce2" office:value-type="string" calcext:value-type="string">
            <text:p>GGY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<text:a xlink:href="https://en.wikipedia.org/wiki/ISO_3166-2:GG" xlink:type="simple">ISO 3166-2:GG</text:a>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table:style-name="ce2" office:value-type="string" calcext:value-type="string">
            <text:p><text:a xlink:href="https://en.wikipedia.org/wiki/ISO_3166-1_alpha-2#GN" xlink:type="simple">GN</text:a></text:p>
          </table:table-cell>
          <table:table-cell table:style-name="ce2" office:value-type="string" calcext:value-type="string">
            <text:p>GIN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<text:a xlink:href="https://en.wikipedia.org/wiki/ISO_3166-2:GN" xlink:type="simple">ISO 3166-2:GN</text:a>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style-name="ce2" office:value-type="string" calcext:value-type="string">
            <text:p><text:a xlink:href="https://en.wikipedia.org/wiki/ISO_3166-1_alpha-2#GW" xlink:type="simple">GW</text:a></text:p>
          </table:table-cell>
          <table:table-cell table:style-name="ce2" office:value-type="string" calcext:value-type="string">
            <text:p>GNB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<text:a xlink:href="https://en.wikipedia.org/wiki/ISO_3166-2:GW" xlink:type="simple">ISO 3166-2:GW</text:a>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table:style-name="ce2" office:value-type="string" calcext:value-type="string">
            <text:p><text:a xlink:href="https://en.wikipedia.org/wiki/ISO_3166-1_alpha-2#GY" xlink:type="simple">GY</text:a></text:p>
          </table:table-cell>
          <table:table-cell table:style-name="ce2" office:value-type="string" calcext:value-type="string">
            <text:p>GUY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<text:a xlink:href="https://en.wikipedia.org/wiki/ISO_3166-2:GY" xlink:type="simple">ISO 3166-2:GY</text:a>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style-name="ce2" office:value-type="string" calcext:value-type="string">
            <text:p><text:a xlink:href="https://en.wikipedia.org/wiki/ISO_3166-1_alpha-2#HT" xlink:type="simple">HT</text:a></text:p>
          </table:table-cell>
          <table:table-cell table:style-name="ce2" office:value-type="string" calcext:value-type="string">
            <text:p>HTI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<text:a xlink:href="https://en.wikipedia.org/wiki/ISO_3166-2:HT" xlink:type="simple">ISO 3166-2:HT</text:a>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table:style-name="ce2" office:value-type="string" calcext:value-type="string">
            <text:p><text:a xlink:href="https://en.wikipedia.org/wiki/ISO_3166-1_alpha-2#HM" xlink:type="simple">HM</text:a></text:p>
          </table:table-cell>
          <table:table-cell table:style-name="ce2" office:value-type="string" calcext:value-type="string">
            <text:p>HMD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<text:a xlink:href="https://en.wikipedia.org/wiki/ISO_3166-2:HM" xlink:type="simple">ISO 3166-2:HM</text:a></text:p>
          </table:table-cell>
        </table:table-row>
        <table:table-row table:style-name="ro1">
          <table:table-cell office:value-type="string" calcext:value-type="string">
            <text:p>Holy See (Vatican City State)</text:p>
          </table:table-cell>
          <table:table-cell table:style-name="ce2" office:value-type="string" calcext:value-type="string">
            <text:p><text:a xlink:href="https://en.wikipedia.org/wiki/ISO_3166-1_alpha-2#VA" xlink:type="simple">VA</text:a></text:p>
          </table:table-cell>
          <table:table-cell table:style-name="ce2" office:value-type="string" calcext:value-type="string">
            <text:p>VAT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<text:a xlink:href="https://en.wikipedia.org/wiki/ISO_3166-2:VA" xlink:type="simple">ISO 3166-2:VA</text:a>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table:style-name="ce2" office:value-type="string" calcext:value-type="string">
            <text:p><text:a xlink:href="https://en.wikipedia.org/wiki/ISO_3166-1_alpha-2#HN" xlink:type="simple">HN</text:a></text:p>
          </table:table-cell>
          <table:table-cell table:style-name="ce2" office:value-type="string" calcext:value-type="string">
            <text:p>HND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<text:a xlink:href="https://en.wikipedia.org/wiki/ISO_3166-2:HN" xlink:type="simple">ISO 3166-2:HN</text:a>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<text:a xlink:href="https://en.wikipedia.org/wiki/ISO_3166-1_alpha-2#HK" xlink:type="simple">HK</text:a></text:p>
          </table:table-cell>
          <table:table-cell table:style-name="ce2" office:value-type="string" calcext:value-type="string">
            <text:p>HKG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<text:a xlink:href="https://en.wikipedia.org/wiki/ISO_3166-2:HK" xlink:type="simple">ISO 3166-2:HK</text:a>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style-name="ce2" office:value-type="string" calcext:value-type="string">
            <text:p><text:a xlink:href="https://en.wikipedia.org/wiki/ISO_3166-1_alpha-2#HU" xlink:type="simple">HU</text:a></text:p>
          </table:table-cell>
          <table:table-cell table:style-name="ce2" office:value-type="string" calcext:value-type="string">
            <text:p>HUN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<text:a xlink:href="https://en.wikipedia.org/wiki/ISO_3166-2:HU" xlink:type="simple">ISO 3166-2:HU</text:a>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2" office:value-type="string" calcext:value-type="string">
            <text:p><text:a xlink:href="https://en.wikipedia.org/wiki/ISO_3166-1_alpha-2#IS" xlink:type="simple">IS</text:a></text:p>
          </table:table-cell>
          <table:table-cell table:style-name="ce2" office:value-type="string" calcext:value-type="string">
            <text:p>ISL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<text:a xlink:href="https://en.wikipedia.org/wiki/ISO_3166-2:IS" xlink:type="simple">ISO 3166-2:IS</text:a>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style-name="ce2" office:value-type="string" calcext:value-type="string">
            <text:p><text:a xlink:href="https://en.wikipedia.org/wiki/ISO_3166-1_alpha-2#IN" xlink:type="simple">IN</text:a>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<text:a xlink:href="https://en.wikipedia.org/wiki/ISO_3166-2:IN" xlink:type="simple">ISO 3166-2:IN</text:a>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<text:a xlink:href="https://en.wikipedia.org/wiki/ISO_3166-1_alpha-2#ID" xlink:type="simple">ID</text:a></text:p>
          </table:table-cell>
          <table:table-cell table:style-name="ce2" office:value-type="string" calcext:value-type="string">
            <text:p>IDN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<text:a xlink:href="https://en.wikipedia.org/wiki/ISO_3166-2:ID" xlink:type="simple">ISO 3166-2:ID</text:a></text:p>
          </table:table-cell>
        </table:table-row>
        <table:table-row table:style-name="ro1">
          <table:table-cell office:value-type="string" calcext:value-type="string">
            <text:p>Iran, Islamic Republic of</text:p>
          </table:table-cell>
          <table:table-cell table:style-name="ce2" office:value-type="string" calcext:value-type="string">
            <text:p><text:a xlink:href="https://en.wikipedia.org/wiki/ISO_3166-1_alpha-2#IR" xlink:type="simple">IR</text:a></text:p>
          </table:table-cell>
          <table:table-cell table:style-name="ce2" office:value-type="string" calcext:value-type="string">
            <text:p>IRN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<text:a xlink:href="https://en.wikipedia.org/wiki/ISO_3166-2:IR" xlink:type="simple">ISO 3166-2:IR</text:a>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style-name="ce2" office:value-type="string" calcext:value-type="string">
            <text:p><text:a xlink:href="https://en.wikipedia.org/wiki/ISO_3166-1_alpha-2#IQ" xlink:type="simple">IQ</text:a></text:p>
          </table:table-cell>
          <table:table-cell table:style-name="ce2" office:value-type="string" calcext:value-type="string">
            <text:p>IRQ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<text:a xlink:href="https://en.wikipedia.org/wiki/ISO_3166-2:IQ" xlink:type="simple">ISO 3166-2:IQ</text:a>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<text:a xlink:href="https://en.wikipedia.org/wiki/ISO_3166-1_alpha-2#IE" xlink:type="simple">IE</text:a></text:p>
          </table:table-cell>
          <table:table-cell table:style-name="ce2" office:value-type="string" calcext:value-type="string">
            <text:p>IRL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<text:a xlink:href="https://en.wikipedia.org/wiki/ISO_3166-2:IE" xlink:type="simple">ISO 3166-2:IE</text:a>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table:style-name="ce2" office:value-type="string" calcext:value-type="string">
            <text:p><text:a xlink:href="https://en.wikipedia.org/wiki/ISO_3166-1_alpha-2#IM" xlink:type="simple">IM</text:a></text:p>
          </table:table-cell>
          <table:table-cell table:style-name="ce2" office:value-type="string" calcext:value-type="string">
            <text:p>IMN</text:p>
          </table:table-cell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<text:a xlink:href="https://en.wikipedia.org/wiki/ISO_3166-2:IM" xlink:type="simple">ISO 3166-2:IM</text:a>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style-name="ce2" office:value-type="string" calcext:value-type="string">
            <text:p><text:a xlink:href="https://en.wikipedia.org/wiki/ISO_3166-1_alpha-2#IL" xlink:type="simple">IL</text:a></text:p>
          </table:table-cell>
          <table:table-cell table:style-name="ce2" office:value-type="string" calcext:value-type="string">
            <text:p>ISR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<text:a xlink:href="https://en.wikipedia.org/wiki/ISO_3166-2:IL" xlink:type="simple">ISO 3166-2:IL</text:a>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2" office:value-type="string" calcext:value-type="string">
            <text:p><text:a xlink:href="https://en.wikipedia.org/wiki/ISO_3166-1_alpha-2#IT" xlink:type="simple">IT</text:a>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<text:a xlink:href="https://en.wikipedia.org/wiki/ISO_3166-2:IT" xlink:type="simple">ISO 3166-2:IT</text:a>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style-name="ce2" office:value-type="string" calcext:value-type="string">
            <text:p><text:a xlink:href="https://en.wikipedia.org/wiki/ISO_3166-1_alpha-2#JM" xlink:type="simple">JM</text:a>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<text:a xlink:href="https://en.wikipedia.org/wiki/ISO_3166-2:JM" xlink:type="simple">ISO 3166-2:JM</text:a>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2" office:value-type="string" calcext:value-type="string">
            <text:p><text:a xlink:href="https://en.wikipedia.org/wiki/ISO_3166-1_alpha-2#JP" xlink:type="simple">JP</text:a></text:p>
          </table:table-cell>
          <table:table-cell table:style-name="ce2" office:value-type="string" calcext:value-type="string">
            <text:p>JPN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<text:a xlink:href="https://en.wikipedia.org/wiki/ISO_3166-2:JP" xlink:type="simple">ISO 3166-2:JP</text:a>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table:style-name="ce2" office:value-type="string" calcext:value-type="string">
            <text:p><text:a xlink:href="https://en.wikipedia.org/wiki/ISO_3166-1_alpha-2#JE" xlink:type="simple">JE</text:a></text:p>
          </table:table-cell>
          <table:table-cell table:style-name="ce2" office:value-type="string" calcext:value-type="string">
            <text:p>JEY</text:p>
          </table:table-cell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<text:a xlink:href="https://en.wikipedia.org/wiki/ISO_3166-2:JE" xlink:type="simple">ISO 3166-2:JE</text:a>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style-name="ce2" office:value-type="string" calcext:value-type="string">
            <text:p><text:a xlink:href="https://en.wikipedia.org/wiki/ISO_3166-1_alpha-2#JO" xlink:type="simple">JO</text:a></text:p>
          </table:table-cell>
          <table:table-cell table:style-name="ce2" office:value-type="string" calcext:value-type="string">
            <text:p>JOR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<text:a xlink:href="https://en.wikipedia.org/wiki/ISO_3166-2:JO" xlink:type="simple">ISO 3166-2:JO</text:a>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style-name="ce2" office:value-type="string" calcext:value-type="string">
            <text:p><text:a xlink:href="https://en.wikipedia.org/wiki/ISO_3166-1_alpha-2#KZ" xlink:type="simple">KZ</text:a></text:p>
          </table:table-cell>
          <table:table-cell table:style-name="ce2" office:value-type="string" calcext:value-type="string">
            <text:p>KAZ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<text:a xlink:href="https://en.wikipedia.org/wiki/ISO_3166-2:KZ" xlink:type="simple">ISO 3166-2:KZ</text:a>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style-name="ce2" office:value-type="string" calcext:value-type="string">
            <text:p><text:a xlink:href="https://en.wikipedia.org/wiki/ISO_3166-1_alpha-2#KE" xlink:type="simple">KE</text:a>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<text:a xlink:href="https://en.wikipedia.org/wiki/ISO_3166-2:KE" xlink:type="simple">ISO 3166-2:KE</text:a>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style-name="ce2" office:value-type="string" calcext:value-type="string">
            <text:p><text:a xlink:href="https://en.wikipedia.org/wiki/ISO_3166-1_alpha-2#KI" xlink:type="simple">KI</text:a></text:p>
          </table:table-cell>
          <table:table-cell table:style-name="ce2" office:value-type="string" calcext:value-type="string">
            <text:p>KIR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<text:a xlink:href="https://en.wikipedia.org/wiki/ISO_3166-2:KI" xlink:type="simple">ISO 3166-2:KI</text:a></text:p>
          </table:table-cell>
        </table:table-row>
        <table:table-row table:style-name="ro1">
          <table:table-cell office:value-type="string" calcext:value-type="string">
            <text:p>Korea, Democratic People's Republic of</text:p>
          </table:table-cell>
          <table:table-cell table:style-name="ce2" office:value-type="string" calcext:value-type="string">
            <text:p><text:a xlink:href="https://en.wikipedia.org/wiki/ISO_3166-1_alpha-2#KP" xlink:type="simple">KP</text:a></text:p>
          </table:table-cell>
          <table:table-cell table:style-name="ce2" office:value-type="string" calcext:value-type="string">
            <text:p>PRK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<text:a xlink:href="https://en.wikipedia.org/wiki/ISO_3166-2:KP" xlink:type="simple">ISO 3166-2:KP</text:a></text:p>
          </table:table-cell>
        </table:table-row>
        <table:table-row table:style-name="ro1">
          <table:table-cell office:value-type="string" calcext:value-type="string">
            <text:p>Korea, Republic of</text:p>
          </table:table-cell>
          <table:table-cell table:style-name="ce2" office:value-type="string" calcext:value-type="string">
            <text:p><text:a xlink:href="https://en.wikipedia.org/wiki/ISO_3166-1_alpha-2#KR" xlink:type="simple">KR</text:a></text:p>
          </table:table-cell>
          <table:table-cell table:style-name="ce2" office:value-type="string" calcext:value-type="string">
            <text:p>KOR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<text:a xlink:href="https://en.wikipedia.org/wiki/ISO_3166-2:KR" xlink:type="simple">ISO 3166-2:KR</text:a>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style-name="ce2" office:value-type="string" calcext:value-type="string">
            <text:p><text:a xlink:href="https://en.wikipedia.org/wiki/ISO_3166-1_alpha-2#KW" xlink:type="simple">KW</text:a></text:p>
          </table:table-cell>
          <table:table-cell table:style-name="ce2" office:value-type="string" calcext:value-type="string">
            <text:p>KWT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<text:a xlink:href="https://en.wikipedia.org/wiki/ISO_3166-2:KW" xlink:type="simple">ISO 3166-2:KW</text:a>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table:style-name="ce2" office:value-type="string" calcext:value-type="string">
            <text:p><text:a xlink:href="https://en.wikipedia.org/wiki/ISO_3166-1_alpha-2#KG" xlink:type="simple">KG</text:a></text:p>
          </table:table-cell>
          <table:table-cell table:style-name="ce2" office:value-type="string" calcext:value-type="string">
            <text:p>KGZ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<text:a xlink:href="https://en.wikipedia.org/wiki/ISO_3166-2:KG" xlink:type="simple">ISO 3166-2:KG</text:a>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table:style-name="ce2" office:value-type="string" calcext:value-type="string">
            <text:p><text:a xlink:href="https://en.wikipedia.org/wiki/ISO_3166-1_alpha-2#LA" xlink:type="simple">LA</text:a></text:p>
          </table:table-cell>
          <table:table-cell table:style-name="ce2" office:value-type="string" calcext:value-type="string">
            <text:p>LAO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<text:a xlink:href="https://en.wikipedia.org/wiki/ISO_3166-2:LA" xlink:type="simple">ISO 3166-2:LA</text:a>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2" office:value-type="string" calcext:value-type="string">
            <text:p><text:a xlink:href="https://en.wikipedia.org/wiki/ISO_3166-1_alpha-2#LV" xlink:type="simple">LV</text:a></text:p>
          </table:table-cell>
          <table:table-cell table:style-name="ce2" office:value-type="string" calcext:value-type="string">
            <text:p>LVA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<text:a xlink:href="https://en.wikipedia.org/wiki/ISO_3166-2:LV" xlink:type="simple">ISO 3166-2:LV</text:a>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style-name="ce2" office:value-type="string" calcext:value-type="string">
            <text:p><text:a xlink:href="https://en.wikipedia.org/wiki/ISO_3166-1_alpha-2#LB" xlink:type="simple">LB</text:a></text:p>
          </table:table-cell>
          <table:table-cell table:style-name="ce2" office:value-type="string" calcext:value-type="string">
            <text:p>LBN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<text:a xlink:href="https://en.wikipedia.org/wiki/ISO_3166-2:LB" xlink:type="simple">ISO 3166-2:LB</text:a>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table:style-name="ce2" office:value-type="string" calcext:value-type="string">
            <text:p><text:a xlink:href="https://en.wikipedia.org/wiki/ISO_3166-1_alpha-2#LS" xlink:type="simple">LS</text:a></text:p>
          </table:table-cell>
          <table:table-cell table:style-name="ce2" office:value-type="string" calcext:value-type="string">
            <text:p>LSO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<text:a xlink:href="https://en.wikipedia.org/wiki/ISO_3166-2:LS" xlink:type="simple">ISO 3166-2:LS</text:a>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style-name="ce2" office:value-type="string" calcext:value-type="string">
            <text:p><text:a xlink:href="https://en.wikipedia.org/wiki/ISO_3166-1_alpha-2#LR" xlink:type="simple">LR</text:a></text:p>
          </table:table-cell>
          <table:table-cell table:style-name="ce2" office:value-type="string" calcext:value-type="string">
            <text:p>LBR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<text:a xlink:href="https://en.wikipedia.org/wiki/ISO_3166-2:LR" xlink:type="simple">ISO 3166-2:LR</text:a>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table:style-name="ce2" office:value-type="string" calcext:value-type="string">
            <text:p><text:a xlink:href="https://en.wikipedia.org/wiki/ISO_3166-1_alpha-2#LY" xlink:type="simple">LY</text:a></text:p>
          </table:table-cell>
          <table:table-cell table:style-name="ce2" office:value-type="string" calcext:value-type="string">
            <text:p>LBY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<text:a xlink:href="https://en.wikipedia.org/wiki/ISO_3166-2:LY" xlink:type="simple">ISO 3166-2:LY</text:a>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style-name="ce2" office:value-type="string" calcext:value-type="string">
            <text:p><text:a xlink:href="https://en.wikipedia.org/wiki/ISO_3166-1_alpha-2#LI" xlink:type="simple">LI</text:a></text:p>
          </table:table-cell>
          <table:table-cell table:style-name="ce2" office:value-type="string" calcext:value-type="string">
            <text:p>LI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<text:a xlink:href="https://en.wikipedia.org/wiki/ISO_3166-2:LI" xlink:type="simple">ISO 3166-2:LI</text:a>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2" office:value-type="string" calcext:value-type="string">
            <text:p><text:a xlink:href="https://en.wikipedia.org/wiki/ISO_3166-1_alpha-2#LT" xlink:type="simple">LT</text:a></text:p>
          </table:table-cell>
          <table:table-cell table:style-name="ce2" office:value-type="string" calcext:value-type="string">
            <text:p>LTU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<text:a xlink:href="https://en.wikipedia.org/wiki/ISO_3166-2:LT" xlink:type="simple">ISO 3166-2:LT</text:a>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2" office:value-type="string" calcext:value-type="string">
            <text:p><text:a xlink:href="https://en.wikipedia.org/wiki/ISO_3166-1_alpha-2#LU" xlink:type="simple">LU</text:a>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<text:a xlink:href="https://en.wikipedia.org/wiki/ISO_3166-2:LU" xlink:type="simple">ISO 3166-2:LU</text:a>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table:style-name="ce2" office:value-type="string" calcext:value-type="string">
            <text:p><text:a xlink:href="https://en.wikipedia.org/wiki/ISO_3166-1_alpha-2#MO" xlink:type="simple">MO</text:a></text:p>
          </table:table-cell>
          <table:table-cell table:style-name="ce2" office:value-type="string" calcext:value-type="string">
            <text:p>MAC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<text:a xlink:href="https://en.wikipedia.org/wiki/ISO_3166-2:MO" xlink:type="simple">ISO 3166-2:MO</text:a></text:p>
          </table:table-cell>
        </table:table-row>
        <table:table-row table:style-name="ro1">
          <table:table-cell office:value-type="string" calcext:value-type="string">
            <text:p>Macedonia, the former Yugoslav Republic of</text:p>
          </table:table-cell>
          <table:table-cell table:style-name="ce2" office:value-type="string" calcext:value-type="string">
            <text:p><text:a xlink:href="https://en.wikipedia.org/wiki/ISO_3166-1_alpha-2#MK" xlink:type="simple">MK</text:a></text:p>
          </table:table-cell>
          <table:table-cell table:style-name="ce2" office:value-type="string" calcext:value-type="string">
            <text:p>MKD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<text:a xlink:href="https://en.wikipedia.org/wiki/ISO_3166-2:MK" xlink:type="simple">ISO 3166-2:MK</text:a>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table:style-name="ce2" office:value-type="string" calcext:value-type="string">
            <text:p><text:a xlink:href="https://en.wikipedia.org/wiki/ISO_3166-1_alpha-2#MG" xlink:type="simple">MG</text:a></text:p>
          </table:table-cell>
          <table:table-cell table:style-name="ce2" office:value-type="string" calcext:value-type="string">
            <text:p>MDG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<text:a xlink:href="https://en.wikipedia.org/wiki/ISO_3166-2:MG" xlink:type="simple">ISO 3166-2:MG</text:a>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table:style-name="ce2" office:value-type="string" calcext:value-type="string">
            <text:p><text:a xlink:href="https://en.wikipedia.org/wiki/ISO_3166-1_alpha-2#MW" xlink:type="simple">MW</text:a></text:p>
          </table:table-cell>
          <table:table-cell table:style-name="ce2" office:value-type="string" calcext:value-type="string">
            <text:p>MWI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<text:a xlink:href="https://en.wikipedia.org/wiki/ISO_3166-2:MW" xlink:type="simple">ISO 3166-2:MW</text:a>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style-name="ce2" office:value-type="string" calcext:value-type="string">
            <text:p><text:a xlink:href="https://en.wikipedia.org/wiki/ISO_3166-1_alpha-2#MY" xlink:type="simple">MY</text:a></text:p>
          </table:table-cell>
          <table:table-cell table:style-name="ce2" office:value-type="string" calcext:value-type="string">
            <text:p>MYS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<text:a xlink:href="https://en.wikipedia.org/wiki/ISO_3166-2:MY" xlink:type="simple">ISO 3166-2:MY</text:a>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style-name="ce2" office:value-type="string" calcext:value-type="string">
            <text:p><text:a xlink:href="https://en.wikipedia.org/wiki/ISO_3166-1_alpha-2#MV" xlink:type="simple">MV</text:a></text:p>
          </table:table-cell>
          <table:table-cell table:style-name="ce2" office:value-type="string" calcext:value-type="string">
            <text:p>MDV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<text:a xlink:href="https://en.wikipedia.org/wiki/ISO_3166-2:MV" xlink:type="simple">ISO 3166-2:MV</text:a>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table:style-name="ce2" office:value-type="string" calcext:value-type="string">
            <text:p><text:a xlink:href="https://en.wikipedia.org/wiki/ISO_3166-1_alpha-2#ML" xlink:type="simple">ML</text:a></text:p>
          </table:table-cell>
          <table:table-cell table:style-name="ce2" office:value-type="string" calcext:value-type="string">
            <text:p>MLI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<text:a xlink:href="https://en.wikipedia.org/wiki/ISO_3166-2:ML" xlink:type="simple">ISO 3166-2:ML</text:a>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style-name="ce2" office:value-type="string" calcext:value-type="string">
            <text:p><text:a xlink:href="https://en.wikipedia.org/wiki/ISO_3166-1_alpha-2#MT" xlink:type="simple">MT</text:a></text:p>
          </table:table-cell>
          <table:table-cell table:style-name="ce2" office:value-type="string" calcext:value-type="string">
            <text:p>MLT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<text:a xlink:href="https://en.wikipedia.org/wiki/ISO_3166-2:MT" xlink:type="simple">ISO 3166-2:MT</text:a>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style-name="ce2" office:value-type="string" calcext:value-type="string">
            <text:p><text:a xlink:href="https://en.wikipedia.org/wiki/ISO_3166-1_alpha-2#MH" xlink:type="simple">MH</text:a></text:p>
          </table:table-cell>
          <table:table-cell table:style-name="ce2" office:value-type="string" calcext:value-type="string">
            <text:p>MHL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<text:a xlink:href="https://en.wikipedia.org/wiki/ISO_3166-2:MH" xlink:type="simple">ISO 3166-2:MH</text:a>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table:style-name="ce2" office:value-type="string" calcext:value-type="string">
            <text:p><text:a xlink:href="https://en.wikipedia.org/wiki/ISO_3166-1_alpha-2#MQ" xlink:type="simple">MQ</text:a></text:p>
          </table:table-cell>
          <table:table-cell table:style-name="ce2" office:value-type="string" calcext:value-type="string">
            <text:p>MTQ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<text:a xlink:href="https://en.wikipedia.org/wiki/ISO_3166-2:MQ" xlink:type="simple">ISO 3166-2:MQ</text:a>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table:style-name="ce2" office:value-type="string" calcext:value-type="string">
            <text:p><text:a xlink:href="https://en.wikipedia.org/wiki/ISO_3166-1_alpha-2#MR" xlink:type="simple">MR</text:a></text:p>
          </table:table-cell>
          <table:table-cell table:style-name="ce2" office:value-type="string" calcext:value-type="string">
            <text:p>MRT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<text:a xlink:href="https://en.wikipedia.org/wiki/ISO_3166-2:MR" xlink:type="simple">ISO 3166-2:MR</text:a>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style-name="ce2" office:value-type="string" calcext:value-type="string">
            <text:p><text:a xlink:href="https://en.wikipedia.org/wiki/ISO_3166-1_alpha-2#MU" xlink:type="simple">MU</text:a></text:p>
          </table:table-cell>
          <table:table-cell table:style-name="ce2" office:value-type="string" calcext:value-type="string">
            <text:p>MUS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<text:a xlink:href="https://en.wikipedia.org/wiki/ISO_3166-2:MU" xlink:type="simple">ISO 3166-2:MU</text:a>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table:style-name="ce2" office:value-type="string" calcext:value-type="string">
            <text:p><text:a xlink:href="https://en.wikipedia.org/wiki/ISO_3166-1_alpha-2#YT" xlink:type="simple">YT</text:a></text:p>
          </table:table-cell>
          <table:table-cell table:style-name="ce2" office:value-type="string" calcext:value-type="string">
            <text:p>MYT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https://en.wikipedia.org/wiki/ISO_3166-2:YT" xlink:type="simple">ISO 3166-2:YT</text:a>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2" office:value-type="string" calcext:value-type="string">
            <text:p><text:a xlink:href="https://en.wikipedia.org/wiki/ISO_3166-1_alpha-2#MX" xlink:type="simple">MX</text:a>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<text:a xlink:href="https://en.wikipedia.org/wiki/ISO_3166-2:MX" xlink:type="simple">ISO 3166-2:MX</text:a>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table:style-name="ce2" office:value-type="string" calcext:value-type="string">
            <text:p><text:a xlink:href="https://en.wikipedia.org/wiki/ISO_3166-1_alpha-2#FM" xlink:type="simple">FM</text:a></text:p>
          </table:table-cell>
          <table:table-cell table:style-name="ce2" office:value-type="string" calcext:value-type="string">
            <text:p>FSM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<text:a xlink:href="https://en.wikipedia.org/wiki/ISO_3166-2:FM" xlink:type="simple">ISO 3166-2:FM</text:a></text:p>
          </table:table-cell>
        </table:table-row>
        <table:table-row table:style-name="ro1">
          <table:table-cell office:value-type="string" calcext:value-type="string">
            <text:p>Moldova, Republic of</text:p>
          </table:table-cell>
          <table:table-cell table:style-name="ce2" office:value-type="string" calcext:value-type="string">
            <text:p><text:a xlink:href="https://en.wikipedia.org/wiki/ISO_3166-1_alpha-2#MD" xlink:type="simple">MD</text:a></text:p>
          </table:table-cell>
          <table:table-cell table:style-name="ce2" office:value-type="string" calcext:value-type="string">
            <text:p>MDA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<text:a xlink:href="https://en.wikipedia.org/wiki/ISO_3166-2:MD" xlink:type="simple">ISO 3166-2:MD</text:a>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style-name="ce2" office:value-type="string" calcext:value-type="string">
            <text:p><text:a xlink:href="https://en.wikipedia.org/wiki/ISO_3166-1_alpha-2#MC" xlink:type="simple">MC</text:a></text:p>
          </table:table-cell>
          <table:table-cell table:style-name="ce2" office:value-type="string" calcext:value-type="string">
            <text:p>MCO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<text:a xlink:href="https://en.wikipedia.org/wiki/ISO_3166-2:MC" xlink:type="simple">ISO 3166-2:MC</text:a>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style-name="ce2" office:value-type="string" calcext:value-type="string">
            <text:p><text:a xlink:href="https://en.wikipedia.org/wiki/ISO_3166-1_alpha-2#MN" xlink:type="simple">MN</text:a></text:p>
          </table:table-cell>
          <table:table-cell table:style-name="ce2" office:value-type="string" calcext:value-type="string">
            <text:p>MNG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<text:a xlink:href="https://en.wikipedia.org/wiki/ISO_3166-2:MN" xlink:type="simple">ISO 3166-2:MN</text:a>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style-name="ce2" office:value-type="string" calcext:value-type="string">
            <text:p><text:a xlink:href="https://en.wikipedia.org/wiki/ISO_3166-1_alpha-2#ME" xlink:type="simple">ME</text:a></text:p>
          </table:table-cell>
          <table:table-cell table:style-name="ce2" office:value-type="string" calcext:value-type="string">
            <text:p>MNE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<text:a xlink:href="https://en.wikipedia.org/wiki/ISO_3166-2:ME" xlink:type="simple">ISO 3166-2:ME</text:a>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table:style-name="ce2" office:value-type="string" calcext:value-type="string">
            <text:p><text:a xlink:href="https://en.wikipedia.org/wiki/ISO_3166-1_alpha-2#MS" xlink:type="simple">MS</text:a></text:p>
          </table:table-cell>
          <table:table-cell table:style-name="ce2" office:value-type="string" calcext:value-type="string">
            <text:p>MSR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<text:a xlink:href="https://en.wikipedia.org/wiki/ISO_3166-2:MS" xlink:type="simple">ISO 3166-2:MS</text:a>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style-name="ce2" office:value-type="string" calcext:value-type="string">
            <text:p><text:a xlink:href="https://en.wikipedia.org/wiki/ISO_3166-1_alpha-2#MA" xlink:type="simple">MA</text:a>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<text:a xlink:href="https://en.wikipedia.org/wiki/ISO_3166-2:MA" xlink:type="simple">ISO 3166-2:MA</text:a>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style-name="ce2" office:value-type="string" calcext:value-type="string">
            <text:p><text:a xlink:href="https://en.wikipedia.org/wiki/ISO_3166-1_alpha-2#MZ" xlink:type="simple">MZ</text:a></text:p>
          </table:table-cell>
          <table:table-cell table:style-name="ce2" office:value-type="string" calcext:value-type="string">
            <text:p>MOZ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<text:a xlink:href="https://en.wikipedia.org/wiki/ISO_3166-2:MZ" xlink:type="simple">ISO 3166-2:MZ</text:a>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style-name="ce2" office:value-type="string" calcext:value-type="string">
            <text:p><text:a xlink:href="https://en.wikipedia.org/wiki/ISO_3166-1_alpha-2#MM" xlink:type="simple">MM</text:a></text:p>
          </table:table-cell>
          <table:table-cell table:style-name="ce2" office:value-type="string" calcext:value-type="string">
            <text:p>MMR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https://en.wikipedia.org/wiki/ISO_3166-2:MM" xlink:type="simple">ISO 3166-2:MM</text:a>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table:style-name="ce2" office:value-type="string" calcext:value-type="string">
            <text:p><text:a xlink:href="https://en.wikipedia.org/wiki/ISO_3166-1_alpha-2#NA" xlink:type="simple">NA</text:a></text:p>
          </table:table-cell>
          <table:table-cell table:style-name="ce2" office:value-type="string" calcext:value-type="string">
            <text:p>NAM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<text:a xlink:href="https://en.wikipedia.org/wiki/ISO_3166-2:NA" xlink:type="simple">ISO 3166-2:NA</text:a>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style-name="ce2" office:value-type="string" calcext:value-type="string">
            <text:p><text:a xlink:href="https://en.wikipedia.org/wiki/ISO_3166-1_alpha-2#NR" xlink:type="simple">NR</text:a></text:p>
          </table:table-cell>
          <table:table-cell table:style-name="ce2" office:value-type="string" calcext:value-type="string">
            <text:p>NRU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<text:a xlink:href="https://en.wikipedia.org/wiki/ISO_3166-2:NR" xlink:type="simple">ISO 3166-2:NR</text:a>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style-name="ce2" office:value-type="string" calcext:value-type="string">
            <text:p><text:a xlink:href="https://en.wikipedia.org/wiki/ISO_3166-1_alpha-2#NP" xlink:type="simple">NP</text:a></text:p>
          </table:table-cell>
          <table:table-cell table:style-name="ce2" office:value-type="string" calcext:value-type="string">
            <text:p>NPL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<text:a xlink:href="https://en.wikipedia.org/wiki/ISO_3166-2:NP" xlink:type="simple">ISO 3166-2:NP</text:a>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<text:a xlink:href="https://en.wikipedia.org/wiki/ISO_3166-1_alpha-2#NL" xlink:type="simple">NL</text:a></text:p>
          </table:table-cell>
          <table:table-cell table:style-name="ce2" office:value-type="string" calcext:value-type="string">
            <text:p>NLD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<text:a xlink:href="https://en.wikipedia.org/wiki/ISO_3166-2:NL" xlink:type="simple">ISO 3166-2:NL</text:a>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table:style-name="ce2" office:value-type="string" calcext:value-type="string">
            <text:p><text:a xlink:href="https://en.wikipedia.org/wiki/ISO_3166-1_alpha-2#NC" xlink:type="simple">NC</text:a></text:p>
          </table:table-cell>
          <table:table-cell table:style-name="ce2" office:value-type="string" calcext:value-type="string">
            <text:p>NCL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<text:a xlink:href="https://en.wikipedia.org/wiki/ISO_3166-2:NC" xlink:type="simple">ISO 3166-2:NC</text:a>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<text:a xlink:href="https://en.wikipedia.org/wiki/ISO_3166-1_alpha-2#NZ" xlink:type="simple">NZ</text:a></text:p>
          </table:table-cell>
          <table:table-cell table:style-name="ce2" office:value-type="string" calcext:value-type="string">
            <text:p>NZL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<text:a xlink:href="https://en.wikipedia.org/wiki/ISO_3166-2:NZ" xlink:type="simple">ISO 3166-2:NZ</text:a>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style-name="ce2" office:value-type="string" calcext:value-type="string">
            <text:p><text:a xlink:href="https://en.wikipedia.org/wiki/ISO_3166-1_alpha-2#NI" xlink:type="simple">NI</text:a></text:p>
          </table:table-cell>
          <table:table-cell table:style-name="ce2" office:value-type="string" calcext:value-type="string">
            <text:p>NIC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<text:a xlink:href="https://en.wikipedia.org/wiki/ISO_3166-2:NI" xlink:type="simple">ISO 3166-2:NI</text:a>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table:style-name="ce2" office:value-type="string" calcext:value-type="string">
            <text:p><text:a xlink:href="https://en.wikipedia.org/wiki/ISO_3166-1_alpha-2#NE" xlink:type="simple">NE</text:a></text:p>
          </table:table-cell>
          <table:table-cell table:style-name="ce2" office:value-type="string" calcext:value-type="string">
            <text:p>NER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<text:a xlink:href="https://en.wikipedia.org/wiki/ISO_3166-2:NE" xlink:type="simple">ISO 3166-2:NE</text:a>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style-name="ce2" office:value-type="string" calcext:value-type="string">
            <text:p><text:a xlink:href="https://en.wikipedia.org/wiki/ISO_3166-1_alpha-2#NG" xlink:type="simple">NG</text:a></text:p>
          </table:table-cell>
          <table:table-cell table:style-name="ce2" office:value-type="string" calcext:value-type="string">
            <text:p>NGA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<text:a xlink:href="https://en.wikipedia.org/wiki/ISO_3166-2:NG" xlink:type="simple">ISO 3166-2:NG</text:a>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table:style-name="ce2" office:value-type="string" calcext:value-type="string">
            <text:p><text:a xlink:href="https://en.wikipedia.org/wiki/ISO_3166-1_alpha-2#NU" xlink:type="simple">NU</text:a></text:p>
          </table:table-cell>
          <table:table-cell table:style-name="ce2" office:value-type="string" calcext:value-type="string">
            <text:p>NIU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<text:a xlink:href="https://en.wikipedia.org/wiki/ISO_3166-2:NU" xlink:type="simple">ISO 3166-2:NU</text:a>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table:style-name="ce2" office:value-type="string" calcext:value-type="string">
            <text:p><text:a xlink:href="https://en.wikipedia.org/wiki/ISO_3166-1_alpha-2#NF" xlink:type="simple">NF</text:a></text:p>
          </table:table-cell>
          <table:table-cell table:style-name="ce2" office:value-type="string" calcext:value-type="string">
            <text:p>NFK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<text:a xlink:href="https://en.wikipedia.org/wiki/ISO_3166-2:NF" xlink:type="simple">ISO 3166-2:NF</text:a>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table:style-name="ce2" office:value-type="string" calcext:value-type="string">
            <text:p><text:a xlink:href="https://en.wikipedia.org/wiki/ISO_3166-1_alpha-2#MP" xlink:type="simple">MP</text:a></text:p>
          </table:table-cell>
          <table:table-cell table:style-name="ce2" office:value-type="string" calcext:value-type="string">
            <text:p>MNP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<text:a xlink:href="https://en.wikipedia.org/wiki/ISO_3166-2:MP" xlink:type="simple">ISO 3166-2:MP</text:a>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2" office:value-type="string" calcext:value-type="string">
            <text:p><text:a xlink:href="https://en.wikipedia.org/wiki/ISO_3166-1_alpha-2#NO" xlink:type="simple">NO</text:a></text:p>
          </table:table-cell>
          <table:table-cell table:style-name="ce2" office:value-type="string" calcext:value-type="string">
            <text:p>NOR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<text:a xlink:href="https://en.wikipedia.org/wiki/ISO_3166-2:NO" xlink:type="simple">ISO 3166-2:NO</text:a>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style-name="ce2" office:value-type="string" calcext:value-type="string">
            <text:p><text:a xlink:href="https://en.wikipedia.org/wiki/ISO_3166-1_alpha-2#OM" xlink:type="simple">OM</text:a></text:p>
          </table:table-cell>
          <table:table-cell table:style-name="ce2" office:value-type="string" calcext:value-type="string">
            <text:p>OMN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<text:a xlink:href="https://en.wikipedia.org/wiki/ISO_3166-2:OM" xlink:type="simple">ISO 3166-2:OM</text:a>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<text:a xlink:href="https://en.wikipedia.org/wiki/ISO_3166-1_alpha-2#PK" xlink:type="simple">PK</text:a></text:p>
          </table:table-cell>
          <table:table-cell table:style-name="ce2" office:value-type="string" calcext:value-type="string">
            <text:p>PAK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<text:a xlink:href="https://en.wikipedia.org/wiki/ISO_3166-2:PK" xlink:type="simple">ISO 3166-2:PK</text:a>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style-name="ce2" office:value-type="string" calcext:value-type="string">
            <text:p><text:a xlink:href="https://en.wikipedia.org/wiki/ISO_3166-1_alpha-2#PW" xlink:type="simple">PW</text:a></text:p>
          </table:table-cell>
          <table:table-cell table:style-name="ce2" office:value-type="string" calcext:value-type="string">
            <text:p>PLW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<text:a xlink:href="https://en.wikipedia.org/wiki/ISO_3166-2:PW" xlink:type="simple">ISO 3166-2:PW</text:a>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table:style-name="ce2" office:value-type="string" calcext:value-type="string">
            <text:p><text:a xlink:href="https://en.wikipedia.org/wiki/ISO_3166-1_alpha-2#PS" xlink:type="simple">PS</text:a></text:p>
          </table:table-cell>
          <table:table-cell table:style-name="ce2" office:value-type="string" calcext:value-type="string">
            <text:p>PSE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https://en.wikipedia.org/wiki/ISO_3166-2:PS" xlink:type="simple">ISO 3166-2:PS</text:a>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style-name="ce2" office:value-type="string" calcext:value-type="string">
            <text:p><text:a xlink:href="https://en.wikipedia.org/wiki/ISO_3166-1_alpha-2#PA" xlink:type="simple">PA</text:a></text:p>
          </table:table-cell>
          <table:table-cell table:style-name="ce2" office:value-type="string" calcext:value-type="string">
            <text:p>PAN</text:p>
          </table:table-cell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<text:a xlink:href="https://en.wikipedia.org/wiki/ISO_3166-2:PA" xlink:type="simple">ISO 3166-2:PA</text:a>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table:style-name="ce2" office:value-type="string" calcext:value-type="string">
            <text:p><text:a xlink:href="https://en.wikipedia.org/wiki/ISO_3166-1_alpha-2#PG" xlink:type="simple">PG</text:a>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<text:a xlink:href="https://en.wikipedia.org/wiki/ISO_3166-2:PG" xlink:type="simple">ISO 3166-2:PG</text:a>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style-name="ce2" office:value-type="string" calcext:value-type="string">
            <text:p><text:a xlink:href="https://en.wikipedia.org/wiki/ISO_3166-1_alpha-2#PY" xlink:type="simple">PY</text:a></text:p>
          </table:table-cell>
          <table:table-cell table:style-name="ce2" office:value-type="string" calcext:value-type="string">
            <text:p>PRY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<text:a xlink:href="https://en.wikipedia.org/wiki/ISO_3166-2:PY" xlink:type="simple">ISO 3166-2:PY</text:a>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style-name="ce2" office:value-type="string" calcext:value-type="string">
            <text:p><text:a xlink:href="https://en.wikipedia.org/wiki/ISO_3166-1_alpha-2#PE" xlink:type="simple">PE</text:a></text:p>
          </table:table-cell>
          <table:table-cell table:style-name="ce2" office:value-type="string" calcext:value-type="string">
            <text:p>PER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<text:a xlink:href="https://en.wikipedia.org/wiki/ISO_3166-2:PE" xlink:type="simple">ISO 3166-2:PE</text:a>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<text:a xlink:href="https://en.wikipedia.org/wiki/ISO_3166-1_alpha-2#PH" xlink:type="simple">PH</text:a></text:p>
          </table:table-cell>
          <table:table-cell table:style-name="ce2" office:value-type="string" calcext:value-type="string">
            <text:p>PHL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<text:a xlink:href="https://en.wikipedia.org/wiki/ISO_3166-2:PH" xlink:type="simple">ISO 3166-2:PH</text:a>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table:style-name="ce2" office:value-type="string" calcext:value-type="string">
            <text:p><text:a xlink:href="https://en.wikipedia.org/wiki/ISO_3166-1_alpha-2#PN" xlink:type="simple">PN</text:a></text:p>
          </table:table-cell>
          <table:table-cell table:style-name="ce2" office:value-type="string" calcext:value-type="string">
            <text:p>PCN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<text:a xlink:href="https://en.wikipedia.org/wiki/ISO_3166-2:PN" xlink:type="simple">ISO 3166-2:PN</text:a>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2" office:value-type="string" calcext:value-type="string">
            <text:p><text:a xlink:href="https://en.wikipedia.org/wiki/ISO_3166-1_alpha-2#PL" xlink:type="simple">PL</text:a></text:p>
          </table:table-cell>
          <table:table-cell table:style-name="ce2" office:value-type="string" calcext:value-type="string">
            <text:p>POL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<text:a xlink:href="https://en.wikipedia.org/wiki/ISO_3166-2:PL" xlink:type="simple">ISO 3166-2:PL</text:a>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2" office:value-type="string" calcext:value-type="string">
            <text:p><text:a xlink:href="https://en.wikipedia.org/wiki/ISO_3166-1_alpha-2#PT" xlink:type="simple">PT</text:a></text:p>
          </table:table-cell>
          <table:table-cell table:style-name="ce2" office:value-type="string" calcext:value-type="string">
            <text:p>PRT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<text:a xlink:href="https://en.wikipedia.org/wiki/ISO_3166-2:PT" xlink:type="simple">ISO 3166-2:PT</text:a>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table:style-name="ce2" office:value-type="string" calcext:value-type="string">
            <text:p><text:a xlink:href="https://en.wikipedia.org/wiki/ISO_3166-1_alpha-2#PR" xlink:type="simple">PR</text:a></text:p>
          </table:table-cell>
          <table:table-cell table:style-name="ce2" office:value-type="string" calcext:value-type="string">
            <text:p>PRI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<text:a xlink:href="https://en.wikipedia.org/wiki/ISO_3166-2:PR" xlink:type="simple">ISO 3166-2:PR</text:a>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style-name="ce2" office:value-type="string" calcext:value-type="string">
            <text:p><text:a xlink:href="https://en.wikipedia.org/wiki/ISO_3166-1_alpha-2#QA" xlink:type="simple">QA</text:a></text:p>
          </table:table-cell>
          <table:table-cell table:style-name="ce2" office:value-type="string" calcext:value-type="string">
            <text:p>QAT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<text:a xlink:href="https://en.wikipedia.org/wiki/ISO_3166-2:QA" xlink:type="simple">ISO 3166-2:QA</text:a>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table:style-name="ce2" office:value-type="string" calcext:value-type="string">
            <text:p><text:a xlink:href="https://en.wikipedia.org/wiki/ISO_3166-1_alpha-2#RE" xlink:type="simple">RE</text:a></text:p>
          </table:table-cell>
          <table:table-cell table:style-name="ce2" office:value-type="string" calcext:value-type="string">
            <text:p>REU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<text:a xlink:href="https://en.wikipedia.org/wiki/ISO_3166-2:RE" xlink:type="simple">ISO 3166-2:RE</text:a>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2" office:value-type="string" calcext:value-type="string">
            <text:p><text:a xlink:href="https://en.wikipedia.org/wiki/ISO_3166-1_alpha-2#RO" xlink:type="simple">RO</text:a></text:p>
          </table:table-cell>
          <table:table-cell table:style-name="ce2" office:value-type="string" calcext:value-type="string">
            <text:p>ROU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<text:a xlink:href="https://en.wikipedia.org/wiki/ISO_3166-2:RO" xlink:type="simple">ISO 3166-2:RO</text:a>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table:style-name="ce2" office:value-type="string" calcext:value-type="string">
            <text:p><text:a xlink:href="https://en.wikipedia.org/wiki/ISO_3166-1_alpha-2#RU" xlink:type="simple">RU</text:a></text:p>
          </table:table-cell>
          <table:table-cell table:style-name="ce2" office:value-type="string" calcext:value-type="string">
            <text:p>RUS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<text:a xlink:href="https://en.wikipedia.org/wiki/ISO_3166-2:RU" xlink:type="simple">ISO 3166-2:RU</text:a>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table:style-name="ce2" office:value-type="string" calcext:value-type="string">
            <text:p><text:a xlink:href="https://en.wikipedia.org/wiki/ISO_3166-1_alpha-2#RW" xlink:type="simple">RW</text:a></text:p>
          </table:table-cell>
          <table:table-cell table:style-name="ce2" office:value-type="string" calcext:value-type="string">
            <text:p>RWA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<text:a xlink:href="https://en.wikipedia.org/wiki/ISO_3166-2:RW" xlink:type="simple">ISO 3166-2:RW</text:a>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table:style-name="ce2" office:value-type="string" calcext:value-type="string">
            <text:p><text:a xlink:href="https://en.wikipedia.org/wiki/ISO_3166-1_alpha-2#BL" xlink:type="simple">BL</text:a></text:p>
          </table:table-cell>
          <table:table-cell table:style-name="ce2" office:value-type="string" calcext:value-type="string">
            <text:p>BLM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<text:a xlink:href="https://en.wikipedia.org/wiki/ISO_3166-2:BL" xlink:type="simple">ISO 3166-2:BL</text:a></text:p>
          </table:table-cell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table:style-name="ce2" office:value-type="string" calcext:value-type="string">
            <text:p><text:a xlink:href="https://en.wikipedia.org/wiki/ISO_3166-1_alpha-2#SH" xlink:type="simple">SH</text:a></text:p>
          </table:table-cell>
          <table:table-cell table:style-name="ce2" office:value-type="string" calcext:value-type="string">
            <text:p>SHN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<text:a xlink:href="https://en.wikipedia.org/wiki/ISO_3166-2:SH" xlink:type="simple">ISO 3166-2:SH</text:a>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table:style-name="ce2" office:value-type="string" calcext:value-type="string">
            <text:p><text:a xlink:href="https://en.wikipedia.org/wiki/ISO_3166-1_alpha-2#KN" xlink:type="simple">KN</text:a></text:p>
          </table:table-cell>
          <table:table-cell table:style-name="ce2" office:value-type="string" calcext:value-type="string">
            <text:p>KNA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<text:a xlink:href="https://en.wikipedia.org/wiki/ISO_3166-2:KN" xlink:type="simple">ISO 3166-2:KN</text:a>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style-name="ce2" office:value-type="string" calcext:value-type="string">
            <text:p><text:a xlink:href="https://en.wikipedia.org/wiki/ISO_3166-1_alpha-2#LC" xlink:type="simple">LC</text:a></text:p>
          </table:table-cell>
          <table:table-cell table:style-name="ce2" office:value-type="string" calcext:value-type="string">
            <text:p>LCA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<text:a xlink:href="https://en.wikipedia.org/wiki/ISO_3166-2:LC" xlink:type="simple">ISO 3166-2:LC</text:a>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style-name="ce2" office:value-type="string" calcext:value-type="string">
            <text:p><text:a xlink:href="https://en.wikipedia.org/wiki/ISO_3166-1_alpha-2#MF" xlink:type="simple">MF</text:a></text:p>
          </table:table-cell>
          <table:table-cell table:style-name="ce2" office:value-type="string" calcext:value-type="string">
            <text:p>MAF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<text:a xlink:href="https://en.wikipedia.org/wiki/ISO_3166-2:MF" xlink:type="simple">ISO 3166-2:MF</text:a>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table:style-name="ce2" office:value-type="string" calcext:value-type="string">
            <text:p><text:a xlink:href="https://en.wikipedia.org/wiki/ISO_3166-1_alpha-2#PM" xlink:type="simple">PM</text:a></text:p>
          </table:table-cell>
          <table:table-cell table:style-name="ce2" office:value-type="string" calcext:value-type="string">
            <text:p>SPM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<text:a xlink:href="https://en.wikipedia.org/wiki/ISO_3166-2:PM" xlink:type="simple">ISO 3166-2:PM</text:a>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style-name="ce2" office:value-type="string" calcext:value-type="string">
            <text:p><text:a xlink:href="https://en.wikipedia.org/wiki/ISO_3166-1_alpha-2#VC" xlink:type="simple">VC</text:a></text:p>
          </table:table-cell>
          <table:table-cell table:style-name="ce2" office:value-type="string" calcext:value-type="string">
            <text:p>VCT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<text:a xlink:href="https://en.wikipedia.org/wiki/ISO_3166-2:VC" xlink:type="simple">ISO 3166-2:VC</text:a>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style-name="ce2" office:value-type="string" calcext:value-type="string">
            <text:p><text:a xlink:href="https://en.wikipedia.org/wiki/ISO_3166-1_alpha-2#WS" xlink:type="simple">WS</text:a></text:p>
          </table:table-cell>
          <table:table-cell table:style-name="ce2" office:value-type="string" calcext:value-type="string">
            <text:p>WSM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<text:a xlink:href="https://en.wikipedia.org/wiki/ISO_3166-2:WS" xlink:type="simple">ISO 3166-2:WS</text:a>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style-name="ce2" office:value-type="string" calcext:value-type="string">
            <text:p><text:a xlink:href="https://en.wikipedia.org/wiki/ISO_3166-1_alpha-2#SM" xlink:type="simple">SM</text:a></text:p>
          </table:table-cell>
          <table:table-cell table:style-name="ce2" office:value-type="string" calcext:value-type="string">
            <text:p>SMR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<text:a xlink:href="https://en.wikipedia.org/wiki/ISO_3166-2:SM" xlink:type="simple">ISO 3166-2:SM</text:a>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style-name="ce2" office:value-type="string" calcext:value-type="string">
            <text:p><text:a xlink:href="https://en.wikipedia.org/wiki/ISO_3166-1_alpha-2#ST" xlink:type="simple">ST</text:a></text:p>
          </table:table-cell>
          <table:table-cell table:style-name="ce2" office:value-type="string" calcext:value-type="string">
            <text:p>STP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<text:a xlink:href="https://en.wikipedia.org/wiki/ISO_3166-2:ST" xlink:type="simple">ISO 3166-2:ST</text:a>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style-name="ce2" office:value-type="string" calcext:value-type="string">
            <text:p><text:a xlink:href="https://en.wikipedia.org/wiki/ISO_3166-1_alpha-2#SA" xlink:type="simple">SA</text:a>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<text:a xlink:href="https://en.wikipedia.org/wiki/ISO_3166-2:SA" xlink:type="simple">ISO 3166-2:SA</text:a>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style-name="ce2" office:value-type="string" calcext:value-type="string">
            <text:p><text:a xlink:href="https://en.wikipedia.org/wiki/ISO_3166-1_alpha-2#SN" xlink:type="simple">SN</text:a></text:p>
          </table:table-cell>
          <table:table-cell table:style-name="ce2" office:value-type="string" calcext:value-type="string">
            <text:p>SEN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<text:a xlink:href="https://en.wikipedia.org/wiki/ISO_3166-2:SN" xlink:type="simple">ISO 3166-2:SN</text:a>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style-name="ce2" office:value-type="string" calcext:value-type="string">
            <text:p><text:a xlink:href="https://en.wikipedia.org/wiki/ISO_3166-1_alpha-2#RS" xlink:type="simple">RS</text:a></text:p>
          </table:table-cell>
          <table:table-cell table:style-name="ce2" office:value-type="string" calcext:value-type="string">
            <text:p>SRB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<text:a xlink:href="https://en.wikipedia.org/wiki/ISO_3166-2:RS" xlink:type="simple">ISO 3166-2:RS</text:a>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style-name="ce2" office:value-type="string" calcext:value-type="string">
            <text:p><text:a xlink:href="https://en.wikipedia.org/wiki/ISO_3166-1_alpha-2#SC" xlink:type="simple">SC</text:a></text:p>
          </table:table-cell>
          <table:table-cell table:style-name="ce2" office:value-type="string" calcext:value-type="string">
            <text:p>SYC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<text:a xlink:href="https://en.wikipedia.org/wiki/ISO_3166-2:SC" xlink:type="simple">ISO 3166-2:SC</text:a>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style-name="ce2" office:value-type="string" calcext:value-type="string">
            <text:p><text:a xlink:href="https://en.wikipedia.org/wiki/ISO_3166-1_alpha-2#SL" xlink:type="simple">SL</text:a></text:p>
          </table:table-cell>
          <table:table-cell table:style-name="ce2" office:value-type="string" calcext:value-type="string">
            <text:p>SLE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<text:a xlink:href="https://en.wikipedia.org/wiki/ISO_3166-2:SL" xlink:type="simple">ISO 3166-2:SL</text:a>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<text:a xlink:href="https://en.wikipedia.org/wiki/ISO_3166-1_alpha-2#SG" xlink:type="simple">SG</text:a></text:p>
          </table:table-cell>
          <table:table-cell table:style-name="ce2" office:value-type="string" calcext:value-type="string">
            <text:p>SGP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<text:a xlink:href="https://en.wikipedia.org/wiki/ISO_3166-2:SG" xlink:type="simple">ISO 3166-2:SG</text:a>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style-name="ce2" office:value-type="string" calcext:value-type="string">
            <text:p><text:a xlink:href="https://en.wikipedia.org/wiki/ISO_3166-1_alpha-2#SX" xlink:type="simple">SX</text:a></text:p>
          </table:table-cell>
          <table:table-cell table:style-name="ce2" office:value-type="string" calcext:value-type="string">
            <text:p>SXM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<text:a xlink:href="https://en.wikipedia.org/wiki/ISO_3166-2:SX" xlink:type="simple">ISO 3166-2:SX</text:a>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style-name="ce2" office:value-type="string" calcext:value-type="string">
            <text:p><text:a xlink:href="https://en.wikipedia.org/wiki/ISO_3166-1_alpha-2#SK" xlink:type="simple">SK</text:a></text:p>
          </table:table-cell>
          <table:table-cell table:style-name="ce2" office:value-type="string" calcext:value-type="string">
            <text:p>SVK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<text:a xlink:href="https://en.wikipedia.org/wiki/ISO_3166-2:SK" xlink:type="simple">ISO 3166-2:SK</text:a>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2" office:value-type="string" calcext:value-type="string">
            <text:p><text:a xlink:href="https://en.wikipedia.org/wiki/ISO_3166-1_alpha-2#SI" xlink:type="simple">SI</text:a></text:p>
          </table:table-cell>
          <table:table-cell table:style-name="ce2" office:value-type="string" calcext:value-type="string">
            <text:p>SVN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<text:a xlink:href="https://en.wikipedia.org/wiki/ISO_3166-2:SI" xlink:type="simple">ISO 3166-2:SI</text:a>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style-name="ce2" office:value-type="string" calcext:value-type="string">
            <text:p><text:a xlink:href="https://en.wikipedia.org/wiki/ISO_3166-1_alpha-2#SB" xlink:type="simple">SB</text:a></text:p>
          </table:table-cell>
          <table:table-cell table:style-name="ce2" office:value-type="string" calcext:value-type="string">
            <text:p>SLB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https://en.wikipedia.org/wiki/ISO_3166-2:SB" xlink:type="simple">ISO 3166-2:SB</text:a>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style-name="ce2" office:value-type="string" calcext:value-type="string">
            <text:p><text:a xlink:href="https://en.wikipedia.org/wiki/ISO_3166-1_alpha-2#SO" xlink:type="simple">SO</text:a></text:p>
          </table:table-cell>
          <table:table-cell table:style-name="ce2" office:value-type="string" calcext:value-type="string">
            <text:p>SOM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<text:a xlink:href="https://en.wikipedia.org/wiki/ISO_3166-2:SO" xlink:type="simple">ISO 3166-2:SO</text:a>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<text:a xlink:href="https://en.wikipedia.org/wiki/ISO_3166-1_alpha-2#ZA" xlink:type="simple">ZA</text:a></text:p>
          </table:table-cell>
          <table:table-cell table:style-name="ce2" office:value-type="string" calcext:value-type="string">
            <text:p>ZAF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<text:a xlink:href="https://en.wikipedia.org/wiki/ISO_3166-2:ZA" xlink:type="simple">ISO 3166-2:ZA</text:a>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table:style-name="ce2" office:value-type="string" calcext:value-type="string">
            <text:p><text:a xlink:href="https://en.wikipedia.org/wiki/ISO_3166-1_alpha-2#GS" xlink:type="simple">GS</text:a></text:p>
          </table:table-cell>
          <table:table-cell table:style-name="ce2" office:value-type="string" calcext:value-type="string">
            <text:p>SGS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https://en.wikipedia.org/wiki/ISO_3166-2:GS" xlink:type="simple">ISO 3166-2:GS</text:a>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style-name="ce2" office:value-type="string" calcext:value-type="string">
            <text:p><text:a xlink:href="https://en.wikipedia.org/wiki/ISO_3166-1_alpha-2#SS" xlink:type="simple">SS</text:a></text:p>
          </table:table-cell>
          <table:table-cell table:style-name="ce2" office:value-type="string" calcext:value-type="string">
            <text:p>SSD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<text:a xlink:href="https://en.wikipedia.org/wiki/ISO_3166-2:SS" xlink:type="simple">ISO 3166-2:SS</text:a>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2" office:value-type="string" calcext:value-type="string">
            <text:p><text:a xlink:href="https://en.wikipedia.org/wiki/ISO_3166-1_alpha-2#ES" xlink:type="simple">ES</text:a></text:p>
          </table:table-cell>
          <table:table-cell table:style-name="ce2" office:value-type="string" calcext:value-type="string">
            <text:p>ESP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<text:a xlink:href="https://en.wikipedia.org/wiki/ISO_3166-2:ES" xlink:type="simple">ISO 3166-2:ES</text:a>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style-name="ce2" office:value-type="string" calcext:value-type="string">
            <text:p><text:a xlink:href="https://en.wikipedia.org/wiki/ISO_3166-1_alpha-2#LK" xlink:type="simple">LK</text:a></text:p>
          </table:table-cell>
          <table:table-cell table:style-name="ce2" office:value-type="string" calcext:value-type="string">
            <text:p>LKA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https://en.wikipedia.org/wiki/ISO_3166-2:LK" xlink:type="simple">ISO 3166-2:LK</text:a>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style-name="ce2" office:value-type="string" calcext:value-type="string">
            <text:p><text:a xlink:href="https://en.wikipedia.org/wiki/ISO_3166-1_alpha-2#SD" xlink:type="simple">SD</text:a></text:p>
          </table:table-cell>
          <table:table-cell table:style-name="ce2" office:value-type="string" calcext:value-type="string">
            <text:p>SDN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<text:a xlink:href="https://en.wikipedia.org/wiki/ISO_3166-2:SD" xlink:type="simple">ISO 3166-2:SD</text:a>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style-name="ce2" office:value-type="string" calcext:value-type="string">
            <text:p><text:a xlink:href="https://en.wikipedia.org/wiki/ISO_3166-1_alpha-2#SR" xlink:type="simple">SR</text:a></text:p>
          </table:table-cell>
          <table:table-cell table:style-name="ce2" office:value-type="string" calcext:value-type="string">
            <text:p>SUR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<text:a xlink:href="https://en.wikipedia.org/wiki/ISO_3166-2:SR" xlink:type="simple">ISO 3166-2:SR</text:a>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table:style-name="ce2" office:value-type="string" calcext:value-type="string">
            <text:p><text:a xlink:href="https://en.wikipedia.org/wiki/ISO_3166-1_alpha-2#SJ" xlink:type="simple">SJ</text:a></text:p>
          </table:table-cell>
          <table:table-cell table:style-name="ce2" office:value-type="string" calcext:value-type="string">
            <text:p>SJM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<text:a xlink:href="https://en.wikipedia.org/wiki/ISO_3166-2:SJ" xlink:type="simple">ISO 3166-2:SJ</text:a>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table:style-name="ce2" office:value-type="string" calcext:value-type="string">
            <text:p><text:a xlink:href="https://en.wikipedia.org/wiki/ISO_3166-1_alpha-2#SZ" xlink:type="simple">SZ</text:a></text:p>
          </table:table-cell>
          <table:table-cell table:style-name="ce2" office:value-type="string" calcext:value-type="string">
            <text:p>SWZ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<text:a xlink:href="https://en.wikipedia.org/wiki/ISO_3166-2:SZ" xlink:type="simple">ISO 3166-2:SZ</text:a>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2" office:value-type="string" calcext:value-type="string">
            <text:p><text:a xlink:href="https://en.wikipedia.org/wiki/ISO_3166-1_alpha-2#SE" xlink:type="simple">SE</text:a></text:p>
          </table:table-cell>
          <table:table-cell table:style-name="ce2" office:value-type="string" calcext:value-type="string">
            <text:p>SWE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<text:a xlink:href="https://en.wikipedia.org/wiki/ISO_3166-2:SE" xlink:type="simple">ISO 3166-2:SE</text:a>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2" office:value-type="string" calcext:value-type="string">
            <text:p><text:a xlink:href="https://en.wikipedia.org/wiki/ISO_3166-1_alpha-2#CH" xlink:type="simple">CH</text:a></text:p>
          </table:table-cell>
          <table:table-cell table:style-name="ce2" office:value-type="string" calcext:value-type="string">
            <text:p>CHE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<text:a xlink:href="https://en.wikipedia.org/wiki/ISO_3166-2:CH" xlink:type="simple">ISO 3166-2:CH</text:a>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style-name="ce2" office:value-type="string" calcext:value-type="string">
            <text:p><text:a xlink:href="https://en.wikipedia.org/wiki/ISO_3166-1_alpha-2#SY" xlink:type="simple">SY</text:a></text:p>
          </table:table-cell>
          <table:table-cell table:style-name="ce2" office:value-type="string" calcext:value-type="string">
            <text:p>SYR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<text:a xlink:href="https://en.wikipedia.org/wiki/ISO_3166-2:SY" xlink:type="simple">ISO 3166-2:SY</text:a></text:p>
          </table:table-cell>
        </table:table-row>
        <table:table-row table:style-name="ro1">
          <table:table-cell office:value-type="string" calcext:value-type="string">
            <text:p>Taiwan, Province of China</text:p>
          </table:table-cell>
          <table:table-cell table:style-name="ce2" office:value-type="string" calcext:value-type="string">
            <text:p><text:a xlink:href="https://en.wikipedia.org/wiki/ISO_3166-1_alpha-2#TW" xlink:type="simple">TW</text:a></text:p>
          </table:table-cell>
          <table:table-cell table:style-name="ce2" office:value-type="string" calcext:value-type="string">
            <text:p>TWN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https://en.wikipedia.org/wiki/ISO_3166-2:TW" xlink:type="simple">ISO 3166-2:TW</text:a>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style-name="ce2" office:value-type="string" calcext:value-type="string">
            <text:p><text:a xlink:href="https://en.wikipedia.org/wiki/ISO_3166-1_alpha-2#TJ" xlink:type="simple">TJ</text:a></text:p>
          </table:table-cell>
          <table:table-cell table:style-name="ce2" office:value-type="string" calcext:value-type="string">
            <text:p>TJK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<text:a xlink:href="https://en.wikipedia.org/wiki/ISO_3166-2:TJ" xlink:type="simple">ISO 3166-2:TJ</text:a>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table:style-name="ce2" office:value-type="string" calcext:value-type="string">
            <text:p><text:a xlink:href="https://en.wikipedia.org/wiki/ISO_3166-1_alpha-2#TZ" xlink:type="simple">TZ</text:a></text:p>
          </table:table-cell>
          <table:table-cell table:style-name="ce2" office:value-type="string" calcext:value-type="string">
            <text:p>TZA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<text:a xlink:href="https://en.wikipedia.org/wiki/ISO_3166-2:TZ" xlink:type="simple">ISO 3166-2:TZ</text:a>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style-name="ce2" office:value-type="string" calcext:value-type="string">
            <text:p><text:a xlink:href="https://en.wikipedia.org/wiki/ISO_3166-1_alpha-2#TH" xlink:type="simple">TH</text:a></text:p>
          </table:table-cell>
          <table:table-cell table:style-name="ce2" office:value-type="string" calcext:value-type="string">
            <text:p>THA</text:p>
          </table:table-cell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<text:a xlink:href="https://en.wikipedia.org/wiki/ISO_3166-2:TH" xlink:type="simple">ISO 3166-2:TH</text:a>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table:style-name="ce2" office:value-type="string" calcext:value-type="string">
            <text:p><text:a xlink:href="https://en.wikipedia.org/wiki/ISO_3166-1_alpha-2#TL" xlink:type="simple">TL</text:a></text:p>
          </table:table-cell>
          <table:table-cell table:style-name="ce2" office:value-type="string" calcext:value-type="string">
            <text:p>TLS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<text:a xlink:href="https://en.wikipedia.org/wiki/ISO_3166-2:TL" xlink:type="simple">ISO 3166-2:TL</text:a>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style-name="ce2" office:value-type="string" calcext:value-type="string">
            <text:p><text:a xlink:href="https://en.wikipedia.org/wiki/ISO_3166-1_alpha-2#TG" xlink:type="simple">TG</text:a></text:p>
          </table:table-cell>
          <table:table-cell table:style-name="ce2" office:value-type="string" calcext:value-type="string">
            <text:p>TGO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<text:a xlink:href="https://en.wikipedia.org/wiki/ISO_3166-2:TG" xlink:type="simple">ISO 3166-2:TG</text:a>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table:style-name="ce2" office:value-type="string" calcext:value-type="string">
            <text:p><text:a xlink:href="https://en.wikipedia.org/wiki/ISO_3166-1_alpha-2#TK" xlink:type="simple">TK</text:a></text:p>
          </table:table-cell>
          <table:table-cell table:style-name="ce2" office:value-type="string" calcext:value-type="string">
            <text:p>TKL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<text:a xlink:href="https://en.wikipedia.org/wiki/ISO_3166-2:TK" xlink:type="simple">ISO 3166-2:TK</text:a>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style-name="ce2" office:value-type="string" calcext:value-type="string">
            <text:p><text:a xlink:href="https://en.wikipedia.org/wiki/ISO_3166-1_alpha-2#TO" xlink:type="simple">TO</text:a></text:p>
          </table:table-cell>
          <table:table-cell table:style-name="ce2" office:value-type="string" calcext:value-type="string">
            <text:p>TON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<text:a xlink:href="https://en.wikipedia.org/wiki/ISO_3166-2:TO" xlink:type="simple">ISO 3166-2:TO</text:a>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style-name="ce2" office:value-type="string" calcext:value-type="string">
            <text:p><text:a xlink:href="https://en.wikipedia.org/wiki/ISO_3166-1_alpha-2#TT" xlink:type="simple">TT</text:a></text:p>
          </table:table-cell>
          <table:table-cell table:style-name="ce2" office:value-type="string" calcext:value-type="string">
            <text:p>TTO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<text:a xlink:href="https://en.wikipedia.org/wiki/ISO_3166-2:TT" xlink:type="simple">ISO 3166-2:TT</text:a>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table:style-name="ce2" office:value-type="string" calcext:value-type="string">
            <text:p><text:a xlink:href="https://en.wikipedia.org/wiki/ISO_3166-1_alpha-2#TN" xlink:type="simple">TN</text:a></text:p>
          </table:table-cell>
          <table:table-cell table:style-name="ce2" office:value-type="string" calcext:value-type="string">
            <text:p>TUN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<text:a xlink:href="https://en.wikipedia.org/wiki/ISO_3166-2:TN" xlink:type="simple">ISO 3166-2:TN</text:a>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style-name="ce2" office:value-type="string" calcext:value-type="string">
            <text:p><text:a xlink:href="https://en.wikipedia.org/wiki/ISO_3166-1_alpha-2#TR" xlink:type="simple">TR</text:a></text:p>
          </table:table-cell>
          <table:table-cell table:style-name="ce2" office:value-type="string" calcext:value-type="string">
            <text:p>TUR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<text:a xlink:href="https://en.wikipedia.org/wiki/ISO_3166-2:TR" xlink:type="simple">ISO 3166-2:TR</text:a>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style-name="ce2" office:value-type="string" calcext:value-type="string">
            <text:p><text:a xlink:href="https://en.wikipedia.org/wiki/ISO_3166-1_alpha-2#TM" xlink:type="simple">TM</text:a></text:p>
          </table:table-cell>
          <table:table-cell table:style-name="ce2" office:value-type="string" calcext:value-type="string">
            <text:p>TKM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<text:a xlink:href="https://en.wikipedia.org/wiki/ISO_3166-2:TM" xlink:type="simple">ISO 3166-2:TM</text:a>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style-name="ce2" office:value-type="string" calcext:value-type="string">
            <text:p><text:a xlink:href="https://en.wikipedia.org/wiki/ISO_3166-1_alpha-2#TC" xlink:type="simple">TC</text:a></text:p>
          </table:table-cell>
          <table:table-cell table:style-name="ce2" office:value-type="string" calcext:value-type="string">
            <text:p>TCA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<text:a xlink:href="https://en.wikipedia.org/wiki/ISO_3166-2:TC" xlink:type="simple">ISO 3166-2:TC</text:a>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style-name="ce2" office:value-type="string" calcext:value-type="string">
            <text:p><text:a xlink:href="https://en.wikipedia.org/wiki/ISO_3166-1_alpha-2#TV" xlink:type="simple">TV</text:a></text:p>
          </table:table-cell>
          <table:table-cell table:style-name="ce2" office:value-type="string" calcext:value-type="string">
            <text:p>TUV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<text:a xlink:href="https://en.wikipedia.org/wiki/ISO_3166-2:TV" xlink:type="simple">ISO 3166-2:TV</text:a>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style-name="ce2" office:value-type="string" calcext:value-type="string">
            <text:p><text:a xlink:href="https://en.wikipedia.org/wiki/ISO_3166-1_alpha-2#UG" xlink:type="simple">UG</text:a></text:p>
          </table:table-cell>
          <table:table-cell table:style-name="ce2" office:value-type="string" calcext:value-type="string">
            <text:p>UGA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<text:a xlink:href="https://en.wikipedia.org/wiki/ISO_3166-2:UG" xlink:type="simple">ISO 3166-2:UG</text:a>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style-name="ce2" office:value-type="string" calcext:value-type="string">
            <text:p><text:a xlink:href="https://en.wikipedia.org/wiki/ISO_3166-1_alpha-2#UA" xlink:type="simple">UA</text:a></text:p>
          </table:table-cell>
          <table:table-cell table:style-name="ce2" office:value-type="string" calcext:value-type="string">
            <text:p>UKR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<text:a xlink:href="https://en.wikipedia.org/wiki/ISO_3166-2:UA" xlink:type="simple">ISO 3166-2:UA</text:a>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table:style-name="ce2" office:value-type="string" calcext:value-type="string">
            <text:p><text:a xlink:href="https://en.wikipedia.org/wiki/ISO_3166-1_alpha-2#AE" xlink:type="simple">AE</text:a></text:p>
          </table:table-cell>
          <table:table-cell table:style-name="ce2" office:value-type="string" calcext:value-type="string">
            <text:p>AR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<text:a xlink:href="https://en.wikipedia.org/wiki/ISO_3166-2:AE" xlink:type="simple">ISO 3166-2:AE</text:a>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<text:a xlink:href="https://en.wikipedia.org/wiki/ISO_3166-1_alpha-2#GB" xlink:type="simple">GB</text:a></text:p>
          </table:table-cell>
          <table:table-cell table:style-name="ce2" office:value-type="string" calcext:value-type="string">
            <text:p>GBR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<text:a xlink:href="https://en.wikipedia.org/wiki/ISO_3166-2:GB" xlink:type="simple">ISO 3166-2:GB</text:a>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table:style-name="ce2" office:value-type="string" calcext:value-type="string">
            <text:p><text:a xlink:href="https://en.wikipedia.org/wiki/ISO_3166-1_alpha-2#US" xlink:type="simple">US</text:a>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<text:a xlink:href="https://en.wikipedia.org/wiki/ISO_3166-2:US" xlink:type="simple">ISO 3166-2:US</text:a></text:p>
          </table:table-cell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table:style-name="ce2" office:value-type="string" calcext:value-type="string">
            <text:p><text:a xlink:href="https://en.wikipedia.org/wiki/ISO_3166-1_alpha-2#UM" xlink:type="simple">UM</text:a></text:p>
          </table:table-cell>
          <table:table-cell table:style-name="ce2" office:value-type="string" calcext:value-type="string">
            <text:p>UMI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<text:a xlink:href="https://en.wikipedia.org/wiki/ISO_3166-2:UM" xlink:type="simple">ISO 3166-2:UM</text:a>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style-name="ce2" office:value-type="string" calcext:value-type="string">
            <text:p><text:a xlink:href="https://en.wikipedia.org/wiki/ISO_3166-1_alpha-2#UY" xlink:type="simple">UY</text:a></text:p>
          </table:table-cell>
          <table:table-cell table:style-name="ce2" office:value-type="string" calcext:value-type="string">
            <text:p>URY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<text:a xlink:href="https://en.wikipedia.org/wiki/ISO_3166-2:UY" xlink:type="simple">ISO 3166-2:UY</text:a>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style-name="ce2" office:value-type="string" calcext:value-type="string">
            <text:p><text:a xlink:href="https://en.wikipedia.org/wiki/ISO_3166-1_alpha-2#UZ" xlink:type="simple">UZ</text:a></text:p>
          </table:table-cell>
          <table:table-cell table:style-name="ce2" office:value-type="string" calcext:value-type="string">
            <text:p>UZB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<text:a xlink:href="https://en.wikipedia.org/wiki/ISO_3166-2:UZ" xlink:type="simple">ISO 3166-2:UZ</text:a>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style-name="ce2" office:value-type="string" calcext:value-type="string">
            <text:p><text:a xlink:href="https://en.wikipedia.org/wiki/ISO_3166-1_alpha-2#VU" xlink:type="simple">VU</text:a></text:p>
          </table:table-cell>
          <table:table-cell table:style-name="ce2" office:value-type="string" calcext:value-type="string">
            <text:p>VUT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<text:a xlink:href="https://en.wikipedia.org/wiki/ISO_3166-2:VU" xlink:type="simple">ISO 3166-2:VU</text:a></text:p>
          </table:table-cell>
        </table:table-row>
        <table:table-row table:style-name="ro1">
          <table:table-cell office:value-type="string" calcext:value-type="string">
            <text:p>Venezuela, Bolivarian Republic of</text:p>
          </table:table-cell>
          <table:table-cell table:style-name="ce2" office:value-type="string" calcext:value-type="string">
            <text:p><text:a xlink:href="https://en.wikipedia.org/wiki/ISO_3166-1_alpha-2#VE" xlink:type="simple">VE</text:a></text:p>
          </table:table-cell>
          <table:table-cell table:style-name="ce2" office:value-type="string" calcext:value-type="string">
            <text:p>VEN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<text:a xlink:href="https://en.wikipedia.org/wiki/ISO_3166-2:VE" xlink:type="simple">ISO 3166-2:VE</text:a>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table:style-name="ce2" office:value-type="string" calcext:value-type="string">
            <text:p><text:a xlink:href="https://en.wikipedia.org/wiki/ISO_3166-1_alpha-2#VN" xlink:type="simple">VN</text:a></text:p>
          </table:table-cell>
          <table:table-cell table:style-name="ce2" office:value-type="string" calcext:value-type="string">
            <text:p>VNM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<text:a xlink:href="https://en.wikipedia.org/wiki/ISO_3166-2:VN" xlink:type="simple">ISO 3166-2:VN</text:a></text:p>
          </table:table-cell>
        </table:table-row>
        <table:table-row table:style-name="ro1">
          <table:table-cell office:value-type="string" calcext:value-type="string">
            <text:p>Virgin Islands, British</text:p>
          </table:table-cell>
          <table:table-cell table:style-name="ce2" office:value-type="string" calcext:value-type="string">
            <text:p><text:a xlink:href="https://en.wikipedia.org/wiki/ISO_3166-1_alpha-2#VG" xlink:type="simple">VG</text:a></text:p>
          </table:table-cell>
          <table:table-cell table:style-name="ce2" office:value-type="string" calcext:value-type="string">
            <text:p>VG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https://en.wikipedia.org/wiki/ISO_3166-2:VG" xlink:type="simple">ISO 3166-2:VG</text:a></text:p>
          </table:table-cell>
        </table:table-row>
        <table:table-row table:style-name="ro1">
          <table:table-cell office:value-type="string" calcext:value-type="string">
            <text:p>Virgin Islands, U.S.</text:p>
          </table:table-cell>
          <table:table-cell table:style-name="ce2" office:value-type="string" calcext:value-type="string">
            <text:p><text:a xlink:href="https://en.wikipedia.org/wiki/ISO_3166-1_alpha-2#VI" xlink:type="simple">VI</text:a></text:p>
          </table:table-cell>
          <table:table-cell table:style-name="ce2" office:value-type="string" calcext:value-type="string">
            <text:p>VIR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<text:a xlink:href="https://en.wikipedia.org/wiki/ISO_3166-2:VI" xlink:type="simple">ISO 3166-2:VI</text:a>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table:style-name="ce2" office:value-type="string" calcext:value-type="string">
            <text:p><text:a xlink:href="https://en.wikipedia.org/wiki/ISO_3166-1_alpha-2#WF" xlink:type="simple">WF</text:a></text:p>
          </table:table-cell>
          <table:table-cell table:style-name="ce2" office:value-type="string" calcext:value-type="string">
            <text:p>WLF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<text:a xlink:href="https://en.wikipedia.org/wiki/ISO_3166-2:WF" xlink:type="simple">ISO 3166-2:WF</text:a>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table:style-name="ce2" office:value-type="string" calcext:value-type="string">
            <text:p><text:a xlink:href="https://en.wikipedia.org/wiki/ISO_3166-1_alpha-2#EH" xlink:type="simple">EH</text:a></text:p>
          </table:table-cell>
          <table:table-cell table:style-name="ce2" office:value-type="string" calcext:value-type="string">
            <text:p>ESH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<text:a xlink:href="https://en.wikipedia.org/wiki/ISO_3166-2:EH" xlink:type="simple">ISO 3166-2:EH</text:a>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table:style-name="ce2" office:value-type="string" calcext:value-type="string">
            <text:p><text:a xlink:href="https://en.wikipedia.org/wiki/ISO_3166-1_alpha-2#YE" xlink:type="simple">YE</text:a></text:p>
          </table:table-cell>
          <table:table-cell table:style-name="ce2" office:value-type="string" calcext:value-type="string">
            <text:p>YEM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<text:a xlink:href="https://en.wikipedia.org/wiki/ISO_3166-2:YE" xlink:type="simple">ISO 3166-2:YE</text:a>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style-name="ce2" office:value-type="string" calcext:value-type="string">
            <text:p><text:a xlink:href="https://en.wikipedia.org/wiki/ISO_3166-1_alpha-2#ZM" xlink:type="simple">ZM</text:a></text:p>
          </table:table-cell>
          <table:table-cell table:style-name="ce2" office:value-type="string" calcext:value-type="string">
            <text:p>ZMB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<text:a xlink:href="https://en.wikipedia.org/wiki/ISO_3166-2:ZM" xlink:type="simple">ISO 3166-2:ZM</text:a>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style-name="ce2" office:value-type="string" calcext:value-type="string">
            <text:p><text:a xlink:href="https://en.wikipedia.org/wiki/ISO_3166-1_alpha-2#ZW" xlink:type="simple">ZW</text:a></text:p>
          </table:table-cell>
          <table:table-cell table:style-name="ce2" office:value-type="string" calcext:value-type="string">
            <text:p>ZWE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<text:a xlink:href="https://en.wikipedia.org/wiki/ISO_3166-2:ZW" xlink:type="simple">ISO 3166-2:ZW</text:a></text:p>
          </table:table-cell>
        </table:table-row>
        <table:table-row table:style-name="ro2" table:number-rows-repeated="10483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ummary" table:style-name="ta1">
        <office:forms form:automatic-focus="false" form:apply-design-mode="false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Bandwidth/user</text:p>
          </table:table-cell>
          <table:table-cell office:value-type="string" calcext:value-type="string">
            <text:p>Approx download time for 1.5 MB</text:p>
          </table:table-cell>
        </table:table-row>
        <table:table-row table:style-name="ro2">
          <table:table-cell table:formula="of:=[WDI.A6]" office:value-type="string" office:string-value="LU" calcext:value-type="string">
            <text:p>LU</text:p>
          </table:table-cell>
          <table:table-cell table:formula="of:=IF([WDI.G6]=&quot;..&quot;;&quot;&quot;;[WDI.G6])" office:value-type="float" office:value="2260423" calcext:value-type="float">
            <text:p>2260423</text:p>
          </table:table-cell>
          <table:table-cell table:formula="of:=[WDI.M6]" office:value-type="float" office:value="0.17695802953695" calcext:value-type="float">
            <text:p>0.1769580295</text:p>
          </table:table-cell>
        </table:table-row>
        <table:table-row table:style-name="ro2">
          <table:table-cell table:formula="of:=[WDI.A7]" office:value-type="string" office:string-value="HK" calcext:value-type="string">
            <text:p>HK</text:p>
          </table:table-cell>
          <table:table-cell table:formula="of:=IF([WDI.G7]=&quot;..&quot;;&quot;&quot;;[WDI.G7])" office:value-type="float" office:value="1079661" calcext:value-type="float">
            <text:p>1079661</text:p>
          </table:table-cell>
          <table:table-cell table:formula="of:=[WDI.M7]" office:value-type="float" office:value="0.370486662017059" calcext:value-type="float">
            <text:p>0.370486662</text:p>
          </table:table-cell>
        </table:table-row>
        <table:table-row table:style-name="ro2">
          <table:table-cell table:formula="of:=[WDI.A8]" office:value-type="string" office:string-value="VC" calcext:value-type="string">
            <text:p>VC</text:p>
          </table:table-cell>
          <table:table-cell table:formula="of:=IF([WDI.G8]=&quot;..&quot;;&quot;&quot;;[WDI.G8])" office:value-type="float" office:value="637784" calcext:value-type="float">
            <text:p>637784</text:p>
          </table:table-cell>
          <table:table-cell table:formula="of:=[WDI.M8]" office:value-type="float" office:value="0.627171581601295" calcext:value-type="float">
            <text:p>0.6271715816</text:p>
          </table:table-cell>
        </table:table-row>
        <table:table-row table:style-name="ro2">
          <table:table-cell table:formula="of:=[WDI.A9]" office:value-type="string" office:string-value="SM" calcext:value-type="string">
            <text:p>SM</text:p>
          </table:table-cell>
          <table:table-cell table:formula="of:=IF([WDI.G9]=&quot;..&quot;;&quot;&quot;;[WDI.G9])" office:value-type="float" office:value="635301" calcext:value-type="float">
            <text:p>635301</text:p>
          </table:table-cell>
          <table:table-cell table:formula="of:=[WDI.M9]" office:value-type="float" office:value="0.629622808715869" calcext:value-type="float">
            <text:p>0.6296228087</text:p>
          </table:table-cell>
        </table:table-row>
        <table:table-row table:style-name="ro2">
          <table:table-cell table:formula="of:=[WDI.A10]" office:value-type="string" office:string-value="MT" calcext:value-type="string">
            <text:p>MT</text:p>
          </table:table-cell>
          <table:table-cell table:formula="of:=IF([WDI.G10]=&quot;..&quot;;&quot;&quot;;[WDI.G10])" office:value-type="float" office:value="471215" calcext:value-type="float">
            <text:p>471215</text:p>
          </table:table-cell>
          <table:table-cell table:formula="of:=[WDI.M10]" office:value-type="float" office:value="0.848869412051823" calcext:value-type="float">
            <text:p>0.8488694121</text:p>
          </table:table-cell>
        </table:table-row>
        <table:table-row table:style-name="ro2">
          <table:table-cell table:formula="of:=[WDI.A11]" office:value-type="string" office:string-value="SG" calcext:value-type="string">
            <text:p>SG</text:p>
          </table:table-cell>
          <table:table-cell table:formula="of:=IF([WDI.G11]=&quot;..&quot;;&quot;&quot;;[WDI.G11])" office:value-type="float" office:value="343728" calcext:value-type="float">
            <text:p>343728</text:p>
          </table:table-cell>
          <table:table-cell table:formula="of:=[WDI.M11]" office:value-type="float" office:value="1.1637108411302" calcext:value-type="float">
            <text:p>1.1637108411</text:p>
          </table:table-cell>
        </table:table-row>
        <table:table-row table:style-name="ro2">
          <table:table-cell table:formula="of:=[WDI.A12]" office:value-type="string" office:string-value="IS" calcext:value-type="string">
            <text:p>IS</text:p>
          </table:table-cell>
          <table:table-cell table:formula="of:=IF([WDI.G12]=&quot;..&quot;;&quot;&quot;;[WDI.G12])" office:value-type="float" office:value="287139" calcext:value-type="float">
            <text:p>287139</text:p>
          </table:table-cell>
          <table:table-cell table:formula="of:=[WDI.M12]" office:value-type="float" office:value="1.39305353853012" calcext:value-type="float">
            <text:p>1.3930535385</text:p>
          </table:table-cell>
        </table:table-row>
        <table:table-row table:style-name="ro2">
          <table:table-cell table:formula="of:=[WDI.A13]" office:value-type="string" office:string-value="SE" calcext:value-type="string">
            <text:p>SE</text:p>
          </table:table-cell>
          <table:table-cell table:formula="of:=IF([WDI.G13]=&quot;..&quot;;&quot;&quot;;[WDI.G13])" office:value-type="float" office:value="236638" calcext:value-type="float">
            <text:p>236638</text:p>
          </table:table-cell>
          <table:table-cell table:formula="of:=[WDI.M13]" office:value-type="float" office:value="1.69034559115611" calcext:value-type="float">
            <text:p>1.6903455912</text:p>
          </table:table-cell>
        </table:table-row>
        <table:table-row table:style-name="ro2">
          <table:table-cell table:formula="of:=[WDI.A14]" office:value-type="string" office:string-value="MC" calcext:value-type="string">
            <text:p>MC</text:p>
          </table:table-cell>
          <table:table-cell table:formula="of:=IF([WDI.G14]=&quot;..&quot;;&quot;&quot;;[WDI.G14])" office:value-type="float" office:value="210912" calcext:value-type="float">
            <text:p>210912</text:p>
          </table:table-cell>
          <table:table-cell table:formula="of:=[WDI.M14]" office:value-type="float" office:value="1.89652556516462" calcext:value-type="float">
            <text:p>1.8965255652</text:p>
          </table:table-cell>
        </table:table-row>
        <table:table-row table:style-name="ro2">
          <table:table-cell table:formula="of:=[WDI.A15]" office:value-type="string" office:string-value="CH" calcext:value-type="string">
            <text:p>CH</text:p>
          </table:table-cell>
          <table:table-cell table:formula="of:=IF([WDI.G15]=&quot;..&quot;;&quot;&quot;;[WDI.G15])" office:value-type="float" office:value="167636" calcext:value-type="float">
            <text:p>167636</text:p>
          </table:table-cell>
          <table:table-cell table:formula="of:=[WDI.M15]" office:value-type="float" office:value="2.38612231262975" calcext:value-type="float">
            <text:p>2.3861223126</text:p>
          </table:table-cell>
        </table:table-row>
        <table:table-row table:style-name="ro2">
          <table:table-cell table:formula="of:=[WDI.A16]" office:value-type="string" office:string-value="NL" calcext:value-type="string">
            <text:p>NL</text:p>
          </table:table-cell>
          <table:table-cell table:formula="of:=IF([WDI.G16]=&quot;..&quot;;&quot;&quot;;[WDI.G16])" office:value-type="float" office:value="162532" calcext:value-type="float">
            <text:p>162532</text:p>
          </table:table-cell>
          <table:table-cell table:formula="of:=[WDI.M16]" office:value-type="float" office:value="2.46105382324711" calcext:value-type="float">
            <text:p>2.4610538232</text:p>
          </table:table-cell>
        </table:table-row>
        <table:table-row table:style-name="ro2">
          <table:table-cell table:formula="of:=[WDI.A17]" office:value-type="string" office:string-value="DK" calcext:value-type="string">
            <text:p>DK</text:p>
          </table:table-cell>
          <table:table-cell table:formula="of:=IF([WDI.G17]=&quot;..&quot;;&quot;&quot;;[WDI.G17])" office:value-type="float" office:value="159511" calcext:value-type="float">
            <text:p>159511</text:p>
          </table:table-cell>
          <table:table-cell table:formula="of:=[WDI.M17]" office:value-type="float" office:value="2.50766404824746" calcext:value-type="float">
            <text:p>2.5076640482</text:p>
          </table:table-cell>
        </table:table-row>
        <table:table-row table:style-name="ro2">
          <table:table-cell table:formula="of:=[WDI.A18]" office:value-type="string" office:string-value="GB" calcext:value-type="string">
            <text:p>GB</text:p>
          </table:table-cell>
          <table:table-cell table:formula="of:=IF([WDI.G18]=&quot;..&quot;;&quot;&quot;;[WDI.G18])" office:value-type="float" office:value="156817" calcext:value-type="float">
            <text:p>156817</text:p>
          </table:table-cell>
          <table:table-cell table:formula="of:=[WDI.M18]" office:value-type="float" office:value="2.55074386067837" calcext:value-type="float">
            <text:p>2.5507438607</text:p>
          </table:table-cell>
        </table:table-row>
        <table:table-row table:style-name="ro2">
          <table:table-cell table:formula="of:=[WDI.A19]" office:value-type="string" office:string-value="NO" calcext:value-type="string">
            <text:p>NO</text:p>
          </table:table-cell>
          <table:table-cell table:formula="of:=IF([WDI.G19]=&quot;..&quot;;&quot;&quot;;[WDI.G19])" office:value-type="float" office:value="151257" calcext:value-type="float">
            <text:p>151257</text:p>
          </table:table-cell>
          <table:table-cell table:formula="of:=[WDI.M19]" office:value-type="float" office:value="2.6445057088267" calcext:value-type="float">
            <text:p>2.6445057088</text:p>
          </table:table-cell>
        </table:table-row>
        <table:table-row table:style-name="ro2">
          <table:table-cell table:formula="of:=[WDI.A20]" office:value-type="string" office:string-value="PR" calcext:value-type="string">
            <text:p>PR</text:p>
          </table:table-cell>
          <table:table-cell table:formula="of:=IF([WDI.G20]=&quot;..&quot;;&quot;&quot;;[WDI.G20])" office:value-type="float" office:value="135429" calcext:value-type="float">
            <text:p>135429</text:p>
          </table:table-cell>
          <table:table-cell table:formula="of:=[WDI.M20]" office:value-type="float" office:value="2.95357715112716" calcext:value-type="float">
            <text:p>2.9535771511</text:p>
          </table:table-cell>
        </table:table-row>
        <table:table-row table:style-name="ro2">
          <table:table-cell table:formula="of:=[WDI.A21]" office:value-type="string" office:string-value="BE" calcext:value-type="string">
            <text:p>BE</text:p>
          </table:table-cell>
          <table:table-cell table:formula="of:=IF([WDI.G21]=&quot;..&quot;;&quot;&quot;;[WDI.G21])" office:value-type="float" office:value="131137" calcext:value-type="float">
            <text:p>131137</text:p>
          </table:table-cell>
          <table:table-cell table:formula="of:=[WDI.M21]" office:value-type="float" office:value="3.05024516345501" calcext:value-type="float">
            <text:p>3.0502451635</text:p>
          </table:table-cell>
        </table:table-row>
        <table:table-row table:style-name="ro2">
          <table:table-cell table:formula="of:=[WDI.A22]" office:value-type="string" office:string-value="PT" calcext:value-type="string">
            <text:p>PT</text:p>
          </table:table-cell>
          <table:table-cell table:formula="of:=IF([WDI.G22]=&quot;..&quot;;&quot;&quot;;[WDI.G22])" office:value-type="float" office:value="129568" calcext:value-type="float">
            <text:p>129568</text:p>
          </table:table-cell>
          <table:table-cell table:formula="of:=[WDI.M22]" office:value-type="float" office:value="3.08718202025191" calcext:value-type="float">
            <text:p>3.0871820203</text:p>
          </table:table-cell>
        </table:table-row>
        <table:table-row table:style-name="ro2">
          <table:table-cell table:formula="of:=[WDI.A23]" office:value-type="string" office:string-value="RO" calcext:value-type="string">
            <text:p>RO</text:p>
          </table:table-cell>
          <table:table-cell table:formula="of:=IF([WDI.G23]=&quot;..&quot;;&quot;&quot;;[WDI.G23])" office:value-type="float" office:value="126108" calcext:value-type="float">
            <text:p>126108</text:p>
          </table:table-cell>
          <table:table-cell table:formula="of:=[WDI.M23]" office:value-type="float" office:value="3.17188441653186" calcext:value-type="float">
            <text:p>3.1718844165</text:p>
          </table:table-cell>
        </table:table-row>
        <table:table-row table:style-name="ro2">
          <table:table-cell table:formula="of:=[WDI.A24]" office:value-type="string" office:string-value="FI" calcext:value-type="string">
            <text:p>FI</text:p>
          </table:table-cell>
          <table:table-cell table:formula="of:=IF([WDI.G24]=&quot;..&quot;;&quot;&quot;;[WDI.G24])" office:value-type="float" office:value="118445" calcext:value-type="float">
            <text:p>118445</text:p>
          </table:table-cell>
          <table:table-cell table:formula="of:=[WDI.M24]" office:value-type="float" office:value="3.37709485415172" calcext:value-type="float">
            <text:p>3.3770948542</text:p>
          </table:table-cell>
        </table:table-row>
        <table:table-row table:style-name="ro2">
          <table:table-cell table:formula="of:=[WDI.A25]" office:value-type="string" office:string-value="GD" calcext:value-type="string">
            <text:p>GD</text:p>
          </table:table-cell>
          <table:table-cell table:formula="of:=IF([WDI.G25]=&quot;..&quot;;&quot;&quot;;[WDI.G25])" office:value-type="float" office:value="100014" calcext:value-type="float">
            <text:p>100014</text:p>
          </table:table-cell>
          <table:table-cell table:formula="of:=[WDI.M25]" office:value-type="float" office:value="3.99944007838903" calcext:value-type="float">
            <text:p>3.9994400784</text:p>
          </table:table-cell>
        </table:table-row>
        <table:table-row table:style-name="ro2">
          <table:table-cell table:formula="of:=[WDI.A26]" office:value-type="string" office:string-value="MD" calcext:value-type="string">
            <text:p>MD</text:p>
          </table:table-cell>
          <table:table-cell table:formula="of:=IF([WDI.G26]=&quot;..&quot;;&quot;&quot;;[WDI.G26])" office:value-type="float" office:value="91118" calcext:value-type="float">
            <text:p>91118</text:p>
          </table:table-cell>
          <table:table-cell table:formula="of:=[WDI.M26]" office:value-type="float" office:value="4.38991198226476" calcext:value-type="float">
            <text:p>4.3899119823</text:p>
          </table:table-cell>
        </table:table-row>
        <table:table-row table:style-name="ro2">
          <table:table-cell table:formula="of:=[WDI.A27]" office:value-type="string" office:string-value="CZ" calcext:value-type="string">
            <text:p>CZ</text:p>
          </table:table-cell>
          <table:table-cell table:formula="of:=IF([WDI.G27]=&quot;..&quot;;&quot;&quot;;[WDI.G27])" office:value-type="float" office:value="91064" calcext:value-type="float">
            <text:p>91064</text:p>
          </table:table-cell>
          <table:table-cell table:formula="of:=[WDI.M27]" office:value-type="float" office:value="4.39251515417728" calcext:value-type="float">
            <text:p>4.3925151542</text:p>
          </table:table-cell>
        </table:table-row>
        <table:table-row table:style-name="ro2">
          <table:table-cell table:formula="of:=[WDI.A28]" office:value-type="string" office:string-value="MN" calcext:value-type="string">
            <text:p>MN</text:p>
          </table:table-cell>
          <table:table-cell table:formula="of:=IF([WDI.G28]=&quot;..&quot;;&quot;&quot;;[WDI.G28])" office:value-type="float" office:value="85370" calcext:value-type="float">
            <text:p>85370</text:p>
          </table:table-cell>
          <table:table-cell table:formula="of:=[WDI.M28]" office:value-type="float" office:value="4.68548670493148" calcext:value-type="float">
            <text:p>4.6854867049</text:p>
          </table:table-cell>
        </table:table-row>
        <table:table-row table:style-name="ro2">
          <table:table-cell table:formula="of:=[WDI.A29]" office:value-type="string" office:string-value="ME" calcext:value-type="string">
            <text:p>ME</text:p>
          </table:table-cell>
          <table:table-cell table:formula="of:=IF([WDI.G29]=&quot;..&quot;;&quot;&quot;;[WDI.G29])" office:value-type="float" office:value="84617" calcext:value-type="float">
            <text:p>84617</text:p>
          </table:table-cell>
          <table:table-cell table:formula="of:=[WDI.M29]" office:value-type="float" office:value="4.72718248106173" calcext:value-type="float">
            <text:p>4.7271824811</text:p>
          </table:table-cell>
        </table:table-row>
        <table:table-row table:style-name="ro2">
          <table:table-cell table:formula="of:=[WDI.A30]" office:value-type="string" office:string-value="AT" calcext:value-type="string">
            <text:p>AT</text:p>
          </table:table-cell>
          <table:table-cell table:formula="of:=IF([WDI.G30]=&quot;..&quot;;&quot;&quot;;[WDI.G30])" office:value-type="float" office:value="81919" calcext:value-type="float">
            <text:p>81919</text:p>
          </table:table-cell>
          <table:table-cell table:formula="of:=[WDI.M30]" office:value-type="float" office:value="4.88287210537238" calcext:value-type="float">
            <text:p>4.8828721054</text:p>
          </table:table-cell>
        </table:table-row>
        <table:table-row table:style-name="ro2">
          <table:table-cell table:formula="of:=[WDI.A31]" office:value-type="string" office:string-value="#N/A" calcext:value-type="error">
            <text:p>#N/A</text:p>
          </table:table-cell>
          <table:table-cell table:formula="of:=IF([WDI.G31]=&quot;..&quot;;&quot;&quot;;[WDI.G31])" office:value-type="float" office:value="79582" calcext:value-type="float">
            <text:p>79582</text:p>
          </table:table-cell>
          <table:table-cell table:formula="of:=[WDI.M31]" office:value-type="float" office:value="5.02626222010002" calcext:value-type="float">
            <text:p>5.0262622201</text:p>
          </table:table-cell>
        </table:table-row>
        <table:table-row table:style-name="ro2">
          <table:table-cell table:formula="of:=[WDI.A32]" office:value-type="string" office:string-value="FR" calcext:value-type="string">
            <text:p>FR</text:p>
          </table:table-cell>
          <table:table-cell table:formula="of:=IF([WDI.G32]=&quot;..&quot;;&quot;&quot;;[WDI.G32])" office:value-type="float" office:value="78590" calcext:value-type="float">
            <text:p>78590</text:p>
          </table:table-cell>
          <table:table-cell table:formula="of:=[WDI.M32]" office:value-type="float" office:value="5.08970606947449" calcext:value-type="float">
            <text:p>5.0897060695</text:p>
          </table:table-cell>
        </table:table-row>
        <table:table-row table:style-name="ro2">
          <table:table-cell table:formula="of:=[WDI.A33]" office:value-type="string" office:string-value="RS" calcext:value-type="string">
            <text:p>RS</text:p>
          </table:table-cell>
          <table:table-cell table:formula="of:=IF([WDI.G33]=&quot;..&quot;;&quot;&quot;;[WDI.G33])" office:value-type="float" office:value="76761" calcext:value-type="float">
            <text:p>76761</text:p>
          </table:table-cell>
          <table:table-cell table:formula="of:=[WDI.M33]" office:value-type="float" office:value="5.21097953387788" calcext:value-type="float">
            <text:p>5.2109795339</text:p>
          </table:table-cell>
        </table:table-row>
        <table:table-row table:style-name="ro2">
          <table:table-cell table:formula="of:=[WDI.A34]" office:value-type="string" office:string-value="LC" calcext:value-type="string">
            <text:p>LC</text:p>
          </table:table-cell>
          <table:table-cell table:formula="of:=IF([WDI.G34]=&quot;..&quot;;&quot;&quot;;[WDI.G34])" office:value-type="float" office:value="75739" calcext:value-type="float">
            <text:p>75739</text:p>
          </table:table-cell>
          <table:table-cell table:formula="of:=[WDI.M34]" office:value-type="float" office:value="5.28129497352751" calcext:value-type="float">
            <text:p>5.2812949735</text:p>
          </table:table-cell>
        </table:table-row>
        <table:table-row table:style-name="ro2">
          <table:table-cell table:formula="of:=[WDI.A35]" office:value-type="string" office:string-value="DM" calcext:value-type="string">
            <text:p>DM</text:p>
          </table:table-cell>
          <table:table-cell table:formula="of:=IF([WDI.G35]=&quot;..&quot;;&quot;&quot;;[WDI.G35])" office:value-type="float" office:value="74871" calcext:value-type="float">
            <text:p>74871</text:p>
          </table:table-cell>
          <table:table-cell table:formula="of:=[WDI.M35]" office:value-type="float" office:value="5.34252247198515" calcext:value-type="float">
            <text:p>5.342522472</text:p>
          </table:table-cell>
        </table:table-row>
        <table:table-row table:style-name="ro2">
          <table:table-cell table:formula="of:=[WDI.A36]" office:value-type="string" office:string-value="DE" calcext:value-type="string">
            <text:p>DE</text:p>
          </table:table-cell>
          <table:table-cell table:formula="of:=IF([WDI.G36]=&quot;..&quot;;&quot;&quot;;[WDI.G36])" office:value-type="float" office:value="74786" calcext:value-type="float">
            <text:p>74786</text:p>
          </table:table-cell>
          <table:table-cell table:formula="of:=[WDI.M36]" office:value-type="float" office:value="5.34859465675394" calcext:value-type="float">
            <text:p>5.3485946568</text:p>
          </table:table-cell>
        </table:table-row>
        <table:table-row table:style-name="ro2">
          <table:table-cell table:formula="of:=[WDI.A37]" office:value-type="string" office:string-value="SI" calcext:value-type="string">
            <text:p>SI</text:p>
          </table:table-cell>
          <table:table-cell table:formula="of:=IF([WDI.G37]=&quot;..&quot;;&quot;&quot;;[WDI.G37])" office:value-type="float" office:value="71217" calcext:value-type="float">
            <text:p>71217</text:p>
          </table:table-cell>
          <table:table-cell table:formula="of:=[WDI.M37]" office:value-type="float" office:value="5.6166364772456" calcext:value-type="float">
            <text:p>5.6166364772</text:p>
          </table:table-cell>
        </table:table-row>
        <table:table-row table:style-name="ro2">
          <table:table-cell table:formula="of:=[WDI.A38]" office:value-type="string" office:string-value="BG" calcext:value-type="string">
            <text:p>BG</text:p>
          </table:table-cell>
          <table:table-cell table:formula="of:=IF([WDI.G38]=&quot;..&quot;;&quot;&quot;;[WDI.G38])" office:value-type="float" office:value="70572" calcext:value-type="float">
            <text:p>70572</text:p>
          </table:table-cell>
          <table:table-cell table:formula="of:=[WDI.M38]" office:value-type="float" office:value="5.66797029983563" calcext:value-type="float">
            <text:p>5.6679702998</text:p>
          </table:table-cell>
        </table:table-row>
        <table:table-row table:style-name="ro2">
          <table:table-cell table:formula="of:=[WDI.A39]" office:value-type="string" office:string-value="CA" calcext:value-type="string">
            <text:p>CA</text:p>
          </table:table-cell>
          <table:table-cell table:formula="of:=IF([WDI.G39]=&quot;..&quot;;&quot;&quot;;[WDI.G39])" office:value-type="float" office:value="70150" calcext:value-type="float">
            <text:p>70150</text:p>
          </table:table-cell>
          <table:table-cell table:formula="of:=[WDI.M39]" office:value-type="float" office:value="5.70206699928724" calcext:value-type="float">
            <text:p>5.7020669993</text:p>
          </table:table-cell>
        </table:table-row>
        <table:table-row table:style-name="ro2">
          <table:table-cell table:formula="of:=[WDI.A40]" office:value-type="string" office:string-value="IE" calcext:value-type="string">
            <text:p>IE</text:p>
          </table:table-cell>
          <table:table-cell table:formula="of:=IF([WDI.G40]=&quot;..&quot;;&quot;&quot;;[WDI.G40])" office:value-type="float" office:value="69031" calcext:value-type="float">
            <text:p>69031</text:p>
          </table:table-cell>
          <table:table-cell table:formula="of:=[WDI.M40]" office:value-type="float" office:value="5.79449812403123" calcext:value-type="float">
            <text:p>5.794498124</text:p>
          </table:table-cell>
        </table:table-row>
        <table:table-row table:style-name="ro2">
          <table:table-cell table:formula="of:=[WDI.A41]" office:value-type="string" office:string-value="AW" calcext:value-type="string">
            <text:p>AW</text:p>
          </table:table-cell>
          <table:table-cell table:formula="of:=IF([WDI.G41]=&quot;..&quot;;&quot;&quot;;[WDI.G41])" office:value-type="float" office:value="68617" calcext:value-type="float">
            <text:p>68617</text:p>
          </table:table-cell>
          <table:table-cell table:formula="of:=[WDI.M41]" office:value-type="float" office:value="5.82945917192532" calcext:value-type="float">
            <text:p>5.8294591719</text:p>
          </table:table-cell>
        </table:table-row>
        <table:table-row table:style-name="ro2">
          <table:table-cell table:formula="of:=[WDI.A42]" office:value-type="string" office:string-value="KN" calcext:value-type="string">
            <text:p>KN</text:p>
          </table:table-cell>
          <table:table-cell table:formula="of:=IF([WDI.G42]=&quot;..&quot;;&quot;&quot;;[WDI.G42])" office:value-type="float" office:value="67796" calcext:value-type="float">
            <text:p>67796</text:p>
          </table:table-cell>
          <table:table-cell table:formula="of:=[WDI.M42]" office:value-type="float" office:value="5.9000531004779" calcext:value-type="float">
            <text:p>5.9000531005</text:p>
          </table:table-cell>
        </table:table-row>
        <table:table-row table:style-name="ro2">
          <table:table-cell table:formula="of:=[WDI.A43]" office:value-type="string" office:string-value="#N/A" calcext:value-type="error">
            <text:p>#N/A</text:p>
          </table:table-cell>
          <table:table-cell table:formula="of:=IF([WDI.G43]=&quot;..&quot;;&quot;&quot;;[WDI.G43])" office:value-type="float" office:value="67512" calcext:value-type="float">
            <text:p>67512</text:p>
          </table:table-cell>
          <table:table-cell table:formula="of:=[WDI.M43]" office:value-type="float" office:value="5.92487261523877" calcext:value-type="float">
            <text:p>5.9248726152</text:p>
          </table:table-cell>
        </table:table-row>
        <table:table-row table:style-name="ro2">
          <table:table-cell table:formula="of:=[WDI.A44]" office:value-type="string" office:string-value="ES" calcext:value-type="string">
            <text:p>ES</text:p>
          </table:table-cell>
          <table:table-cell table:formula="of:=IF([WDI.G44]=&quot;..&quot;;&quot;&quot;;[WDI.G44])" office:value-type="float" office:value="64069" calcext:value-type="float">
            <text:p>64069</text:p>
          </table:table-cell>
          <table:table-cell table:formula="of:=[WDI.M44]" office:value-type="float" office:value="6.24326897563564" calcext:value-type="float">
            <text:p>6.2432689756</text:p>
          </table:table-cell>
        </table:table-row>
        <table:table-row table:style-name="ro2">
          <table:table-cell table:formula="of:=[WDI.A45]" office:value-type="string" office:string-value="IT" calcext:value-type="string">
            <text:p>IT</text:p>
          </table:table-cell>
          <table:table-cell table:formula="of:=IF([WDI.G45]=&quot;..&quot;;&quot;&quot;;[WDI.G45])" office:value-type="float" office:value="60820" calcext:value-type="float">
            <text:p>60820</text:p>
          </table:table-cell>
          <table:table-cell table:formula="of:=[WDI.M45]" office:value-type="float" office:value="6.57678395264716" calcext:value-type="float">
            <text:p>6.5767839526</text:p>
          </table:table-cell>
        </table:table-row>
        <table:table-row table:style-name="ro2">
          <table:table-cell table:formula="of:=[WDI.A46]" office:value-type="string" office:string-value="LT" calcext:value-type="string">
            <text:p>LT</text:p>
          </table:table-cell>
          <table:table-cell table:formula="of:=IF([WDI.G46]=&quot;..&quot;;&quot;&quot;;[WDI.G46])" office:value-type="float" office:value="57571" calcext:value-type="float">
            <text:p>57571</text:p>
          </table:table-cell>
          <table:table-cell table:formula="of:=[WDI.M46]" office:value-type="float" office:value="6.94794254051519" calcext:value-type="float">
            <text:p>6.9479425405</text:p>
          </table:table-cell>
        </table:table-row>
        <table:table-row table:style-name="ro2">
          <table:table-cell table:formula="of:=[WDI.A47]" office:value-type="string" office:string-value="AG" calcext:value-type="string">
            <text:p>AG</text:p>
          </table:table-cell>
          <table:table-cell table:formula="of:=IF([WDI.G47]=&quot;..&quot;;&quot;&quot;;[WDI.G47])" office:value-type="float" office:value="56545" calcext:value-type="float">
            <text:p>56545</text:p>
          </table:table-cell>
          <table:table-cell table:formula="of:=[WDI.M47]" office:value-type="float" office:value="7.07401184896985" calcext:value-type="float">
            <text:p>7.074011849</text:p>
          </table:table-cell>
        </table:table-row>
        <table:table-row table:style-name="ro2">
          <table:table-cell table:formula="of:=[WDI.A48]" office:value-type="string" office:string-value="CY" calcext:value-type="string">
            <text:p>CY</text:p>
          </table:table-cell>
          <table:table-cell table:formula="of:=IF([WDI.G48]=&quot;..&quot;;&quot;&quot;;[WDI.G48])" office:value-type="float" office:value="53569" calcext:value-type="float">
            <text:p>53569</text:p>
          </table:table-cell>
          <table:table-cell table:formula="of:=[WDI.M48]" office:value-type="float" office:value="7.46700517090108" calcext:value-type="float">
            <text:p>7.4670051709</text:p>
          </table:table-cell>
        </table:table-row>
        <table:table-row table:style-name="ro2">
          <table:table-cell table:formula="of:=[WDI.A49]" office:value-type="string" office:string-value="BY" calcext:value-type="string">
            <text:p>BY</text:p>
          </table:table-cell>
          <table:table-cell table:formula="of:=IF([WDI.G49]=&quot;..&quot;;&quot;&quot;;[WDI.G49])" office:value-type="float" office:value="52833" calcext:value-type="float">
            <text:p>52833</text:p>
          </table:table-cell>
          <table:table-cell table:formula="of:=[WDI.M49]" office:value-type="float" office:value="7.57102568470464" calcext:value-type="float">
            <text:p>7.5710256847</text:p>
          </table:table-cell>
        </table:table-row>
        <table:table-row table:style-name="ro2">
          <table:table-cell table:formula="of:=[WDI.A50]" office:value-type="string" office:string-value="GR" calcext:value-type="string">
            <text:p>GR</text:p>
          </table:table-cell>
          <table:table-cell table:formula="of:=IF([WDI.G50]=&quot;..&quot;;&quot;&quot;;[WDI.G50])" office:value-type="float" office:value="52181" calcext:value-type="float">
            <text:p>52181</text:p>
          </table:table-cell>
          <table:table-cell table:formula="of:=[WDI.M50]" office:value-type="float" office:value="7.66562541921389" calcext:value-type="float">
            <text:p>7.6656254192</text:p>
          </table:table-cell>
        </table:table-row>
        <table:table-row table:style-name="ro2">
          <table:table-cell table:formula="of:=[WDI.A51]" office:value-type="string" office:string-value="AU" calcext:value-type="string">
            <text:p>AU</text:p>
          </table:table-cell>
          <table:table-cell table:formula="of:=IF([WDI.G51]=&quot;..&quot;;&quot;&quot;;[WDI.G51])" office:value-type="float" office:value="50079" calcext:value-type="float">
            <text:p>50079</text:p>
          </table:table-cell>
          <table:table-cell table:formula="of:=[WDI.M51]" office:value-type="float" office:value="7.98737993969528" calcext:value-type="float">
            <text:p>7.9873799397</text:p>
          </table:table-cell>
        </table:table-row>
        <table:table-row table:style-name="ro2">
          <table:table-cell table:formula="of:=[WDI.A52]" office:value-type="string" office:string-value="US" calcext:value-type="string">
            <text:p>US</text:p>
          </table:table-cell>
          <table:table-cell table:formula="of:=IF([WDI.G52]=&quot;..&quot;;&quot;&quot;;[WDI.G52])" office:value-type="float" office:value="47174" calcext:value-type="float">
            <text:p>47174</text:p>
          </table:table-cell>
          <table:table-cell table:formula="of:=[WDI.M52]" office:value-type="float" office:value="8.47924704286259" calcext:value-type="float">
            <text:p>8.4792470429</text:p>
          </table:table-cell>
        </table:table-row>
        <table:table-row table:style-name="ro2">
          <table:table-cell table:formula="of:=[WDI.A53]" office:value-type="string" office:string-value="MO" calcext:value-type="string">
            <text:p>MO</text:p>
          </table:table-cell>
          <table:table-cell table:formula="of:=IF([WDI.G53]=&quot;..&quot;;&quot;&quot;;[WDI.G53])" office:value-type="float" office:value="45300" calcext:value-type="float">
            <text:p>45300</text:p>
          </table:table-cell>
          <table:table-cell table:formula="of:=[WDI.M53]" office:value-type="float" office:value="8.83002207505519" calcext:value-type="float">
            <text:p>8.8300220751</text:p>
          </table:table-cell>
        </table:table-row>
        <table:table-row table:style-name="ro2">
          <table:table-cell table:formula="of:=[WDI.A54]" office:value-type="string" office:string-value="LV" calcext:value-type="string">
            <text:p>LV</text:p>
          </table:table-cell>
          <table:table-cell table:formula="of:=IF([WDI.G54]=&quot;..&quot;;&quot;&quot;;[WDI.G54])" office:value-type="float" office:value="44779" calcext:value-type="float">
            <text:p>44779</text:p>
          </table:table-cell>
          <table:table-cell table:formula="of:=[WDI.M54]" office:value-type="float" office:value="8.93275865919293" calcext:value-type="float">
            <text:p>8.9327586592</text:p>
          </table:table-cell>
        </table:table-row>
        <table:table-row table:style-name="ro2">
          <table:table-cell table:formula="of:=[WDI.A55]" office:value-type="string" office:string-value="PA" calcext:value-type="string">
            <text:p>PA</text:p>
          </table:table-cell>
          <table:table-cell table:formula="of:=IF([WDI.G55]=&quot;..&quot;;&quot;&quot;;[WDI.G55])" office:value-type="float" office:value="44121" calcext:value-type="float">
            <text:p>44121</text:p>
          </table:table-cell>
          <table:table-cell table:formula="of:=[WDI.M55]" office:value-type="float" office:value="9.06597765236509" calcext:value-type="float">
            <text:p>9.0659776524</text:p>
          </table:table-cell>
        </table:table-row>
        <table:table-row table:style-name="ro2">
          <table:table-cell table:formula="of:=[WDI.A56]" office:value-type="string" office:string-value="PL" calcext:value-type="string">
            <text:p>PL</text:p>
          </table:table-cell>
          <table:table-cell table:formula="of:=IF([WDI.G56]=&quot;..&quot;;&quot;&quot;;[WDI.G56])" office:value-type="float" office:value="40244" calcext:value-type="float">
            <text:p>40244</text:p>
          </table:table-cell>
          <table:table-cell table:formula="of:=[WDI.M56]" office:value-type="float" office:value="9.93936984395189" calcext:value-type="float">
            <text:p>9.939369844</text:p>
          </table:table-cell>
        </table:table-row>
        <table:table-row table:style-name="ro2">
          <table:table-cell table:formula="of:=[WDI.A57]" office:value-type="string" office:string-value="IL" calcext:value-type="string">
            <text:p>IL</text:p>
          </table:table-cell>
          <table:table-cell table:formula="of:=IF([WDI.G57]=&quot;..&quot;;&quot;&quot;;[WDI.G57])" office:value-type="float" office:value="38385" calcext:value-type="float">
            <text:p>38385</text:p>
          </table:table-cell>
          <table:table-cell table:formula="of:=[WDI.M57]" office:value-type="float" office:value="10.4207372671617" calcext:value-type="float">
            <text:p>10.4207372672</text:p>
          </table:table-cell>
        </table:table-row>
        <table:table-row table:style-name="ro2">
          <table:table-cell table:formula="of:=[WDI.A58]" office:value-type="string" office:string-value="BB" calcext:value-type="string">
            <text:p>BB</text:p>
          </table:table-cell>
          <table:table-cell table:formula="of:=IF([WDI.G58]=&quot;..&quot;;&quot;&quot;;[WDI.G58])" office:value-type="float" office:value="38177" calcext:value-type="float">
            <text:p>38177</text:p>
          </table:table-cell>
          <table:table-cell table:formula="of:=[WDI.M58]" office:value-type="float" office:value="10.4775126384996" calcext:value-type="float">
            <text:p>10.4775126385</text:p>
          </table:table-cell>
        </table:table-row>
        <table:table-row table:style-name="ro2">
          <table:table-cell table:formula="of:=[WDI.A59]" office:value-type="string" office:string-value="AD" calcext:value-type="string">
            <text:p>AD</text:p>
          </table:table-cell>
          <table:table-cell table:formula="of:=IF([WDI.G59]=&quot;..&quot;;&quot;&quot;;[WDI.G59])" office:value-type="float" office:value="37253" calcext:value-type="float">
            <text:p>37253</text:p>
          </table:table-cell>
          <table:table-cell table:formula="of:=[WDI.M59]" office:value-type="float" office:value="10.7373902772931" calcext:value-type="float">
            <text:p>10.7373902773</text:p>
          </table:table-cell>
        </table:table-row>
        <table:table-row table:style-name="ro2">
          <table:table-cell table:formula="of:=[WDI.A60]" office:value-type="string" office:string-value="#N/A" calcext:value-type="error">
            <text:p>#N/A</text:p>
          </table:table-cell>
          <table:table-cell table:formula="of:=IF([WDI.G60]=&quot;..&quot;;&quot;&quot;;[WDI.G60])" office:value-type="float" office:value="36636" calcext:value-type="float">
            <text:p>36636</text:p>
          </table:table-cell>
          <table:table-cell table:formula="of:=[WDI.M60]" office:value-type="float" office:value="10.9182225133748" calcext:value-type="float">
            <text:p>10.9182225134</text:p>
          </table:table-cell>
        </table:table-row>
        <table:table-row table:style-name="ro2">
          <table:table-cell table:formula="of:=[WDI.A61]" office:value-type="string" office:string-value="#N/A" calcext:value-type="error">
            <text:p>#N/A</text:p>
          </table:table-cell>
          <table:table-cell table:formula="of:=IF([WDI.G61]=&quot;..&quot;;&quot;&quot;;[WDI.G61])" office:value-type="float" office:value="33503" calcext:value-type="float">
            <text:p>33503</text:p>
          </table:table-cell>
          <table:table-cell table:formula="of:=[WDI.M61]" office:value-type="float" office:value="11.9392293227472" calcext:value-type="float">
            <text:p>11.9392293227</text:p>
          </table:table-cell>
        </table:table-row>
        <table:table-row table:style-name="ro2">
          <table:table-cell table:formula="of:=[WDI.A62]" office:value-type="string" office:string-value="TR" calcext:value-type="string">
            <text:p>TR</text:p>
          </table:table-cell>
          <table:table-cell table:formula="of:=IF([WDI.G62]=&quot;..&quot;;&quot;&quot;;[WDI.G62])" office:value-type="float" office:value="33174" calcext:value-type="float">
            <text:p>33174</text:p>
          </table:table-cell>
          <table:table-cell table:formula="of:=[WDI.M62]" office:value-type="float" office:value="12.0576354976789" calcext:value-type="float">
            <text:p>12.0576354977</text:p>
          </table:table-cell>
        </table:table-row>
        <table:table-row table:style-name="ro2">
          <table:table-cell table:formula="of:=[WDI.A63]" office:value-type="string" office:string-value="SA" calcext:value-type="string">
            <text:p>SA</text:p>
          </table:table-cell>
          <table:table-cell table:formula="of:=IF([WDI.G63]=&quot;..&quot;;&quot;&quot;;[WDI.G63])" office:value-type="float" office:value="33031" calcext:value-type="float">
            <text:p>33031</text:p>
          </table:table-cell>
          <table:table-cell table:formula="of:=[WDI.M63]" office:value-type="float" office:value="12.1098362144652" calcext:value-type="float">
            <text:p>12.1098362145</text:p>
          </table:table-cell>
        </table:table-row>
        <table:table-row table:style-name="ro2">
          <table:table-cell table:formula="of:=[WDI.A64]" office:value-type="string" office:string-value="CL" calcext:value-type="string">
            <text:p>CL</text:p>
          </table:table-cell>
          <table:table-cell table:formula="of:=IF([WDI.G64]=&quot;..&quot;;&quot;&quot;;[WDI.G64])" office:value-type="float" office:value="32139" calcext:value-type="float">
            <text:p>32139</text:p>
          </table:table-cell>
          <table:table-cell table:formula="of:=[WDI.M64]" office:value-type="float" office:value="12.4459379569993" calcext:value-type="float">
            <text:p>12.445937957</text:p>
          </table:table-cell>
        </table:table-row>
        <table:table-row table:style-name="ro2">
          <table:table-cell table:formula="of:=[WDI.A65]" office:value-type="string" office:string-value="UY" calcext:value-type="string">
            <text:p>UY</text:p>
          </table:table-cell>
          <table:table-cell table:formula="of:=IF([WDI.G65]=&quot;..&quot;;&quot;&quot;;[WDI.G65])" office:value-type="float" office:value="32078" calcext:value-type="float">
            <text:p>32078</text:p>
          </table:table-cell>
          <table:table-cell table:formula="of:=[WDI.M65]" office:value-type="float" office:value="12.4696053369911" calcext:value-type="float">
            <text:p>12.469605337</text:p>
          </table:table-cell>
        </table:table-row>
        <table:table-row table:style-name="ro2">
          <table:table-cell table:formula="of:=[WDI.A66]" office:value-type="string" office:string-value="RU" calcext:value-type="string">
            <text:p>RU</text:p>
          </table:table-cell>
          <table:table-cell table:formula="of:=IF([WDI.G66]=&quot;..&quot;;&quot;&quot;;[WDI.G66])" office:value-type="float" office:value="31911" calcext:value-type="float">
            <text:p>31911</text:p>
          </table:table-cell>
          <table:table-cell table:formula="of:=[WDI.M66]" office:value-type="float" office:value="12.5348625865689" calcext:value-type="float">
            <text:p>12.5348625866</text:p>
          </table:table-cell>
        </table:table-row>
        <table:table-row table:style-name="ro2">
          <table:table-cell table:formula="of:=[WDI.A67]" office:value-type="string" office:string-value="MV" calcext:value-type="string">
            <text:p>MV</text:p>
          </table:table-cell>
          <table:table-cell table:formula="of:=IF([WDI.G67]=&quot;..&quot;;&quot;&quot;;[WDI.G67])" office:value-type="float" office:value="30659" calcext:value-type="float">
            <text:p>30659</text:p>
          </table:table-cell>
          <table:table-cell table:formula="of:=[WDI.M67]" office:value-type="float" office:value="13.046739945856" calcext:value-type="float">
            <text:p>13.0467399459</text:p>
          </table:table-cell>
        </table:table-row>
        <table:table-row table:style-name="ro2">
          <table:table-cell table:formula="of:=[WDI.A68]" office:value-type="string" office:string-value="CR" calcext:value-type="string">
            <text:p>CR</text:p>
          </table:table-cell>
          <table:table-cell table:formula="of:=IF([WDI.G68]=&quot;..&quot;;&quot;&quot;;[WDI.G68])" office:value-type="float" office:value="28129" calcext:value-type="float">
            <text:p>28129</text:p>
          </table:table-cell>
          <table:table-cell table:formula="of:=[WDI.M68]" office:value-type="float" office:value="14.2201997938071" calcext:value-type="float">
            <text:p>14.2201997938</text:p>
          </table:table-cell>
        </table:table-row>
        <table:table-row table:style-name="ro2">
          <table:table-cell table:formula="of:=[WDI.A69]" office:value-type="string" office:string-value="BR" calcext:value-type="string">
            <text:p>BR</text:p>
          </table:table-cell>
          <table:table-cell table:formula="of:=IF([WDI.G69]=&quot;..&quot;;&quot;&quot;;[WDI.G69])" office:value-type="float" office:value="28024" calcext:value-type="float">
            <text:p>28024</text:p>
          </table:table-cell>
          <table:table-cell table:formula="of:=[WDI.M69]" office:value-type="float" office:value="14.2734798743934" calcext:value-type="float">
            <text:p>14.2734798744</text:p>
          </table:table-cell>
        </table:table-row>
        <table:table-row table:style-name="ro2">
          <table:table-cell table:formula="of:=[WDI.A70]" office:value-type="string" office:string-value="EC" calcext:value-type="string">
            <text:p>EC</text:p>
          </table:table-cell>
          <table:table-cell table:formula="of:=IF([WDI.G70]=&quot;..&quot;;&quot;&quot;;[WDI.G70])" office:value-type="float" office:value="27742" calcext:value-type="float">
            <text:p>27742</text:p>
          </table:table-cell>
          <table:table-cell table:formula="of:=[WDI.M70]" office:value-type="float" office:value="14.418571119602" calcext:value-type="float">
            <text:p>14.4185711196</text:p>
          </table:table-cell>
        </table:table-row>
        <table:table-row table:style-name="ro2">
          <table:table-cell table:formula="of:=[WDI.A71]" office:value-type="string" office:string-value="GE" calcext:value-type="string">
            <text:p>GE</text:p>
          </table:table-cell>
          <table:table-cell table:formula="of:=IF([WDI.G71]=&quot;..&quot;;&quot;&quot;;[WDI.G71])" office:value-type="float" office:value="26695" calcext:value-type="float">
            <text:p>26695</text:p>
          </table:table-cell>
          <table:table-cell table:formula="of:=[WDI.M71]" office:value-type="float" office:value="14.9840794156209" calcext:value-type="float">
            <text:p>14.9840794156</text:p>
          </table:table-cell>
        </table:table-row>
        <table:table-row table:style-name="ro2">
          <table:table-cell table:formula="of:=[WDI.A72]" office:value-type="string" office:string-value="BZ" calcext:value-type="string">
            <text:p>BZ</text:p>
          </table:table-cell>
          <table:table-cell table:formula="of:=IF([WDI.G72]=&quot;..&quot;;&quot;&quot;;[WDI.G72])" office:value-type="float" office:value="25567" calcext:value-type="float">
            <text:p>25567</text:p>
          </table:table-cell>
          <table:table-cell table:formula="of:=[WDI.M72]" office:value-type="float" office:value="15.6451675988579" calcext:value-type="float">
            <text:p>15.6451675989</text:p>
          </table:table-cell>
        </table:table-row>
        <table:table-row table:style-name="ro2">
          <table:table-cell table:formula="of:=[WDI.A73]" office:value-type="string" office:string-value="JM" calcext:value-type="string">
            <text:p>JM</text:p>
          </table:table-cell>
          <table:table-cell table:formula="of:=IF([WDI.G73]=&quot;..&quot;;&quot;&quot;;[WDI.G73])" office:value-type="float" office:value="24819" calcext:value-type="float">
            <text:p>24819</text:p>
          </table:table-cell>
          <table:table-cell table:formula="of:=[WDI.M73]" office:value-type="float" office:value="16.1166847979371" calcext:value-type="float">
            <text:p>16.1166847979</text:p>
          </table:table-cell>
        </table:table-row>
        <table:table-row table:style-name="ro2">
          <table:table-cell table:formula="of:=[WDI.A74]" office:value-type="string" office:string-value="AE" calcext:value-type="string">
            <text:p>AE</text:p>
          </table:table-cell>
          <table:table-cell table:formula="of:=IF([WDI.G74]=&quot;..&quot;;&quot;&quot;;[WDI.G74])" office:value-type="float" office:value="24777" calcext:value-type="float">
            <text:p>24777</text:p>
          </table:table-cell>
          <table:table-cell table:formula="of:=[WDI.M74]" office:value-type="float" office:value="16.1440045203213" calcext:value-type="float">
            <text:p>16.1440045203</text:p>
          </table:table-cell>
        </table:table-row>
        <table:table-row table:style-name="ro2">
          <table:table-cell table:formula="of:=[WDI.A75]" office:value-type="string" office:string-value="TH" calcext:value-type="string">
            <text:p>TH</text:p>
          </table:table-cell>
          <table:table-cell table:formula="of:=IF([WDI.G75]=&quot;..&quot;;&quot;&quot;;[WDI.G75])" office:value-type="float" office:value="24634" calcext:value-type="float">
            <text:p>24634</text:p>
          </table:table-cell>
          <table:table-cell table:formula="of:=[WDI.M75]" office:value-type="float" office:value="16.2377202240805" calcext:value-type="float">
            <text:p>16.2377202241</text:p>
          </table:table-cell>
        </table:table-row>
        <table:table-row table:style-name="ro2">
          <table:table-cell table:formula="of:=[WDI.A76]" office:value-type="string" office:string-value="EE" calcext:value-type="string">
            <text:p>EE</text:p>
          </table:table-cell>
          <table:table-cell table:formula="of:=IF([WDI.G76]=&quot;..&quot;;&quot;&quot;;[WDI.G76])" office:value-type="float" office:value="24378" calcext:value-type="float">
            <text:p>24378</text:p>
          </table:table-cell>
          <table:table-cell table:formula="of:=[WDI.M76]" office:value-type="float" office:value="16.4082369349413" calcext:value-type="float">
            <text:p>16.4082369349</text:p>
          </table:table-cell>
        </table:table-row>
        <table:table-row table:style-name="ro2">
          <table:table-cell table:formula="of:=[WDI.A77]" office:value-type="string" office:string-value="AR" calcext:value-type="string">
            <text:p>AR</text:p>
          </table:table-cell>
          <table:table-cell table:formula="of:=IF([WDI.G77]=&quot;..&quot;;&quot;&quot;;[WDI.G77])" office:value-type="float" office:value="24050" calcext:value-type="float">
            <text:p>24050</text:p>
          </table:table-cell>
          <table:table-cell table:formula="of:=[WDI.M77]" office:value-type="float" office:value="16.6320166320166" calcext:value-type="float">
            <text:p>16.632016632</text:p>
          </table:table-cell>
        </table:table-row>
        <table:table-row table:style-name="ro2">
          <table:table-cell table:formula="of:=[WDI.A78]" office:value-type="string" office:string-value="NZ" calcext:value-type="string">
            <text:p>NZ</text:p>
          </table:table-cell>
          <table:table-cell table:formula="of:=IF([WDI.G78]=&quot;..&quot;;&quot;&quot;;[WDI.G78])" office:value-type="float" office:value="23706" calcext:value-type="float">
            <text:p>23706</text:p>
          </table:table-cell>
          <table:table-cell table:formula="of:=[WDI.M78]" office:value-type="float" office:value="16.8733653927276" calcext:value-type="float">
            <text:p>16.8733653927</text:p>
          </table:table-cell>
        </table:table-row>
        <table:table-row table:style-name="ro2">
          <table:table-cell table:formula="of:=[WDI.A79]" office:value-type="string" office:string-value="HR" calcext:value-type="string">
            <text:p>HR</text:p>
          </table:table-cell>
          <table:table-cell table:formula="of:=IF([WDI.G79]=&quot;..&quot;;&quot;&quot;;[WDI.G79])" office:value-type="float" office:value="23650" calcext:value-type="float">
            <text:p>23650</text:p>
          </table:table-cell>
          <table:table-cell table:formula="of:=[WDI.M79]" office:value-type="float" office:value="16.9133192389006" calcext:value-type="float">
            <text:p>16.9133192389</text:p>
          </table:table-cell>
        </table:table-row>
        <table:table-row table:style-name="ro2">
          <table:table-cell table:formula="of:=[WDI.A80]" office:value-type="string" office:string-value="JP" calcext:value-type="string">
            <text:p>JP</text:p>
          </table:table-cell>
          <table:table-cell table:formula="of:=IF([WDI.G80]=&quot;..&quot;;&quot;&quot;;[WDI.G80])" office:value-type="float" office:value="23393" calcext:value-type="float">
            <text:p>23393</text:p>
          </table:table-cell>
          <table:table-cell table:formula="of:=[WDI.M80]" office:value-type="float" office:value="17.0991322190399" calcext:value-type="float">
            <text:p>17.099132219</text:p>
          </table:table-cell>
        </table:table-row>
        <table:table-row table:style-name="ro2">
          <table:table-cell table:formula="of:=[WDI.A81]" office:value-type="string" office:string-value="QA" calcext:value-type="string">
            <text:p>QA</text:p>
          </table:table-cell>
          <table:table-cell table:formula="of:=IF([WDI.G81]=&quot;..&quot;;&quot;&quot;;[WDI.G81])" office:value-type="float" office:value="22333" calcext:value-type="float">
            <text:p>22333</text:p>
          </table:table-cell>
          <table:table-cell table:formula="of:=[WDI.M81]" office:value-type="float" office:value="17.9107150852998" calcext:value-type="float">
            <text:p>17.9107150853</text:p>
          </table:table-cell>
        </table:table-row>
        <table:table-row table:style-name="ro2">
          <table:table-cell table:formula="of:=[WDI.A82]" office:value-type="string" office:string-value="AM" calcext:value-type="string">
            <text:p>AM</text:p>
          </table:table-cell>
          <table:table-cell table:formula="of:=IF([WDI.G82]=&quot;..&quot;;&quot;&quot;;[WDI.G82])" office:value-type="float" office:value="22196" calcext:value-type="float">
            <text:p>22196</text:p>
          </table:table-cell>
          <table:table-cell table:formula="of:=[WDI.M82]" office:value-type="float" office:value="18.0212650928095" calcext:value-type="float">
            <text:p>18.0212650928</text:p>
          </table:table-cell>
        </table:table-row>
        <table:table-row table:style-name="ro2">
          <table:table-cell table:formula="of:=[WDI.A83]" office:value-type="string" office:string-value="BN" calcext:value-type="string">
            <text:p>BN</text:p>
          </table:table-cell>
          <table:table-cell table:formula="of:=IF([WDI.G83]=&quot;..&quot;;&quot;&quot;;[WDI.G83])" office:value-type="float" office:value="21995" calcext:value-type="float">
            <text:p>21995</text:p>
          </table:table-cell>
          <table:table-cell table:formula="of:=[WDI.M83]" office:value-type="float" office:value="18.1859513525801" calcext:value-type="float">
            <text:p>18.1859513526</text:p>
          </table:table-cell>
        </table:table-row>
        <table:table-row table:style-name="ro2">
          <table:table-cell table:formula="of:=[WDI.A84]" office:value-type="string" office:string-value="#N/A" calcext:value-type="error">
            <text:p>#N/A</text:p>
          </table:table-cell>
          <table:table-cell table:formula="of:=IF([WDI.G84]=&quot;..&quot;;&quot;&quot;;[WDI.G84])" office:value-type="float" office:value="19883" calcext:value-type="float">
            <text:p>19883</text:p>
          </table:table-cell>
          <table:table-cell table:formula="of:=[WDI.M84]" office:value-type="float" office:value="20.1176884775939" calcext:value-type="float">
            <text:p>20.1176884776</text:p>
          </table:table-cell>
        </table:table-row>
        <table:table-row table:style-name="ro2">
          <table:table-cell table:formula="of:=[WDI.A85]" office:value-type="string" office:string-value="TT" calcext:value-type="string">
            <text:p>TT</text:p>
          </table:table-cell>
          <table:table-cell table:formula="of:=IF([WDI.G85]=&quot;..&quot;;&quot;&quot;;[WDI.G85])" office:value-type="float" office:value="19753" calcext:value-type="float">
            <text:p>19753</text:p>
          </table:table-cell>
          <table:table-cell table:formula="of:=[WDI.M85]" office:value-type="float" office:value="20.2500885941376" calcext:value-type="float">
            <text:p>20.2500885941</text:p>
          </table:table-cell>
        </table:table-row>
        <table:table-row table:style-name="ro2">
          <table:table-cell table:formula="of:=[WDI.A86]" office:value-type="string" office:string-value="KZ" calcext:value-type="string">
            <text:p>KZ</text:p>
          </table:table-cell>
          <table:table-cell table:formula="of:=IF([WDI.G86]=&quot;..&quot;;&quot;&quot;;[WDI.G86])" office:value-type="float" office:value="19511" calcext:value-type="float">
            <text:p>19511</text:p>
          </table:table-cell>
          <table:table-cell table:formula="of:=[WDI.M86]" office:value-type="float" office:value="20.5012557019117" calcext:value-type="float">
            <text:p>20.5012557019</text:p>
          </table:table-cell>
        </table:table-row>
        <table:table-row table:style-name="ro2">
          <table:table-cell table:formula="of:=[WDI.A87]" office:value-type="string" office:string-value="AZ" calcext:value-type="string">
            <text:p>AZ</text:p>
          </table:table-cell>
          <table:table-cell table:formula="of:=IF([WDI.G87]=&quot;..&quot;;&quot;&quot;;[WDI.G87])" office:value-type="float" office:value="19102" calcext:value-type="float">
            <text:p>19102</text:p>
          </table:table-cell>
          <table:table-cell table:formula="of:=[WDI.M87]" office:value-type="float" office:value="20.9402156842215" calcext:value-type="float">
            <text:p>20.9402156842</text:p>
          </table:table-cell>
        </table:table-row>
        <table:table-row table:style-name="ro2">
          <table:table-cell table:formula="of:=[WDI.A88]" office:value-type="string" office:string-value="AL" calcext:value-type="string">
            <text:p>AL</text:p>
          </table:table-cell>
          <table:table-cell table:formula="of:=IF([WDI.G88]=&quot;..&quot;;&quot;&quot;;[WDI.G88])" office:value-type="float" office:value="19038" calcext:value-type="float">
            <text:p>19038</text:p>
          </table:table-cell>
          <table:table-cell table:formula="of:=[WDI.M88]" office:value-type="float" office:value="21.0106103582309" calcext:value-type="float">
            <text:p>21.0106103582</text:p>
          </table:table-cell>
        </table:table-row>
        <table:table-row table:style-name="ro2">
          <table:table-cell table:formula="of:=[WDI.A89]" office:value-type="string" office:string-value="NC" calcext:value-type="string">
            <text:p>NC</text:p>
          </table:table-cell>
          <table:table-cell table:formula="of:=IF([WDI.G89]=&quot;..&quot;;&quot;&quot;;[WDI.G89])" office:value-type="float" office:value="18421" calcext:value-type="float">
            <text:p>18421</text:p>
          </table:table-cell>
          <table:table-cell table:formula="of:=[WDI.M89]" office:value-type="float" office:value="21.7143477552793" calcext:value-type="float">
            <text:p>21.7143477553</text:p>
          </table:table-cell>
        </table:table-row>
        <table:table-row table:style-name="ro2">
          <table:table-cell table:formula="of:=[WDI.A90]" office:value-type="string" office:string-value="CI" calcext:value-type="string">
            <text:p>CI</text:p>
          </table:table-cell>
          <table:table-cell table:formula="of:=IF([WDI.G90]=&quot;..&quot;;&quot;&quot;;[WDI.G90])" office:value-type="float" office:value="18044" calcext:value-type="float">
            <text:p>18044</text:p>
          </table:table-cell>
          <table:table-cell table:formula="of:=[WDI.M90]" office:value-type="float" office:value="22.1680336954112" calcext:value-type="float">
            <text:p>22.1680336954</text:p>
          </table:table-cell>
        </table:table-row>
        <table:table-row table:style-name="ro2">
          <table:table-cell table:formula="of:=[WDI.A91]" office:value-type="string" office:string-value="MK" calcext:value-type="string">
            <text:p>MK</text:p>
          </table:table-cell>
          <table:table-cell table:formula="of:=IF([WDI.G91]=&quot;..&quot;;&quot;&quot;;[WDI.G91])" office:value-type="float" office:value="17945" calcext:value-type="float">
            <text:p>17945</text:p>
          </table:table-cell>
          <table:table-cell table:formula="of:=[WDI.M91]" office:value-type="float" office:value="22.2903315686821" calcext:value-type="float">
            <text:p>22.2903315687</text:p>
          </table:table-cell>
        </table:table-row>
        <table:table-row table:style-name="ro2">
          <table:table-cell table:formula="of:=[WDI.A92]" office:value-type="string" office:string-value="BA" calcext:value-type="string">
            <text:p>BA</text:p>
          </table:table-cell>
          <table:table-cell table:formula="of:=IF([WDI.G92]=&quot;..&quot;;&quot;&quot;;[WDI.G92])" office:value-type="float" office:value="17767" calcext:value-type="float">
            <text:p>17767</text:p>
          </table:table-cell>
          <table:table-cell table:formula="of:=[WDI.M92]" office:value-type="float" office:value="22.5136488996454" calcext:value-type="float">
            <text:p>22.5136488996</text:p>
          </table:table-cell>
        </table:table-row>
        <table:table-row table:style-name="ro2">
          <table:table-cell table:formula="of:=[WDI.A93]" office:value-type="string" office:string-value="KR" calcext:value-type="string">
            <text:p>KR</text:p>
          </table:table-cell>
          <table:table-cell table:formula="of:=IF([WDI.G93]=&quot;..&quot;;&quot;&quot;;[WDI.G93])" office:value-type="float" office:value="17170" calcext:value-type="float">
            <text:p>17170</text:p>
          </table:table-cell>
          <table:table-cell table:formula="of:=[WDI.M93]" office:value-type="float" office:value="23.296447291788" calcext:value-type="float">
            <text:p>23.2964472918</text:p>
          </table:table-cell>
        </table:table-row>
        <table:table-row table:style-name="ro2">
          <table:table-cell table:formula="of:=[WDI.A94]" office:value-type="string" office:string-value="TL" calcext:value-type="string">
            <text:p>TL</text:p>
          </table:table-cell>
          <table:table-cell table:formula="of:=IF([WDI.G94]=&quot;..&quot;;&quot;&quot;;[WDI.G94])" office:value-type="float" office:value="17141" calcext:value-type="float">
            <text:p>17141</text:p>
          </table:table-cell>
          <table:table-cell table:formula="of:=[WDI.M94]" office:value-type="float" office:value="23.3358613849834" calcext:value-type="float">
            <text:p>23.335861385</text:p>
          </table:table-cell>
        </table:table-row>
        <table:table-row table:style-name="ro2">
          <table:table-cell table:formula="of:=[WDI.A95]" office:value-type="string" office:string-value="GL" calcext:value-type="string">
            <text:p>GL</text:p>
          </table:table-cell>
          <table:table-cell table:formula="of:=IF([WDI.G95]=&quot;..&quot;;&quot;&quot;;[WDI.G95])" office:value-type="float" office:value="16362" calcext:value-type="float">
            <text:p>16362</text:p>
          </table:table-cell>
          <table:table-cell table:formula="of:=[WDI.M95]" office:value-type="float" office:value="24.4468891333578" calcext:value-type="float">
            <text:p>24.4468891334</text:p>
          </table:table-cell>
        </table:table-row>
        <table:table-row table:style-name="ro2">
          <table:table-cell table:formula="of:=[WDI.A96]" office:value-type="string" office:string-value="PF" calcext:value-type="string">
            <text:p>PF</text:p>
          </table:table-cell>
          <table:table-cell table:formula="of:=IF([WDI.G96]=&quot;..&quot;;&quot;&quot;;[WDI.G96])" office:value-type="float" office:value="14909" calcext:value-type="float">
            <text:p>14909</text:p>
          </table:table-cell>
          <table:table-cell table:formula="of:=[WDI.M96]" office:value-type="float" office:value="26.8294318867798" calcext:value-type="float">
            <text:p>26.8294318868</text:p>
          </table:table-cell>
        </table:table-row>
        <table:table-row table:style-name="ro2">
          <table:table-cell table:formula="of:=[WDI.A97]" office:value-type="string" office:string-value="TN" calcext:value-type="string">
            <text:p>TN</text:p>
          </table:table-cell>
          <table:table-cell table:formula="of:=IF([WDI.G97]=&quot;..&quot;;&quot;&quot;;[WDI.G97])" office:value-type="float" office:value="14832" calcext:value-type="float">
            <text:p>14832</text:p>
          </table:table-cell>
          <table:table-cell table:formula="of:=[WDI.M97]" office:value-type="float" office:value="26.9687162891046" calcext:value-type="float">
            <text:p>26.9687162891</text:p>
          </table:table-cell>
        </table:table-row>
        <table:table-row table:style-name="ro2">
          <table:table-cell table:formula="of:=[WDI.A98]" office:value-type="string" office:string-value="BH" calcext:value-type="string">
            <text:p>BH</text:p>
          </table:table-cell>
          <table:table-cell table:formula="of:=IF([WDI.G98]=&quot;..&quot;;&quot;&quot;;[WDI.G98])" office:value-type="float" office:value="14719" calcext:value-type="float">
            <text:p>14719</text:p>
          </table:table-cell>
          <table:table-cell table:formula="of:=[WDI.M98]" office:value-type="float" office:value="27.1757592227733" calcext:value-type="float">
            <text:p>27.1757592228</text:p>
          </table:table-cell>
        </table:table-row>
        <table:table-row table:style-name="ro2">
          <table:table-cell table:formula="of:=[WDI.A99]" office:value-type="string" office:string-value="KH" calcext:value-type="string">
            <text:p>KH</text:p>
          </table:table-cell>
          <table:table-cell table:formula="of:=IF([WDI.G99]=&quot;..&quot;;&quot;&quot;;[WDI.G99])" office:value-type="float" office:value="13530" calcext:value-type="float">
            <text:p>13530</text:p>
          </table:table-cell>
          <table:table-cell table:formula="of:=[WDI.M99]" office:value-type="float" office:value="29.5639320029564" calcext:value-type="float">
            <text:p>29.563932003</text:p>
          </table:table-cell>
        </table:table-row>
        <table:table-row table:style-name="ro2">
          <table:table-cell table:formula="of:=[WDI.A100]" office:value-type="string" office:string-value="DJ" calcext:value-type="string">
            <text:p>DJ</text:p>
          </table:table-cell>
          <table:table-cell table:formula="of:=IF([WDI.G100]=&quot;..&quot;;&quot;&quot;;[WDI.G100])" office:value-type="float" office:value="13409" calcext:value-type="float">
            <text:p>13409</text:p>
          </table:table-cell>
          <table:table-cell table:formula="of:=[WDI.M100]" office:value-type="float" office:value="29.8307107166828" calcext:value-type="float">
            <text:p>29.8307107167</text:p>
          </table:table-cell>
        </table:table-row>
        <table:table-row table:style-name="ro2">
          <table:table-cell table:formula="of:=[WDI.A101]" office:value-type="string" office:string-value="LY" calcext:value-type="string">
            <text:p>LY</text:p>
          </table:table-cell>
          <table:table-cell table:formula="of:=IF([WDI.G101]=&quot;..&quot;;&quot;&quot;;[WDI.G101])" office:value-type="float" office:value="13345" calcext:value-type="float">
            <text:p>13345</text:p>
          </table:table-cell>
          <table:table-cell table:formula="of:=[WDI.M101]" office:value-type="float" office:value="29.9737729486699" calcext:value-type="float">
            <text:p>29.9737729487</text:p>
          </table:table-cell>
        </table:table-row>
        <table:table-row table:style-name="ro2">
          <table:table-cell table:formula="of:=[WDI.A102]" office:value-type="string" office:string-value="MX" calcext:value-type="string">
            <text:p>MX</text:p>
          </table:table-cell>
          <table:table-cell table:formula="of:=IF([WDI.G102]=&quot;..&quot;;&quot;&quot;;[WDI.G102])" office:value-type="float" office:value="13320" calcext:value-type="float">
            <text:p>13320</text:p>
          </table:table-cell>
          <table:table-cell table:formula="of:=[WDI.M102]" office:value-type="float" office:value="30.03003003003" calcext:value-type="float">
            <text:p>30.03003003</text:p>
          </table:table-cell>
        </table:table-row>
        <table:table-row table:style-name="ro2">
          <table:table-cell table:formula="of:=[WDI.A103]" office:value-type="string" office:string-value="DO" calcext:value-type="string">
            <text:p>DO</text:p>
          </table:table-cell>
          <table:table-cell table:formula="of:=IF([WDI.G103]=&quot;..&quot;;&quot;&quot;;[WDI.G103])" office:value-type="float" office:value="13017" calcext:value-type="float">
            <text:p>13017</text:p>
          </table:table-cell>
          <table:table-cell table:formula="of:=[WDI.M103]" office:value-type="float" office:value="30.7290466313283" calcext:value-type="float">
            <text:p>30.7290466313</text:p>
          </table:table-cell>
        </table:table-row>
        <table:table-row table:style-name="ro2">
          <table:table-cell table:formula="of:=[WDI.A104]" office:value-type="string" office:string-value="NI" calcext:value-type="string">
            <text:p>NI</text:p>
          </table:table-cell>
          <table:table-cell table:formula="of:=IF([WDI.G104]=&quot;..&quot;;&quot;&quot;;[WDI.G104])" office:value-type="float" office:value="12857" calcext:value-type="float">
            <text:p>12857</text:p>
          </table:table-cell>
          <table:table-cell table:formula="of:=[WDI.M104]" office:value-type="float" office:value="31.1114567939644" calcext:value-type="float">
            <text:p>31.111456794</text:p>
          </table:table-cell>
        </table:table-row>
        <table:table-row table:style-name="ro2">
          <table:table-cell table:formula="of:=[WDI.A105]" office:value-type="string" office:string-value="MU" calcext:value-type="string">
            <text:p>MU</text:p>
          </table:table-cell>
          <table:table-cell table:formula="of:=IF([WDI.G105]=&quot;..&quot;;&quot;&quot;;[WDI.G105])" office:value-type="float" office:value="12714" calcext:value-type="float">
            <text:p>12714</text:p>
          </table:table-cell>
          <table:table-cell table:formula="of:=[WDI.M105]" office:value-type="float" office:value="31.4613811546327" calcext:value-type="float">
            <text:p>31.4613811546</text:p>
          </table:table-cell>
        </table:table-row>
        <table:table-row table:style-name="ro2">
          <table:table-cell table:formula="of:=[WDI.A106]" office:value-type="string" office:string-value="PH" calcext:value-type="string">
            <text:p>PH</text:p>
          </table:table-cell>
          <table:table-cell table:formula="of:=IF([WDI.G106]=&quot;..&quot;;&quot;&quot;;[WDI.G106])" office:value-type="float" office:value="12360" calcext:value-type="float">
            <text:p>12360</text:p>
          </table:table-cell>
          <table:table-cell table:formula="of:=[WDI.M106]" office:value-type="float" office:value="32.3624595469256" calcext:value-type="float">
            <text:p>32.3624595469</text:p>
          </table:table-cell>
        </table:table-row>
        <table:table-row table:style-name="ro2">
          <table:table-cell table:formula="of:=[WDI.A107]" office:value-type="string" office:string-value="SK" calcext:value-type="string">
            <text:p>SK</text:p>
          </table:table-cell>
          <table:table-cell table:formula="of:=IF([WDI.G107]=&quot;..&quot;;&quot;&quot;;[WDI.G107])" office:value-type="float" office:value="12276" calcext:value-type="float">
            <text:p>12276</text:p>
          </table:table-cell>
          <table:table-cell table:formula="of:=[WDI.M107]" office:value-type="float" office:value="32.5839035516455" calcext:value-type="float">
            <text:p>32.5839035516</text:p>
          </table:table-cell>
        </table:table-row>
        <table:table-row table:style-name="ro2">
          <table:table-cell table:formula="of:=[WDI.A108]" office:value-type="string" office:string-value="ZA" calcext:value-type="string">
            <text:p>ZA</text:p>
          </table:table-cell>
          <table:table-cell table:formula="of:=IF([WDI.G108]=&quot;..&quot;;&quot;&quot;;[WDI.G108])" office:value-type="float" office:value="11668" calcext:value-type="float">
            <text:p>11668</text:p>
          </table:table-cell>
          <table:table-cell table:formula="of:=[WDI.M108]" office:value-type="float" office:value="34.2817963661296" calcext:value-type="float">
            <text:p>34.2817963661</text:p>
          </table:table-cell>
        </table:table-row>
        <table:table-row table:style-name="ro2">
          <table:table-cell table:formula="of:=[WDI.A109]" office:value-type="string" office:string-value="#N/A" calcext:value-type="error">
            <text:p>#N/A</text:p>
          </table:table-cell>
          <table:table-cell table:formula="of:=IF([WDI.G109]=&quot;..&quot;;&quot;&quot;;[WDI.G109])" office:value-type="float" office:value="11419" calcext:value-type="float">
            <text:p>11419</text:p>
          </table:table-cell>
          <table:table-cell table:formula="of:=[WDI.M109]" office:value-type="float" office:value="35.029337069796" calcext:value-type="float">
            <text:p>35.0293370698</text:p>
          </table:table-cell>
        </table:table-row>
        <table:table-row table:style-name="ro2">
          <table:table-cell table:formula="of:=[WDI.A110]" office:value-type="string" office:string-value="MM" calcext:value-type="string">
            <text:p>MM</text:p>
          </table:table-cell>
          <table:table-cell table:formula="of:=IF([WDI.G110]=&quot;..&quot;;&quot;&quot;;[WDI.G110])" office:value-type="float" office:value="11231" calcext:value-type="float">
            <text:p>11231</text:p>
          </table:table-cell>
          <table:table-cell table:formula="of:=[WDI.M110]" office:value-type="float" office:value="35.6157065265782" calcext:value-type="float">
            <text:p>35.6157065266</text:p>
          </table:table-cell>
        </table:table-row>
        <table:table-row table:style-name="ro2">
          <table:table-cell table:formula="of:=[WDI.A111]" office:value-type="string" office:string-value="MY" calcext:value-type="string">
            <text:p>MY</text:p>
          </table:table-cell>
          <table:table-cell table:formula="of:=IF([WDI.G111]=&quot;..&quot;;&quot;&quot;;[WDI.G111])" office:value-type="float" office:value="10651" calcext:value-type="float">
            <text:p>10651</text:p>
          </table:table-cell>
          <table:table-cell table:formula="of:=[WDI.M111]" office:value-type="float" office:value="37.5551591399869" calcext:value-type="float">
            <text:p>37.55515914</text:p>
          </table:table-cell>
        </table:table-row>
        <table:table-row table:style-name="ro2">
          <table:table-cell table:formula="of:=[WDI.A112]" office:value-type="string" office:string-value="ID" calcext:value-type="string">
            <text:p>ID</text:p>
          </table:table-cell>
          <table:table-cell table:formula="of:=IF([WDI.G112]=&quot;..&quot;;&quot;&quot;;[WDI.G112])" office:value-type="float" office:value="10487" calcext:value-type="float">
            <text:p>10487</text:p>
          </table:table-cell>
          <table:table-cell table:formula="of:=[WDI.M112]" office:value-type="float" office:value="38.1424620959283" calcext:value-type="float">
            <text:p>38.1424620959</text:p>
          </table:table-cell>
        </table:table-row>
        <table:table-row table:style-name="ro2">
          <table:table-cell table:formula="of:=[WDI.A113]" office:value-type="string" office:string-value="UA" calcext:value-type="string">
            <text:p>UA</text:p>
          </table:table-cell>
          <table:table-cell table:formula="of:=IF([WDI.G113]=&quot;..&quot;;&quot;&quot;;[WDI.G113])" office:value-type="float" office:value="10483" calcext:value-type="float">
            <text:p>10483</text:p>
          </table:table-cell>
          <table:table-cell table:formula="of:=[WDI.M113]" office:value-type="float" office:value="38.1570161213393" calcext:value-type="float">
            <text:p>38.1570161213</text:p>
          </table:table-cell>
        </table:table-row>
        <table:table-row table:style-name="ro2">
          <table:table-cell table:formula="of:=[WDI.A114]" office:value-type="string" office:string-value="HU" calcext:value-type="string">
            <text:p>HU</text:p>
          </table:table-cell>
          <table:table-cell table:formula="of:=IF([WDI.G114]=&quot;..&quot;;&quot;&quot;;[WDI.G114])" office:value-type="float" office:value="10321" calcext:value-type="float">
            <text:p>10321</text:p>
          </table:table-cell>
          <table:table-cell table:formula="of:=[WDI.M114]" office:value-type="float" office:value="38.7559345024707" calcext:value-type="float">
            <text:p>38.7559345025</text:p>
          </table:table-cell>
        </table:table-row>
        <table:table-row table:style-name="ro2">
          <table:table-cell table:formula="of:=[WDI.A115]" office:value-type="string" office:string-value="MH" calcext:value-type="string">
            <text:p>MH</text:p>
          </table:table-cell>
          <table:table-cell table:formula="of:=IF([WDI.G115]=&quot;..&quot;;&quot;&quot;;[WDI.G115])" office:value-type="float" office:value="10185" calcext:value-type="float">
            <text:p>10185</text:p>
          </table:table-cell>
          <table:table-cell table:formula="of:=[WDI.M115]" office:value-type="float" office:value="39.273441335297" calcext:value-type="float">
            <text:p>39.2734413353</text:p>
          </table:table-cell>
        </table:table-row>
        <table:table-row table:style-name="ro2">
          <table:table-cell table:formula="of:=[WDI.A116]" office:value-type="string" office:string-value="SR" calcext:value-type="string">
            <text:p>SR</text:p>
          </table:table-cell>
          <table:table-cell table:formula="of:=IF([WDI.G116]=&quot;..&quot;;&quot;&quot;;[WDI.G116])" office:value-type="float" office:value="10035" calcext:value-type="float">
            <text:p>10035</text:p>
          </table:table-cell>
          <table:table-cell table:formula="of:=[WDI.M116]" office:value-type="float" office:value="39.8604882909816" calcext:value-type="float">
            <text:p>39.860488291</text:p>
          </table:table-cell>
        </table:table-row>
        <table:table-row table:style-name="ro2">
          <table:table-cell table:formula="of:=[WDI.A117]" office:value-type="string" office:string-value="VN" calcext:value-type="string">
            <text:p>VN</text:p>
          </table:table-cell>
          <table:table-cell table:formula="of:=IF([WDI.G117]=&quot;..&quot;;&quot;&quot;;[WDI.G117])" office:value-type="float" office:value="9998" calcext:value-type="float">
            <text:p>9998</text:p>
          </table:table-cell>
          <table:table-cell table:formula="of:=[WDI.M117]" office:value-type="float" office:value="40.0080016003201" calcext:value-type="float">
            <text:p>40.0080016003</text:p>
          </table:table-cell>
        </table:table-row>
        <table:table-row table:style-name="ro2">
          <table:table-cell table:formula="of:=[WDI.A118]" office:value-type="string" office:string-value="#N/A" calcext:value-type="error">
            <text:p>#N/A</text:p>
          </table:table-cell>
          <table:table-cell table:formula="of:=IF([WDI.G118]=&quot;..&quot;;&quot;&quot;;[WDI.G118])" office:value-type="float" office:value="9879" calcext:value-type="float">
            <text:p>9879</text:p>
          </table:table-cell>
          <table:table-cell table:formula="of:=[WDI.M118]" office:value-type="float" office:value="40.4899281303776" calcext:value-type="float">
            <text:p>40.4899281304</text:p>
          </table:table-cell>
        </table:table-row>
        <table:table-row table:style-name="ro2">
          <table:table-cell table:formula="of:=[WDI.A119]" office:value-type="string" office:string-value="CO" calcext:value-type="string">
            <text:p>CO</text:p>
          </table:table-cell>
          <table:table-cell table:formula="of:=IF([WDI.G119]=&quot;..&quot;;&quot;&quot;;[WDI.G119])" office:value-type="float" office:value="9733" calcext:value-type="float">
            <text:p>9733</text:p>
          </table:table-cell>
          <table:table-cell table:formula="of:=[WDI.M119]" office:value-type="float" office:value="41.0972978526662" calcext:value-type="float">
            <text:p>41.0972978527</text:p>
          </table:table-cell>
        </table:table-row>
        <table:table-row table:style-name="ro2">
          <table:table-cell table:formula="of:=[WDI.A120]" office:value-type="string" office:string-value="#N/A" calcext:value-type="error">
            <text:p>#N/A</text:p>
          </table:table-cell>
          <table:table-cell table:formula="of:=IF([WDI.G120]=&quot;..&quot;;&quot;&quot;;[WDI.G120])" office:value-type="float" office:value="9644" calcext:value-type="float">
            <text:p>9644</text:p>
          </table:table-cell>
          <table:table-cell table:formula="of:=[WDI.M120]" office:value-type="float" office:value="41.4765657403567" calcext:value-type="float">
            <text:p>41.4765657404</text:p>
          </table:table-cell>
        </table:table-row>
        <table:table-row table:style-name="ro2">
          <table:table-cell table:formula="of:=[WDI.A121]" office:value-type="string" office:string-value="PY" calcext:value-type="string">
            <text:p>PY</text:p>
          </table:table-cell>
          <table:table-cell table:formula="of:=IF([WDI.G121]=&quot;..&quot;;&quot;&quot;;[WDI.G121])" office:value-type="float" office:value="9482" calcext:value-type="float">
            <text:p>9482</text:p>
          </table:table-cell>
          <table:table-cell table:formula="of:=[WDI.M121]" office:value-type="float" office:value="42.185192997258" calcext:value-type="float">
            <text:p>42.1851929973</text:p>
          </table:table-cell>
        </table:table-row>
        <table:table-row table:style-name="ro2">
          <table:table-cell table:formula="of:=[WDI.A122]" office:value-type="string" office:string-value="PE" calcext:value-type="string">
            <text:p>PE</text:p>
          </table:table-cell>
          <table:table-cell table:formula="of:=IF([WDI.G122]=&quot;..&quot;;&quot;&quot;;[WDI.G122])" office:value-type="float" office:value="9448" calcext:value-type="float">
            <text:p>9448</text:p>
          </table:table-cell>
          <table:table-cell table:formula="of:=[WDI.M122]" office:value-type="float" office:value="42.3370025402202" calcext:value-type="float">
            <text:p>42.3370025402</text:p>
          </table:table-cell>
        </table:table-row>
        <table:table-row table:style-name="ro2">
          <table:table-cell table:formula="of:=[WDI.A123]" office:value-type="string" office:string-value="OM" calcext:value-type="string">
            <text:p>OM</text:p>
          </table:table-cell>
          <table:table-cell table:formula="of:=IF([WDI.G123]=&quot;..&quot;;&quot;&quot;;[WDI.G123])" office:value-type="float" office:value="8969" calcext:value-type="float">
            <text:p>8969</text:p>
          </table:table-cell>
          <table:table-cell table:formula="of:=[WDI.M123]" office:value-type="float" office:value="44.5980599843907" calcext:value-type="float">
            <text:p>44.5980599844</text:p>
          </table:table-cell>
        </table:table-row>
        <table:table-row table:style-name="ro2">
          <table:table-cell table:formula="of:=[WDI.A124]" office:value-type="string" office:string-value="DZ" calcext:value-type="string">
            <text:p>DZ</text:p>
          </table:table-cell>
          <table:table-cell table:formula="of:=IF([WDI.G124]=&quot;..&quot;;&quot;&quot;;[WDI.G124])" office:value-type="float" office:value="8933" calcext:value-type="float">
            <text:p>8933</text:p>
          </table:table-cell>
          <table:table-cell table:formula="of:=[WDI.M124]" office:value-type="float" office:value="44.7777902160528" calcext:value-type="float">
            <text:p>44.7777902161</text:p>
          </table:table-cell>
        </table:table-row>
        <table:table-row table:style-name="ro2">
          <table:table-cell table:formula="of:=[WDI.A125]" office:value-type="string" office:string-value="PK" calcext:value-type="string">
            <text:p>PK</text:p>
          </table:table-cell>
          <table:table-cell table:formula="of:=IF([WDI.G125]=&quot;..&quot;;&quot;&quot;;[WDI.G125])" office:value-type="float" office:value="8172" calcext:value-type="float">
            <text:p>8172</text:p>
          </table:table-cell>
          <table:table-cell table:formula="of:=[WDI.M125]" office:value-type="float" office:value="48.9476260401371" calcext:value-type="float">
            <text:p>48.9476260401</text:p>
          </table:table-cell>
        </table:table-row>
        <table:table-row table:style-name="ro2">
          <table:table-cell table:formula="of:=[WDI.A126]" office:value-type="string" office:string-value="VE" calcext:value-type="string">
            <text:p>VE</text:p>
          </table:table-cell>
          <table:table-cell table:formula="of:=IF([WDI.G126]=&quot;..&quot;;&quot;&quot;;[WDI.G126])" office:value-type="float" office:value="8108" calcext:value-type="float">
            <text:p>8108</text:p>
          </table:table-cell>
          <table:table-cell table:formula="of:=[WDI.M126]" office:value-type="float" office:value="49.3339911198816" calcext:value-type="float">
            <text:p>49.3339911199</text:p>
          </table:table-cell>
        </table:table-row>
        <table:table-row table:style-name="ro2">
          <table:table-cell table:formula="of:=[WDI.A127]" office:value-type="string" office:string-value="FJ" calcext:value-type="string">
            <text:p>FJ</text:p>
          </table:table-cell>
          <table:table-cell table:formula="of:=IF([WDI.G127]=&quot;..&quot;;&quot;&quot;;[WDI.G127])" office:value-type="float" office:value="8020" calcext:value-type="float">
            <text:p>8020</text:p>
          </table:table-cell>
          <table:table-cell table:formula="of:=[WDI.M127]" office:value-type="float" office:value="49.8753117206983" calcext:value-type="float">
            <text:p>49.8753117207</text:p>
          </table:table-cell>
        </table:table-row>
        <table:table-row table:style-name="ro2">
          <table:table-cell table:formula="of:=[WDI.A128]" office:value-type="string" office:string-value="BW" calcext:value-type="string">
            <text:p>BW</text:p>
          </table:table-cell>
          <table:table-cell table:formula="of:=IF([WDI.G128]=&quot;..&quot;;&quot;&quot;;[WDI.G128])" office:value-type="float" office:value="7386" calcext:value-type="float">
            <text:p>7386</text:p>
          </table:table-cell>
          <table:table-cell table:formula="of:=[WDI.M128]" office:value-type="float" office:value="54.1565123206066" calcext:value-type="float">
            <text:p>54.1565123206</text:p>
          </table:table-cell>
        </table:table-row>
        <table:table-row table:style-name="ro2">
          <table:table-cell table:formula="of:=[WDI.A129]" office:value-type="string" office:string-value="MA" calcext:value-type="string">
            <text:p>MA</text:p>
          </table:table-cell>
          <table:table-cell table:formula="of:=IF([WDI.G129]=&quot;..&quot;;&quot;&quot;;[WDI.G129])" office:value-type="float" office:value="7273" calcext:value-type="float">
            <text:p>7273</text:p>
          </table:table-cell>
          <table:table-cell table:formula="of:=[WDI.M129]" office:value-type="float" office:value="54.9979375773409" calcext:value-type="float">
            <text:p>54.9979375773</text:p>
          </table:table-cell>
        </table:table-row>
        <table:table-row table:style-name="ro2">
          <table:table-cell table:formula="of:=[WDI.A130]" office:value-type="string" office:string-value="ET" calcext:value-type="string">
            <text:p>ET</text:p>
          </table:table-cell>
          <table:table-cell table:formula="of:=IF([WDI.G130]=&quot;..&quot;;&quot;&quot;;[WDI.G130])" office:value-type="float" office:value="6974" calcext:value-type="float">
            <text:p>6974</text:p>
          </table:table-cell>
          <table:table-cell table:formula="of:=[WDI.M130]" office:value-type="float" office:value="57.3558933180384" calcext:value-type="float">
            <text:p>57.355893318</text:p>
          </table:table-cell>
        </table:table-row>
        <table:table-row table:style-name="ro2">
          <table:table-cell table:formula="of:=[WDI.A131]" office:value-type="string" office:string-value="WS" calcext:value-type="string">
            <text:p>WS</text:p>
          </table:table-cell>
          <table:table-cell table:formula="of:=IF([WDI.G131]=&quot;..&quot;;&quot;&quot;;[WDI.G131])" office:value-type="float" office:value="6675" calcext:value-type="float">
            <text:p>6675</text:p>
          </table:table-cell>
          <table:table-cell table:formula="of:=[WDI.M131]" office:value-type="float" office:value="59.9250936329588" calcext:value-type="float">
            <text:p>59.925093633</text:p>
          </table:table-cell>
        </table:table-row>
        <table:table-row table:style-name="ro2">
          <table:table-cell table:formula="of:=[WDI.A132]" office:value-type="string" office:string-value="GT" calcext:value-type="string">
            <text:p>GT</text:p>
          </table:table-cell>
          <table:table-cell table:formula="of:=IF([WDI.G132]=&quot;..&quot;;&quot;&quot;;[WDI.G132])" office:value-type="float" office:value="6611" calcext:value-type="float">
            <text:p>6611</text:p>
          </table:table-cell>
          <table:table-cell table:formula="of:=[WDI.M132]" office:value-type="float" office:value="60.5052185751021" calcext:value-type="float">
            <text:p>60.5052185751</text:p>
          </table:table-cell>
        </table:table-row>
        <table:table-row table:style-name="ro2">
          <table:table-cell table:formula="of:=[WDI.A133]" office:value-type="string" office:string-value="#N/A" calcext:value-type="error">
            <text:p>#N/A</text:p>
          </table:table-cell>
          <table:table-cell table:formula="of:=IF([WDI.G133]=&quot;..&quot;;&quot;&quot;;[WDI.G133])" office:value-type="float" office:value="6535" calcext:value-type="float">
            <text:p>6535</text:p>
          </table:table-cell>
          <table:table-cell table:formula="of:=[WDI.M133]" office:value-type="float" office:value="61.2088752869166" calcext:value-type="float">
            <text:p>61.2088752869</text:p>
          </table:table-cell>
        </table:table-row>
        <table:table-row table:style-name="ro2">
          <table:table-cell table:formula="of:=[WDI.A134]" office:value-type="string" office:string-value="TG" calcext:value-type="string">
            <text:p>TG</text:p>
          </table:table-cell>
          <table:table-cell table:formula="of:=IF([WDI.G134]=&quot;..&quot;;&quot;&quot;;[WDI.G134])" office:value-type="float" office:value="6443" calcext:value-type="float">
            <text:p>6443</text:p>
          </table:table-cell>
          <table:table-cell table:formula="of:=[WDI.M134]" office:value-type="float" office:value="62.082880645662" calcext:value-type="float">
            <text:p>62.0828806457</text:p>
          </table:table-cell>
        </table:table-row>
        <table:table-row table:style-name="ro2">
          <table:table-cell table:formula="of:=[WDI.A135]" office:value-type="string" office:string-value="JO" calcext:value-type="string">
            <text:p>JO</text:p>
          </table:table-cell>
          <table:table-cell table:formula="of:=IF([WDI.G135]=&quot;..&quot;;&quot;&quot;;[WDI.G135])" office:value-type="float" office:value="6337" calcext:value-type="float">
            <text:p>6337</text:p>
          </table:table-cell>
          <table:table-cell table:formula="of:=[WDI.M135]" office:value-type="float" office:value="63.1213507969071" calcext:value-type="float">
            <text:p>63.1213507969</text:p>
          </table:table-cell>
        </table:table-row>
        <table:table-row table:style-name="ro2">
          <table:table-cell table:formula="of:=[WDI.A136]" office:value-type="string" office:string-value="IN" calcext:value-type="string">
            <text:p>IN</text:p>
          </table:table-cell>
          <table:table-cell table:formula="of:=IF([WDI.G136]=&quot;..&quot;;&quot;&quot;;[WDI.G136])" office:value-type="float" office:value="6319" calcext:value-type="float">
            <text:p>6319</text:p>
          </table:table-cell>
          <table:table-cell table:formula="of:=[WDI.M136]" office:value-type="float" office:value="63.3011552460832" calcext:value-type="float">
            <text:p>63.3011552461</text:p>
          </table:table-cell>
        </table:table-row>
        <table:table-row table:style-name="ro2">
          <table:table-cell table:formula="of:=[WDI.A137]" office:value-type="string" office:string-value="GA" calcext:value-type="string">
            <text:p>GA</text:p>
          </table:table-cell>
          <table:table-cell table:formula="of:=IF([WDI.G137]=&quot;..&quot;;&quot;&quot;;[WDI.G137])" office:value-type="float" office:value="6314" calcext:value-type="float">
            <text:p>6314</text:p>
          </table:table-cell>
          <table:table-cell table:formula="of:=[WDI.M137]" office:value-type="float" office:value="63.351282863478" calcext:value-type="float">
            <text:p>63.3512828635</text:p>
          </table:table-cell>
        </table:table-row>
        <table:table-row table:style-name="ro2">
          <table:table-cell table:formula="of:=[WDI.A138]" office:value-type="string" office:string-value="#N/A" calcext:value-type="error">
            <text:p>#N/A</text:p>
          </table:table-cell>
          <table:table-cell table:formula="of:=IF([WDI.G138]=&quot;..&quot;;&quot;&quot;;[WDI.G138])" office:value-type="float" office:value="6132" calcext:value-type="float">
            <text:p>6132</text:p>
          </table:table-cell>
          <table:table-cell table:formula="of:=[WDI.M138]" office:value-type="float" office:value="65.2315720808871" calcext:value-type="float">
            <text:p>65.2315720809</text:p>
          </table:table-cell>
        </table:table-row>
        <table:table-row table:style-name="ro2">
          <table:table-cell table:formula="of:=[WDI.A139]" office:value-type="string" office:string-value="KW" calcext:value-type="string">
            <text:p>KW</text:p>
          </table:table-cell>
          <table:table-cell table:formula="of:=IF([WDI.G139]=&quot;..&quot;;&quot;&quot;;[WDI.G139])" office:value-type="float" office:value="5951" calcext:value-type="float">
            <text:p>5951</text:p>
          </table:table-cell>
          <table:table-cell table:formula="of:=[WDI.M139]" office:value-type="float" office:value="67.2155940178121" calcext:value-type="float">
            <text:p>67.2155940178</text:p>
          </table:table-cell>
        </table:table-row>
        <table:table-row table:style-name="ro2">
          <table:table-cell table:formula="of:=[WDI.A140]" office:value-type="string" office:string-value="SC" calcext:value-type="string">
            <text:p>SC</text:p>
          </table:table-cell>
          <table:table-cell table:formula="of:=IF([WDI.G140]=&quot;..&quot;;&quot;&quot;;[WDI.G140])" office:value-type="float" office:value="5867" calcext:value-type="float">
            <text:p>5867</text:p>
          </table:table-cell>
          <table:table-cell table:formula="of:=[WDI.M140]" office:value-type="float" office:value="68.1779444349753" calcext:value-type="float">
            <text:p>68.177944435</text:p>
          </table:table-cell>
        </table:table-row>
        <table:table-row table:style-name="ro2">
          <table:table-cell table:formula="of:=[WDI.A141]" office:value-type="string" office:string-value="CV" calcext:value-type="string">
            <text:p>CV</text:p>
          </table:table-cell>
          <table:table-cell table:formula="of:=IF([WDI.G141]=&quot;..&quot;;&quot;&quot;;[WDI.G141])" office:value-type="float" office:value="5806" calcext:value-type="float">
            <text:p>5806</text:p>
          </table:table-cell>
          <table:table-cell table:formula="of:=[WDI.M141]" office:value-type="float" office:value="68.8942473303479" calcext:value-type="float">
            <text:p>68.8942473303</text:p>
          </table:table-cell>
        </table:table-row>
        <table:table-row table:style-name="ro2">
          <table:table-cell table:formula="of:=[WDI.A142]" office:value-type="string" office:string-value="PG" calcext:value-type="string">
            <text:p>PG</text:p>
          </table:table-cell>
          <table:table-cell table:formula="of:=IF([WDI.G142]=&quot;..&quot;;&quot;&quot;;[WDI.G142])" office:value-type="float" office:value="5703" calcext:value-type="float">
            <text:p>5703</text:p>
          </table:table-cell>
          <table:table-cell table:formula="of:=[WDI.M142]" office:value-type="float" office:value="70.1385235840786" calcext:value-type="float">
            <text:p>70.1385235841</text:p>
          </table:table-cell>
        </table:table-row>
        <table:table-row table:style-name="ro2">
          <table:table-cell table:formula="of:=[WDI.A143]" office:value-type="string" office:string-value="SV" calcext:value-type="string">
            <text:p>SV</text:p>
          </table:table-cell>
          <table:table-cell table:formula="of:=IF([WDI.G143]=&quot;..&quot;;&quot;&quot;;[WDI.G143])" office:value-type="float" office:value="5655" calcext:value-type="float">
            <text:p>5655</text:p>
          </table:table-cell>
          <table:table-cell table:formula="of:=[WDI.M143]" office:value-type="float" office:value="70.7338638373121" calcext:value-type="float">
            <text:p>70.7338638373</text:p>
          </table:table-cell>
        </table:table-row>
        <table:table-row table:style-name="ro2">
          <table:table-cell table:formula="of:=[WDI.A144]" office:value-type="string" office:string-value="LK" calcext:value-type="string">
            <text:p>LK</text:p>
          </table:table-cell>
          <table:table-cell table:formula="of:=IF([WDI.G144]=&quot;..&quot;;&quot;&quot;;[WDI.G144])" office:value-type="float" office:value="5224" calcext:value-type="float">
            <text:p>5224</text:p>
          </table:table-cell>
          <table:table-cell table:formula="of:=[WDI.M144]" office:value-type="float" office:value="76.5696784073507" calcext:value-type="float">
            <text:p>76.5696784074</text:p>
          </table:table-cell>
        </table:table-row>
        <table:table-row table:style-name="ro2">
          <table:table-cell table:formula="of:=[WDI.A145]" office:value-type="string" office:string-value="#N/A" calcext:value-type="error">
            <text:p>#N/A</text:p>
          </table:table-cell>
          <table:table-cell table:formula="of:=IF([WDI.G145]=&quot;..&quot;;&quot;&quot;;[WDI.G145])" office:value-type="float" office:value="5187" calcext:value-type="float">
            <text:p>5187</text:p>
          </table:table-cell>
          <table:table-cell table:formula="of:=[WDI.M145]" office:value-type="float" office:value="77.1158665895508" calcext:value-type="float">
            <text:p>77.1158665896</text:p>
          </table:table-cell>
        </table:table-row>
        <table:table-row table:style-name="ro2">
          <table:table-cell table:formula="of:=[WDI.A146]" office:value-type="string" office:string-value="ML" calcext:value-type="string">
            <text:p>ML</text:p>
          </table:table-cell>
          <table:table-cell table:formula="of:=IF([WDI.G146]=&quot;..&quot;;&quot;&quot;;[WDI.G146])" office:value-type="float" office:value="4893" calcext:value-type="float">
            <text:p>4893</text:p>
          </table:table-cell>
          <table:table-cell table:formula="of:=[WDI.M146]" office:value-type="float" office:value="81.7494379726139" calcext:value-type="float">
            <text:p>81.7494379726</text:p>
          </table:table-cell>
        </table:table-row>
        <table:table-row table:style-name="ro2">
          <table:table-cell table:formula="of:=[WDI.A147]" office:value-type="string" office:string-value="HN" calcext:value-type="string">
            <text:p>HN</text:p>
          </table:table-cell>
          <table:table-cell table:formula="of:=IF([WDI.G147]=&quot;..&quot;;&quot;&quot;;[WDI.G147])" office:value-type="float" office:value="4866" calcext:value-type="float">
            <text:p>4866</text:p>
          </table:table-cell>
          <table:table-cell table:formula="of:=[WDI.M147]" office:value-type="float" office:value="82.203041512536" calcext:value-type="float">
            <text:p>82.2030415125</text:p>
          </table:table-cell>
        </table:table-row>
        <table:table-row table:style-name="ro2">
          <table:table-cell table:formula="of:=[WDI.A148]" office:value-type="string" office:string-value="BO" calcext:value-type="string">
            <text:p>BO</text:p>
          </table:table-cell>
          <table:table-cell table:formula="of:=IF([WDI.G148]=&quot;..&quot;;&quot;&quot;;[WDI.G148])" office:value-type="float" office:value="4743" calcext:value-type="float">
            <text:p>4743</text:p>
          </table:table-cell>
          <table:table-cell table:formula="of:=[WDI.M148]" office:value-type="float" office:value="84.3348091924942" calcext:value-type="float">
            <text:p>84.3348091925</text:p>
          </table:table-cell>
        </table:table-row>
        <table:table-row table:style-name="ro2">
          <table:table-cell table:formula="of:=[WDI.A149]" office:value-type="string" office:string-value="#N/A" calcext:value-type="error">
            <text:p>#N/A</text:p>
          </table:table-cell>
          <table:table-cell table:formula="of:=IF([WDI.G149]=&quot;..&quot;;&quot;&quot;;[WDI.G149])" office:value-type="float" office:value="4571" calcext:value-type="float">
            <text:p>4571</text:p>
          </table:table-cell>
          <table:table-cell table:formula="of:=[WDI.M149]" office:value-type="float" office:value="87.5082038941151" calcext:value-type="float">
            <text:p>87.5082038941</text:p>
          </table:table-cell>
        </table:table-row>
        <table:table-row table:style-name="ro2">
          <table:table-cell table:formula="of:=[WDI.A150]" office:value-type="string" office:string-value="GY" calcext:value-type="string">
            <text:p>GY</text:p>
          </table:table-cell>
          <table:table-cell table:formula="of:=IF([WDI.G150]=&quot;..&quot;;&quot;&quot;;[WDI.G150])" office:value-type="float" office:value="4547" calcext:value-type="float">
            <text:p>4547</text:p>
          </table:table-cell>
          <table:table-cell table:formula="of:=[WDI.M150]" office:value-type="float" office:value="87.9700901693424" calcext:value-type="float">
            <text:p>87.9700901693</text:p>
          </table:table-cell>
        </table:table-row>
        <table:table-row table:style-name="ro2">
          <table:table-cell table:formula="of:=[WDI.A151]" office:value-type="string" office:string-value="KE" calcext:value-type="string">
            <text:p>KE</text:p>
          </table:table-cell>
          <table:table-cell table:formula="of:=IF([WDI.G151]=&quot;..&quot;;&quot;&quot;;[WDI.G151])" office:value-type="float" office:value="4544" calcext:value-type="float">
            <text:p>4544</text:p>
          </table:table-cell>
          <table:table-cell table:formula="of:=[WDI.M151]" office:value-type="float" office:value="88.0281690140845" calcext:value-type="float">
            <text:p>88.0281690141</text:p>
          </table:table-cell>
        </table:table-row>
        <table:table-row table:style-name="ro2">
          <table:table-cell table:formula="of:=[WDI.A152]" office:value-type="string" office:string-value="KI" calcext:value-type="string">
            <text:p>KI</text:p>
          </table:table-cell>
          <table:table-cell table:formula="of:=IF([WDI.G152]=&quot;..&quot;;&quot;&quot;;[WDI.G152])" office:value-type="float" office:value="4451" calcext:value-type="float">
            <text:p>4451</text:p>
          </table:table-cell>
          <table:table-cell table:formula="of:=[WDI.M152]" office:value-type="float" office:value="89.8674455178612" calcext:value-type="float">
            <text:p>89.8674455179</text:p>
          </table:table-cell>
        </table:table-row>
        <table:table-row table:style-name="ro2">
          <table:table-cell table:formula="of:=[WDI.A153]" office:value-type="string" office:string-value="BS" calcext:value-type="string">
            <text:p>BS</text:p>
          </table:table-cell>
          <table:table-cell table:formula="of:=IF([WDI.G153]=&quot;..&quot;;&quot;&quot;;[WDI.G153])" office:value-type="float" office:value="4431" calcext:value-type="float">
            <text:p>4431</text:p>
          </table:table-cell>
          <table:table-cell table:formula="of:=[WDI.M153]" office:value-type="float" office:value="90.2730760550666" calcext:value-type="float">
            <text:p>90.2730760551</text:p>
          </table:table-cell>
        </table:table-row>
        <table:table-row table:style-name="ro2">
          <table:table-cell table:formula="of:=[WDI.A154]" office:value-type="string" office:string-value="RW" calcext:value-type="string">
            <text:p>RW</text:p>
          </table:table-cell>
          <table:table-cell table:formula="of:=IF([WDI.G154]=&quot;..&quot;;&quot;&quot;;[WDI.G154])" office:value-type="float" office:value="4414" calcext:value-type="float">
            <text:p>4414</text:p>
          </table:table-cell>
          <table:table-cell table:formula="of:=[WDI.M154]" office:value-type="float" office:value="90.6207521522429" calcext:value-type="float">
            <text:p>90.6207521522</text:p>
          </table:table-cell>
        </table:table-row>
        <table:table-row table:style-name="ro2">
          <table:table-cell table:formula="of:=[WDI.A155]" office:value-type="string" office:string-value="UG" calcext:value-type="string">
            <text:p>UG</text:p>
          </table:table-cell>
          <table:table-cell table:formula="of:=IF([WDI.G155]=&quot;..&quot;;&quot;&quot;;[WDI.G155])" office:value-type="float" office:value="4206" calcext:value-type="float">
            <text:p>4206</text:p>
          </table:table-cell>
          <table:table-cell table:formula="of:=[WDI.M155]" office:value-type="float" office:value="95.1022349025202" calcext:value-type="float">
            <text:p>95.1022349025</text:p>
          </table:table-cell>
        </table:table-row>
        <table:table-row table:style-name="ro2">
          <table:table-cell table:formula="of:=[WDI.A156]" office:value-type="string" office:string-value="SN" calcext:value-type="string">
            <text:p>SN</text:p>
          </table:table-cell>
          <table:table-cell table:formula="of:=IF([WDI.G156]=&quot;..&quot;;&quot;&quot;;[WDI.G156])" office:value-type="float" office:value="4118" calcext:value-type="float">
            <text:p>4118</text:p>
          </table:table-cell>
          <table:table-cell table:formula="of:=[WDI.M156]" office:value-type="float" office:value="97.1345313258864" calcext:value-type="float">
            <text:p>97.1345313259</text:p>
          </table:table-cell>
        </table:table-row>
        <table:table-row table:style-name="ro2">
          <table:table-cell table:formula="of:=[WDI.A157]" office:value-type="string" office:string-value="KM" calcext:value-type="string">
            <text:p>KM</text:p>
          </table:table-cell>
          <table:table-cell table:formula="of:=IF([WDI.G157]=&quot;..&quot;;&quot;&quot;;[WDI.G157])" office:value-type="float" office:value="4003" calcext:value-type="float">
            <text:p>4003</text:p>
          </table:table-cell>
          <table:table-cell table:formula="of:=[WDI.M157]" office:value-type="float" office:value="99.9250562078441" calcext:value-type="float">
            <text:p>99.9250562078</text:p>
          </table:table-cell>
        </table:table-row>
        <table:table-row table:style-name="ro2">
          <table:table-cell table:formula="of:=[WDI.A158]" office:value-type="string" office:string-value="SB" calcext:value-type="string">
            <text:p>SB</text:p>
          </table:table-cell>
          <table:table-cell table:formula="of:=IF([WDI.G158]=&quot;..&quot;;&quot;&quot;;[WDI.G158])" office:value-type="float" office:value="3893" calcext:value-type="float">
            <text:p>3893</text:p>
          </table:table-cell>
          <table:table-cell table:formula="of:=[WDI.M158]" office:value-type="float" office:value="102.748522989982" calcext:value-type="float">
            <text:p>102.74852299</text:p>
          </table:table-cell>
        </table:table-row>
        <table:table-row table:style-name="ro2">
          <table:table-cell table:formula="of:=[WDI.A159]" office:value-type="string" office:string-value="MR" calcext:value-type="string">
            <text:p>MR</text:p>
          </table:table-cell>
          <table:table-cell table:formula="of:=IF([WDI.G159]=&quot;..&quot;;&quot;&quot;;[WDI.G159])" office:value-type="float" office:value="3890" calcext:value-type="float">
            <text:p>3890</text:p>
          </table:table-cell>
          <table:table-cell table:formula="of:=[WDI.M159]" office:value-type="float" office:value="102.827763496144" calcext:value-type="float">
            <text:p>102.8277634961</text:p>
          </table:table-cell>
        </table:table-row>
        <table:table-row table:style-name="ro2">
          <table:table-cell table:formula="of:=[WDI.A160]" office:value-type="string" office:string-value="TO" calcext:value-type="string">
            <text:p>TO</text:p>
          </table:table-cell>
          <table:table-cell table:formula="of:=IF([WDI.G160]=&quot;..&quot;;&quot;&quot;;[WDI.G160])" office:value-type="float" office:value="3827" calcext:value-type="float">
            <text:p>3827</text:p>
          </table:table-cell>
          <table:table-cell table:formula="of:=[WDI.M160]" office:value-type="float" office:value="104.52051215051" calcext:value-type="float">
            <text:p>104.5205121505</text:p>
          </table:table-cell>
        </table:table-row>
        <table:table-row table:style-name="ro2">
          <table:table-cell table:formula="of:=[WDI.A161]" office:value-type="string" office:string-value="MW" calcext:value-type="string">
            <text:p>MW</text:p>
          </table:table-cell>
          <table:table-cell table:formula="of:=IF([WDI.G161]=&quot;..&quot;;&quot;&quot;;[WDI.G161])" office:value-type="float" office:value="3788" calcext:value-type="float">
            <text:p>3788</text:p>
          </table:table-cell>
          <table:table-cell table:formula="of:=[WDI.M161]" office:value-type="float" office:value="105.596620908131" calcext:value-type="float">
            <text:p>105.5966209081</text:p>
          </table:table-cell>
        </table:table-row>
        <table:table-row table:style-name="ro2">
          <table:table-cell table:formula="of:=[WDI.A162]" office:value-type="string" office:string-value="EG" calcext:value-type="string">
            <text:p>EG</text:p>
          </table:table-cell>
          <table:table-cell table:formula="of:=IF([WDI.G162]=&quot;..&quot;;&quot;&quot;;[WDI.G162])" office:value-type="float" office:value="3719" calcext:value-type="float">
            <text:p>3719</text:p>
          </table:table-cell>
          <table:table-cell table:formula="of:=[WDI.M162]" office:value-type="float" office:value="107.555794568432" calcext:value-type="float">
            <text:p>107.5557945684</text:p>
          </table:table-cell>
        </table:table-row>
        <table:table-row table:style-name="ro2">
          <table:table-cell table:formula="of:=[WDI.A163]" office:value-type="string" office:string-value="IR" calcext:value-type="string">
            <text:p>IR</text:p>
          </table:table-cell>
          <table:table-cell table:formula="of:=IF([WDI.G163]=&quot;..&quot;;&quot;&quot;;[WDI.G163])" office:value-type="float" office:value="3540" calcext:value-type="float">
            <text:p>3540</text:p>
          </table:table-cell>
          <table:table-cell table:formula="of:=[WDI.M163]" office:value-type="float" office:value="112.994350282486" calcext:value-type="float">
            <text:p>112.9943502825</text:p>
          </table:table-cell>
        </table:table-row>
        <table:table-row table:style-name="ro2">
          <table:table-cell table:formula="of:=[WDI.A164]" office:value-type="string" office:string-value="SY" calcext:value-type="string">
            <text:p>SY</text:p>
          </table:table-cell>
          <table:table-cell table:formula="of:=IF([WDI.G164]=&quot;..&quot;;&quot;&quot;;[WDI.G164])" office:value-type="float" office:value="3489" calcext:value-type="float">
            <text:p>3489</text:p>
          </table:table-cell>
          <table:table-cell table:formula="of:=[WDI.M164]" office:value-type="float" office:value="114.646030381198" calcext:value-type="float">
            <text:p>114.6460303812</text:p>
          </table:table-cell>
        </table:table-row>
        <table:table-row table:style-name="ro2">
          <table:table-cell table:formula="of:=[WDI.A165]" office:value-type="string" office:string-value="BJ" calcext:value-type="string">
            <text:p>BJ</text:p>
          </table:table-cell>
          <table:table-cell table:formula="of:=IF([WDI.G165]=&quot;..&quot;;&quot;&quot;;[WDI.G165])" office:value-type="float" office:value="3407" calcext:value-type="float">
            <text:p>3407</text:p>
          </table:table-cell>
          <table:table-cell table:formula="of:=[WDI.M165]" office:value-type="float" office:value="117.405341943058" calcext:value-type="float">
            <text:p>117.4053419431</text:p>
          </table:table-cell>
        </table:table-row>
        <table:table-row table:style-name="ro2">
          <table:table-cell table:formula="of:=[WDI.A166]" office:value-type="string" office:string-value="#N/A" calcext:value-type="error">
            <text:p>#N/A</text:p>
          </table:table-cell>
          <table:table-cell table:formula="of:=IF([WDI.G166]=&quot;..&quot;;&quot;&quot;;[WDI.G166])" office:value-type="float" office:value="3299" calcext:value-type="float">
            <text:p>3299</text:p>
          </table:table-cell>
          <table:table-cell table:formula="of:=[WDI.M166]" office:value-type="float" office:value="121.248863291907" calcext:value-type="float">
            <text:p>121.2488632919</text:p>
          </table:table-cell>
        </table:table-row>
        <table:table-row table:style-name="ro2">
          <table:table-cell table:formula="of:=[WDI.A167]" office:value-type="string" office:string-value="BT" calcext:value-type="string">
            <text:p>BT</text:p>
          </table:table-cell>
          <table:table-cell table:formula="of:=IF([WDI.G167]=&quot;..&quot;;&quot;&quot;;[WDI.G167])" office:value-type="float" office:value="2999" calcext:value-type="float">
            <text:p>2999</text:p>
          </table:table-cell>
          <table:table-cell table:formula="of:=[WDI.M167]" office:value-type="float" office:value="133.377792597533" calcext:value-type="float">
            <text:p>133.3777925975</text:p>
          </table:table-cell>
        </table:table-row>
        <table:table-row table:style-name="ro2">
          <table:table-cell table:formula="of:=[WDI.A168]" office:value-type="string" office:string-value="#N/A" calcext:value-type="error">
            <text:p>#N/A</text:p>
          </table:table-cell>
          <table:table-cell table:formula="of:=IF([WDI.G168]=&quot;..&quot;;&quot;&quot;;[WDI.G168])" office:value-type="float" office:value="2938" calcext:value-type="float">
            <text:p>2938</text:p>
          </table:table-cell>
          <table:table-cell table:formula="of:=[WDI.M168]" office:value-type="float" office:value="136.147038801906" calcext:value-type="float">
            <text:p>136.1470388019</text:p>
          </table:table-cell>
        </table:table-row>
        <table:table-row table:style-name="ro2">
          <table:table-cell table:formula="of:=[WDI.A169]" office:value-type="string" office:string-value="SL" calcext:value-type="string">
            <text:p>SL</text:p>
          </table:table-cell>
          <table:table-cell table:formula="of:=IF([WDI.G169]=&quot;..&quot;;&quot;&quot;;[WDI.G169])" office:value-type="float" office:value="2872" calcext:value-type="float">
            <text:p>2872</text:p>
          </table:table-cell>
          <table:table-cell table:formula="of:=[WDI.M169]" office:value-type="float" office:value="139.275766016713" calcext:value-type="float">
            <text:p>139.2757660167</text:p>
          </table:table-cell>
        </table:table-row>
        <table:table-row table:style-name="ro2">
          <table:table-cell table:formula="of:=[WDI.A170]" office:value-type="string" office:string-value="LS" calcext:value-type="string">
            <text:p>LS</text:p>
          </table:table-cell>
          <table:table-cell table:formula="of:=IF([WDI.G170]=&quot;..&quot;;&quot;&quot;;[WDI.G170])" office:value-type="float" office:value="2816" calcext:value-type="float">
            <text:p>2816</text:p>
          </table:table-cell>
          <table:table-cell table:formula="of:=[WDI.M170]" office:value-type="float" office:value="142.045454545455" calcext:value-type="float">
            <text:p>142.0454545455</text:p>
          </table:table-cell>
        </table:table-row>
        <table:table-row table:style-name="ro2">
          <table:table-cell table:formula="of:=[WDI.A171]" office:value-type="string" office:string-value="CN" calcext:value-type="string">
            <text:p>CN</text:p>
          </table:table-cell>
          <table:table-cell table:formula="of:=IF([WDI.G171]=&quot;..&quot;;&quot;&quot;;[WDI.G171])" office:value-type="float" office:value="2692" calcext:value-type="float">
            <text:p>2692</text:p>
          </table:table-cell>
          <table:table-cell table:formula="of:=[WDI.M171]" office:value-type="float" office:value="148.588410104012" calcext:value-type="float">
            <text:p>148.588410104</text:p>
          </table:table-cell>
        </table:table-row>
        <table:table-row table:style-name="ro2">
          <table:table-cell table:formula="of:=[WDI.A172]" office:value-type="string" office:string-value="VU" calcext:value-type="string">
            <text:p>VU</text:p>
          </table:table-cell>
          <table:table-cell table:formula="of:=IF([WDI.G172]=&quot;..&quot;;&quot;&quot;;[WDI.G172])" office:value-type="float" office:value="2655" calcext:value-type="float">
            <text:p>2655</text:p>
          </table:table-cell>
          <table:table-cell table:formula="of:=[WDI.M172]" office:value-type="float" office:value="150.659133709981" calcext:value-type="float">
            <text:p>150.65913371</text:p>
          </table:table-cell>
        </table:table-row>
        <table:table-row table:style-name="ro2">
          <table:table-cell table:formula="of:=[WDI.A173]" office:value-type="string" office:string-value="GQ" calcext:value-type="string">
            <text:p>GQ</text:p>
          </table:table-cell>
          <table:table-cell table:formula="of:=IF([WDI.G173]=&quot;..&quot;;&quot;&quot;;[WDI.G173])" office:value-type="float" office:value="2475" calcext:value-type="float">
            <text:p>2475</text:p>
          </table:table-cell>
          <table:table-cell table:formula="of:=[WDI.M173]" office:value-type="float" office:value="161.616161616162" calcext:value-type="float">
            <text:p>161.6161616162</text:p>
          </table:table-cell>
        </table:table-row>
        <table:table-row table:style-name="ro2">
          <table:table-cell table:formula="of:=[WDI.A174]" office:value-type="string" office:string-value="NA" calcext:value-type="string">
            <text:p>NA</text:p>
          </table:table-cell>
          <table:table-cell table:formula="of:=IF([WDI.G174]=&quot;..&quot;;&quot;&quot;;[WDI.G174])" office:value-type="float" office:value="2349" calcext:value-type="float">
            <text:p>2349</text:p>
          </table:table-cell>
          <table:table-cell table:formula="of:=[WDI.M174]" office:value-type="float" office:value="170.285227756492" calcext:value-type="float">
            <text:p>170.2852277565</text:p>
          </table:table-cell>
        </table:table-row>
        <table:table-row table:style-name="ro2">
          <table:table-cell table:formula="of:=[WDI.A175]" office:value-type="string" office:string-value="SZ" calcext:value-type="string">
            <text:p>SZ</text:p>
          </table:table-cell>
          <table:table-cell table:formula="of:=IF([WDI.G175]=&quot;..&quot;;&quot;&quot;;[WDI.G175])" office:value-type="float" office:value="2347" calcext:value-type="float">
            <text:p>2347</text:p>
          </table:table-cell>
          <table:table-cell table:formula="of:=[WDI.M175]" office:value-type="float" office:value="170.430336599915" calcext:value-type="float">
            <text:p>170.4303365999</text:p>
          </table:table-cell>
        </table:table-row>
        <table:table-row table:style-name="ro2">
          <table:table-cell table:formula="of:=[WDI.A176]" office:value-type="string" office:string-value="LB" calcext:value-type="string">
            <text:p>LB</text:p>
          </table:table-cell>
          <table:table-cell table:formula="of:=IF([WDI.G176]=&quot;..&quot;;&quot;&quot;;[WDI.G176])" office:value-type="float" office:value="2257" calcext:value-type="float">
            <text:p>2257</text:p>
          </table:table-cell>
          <table:table-cell table:formula="of:=[WDI.M176]" office:value-type="float" office:value="177.226406734603" calcext:value-type="float">
            <text:p>177.2264067346</text:p>
          </table:table-cell>
        </table:table-row>
        <table:table-row table:style-name="ro2">
          <table:table-cell table:formula="of:=[WDI.A177]" office:value-type="string" office:string-value="NE" calcext:value-type="string">
            <text:p>NE</text:p>
          </table:table-cell>
          <table:table-cell table:formula="of:=IF([WDI.G177]=&quot;..&quot;;&quot;&quot;;[WDI.G177])" office:value-type="float" office:value="2245" calcext:value-type="float">
            <text:p>2245</text:p>
          </table:table-cell>
          <table:table-cell table:formula="of:=[WDI.M177]" office:value-type="float" office:value="178.173719376392" calcext:value-type="float">
            <text:p>178.1737193764</text:p>
          </table:table-cell>
        </table:table-row>
        <table:table-row table:style-name="ro2">
          <table:table-cell table:formula="of:=[WDI.A178]" office:value-type="string" office:string-value="BF" calcext:value-type="string">
            <text:p>BF</text:p>
          </table:table-cell>
          <table:table-cell table:formula="of:=IF([WDI.G178]=&quot;..&quot;;&quot;&quot;;[WDI.G178])" office:value-type="float" office:value="2183" calcext:value-type="float">
            <text:p>2183</text:p>
          </table:table-cell>
          <table:table-cell table:formula="of:=[WDI.M178]" office:value-type="float" office:value="183.234081539166" calcext:value-type="float">
            <text:p>183.2340815392</text:p>
          </table:table-cell>
        </table:table-row>
        <table:table-row table:style-name="ro2">
          <table:table-cell table:formula="of:=[WDI.A179]" office:value-type="string" office:string-value="LA" calcext:value-type="string">
            <text:p>LA</text:p>
          </table:table-cell>
          <table:table-cell table:formula="of:=IF([WDI.G179]=&quot;..&quot;;&quot;&quot;;[WDI.G179])" office:value-type="float" office:value="2048" calcext:value-type="float">
            <text:p>2048</text:p>
          </table:table-cell>
          <table:table-cell table:formula="of:=[WDI.M179]" office:value-type="float" office:value="195.3125" calcext:value-type="float">
            <text:p>195.3125</text:p>
          </table:table-cell>
        </table:table-row>
        <table:table-row table:style-name="ro2">
          <table:table-cell table:formula="of:=[WDI.A180]" office:value-type="string" office:string-value="BI" calcext:value-type="string">
            <text:p>BI</text:p>
          </table:table-cell>
          <table:table-cell table:formula="of:=IF([WDI.G180]=&quot;..&quot;;&quot;&quot;;[WDI.G180])" office:value-type="float" office:value="1891" calcext:value-type="float">
            <text:p>1891</text:p>
          </table:table-cell>
          <table:table-cell table:formula="of:=[WDI.M180]" office:value-type="float" office:value="211.528291909043" calcext:value-type="float">
            <text:p>211.528291909</text:p>
          </table:table-cell>
        </table:table-row>
        <table:table-row table:style-name="ro2">
          <table:table-cell table:formula="of:=[WDI.A181]" office:value-type="string" office:string-value="ZM" calcext:value-type="string">
            <text:p>ZM</text:p>
          </table:table-cell>
          <table:table-cell table:formula="of:=IF([WDI.G181]=&quot;..&quot;;&quot;&quot;;[WDI.G181])" office:value-type="float" office:value="1889" calcext:value-type="float">
            <text:p>1889</text:p>
          </table:table-cell>
          <table:table-cell table:formula="of:=[WDI.M181]" office:value-type="float" office:value="211.752249867655" calcext:value-type="float">
            <text:p>211.7522498677</text:p>
          </table:table-cell>
        </table:table-row>
        <table:table-row table:style-name="ro2">
          <table:table-cell table:formula="of:=[WDI.A182]" office:value-type="string" office:string-value="FM" calcext:value-type="string">
            <text:p>FM</text:p>
          </table:table-cell>
          <table:table-cell table:formula="of:=IF([WDI.G182]=&quot;..&quot;;&quot;&quot;;[WDI.G182])" office:value-type="float" office:value="1801" calcext:value-type="float">
            <text:p>1801</text:p>
          </table:table-cell>
          <table:table-cell table:formula="of:=[WDI.M182]" office:value-type="float" office:value="222.098833981122" calcext:value-type="float">
            <text:p>222.0988339811</text:p>
          </table:table-cell>
        </table:table-row>
        <table:table-row table:style-name="ro2">
          <table:table-cell table:formula="of:=[WDI.A183]" office:value-type="string" office:string-value="ZW" calcext:value-type="string">
            <text:p>ZW</text:p>
          </table:table-cell>
          <table:table-cell table:formula="of:=IF([WDI.G183]=&quot;..&quot;;&quot;&quot;;[WDI.G183])" office:value-type="float" office:value="1748" calcext:value-type="float">
            <text:p>1748</text:p>
          </table:table-cell>
          <table:table-cell table:formula="of:=[WDI.M183]" office:value-type="float" office:value="228.83295194508" calcext:value-type="float">
            <text:p>228.8329519451</text:p>
          </table:table-cell>
        </table:table-row>
        <table:table-row table:style-name="ro2">
          <table:table-cell table:formula="of:=[WDI.A184]" office:value-type="string" office:string-value="GN" calcext:value-type="string">
            <text:p>GN</text:p>
          </table:table-cell>
          <table:table-cell table:formula="of:=IF([WDI.G184]=&quot;..&quot;;&quot;&quot;;[WDI.G184])" office:value-type="float" office:value="1731" calcext:value-type="float">
            <text:p>1731</text:p>
          </table:table-cell>
          <table:table-cell table:formula="of:=[WDI.M184]" office:value-type="float" office:value="231.080300404391" calcext:value-type="float">
            <text:p>231.0803004044</text:p>
          </table:table-cell>
        </table:table-row>
        <table:table-row table:style-name="ro2">
          <table:table-cell table:formula="of:=[WDI.A185]" office:value-type="string" office:string-value="KG" calcext:value-type="string">
            <text:p>KG</text:p>
          </table:table-cell>
          <table:table-cell table:formula="of:=IF([WDI.G185]=&quot;..&quot;;&quot;&quot;;[WDI.G185])" office:value-type="float" office:value="1726" calcext:value-type="float">
            <text:p>1726</text:p>
          </table:table-cell>
          <table:table-cell table:formula="of:=[WDI.M185]" office:value-type="float" office:value="231.749710312862" calcext:value-type="float">
            <text:p>231.7497103129</text:p>
          </table:table-cell>
        </table:table-row>
        <table:table-row table:style-name="ro2">
          <table:table-cell table:formula="of:=[WDI.A186]" office:value-type="string" office:string-value="GM" calcext:value-type="string">
            <text:p>GM</text:p>
          </table:table-cell>
          <table:table-cell table:formula="of:=IF([WDI.G186]=&quot;..&quot;;&quot;&quot;;[WDI.G186])" office:value-type="float" office:value="1606" calcext:value-type="float">
            <text:p>1606</text:p>
          </table:table-cell>
          <table:table-cell table:formula="of:=[WDI.M186]" office:value-type="float" office:value="249.06600249066" calcext:value-type="float">
            <text:p>249.0660024907</text:p>
          </table:table-cell>
        </table:table-row>
        <table:table-row table:style-name="ro2">
          <table:table-cell table:formula="of:=[WDI.A187]" office:value-type="string" office:string-value="SD" calcext:value-type="string">
            <text:p>SD</text:p>
          </table:table-cell>
          <table:table-cell table:formula="of:=IF([WDI.G187]=&quot;..&quot;;&quot;&quot;;[WDI.G187])" office:value-type="float" office:value="1568" calcext:value-type="float">
            <text:p>1568</text:p>
          </table:table-cell>
          <table:table-cell table:formula="of:=[WDI.M187]" office:value-type="float" office:value="255.102040816327" calcext:value-type="float">
            <text:p>255.1020408163</text:p>
          </table:table-cell>
        </table:table-row>
        <table:table-row table:style-name="ro2">
          <table:table-cell table:formula="of:=[WDI.A188]" office:value-type="string" office:string-value="TM" calcext:value-type="string">
            <text:p>TM</text:p>
          </table:table-cell>
          <table:table-cell table:formula="of:=IF([WDI.G188]=&quot;..&quot;;&quot;&quot;;[WDI.G188])" office:value-type="float" office:value="1567" calcext:value-type="float">
            <text:p>1567</text:p>
          </table:table-cell>
          <table:table-cell table:formula="of:=[WDI.M188]" office:value-type="float" office:value="255.264837268666" calcext:value-type="float">
            <text:p>255.2648372687</text:p>
          </table:table-cell>
        </table:table-row>
        <table:table-row table:style-name="ro2">
          <table:table-cell table:formula="of:=[WDI.A189]" office:value-type="string" office:string-value="NP" calcext:value-type="string">
            <text:p>NP</text:p>
          </table:table-cell>
          <table:table-cell table:formula="of:=IF([WDI.G189]=&quot;..&quot;;&quot;&quot;;[WDI.G189])" office:value-type="float" office:value="1531" calcext:value-type="float">
            <text:p>1531</text:p>
          </table:table-cell>
          <table:table-cell table:formula="of:=[WDI.M189]" office:value-type="float" office:value="261.267145656434" calcext:value-type="float">
            <text:p>261.2671456564</text:p>
          </table:table-cell>
        </table:table-row>
        <table:table-row table:style-name="ro2">
          <table:table-cell table:formula="of:=[WDI.A190]" office:value-type="string" office:string-value="BD" calcext:value-type="string">
            <text:p>BD</text:p>
          </table:table-cell>
          <table:table-cell table:formula="of:=IF([WDI.G190]=&quot;..&quot;;&quot;&quot;;[WDI.G190])" office:value-type="float" office:value="1528" calcext:value-type="float">
            <text:p>1528</text:p>
          </table:table-cell>
          <table:table-cell table:formula="of:=[WDI.M190]" office:value-type="float" office:value="261.780104712042" calcext:value-type="float">
            <text:p>261.780104712</text:p>
          </table:table-cell>
        </table:table-row>
        <table:table-row table:style-name="ro2">
          <table:table-cell table:formula="of:=[WDI.A191]" office:value-type="string" office:string-value="ST" calcext:value-type="string">
            <text:p>ST</text:p>
          </table:table-cell>
          <table:table-cell table:formula="of:=IF([WDI.G191]=&quot;..&quot;;&quot;&quot;;[WDI.G191])" office:value-type="float" office:value="1472" calcext:value-type="float">
            <text:p>1472</text:p>
          </table:table-cell>
          <table:table-cell table:formula="of:=[WDI.M191]" office:value-type="float" office:value="271.739130434783" calcext:value-type="float">
            <text:p>271.7391304348</text:p>
          </table:table-cell>
        </table:table-row>
        <table:table-row table:style-name="ro2">
          <table:table-cell table:formula="of:=[WDI.A192]" office:value-type="string" office:string-value="TV" calcext:value-type="string">
            <text:p>TV</text:p>
          </table:table-cell>
          <table:table-cell table:formula="of:=IF([WDI.G192]=&quot;..&quot;;&quot;&quot;;[WDI.G192])" office:value-type="float" office:value="1354" calcext:value-type="float">
            <text:p>1354</text:p>
          </table:table-cell>
          <table:table-cell table:formula="of:=[WDI.M192]" office:value-type="float" office:value="295.420974889217" calcext:value-type="float">
            <text:p>295.4209748892</text:p>
          </table:table-cell>
        </table:table-row>
        <table:table-row table:style-name="ro2">
          <table:table-cell table:formula="of:=[WDI.A193]" office:value-type="string" office:string-value="MZ" calcext:value-type="string">
            <text:p>MZ</text:p>
          </table:table-cell>
          <table:table-cell table:formula="of:=IF([WDI.G193]=&quot;..&quot;;&quot;&quot;;[WDI.G193])" office:value-type="float" office:value="1244" calcext:value-type="float">
            <text:p>1244</text:p>
          </table:table-cell>
          <table:table-cell table:formula="of:=[WDI.M193]" office:value-type="float" office:value="321.543408360129" calcext:value-type="float">
            <text:p>321.5434083601</text:p>
          </table:table-cell>
        </table:table-row>
        <table:table-row table:style-name="ro2">
          <table:table-cell table:formula="of:=[WDI.A194]" office:value-type="string" office:string-value="AF" calcext:value-type="string">
            <text:p>AF</text:p>
          </table:table-cell>
          <table:table-cell table:formula="of:=IF([WDI.G194]=&quot;..&quot;;&quot;&quot;;[WDI.G194])" office:value-type="float" office:value="1236" calcext:value-type="float">
            <text:p>1236</text:p>
          </table:table-cell>
          <table:table-cell table:formula="of:=[WDI.M194]" office:value-type="float" office:value="323.624595469256" calcext:value-type="float">
            <text:p>323.6245954693</text:p>
          </table:table-cell>
        </table:table-row>
        <table:table-row table:style-name="ro2">
          <table:table-cell table:formula="of:=[WDI.A195]" office:value-type="string" office:string-value="YE" calcext:value-type="string">
            <text:p>YE</text:p>
          </table:table-cell>
          <table:table-cell table:formula="of:=IF([WDI.G195]=&quot;..&quot;;&quot;&quot;;[WDI.G195])" office:value-type="float" office:value="1082" calcext:value-type="float">
            <text:p>1082</text:p>
          </table:table-cell>
          <table:table-cell table:formula="of:=[WDI.M195]" office:value-type="float" office:value="369.685767097967" calcext:value-type="float">
            <text:p>369.685767098</text:p>
          </table:table-cell>
        </table:table-row>
        <table:table-row table:style-name="ro2">
          <table:table-cell table:formula="of:=[WDI.A196]" office:value-type="string" office:string-value="CD" calcext:value-type="string">
            <text:p>CD</text:p>
          </table:table-cell>
          <table:table-cell table:formula="of:=IF([WDI.G196]=&quot;..&quot;;&quot;&quot;;[WDI.G196])" office:value-type="float" office:value="984" calcext:value-type="float">
            <text:p>984</text:p>
          </table:table-cell>
          <table:table-cell table:formula="of:=[WDI.M196]" office:value-type="float" office:value="406.50406504065" calcext:value-type="float">
            <text:p>406.5040650407</text:p>
          </table:table-cell>
        </table:table-row>
        <table:table-row table:style-name="ro2">
          <table:table-cell table:formula="of:=[WDI.A197]" office:value-type="string" office:string-value="TZ" calcext:value-type="string">
            <text:p>TZ</text:p>
          </table:table-cell>
          <table:table-cell table:formula="of:=IF([WDI.G197]=&quot;..&quot;;&quot;&quot;;[WDI.G197])" office:value-type="float" office:value="902" calcext:value-type="float">
            <text:p>902</text:p>
          </table:table-cell>
          <table:table-cell table:formula="of:=[WDI.M197]" office:value-type="float" office:value="443.458980044346" calcext:value-type="float">
            <text:p>443.4589800443</text:p>
          </table:table-cell>
        </table:table-row>
        <table:table-row table:style-name="ro2">
          <table:table-cell table:formula="of:=[WDI.A198]" office:value-type="string" office:string-value="ER" calcext:value-type="string">
            <text:p>ER</text:p>
          </table:table-cell>
          <table:table-cell table:formula="of:=IF([WDI.G198]=&quot;..&quot;;&quot;&quot;;[WDI.G198])" office:value-type="float" office:value="791" calcext:value-type="float">
            <text:p>791</text:p>
          </table:table-cell>
          <table:table-cell table:formula="of:=[WDI.M198]" office:value-type="float" office:value="505.689001264223" calcext:value-type="float">
            <text:p>505.6890012642</text:p>
          </table:table-cell>
        </table:table-row>
        <table:table-row table:style-name="ro2">
          <table:table-cell table:formula="of:=[WDI.A199]" office:value-type="string" office:string-value="LR" calcext:value-type="string">
            <text:p>LR</text:p>
          </table:table-cell>
          <table:table-cell table:formula="of:=IF([WDI.G199]=&quot;..&quot;;&quot;&quot;;[WDI.G199])" office:value-type="float" office:value="614" calcext:value-type="float">
            <text:p>614</text:p>
          </table:table-cell>
          <table:table-cell table:formula="of:=[WDI.M199]" office:value-type="float" office:value="651.465798045603" calcext:value-type="float">
            <text:p>651.4657980456</text:p>
          </table:table-cell>
        </table:table-row>
        <table:table-row table:style-name="ro2">
          <table:table-cell table:formula="of:=[WDI.A200]" office:value-type="string" office:string-value="UZ" calcext:value-type="string">
            <text:p>UZ</text:p>
          </table:table-cell>
          <table:table-cell table:formula="of:=IF([WDI.G200]=&quot;..&quot;;&quot;&quot;;[WDI.G200])" office:value-type="float" office:value="579" calcext:value-type="float">
            <text:p>579</text:p>
          </table:table-cell>
          <table:table-cell table:formula="of:=[WDI.M200]" office:value-type="float" office:value="690.846286701209" calcext:value-type="float">
            <text:p>690.8462867012</text:p>
          </table:table-cell>
        </table:table-row>
        <table:table-row table:style-name="ro2">
          <table:table-cell table:formula="of:=[WDI.A201]" office:value-type="string" office:string-value="MG" calcext:value-type="string">
            <text:p>MG</text:p>
          </table:table-cell>
          <table:table-cell table:formula="of:=IF([WDI.G201]=&quot;..&quot;;&quot;&quot;;[WDI.G201])" office:value-type="float" office:value="553" calcext:value-type="float">
            <text:p>553</text:p>
          </table:table-cell>
          <table:table-cell table:formula="of:=[WDI.M201]" office:value-type="float" office:value="723.327305605787" calcext:value-type="float">
            <text:p>723.3273056058</text:p>
          </table:table-cell>
        </table:table-row>
        <table:table-row table:style-name="ro2">
          <table:table-cell table:formula="of:=[WDI.A202]" office:value-type="string" office:string-value="AO" calcext:value-type="string">
            <text:p>AO</text:p>
          </table:table-cell>
          <table:table-cell table:formula="of:=IF([WDI.G202]=&quot;..&quot;;&quot;&quot;;[WDI.G202])" office:value-type="float" office:value="517" calcext:value-type="float">
            <text:p>517</text:p>
          </table:table-cell>
          <table:table-cell table:formula="of:=[WDI.M202]" office:value-type="float" office:value="773.694390715667" calcext:value-type="float">
            <text:p>773.6943907157</text:p>
          </table:table-cell>
        </table:table-row>
        <table:table-row table:style-name="ro2">
          <table:table-cell table:formula="of:=[WDI.A203]" office:value-type="string" office:string-value="NG" calcext:value-type="string">
            <text:p>NG</text:p>
          </table:table-cell>
          <table:table-cell table:formula="of:=IF([WDI.G203]=&quot;..&quot;;&quot;&quot;;[WDI.G203])" office:value-type="float" office:value="368" calcext:value-type="float">
            <text:p>368</text:p>
          </table:table-cell>
          <table:table-cell table:formula="of:=[WDI.M203]" office:value-type="float" office:value="1086.95652173913" calcext:value-type="float">
            <text:p>1086.9565217391</text:p>
          </table:table-cell>
        </table:table-row>
        <table:table-row table:style-name="ro2">
          <table:table-cell table:formula="of:=[WDI.A204]" office:value-type="string" office:string-value="CM" calcext:value-type="string">
            <text:p>CM</text:p>
          </table:table-cell>
          <table:table-cell table:formula="of:=IF([WDI.G204]=&quot;..&quot;;&quot;&quot;;[WDI.G204])" office:value-type="float" office:value="322" calcext:value-type="float">
            <text:p>322</text:p>
          </table:table-cell>
          <table:table-cell table:formula="of:=[WDI.M204]" office:value-type="float" office:value="1242.23602484472" calcext:value-type="float">
            <text:p>1242.2360248447</text:p>
          </table:table-cell>
        </table:table-row>
        <table:table-row table:style-name="ro2">
          <table:table-cell table:formula="of:=[WDI.A205]" office:value-type="string" office:string-value="TD" calcext:value-type="string">
            <text:p>TD</text:p>
          </table:table-cell>
          <table:table-cell table:formula="of:=IF([WDI.G205]=&quot;..&quot;;&quot;&quot;;[WDI.G205])" office:value-type="float" office:value="228" calcext:value-type="float">
            <text:p>228</text:p>
          </table:table-cell>
          <table:table-cell table:formula="of:=[WDI.M205]" office:value-type="float" office:value="1754.38596491228" calcext:value-type="float">
            <text:p>1754.3859649123</text:p>
          </table:table-cell>
        </table:table-row>
        <table:table-row table:style-name="ro2">
          <table:table-cell table:formula="of:=[WDI.A206]" office:value-type="string" office:string-value="GH" calcext:value-type="string">
            <text:p>GH</text:p>
          </table:table-cell>
          <table:table-cell table:formula="of:=IF([WDI.G206]=&quot;..&quot;;&quot;&quot;;[WDI.G206])" office:value-type="float" office:value="225" calcext:value-type="float">
            <text:p>225</text:p>
          </table:table-cell>
          <table:table-cell table:formula="of:=[WDI.M206]" office:value-type="float" office:value="1777.77777777778" calcext:value-type="float">
            <text:p>1777.7777777778</text:p>
          </table:table-cell>
        </table:table-row>
        <table:table-row table:style-name="ro2">
          <table:table-cell table:formula="of:=[WDI.A207]" office:value-type="string" office:string-value="CF" calcext:value-type="string">
            <text:p>CF</text:p>
          </table:table-cell>
          <table:table-cell table:formula="of:=IF([WDI.G207]=&quot;..&quot;;&quot;&quot;;[WDI.G207])" office:value-type="float" office:value="203" calcext:value-type="float">
            <text:p>203</text:p>
          </table:table-cell>
          <table:table-cell table:formula="of:=[WDI.M207]" office:value-type="float" office:value="1970.44334975369" calcext:value-type="float">
            <text:p>1970.4433497537</text:p>
          </table:table-cell>
        </table:table-row>
        <table:table-row table:style-name="ro2">
          <table:table-cell table:formula="of:=[WDI.A208]" office:value-type="string" office:string-value="CU" calcext:value-type="string">
            <text:p>CU</text:p>
          </table:table-cell>
          <table:table-cell table:formula="of:=IF([WDI.G208]=&quot;..&quot;;&quot;&quot;;[WDI.G208])" office:value-type="float" office:value="158" calcext:value-type="float">
            <text:p>158</text:p>
          </table:table-cell>
          <table:table-cell table:formula="of:=[WDI.M208]" office:value-type="float" office:value="2531.64556962025" calcext:value-type="float">
            <text:p>2531.6455696203</text:p>
          </table:table-cell>
        </table:table-row>
        <table:table-row table:style-name="ro2">
          <table:table-cell table:formula="of:=[WDI.A209]" office:value-type="string" office:string-value="CG" calcext:value-type="string">
            <text:p>CG</text:p>
          </table:table-cell>
          <table:table-cell table:formula="of:=IF([WDI.G209]=&quot;..&quot;;&quot;&quot;;[WDI.G209])" office:value-type="float" office:value="155" calcext:value-type="float">
            <text:p>155</text:p>
          </table:table-cell>
          <table:table-cell table:formula="of:=[WDI.M209]" office:value-type="float" office:value="2580.64516129032" calcext:value-type="float">
            <text:p>2580.6451612903</text:p>
          </table:table-cell>
        </table:table-row>
        <table:table-row table:style-name="ro2">
          <table:table-cell table:formula="of:=[WDI.A210]" office:value-type="string" office:string-value="GW" calcext:value-type="string">
            <text:p>GW</text:p>
          </table:table-cell>
          <table:table-cell table:formula="of:=IF([WDI.G210]=&quot;..&quot;;&quot;&quot;;[WDI.G210])" office:value-type="float" office:value="73" calcext:value-type="float">
            <text:p>73</text:p>
          </table:table-cell>
          <table:table-cell table:formula="of:=[WDI.M210]" office:value-type="float" office:value="5479.45205479452" calcext:value-type="float">
            <text:p>5479.4520547945</text:p>
          </table:table-cell>
        </table:table-row>
        <table:table-row table:style-name="ro2">
          <table:table-cell table:formula="of:=[WDI.A211]" office:value-type="string" office:string-value="IQ" calcext:value-type="string">
            <text:p>IQ</text:p>
          </table:table-cell>
          <table:table-cell table:formula="of:=IF([WDI.G211]=&quot;..&quot;;&quot;&quot;;[WDI.G211])" office:value-type="float" office:value="61" calcext:value-type="float">
            <text:p>61</text:p>
          </table:table-cell>
          <table:table-cell table:formula="of:=[WDI.M211]" office:value-type="float" office:value="6557.37704918033" calcext:value-type="float">
            <text:p>6557.3770491803</text:p>
          </table:table-cell>
        </table:table-row>
        <table:table-row table:style-name="ro2">
          <table:table-cell table:formula="of:=[WDI.A212]" office:value-type="string" office:string-value="AS" calcext:value-type="string">
            <text:p>AS</text:p>
          </table:table-cell>
          <table:table-cell table:formula="of:=IF([WDI.G212]=&quot;..&quot;;&quot;&quot;;[WDI.G212])">
            <text:p/>
          </table:table-cell>
          <table:table-cell table:formula="of:=[WDI.M212]">
            <text:p/>
          </table:table-cell>
        </table:table-row>
        <table:table-row table:style-name="ro2">
          <table:table-cell table:formula="of:=[WDI.A213]" office:value-type="string" office:string-value="BM" calcext:value-type="string">
            <text:p>BM</text:p>
          </table:table-cell>
          <table:table-cell table:formula="of:=IF([WDI.G213]=&quot;..&quot;;&quot;&quot;;[WDI.G213])">
            <text:p/>
          </table:table-cell>
          <table:table-cell table:formula="of:=[WDI.M213]">
            <text:p/>
          </table:table-cell>
        </table:table-row>
        <table:table-row table:style-name="ro2">
          <table:table-cell table:formula="of:=[WDI.A214]" office:value-type="string" office:string-value="KY" calcext:value-type="string">
            <text:p>KY</text:p>
          </table:table-cell>
          <table:table-cell table:formula="of:=IF([WDI.G214]=&quot;..&quot;;&quot;&quot;;[WDI.G214])">
            <text:p/>
          </table:table-cell>
          <table:table-cell table:formula="of:=[WDI.M214]">
            <text:p/>
          </table:table-cell>
        </table:table-row>
        <table:table-row table:style-name="ro2">
          <table:table-cell table:formula="of:=[WDI.A215]" office:value-type="string" office:string-value="#N/A" calcext:value-type="error">
            <text:p>#N/A</text:p>
          </table:table-cell>
          <table:table-cell table:formula="of:=IF([WDI.G215]=&quot;..&quot;;&quot;&quot;;[WDI.G215])">
            <text:p/>
          </table:table-cell>
          <table:table-cell table:formula="of:=[WDI.M215]">
            <text:p/>
          </table:table-cell>
        </table:table-row>
        <table:table-row table:style-name="ro2">
          <table:table-cell table:formula="of:=[WDI.A216]" office:value-type="string" office:string-value="CW" calcext:value-type="string">
            <text:p>CW</text:p>
          </table:table-cell>
          <table:table-cell table:formula="of:=IF([WDI.G216]=&quot;..&quot;;&quot;&quot;;[WDI.G216])">
            <text:p/>
          </table:table-cell>
          <table:table-cell table:formula="of:=[WDI.M216]">
            <text:p/>
          </table:table-cell>
        </table:table-row>
        <table:table-row table:style-name="ro2">
          <table:table-cell table:formula="of:=[WDI.A217]" office:value-type="string" office:string-value="FO" calcext:value-type="string">
            <text:p>FO</text:p>
          </table:table-cell>
          <table:table-cell table:formula="of:=IF([WDI.G217]=&quot;..&quot;;&quot;&quot;;[WDI.G217])">
            <text:p/>
          </table:table-cell>
          <table:table-cell table:formula="of:=[WDI.M217]">
            <text:p/>
          </table:table-cell>
        </table:table-row>
        <table:table-row table:style-name="ro2">
          <table:table-cell table:formula="of:=[WDI.A218]" office:value-type="string" office:string-value="GU" calcext:value-type="string">
            <text:p>GU</text:p>
          </table:table-cell>
          <table:table-cell table:formula="of:=IF([WDI.G218]=&quot;..&quot;;&quot;&quot;;[WDI.G218])">
            <text:p/>
          </table:table-cell>
          <table:table-cell table:formula="of:=[WDI.M218]">
            <text:p/>
          </table:table-cell>
        </table:table-row>
        <table:table-row table:style-name="ro2">
          <table:table-cell table:formula="of:=[WDI.A219]" office:value-type="string" office:string-value="HT" calcext:value-type="string">
            <text:p>HT</text:p>
          </table:table-cell>
          <table:table-cell table:formula="of:=IF([WDI.G219]=&quot;..&quot;;&quot;&quot;;[WDI.G219])">
            <text:p/>
          </table:table-cell>
          <table:table-cell table:formula="of:=[WDI.M219]">
            <text:p/>
          </table:table-cell>
        </table:table-row>
        <table:table-row table:style-name="ro2">
          <table:table-cell table:formula="of:=[WDI.A220]" office:value-type="string" office:string-value="IM" calcext:value-type="string">
            <text:p>IM</text:p>
          </table:table-cell>
          <table:table-cell table:formula="of:=IF([WDI.G220]=&quot;..&quot;;&quot;&quot;;[WDI.G220])">
            <text:p/>
          </table:table-cell>
          <table:table-cell table:formula="of:=[WDI.M220]">
            <text:p/>
          </table:table-cell>
        </table:table-row>
        <table:table-row table:style-name="ro2">
          <table:table-cell table:formula="of:=[WDI.A221]" office:value-type="string" office:string-value="KP" calcext:value-type="string">
            <text:p>KP</text:p>
          </table:table-cell>
          <table:table-cell table:formula="of:=IF([WDI.G221]=&quot;..&quot;;&quot;&quot;;[WDI.G221])">
            <text:p/>
          </table:table-cell>
          <table:table-cell table:formula="of:=[WDI.M221]">
            <text:p/>
          </table:table-cell>
        </table:table-row>
        <table:table-row table:style-name="ro2">
          <table:table-cell table:formula="of:=[WDI.A222]" office:value-type="string" office:string-value="#N/A" calcext:value-type="error">
            <text:p>#N/A</text:p>
          </table:table-cell>
          <table:table-cell table:formula="of:=IF([WDI.G222]=&quot;..&quot;;&quot;&quot;;[WDI.G222])">
            <text:p/>
          </table:table-cell>
          <table:table-cell table:formula="of:=[WDI.M222]">
            <text:p/>
          </table:table-cell>
        </table:table-row>
        <table:table-row table:style-name="ro2">
          <table:table-cell table:formula="of:=[WDI.A223]" office:value-type="string" office:string-value="LI" calcext:value-type="string">
            <text:p>LI</text:p>
          </table:table-cell>
          <table:table-cell table:formula="of:=IF([WDI.G223]=&quot;..&quot;;&quot;&quot;;[WDI.G223])">
            <text:p/>
          </table:table-cell>
          <table:table-cell table:formula="of:=[WDI.M223]">
            <text:p/>
          </table:table-cell>
        </table:table-row>
        <table:table-row table:style-name="ro2">
          <table:table-cell table:formula="of:=[WDI.A224]" office:value-type="string" office:string-value="MP" calcext:value-type="string">
            <text:p>MP</text:p>
          </table:table-cell>
          <table:table-cell table:formula="of:=IF([WDI.G224]=&quot;..&quot;;&quot;&quot;;[WDI.G224])">
            <text:p/>
          </table:table-cell>
          <table:table-cell table:formula="of:=[WDI.M224]">
            <text:p/>
          </table:table-cell>
        </table:table-row>
        <table:table-row table:style-name="ro2">
          <table:table-cell table:formula="of:=[WDI.A225]" office:value-type="string" office:string-value="PW" calcext:value-type="string">
            <text:p>PW</text:p>
          </table:table-cell>
          <table:table-cell table:formula="of:=IF([WDI.G225]=&quot;..&quot;;&quot;&quot;;[WDI.G225])">
            <text:p/>
          </table:table-cell>
          <table:table-cell table:formula="of:=[WDI.M225]">
            <text:p/>
          </table:table-cell>
        </table:table-row>
        <table:table-row table:style-name="ro2">
          <table:table-cell table:formula="of:=[WDI.A226]" office:value-type="string" office:string-value="SX" calcext:value-type="string">
            <text:p>SX</text:p>
          </table:table-cell>
          <table:table-cell table:formula="of:=IF([WDI.G226]=&quot;..&quot;;&quot;&quot;;[WDI.G226])">
            <text:p/>
          </table:table-cell>
          <table:table-cell table:formula="of:=[WDI.M226]">
            <text:p/>
          </table:table-cell>
        </table:table-row>
        <table:table-row table:style-name="ro2">
          <table:table-cell table:formula="of:=[WDI.A227]" office:value-type="string" office:string-value="SO" calcext:value-type="string">
            <text:p>SO</text:p>
          </table:table-cell>
          <table:table-cell table:formula="of:=IF([WDI.G227]=&quot;..&quot;;&quot;&quot;;[WDI.G227])">
            <text:p/>
          </table:table-cell>
          <table:table-cell table:formula="of:=[WDI.M227]">
            <text:p/>
          </table:table-cell>
        </table:table-row>
        <table:table-row table:style-name="ro2">
          <table:table-cell table:formula="of:=[WDI.A228]" office:value-type="string" office:string-value="SS" calcext:value-type="string">
            <text:p>SS</text:p>
          </table:table-cell>
          <table:table-cell table:formula="of:=IF([WDI.G228]=&quot;..&quot;;&quot;&quot;;[WDI.G228])">
            <text:p/>
          </table:table-cell>
          <table:table-cell table:formula="of:=[WDI.M228]">
            <text:p/>
          </table:table-cell>
        </table:table-row>
        <table:table-row table:style-name="ro2">
          <table:table-cell table:formula="of:=[WDI.A229]" office:value-type="string" office:string-value="MF" calcext:value-type="string">
            <text:p>MF</text:p>
          </table:table-cell>
          <table:table-cell table:formula="of:=IF([WDI.G229]=&quot;..&quot;;&quot;&quot;;[WDI.G229])">
            <text:p/>
          </table:table-cell>
          <table:table-cell table:formula="of:=[WDI.M229]">
            <text:p/>
          </table:table-cell>
        </table:table-row>
        <table:table-row table:style-name="ro2">
          <table:table-cell table:formula="of:=[WDI.A230]" office:value-type="string" office:string-value="TJ" calcext:value-type="string">
            <text:p>TJ</text:p>
          </table:table-cell>
          <table:table-cell table:formula="of:=IF([WDI.G230]=&quot;..&quot;;&quot;&quot;;[WDI.G230])">
            <text:p/>
          </table:table-cell>
          <table:table-cell table:formula="of:=[WDI.M230]">
            <text:p/>
          </table:table-cell>
        </table:table-row>
        <table:table-row table:style-name="ro2">
          <table:table-cell table:formula="of:=[WDI.A231]" office:value-type="string" office:string-value="TC" calcext:value-type="string">
            <text:p>TC</text:p>
          </table:table-cell>
          <table:table-cell table:formula="of:=IF([WDI.G231]=&quot;..&quot;;&quot;&quot;;[WDI.G231])">
            <text:p/>
          </table:table-cell>
          <table:table-cell table:formula="of:=[WDI.M231]">
            <text:p/>
          </table:table-cell>
        </table:table-row>
        <table:table-row table:style-name="ro2">
          <table:table-cell table:formula="of:=[WDI.A232]" office:value-type="string" office:string-value="VI" calcext:value-type="string">
            <text:p>VI</text:p>
          </table:table-cell>
          <table:table-cell table:formula="of:=IF([WDI.G232]=&quot;..&quot;;&quot;&quot;;[WDI.G232])">
            <text:p/>
          </table:table-cell>
          <table:table-cell table:formula="of:=[WDI.M232]">
            <text:p/>
          </table:table-cell>
        </table:table-row>
        <table:table-row table:style-name="ro2">
          <table:table-cell table:formula="of:=[WDI.A233]" office:value-type="string" office:string-value="PS" calcext:value-type="string">
            <text:p>PS</text:p>
          </table:table-cell>
          <table:table-cell table:formula="of:=IF([WDI.G233]=&quot;..&quot;;&quot;&quot;;[WDI.G233])">
            <text:p/>
          </table:table-cell>
          <table:table-cell table:formula="of:=[WDI.M233]">
            <text:p/>
          </table:table-cell>
        </table:table-row>
        <table:table-row table:style-name="ro2" table:number-rows-repeated="1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pulation" table:style-name="ta1">
        <office:forms form:automatic-focus="false" form:apply-design-mode="false"/>
        <table:table-column table:style-name="co3" table:number-columns-repeated="13" table:default-cell-style-name="ce4"/>
        <table:table-row table:style-name="ro2">
          <table:table-cell table:style-name="ce3"/>
          <table:table-cell table:style-name="ce6" office:value-type="string" calcext:value-type="string" table:number-columns-spanned="3" table:number-rows-spanned="1">
            <text:p>Population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Average annual population growth %</text:p>
          </table:table-cell>
          <table:covered-table-cell table:style-name="Default"/>
          <table:table-cell table:style-name="ce6" office:value-type="string" calcext:value-type="string" table:number-columns-spanned="3" table:number-rows-spanned="1">
            <text:p>Population age composition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Dependency ratio</text:p>
          </table:table-cell>
          <table:covered-table-cell table:style-name="Default"/>
          <table:table-cell table:style-name="ce5" office:value-type="string" calcext:value-type="string">
            <text:p>Crude death rate</text:p>
          </table:table-cell>
          <table:table-cell table:style-name="ce5" office:value-type="string" calcext:value-type="string">
            <text:p>Crude birth rate</text:p>
          </table:table-cell>
        </table:table-row>
        <table:table-row table:style-name="ro2">
          <table:table-cell table:style-name="ce3"/>
          <table:table-cell table:style-name="ce10" table:number-columns-spanned="3" table:number-rows-spanned="1"/>
          <table:covered-table-cell table:number-columns-repeated="2" table:style-name="Default"/>
          <table:table-cell table:style-name="ce10" table:number-columns-spanned="2" table:number-rows-spanned="1"/>
          <table:covered-table-cell table:style-name="Default"/>
          <table:table-cell table:style-name="ce5" office:value-type="string" calcext:value-type="string">
            <text:p>Ages 0-14</text:p>
          </table:table-cell>
          <table:table-cell table:style-name="ce5" office:value-type="string" calcext:value-type="string">
            <text:p>Ages 15-64</text:p>
          </table:table-cell>
          <table:table-cell table:style-name="ce5" office:value-type="string" calcext:value-type="string">
            <text:p>Ages 65+</text:p>
          </table:table-cell>
          <table:table-cell table:style-name="ce5" office:value-type="string" calcext:value-type="string">
            <text:p>young</text:p>
          </table:table-cell>
          <table:table-cell table:style-name="ce5" office:value-type="string" calcext:value-type="string">
            <text:p>old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6" office:value-type="string" calcext:value-type="string" table:number-columns-spanned="3" table:number-rows-spanned="1">
            <text:p>millions</text:p>
          </table:table-cell>
          <table:covered-table-cell table:number-columns-repeated="2" table:style-name="Default"/>
          <table:table-cell table:style-name="ce10" table:number-columns-spanned="2" table:number-rows-spanned="1"/>
          <table:covered-table-cell table:style-name="Default"/>
          <table:table-cell table:number-columns-repeated="3" table:style-name="ce5" office:value-type="string" calcext:value-type="string">
            <text:p>%</text:p>
          </table:table-cell>
          <table:table-cell table:number-columns-repeated="2" table:style-name="ce5" office:value-type="string" calcext:value-type="string">
            <text:p>% of working-age population</text:p>
          </table:table-cell>
          <table:table-cell table:number-columns-repeated="2" table:style-name="ce5" office:value-type="string" calcext:value-type="string">
            <text:p>per 1,000 people</text:p>
          </table:table-cell>
        </table:table-row>
        <table:table-row table:style-name="ro2">
          <table:table-cell table:style-name="ce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string" calcext:value-type="string">
            <text:p>2000-11</text:p>
          </table:table-cell>
          <table:table-cell table:style-name="ce5" office:value-type="string" calcext:value-type="string">
            <text:p>2011-20</text:p>
          </table:table-cell>
          <table:table-cell table:number-columns-repeated="7" table:style-name="ce5"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20.6" calcext:value-type="float">
            <text:p>20.6</text:p>
          </table:table-cell>
          <table:table-cell office:value-type="float" office:value="29.1" calcext:value-type="float">
            <text:p>29.1</text:p>
          </table:table-cell>
          <table:table-cell office:value-type="float" office:value="35.7" calcext:value-type="float">
            <text:p>35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31.7" calcext:value-type="float">
            <text:p>31.7</text:p>
          </table:table-cell>
          <table:table-cell office:value-type="float" office:value="37.8" calcext:value-type="float">
            <text:p>37.8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36.9" calcext:value-type="float">
            <text:p>36.9</text:p>
          </table:table-cell>
          <table:table-cell office:value-type="float" office:value="40.7" calcext:value-type="float">
            <text:p>40.7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19.2" calcext:value-type="float">
            <text:p>19.2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Bahamas, Th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132.4" calcext:value-type="float">
            <text:p>132.4</text:p>
          </table:table-cell>
          <table:table-cell office:value-type="float" office:value="152.9" calcext:value-type="float">
            <text:p>152.9</text:p>
          </table:table-cell>
          <table:table-cell office:value-type="float" office:value="169.6" calcext:value-type="float">
            <text:p>16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6.9" calcext:value-type="float">
            <text:p>6.9</text:p>
          </table:table-cell>
          <table:table-cell office:value-type="float" office:value="9.8" calcext:value-type="float">
            <text:p>9.8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table:number-columns-repeated="3"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174.5" calcext:value-type="float">
            <text:p>174.5</text:p>
          </table:table-cell>
          <table:table-cell office:value-type="float" office:value="196.9" calcext:value-type="float">
            <text:p>196.9</text:p>
          </table:table-cell>
          <table:table-cell office:value-type="float" office:value="211.1" calcext:value-type="float">
            <text:p>21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8.2" calcext:value-type="float">
            <text:p>8.2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6.7" calcext:value-type="float">
            <text:p>6.7</text:p>
          </table:table-cell>
          <table:table-cell office:value-type="float" office:value="9.5" calcext:value-type="float">
            <text:p>9.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12.2" calcext:value-type="float">
            <text:p>12.2</text:p>
          </table:table-cell>
          <table:table-cell office:value-type="float" office:value="14.6" calcext:value-type="float">
            <text:p>14.6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15.9" calcext:value-type="float">
            <text:p>15.9</text:p>
          </table:table-cell>
          <table:table-cell office:value-type="float" office:value="21.2" calcext:value-type="float">
            <text:p>21.2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30.8" calcext:value-type="float">
            <text:p>30.8</text:p>
          </table:table-cell>
          <table:table-cell office:value-type="float" office:value="34.5" calcext:value-type="float">
            <text:p>34.5</text:p>
          </table:table-cell>
          <table:table-cell office:value-type="float" office:value="37.1" calcext:value-type="float">
            <text:p>37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8.3" calcext:value-type="float">
            <text:p>8.3</text:p>
          </table:table-cell>
          <table:table-cell office:value-type="float" office:value="12.1" calcext:value-type="float">
            <text:p>12.1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Channel Islands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5.5" calcext:value-type="float">
            <text:p>15.5</text:p>
          </table:table-cell>
          <table:table-cell office:value-type="float" office:value="17.3" calcext:value-type="float">
            <text:p>17.3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262.6" calcext:value-type="float">
            <text:p>1262.6</text:p>
          </table:table-cell>
          <table:table-cell office:value-type="float" office:value="1344.1" calcext:value-type="float">
            <text:p>1344.1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Hong Kong SAR, China</text:p>
          </table:table-cell>
          <table:table-cell office:value-type="float" office:value="6.7" calcext:value-type="float">
            <text:p>6.7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acao SAR, China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39.9" calcext:value-type="float">
            <text:p>39.9</text:p>
          </table:table-cell>
          <table:table-cell office:value-type="float" office:value="47.1" calcext:value-type="float">
            <text:p>47.1</text:p>
          </table:table-cell>
          <table:table-cell office:value-type="float" office:value="52.4" calcext:value-type="float">
            <text:p>52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float" office:value="46.9" calcext:value-type="float">
            <text:p>46.9</text:p>
          </table:table-cell>
          <table:table-cell office:value-type="float" office:value="63.9" calcext:value-type="float">
            <text:p>63.9</text:p>
          </table:table-cell>
          <table:table-cell office:value-type="float" office:value="81.3" calcext:value-type="float">
            <text:p>81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float" office:value="16.1" calcext:value-type="float">
            <text:p>16.1</text:p>
          </table:table-cell>
          <table:table-cell office:value-type="float" office:value="19.4" calcext:value-type="float">
            <text:p>19.4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1.1" calcext:value-type="float">
            <text:p>11.1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uracao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8.7" calcext:value-type="float">
            <text:p>8.7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gypt, Arab Rep.</text:p>
          </table:table-cell>
          <table:table-cell office:value-type="float" office:value="66.1" calcext:value-type="float">
            <text:p>66.1</text:p>
          </table:table-cell>
          <table:table-cell office:value-type="float" office:value="79.4" calcext:value-type="float">
            <text:p>79.4</text:p>
          </table:table-cell>
          <table:table-cell office:value-type="float" office:value="91.1" calcext:value-type="float">
            <text:p>9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7.7" calcext:value-type="float">
            <text:p>7.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66" calcext:value-type="float">
            <text:p>66</text:p>
          </table:table-cell>
          <table:table-cell office:value-type="float" office:value="89.4" calcext:value-type="float">
            <text:p>89.4</text:p>
          </table:table-cell>
          <table:table-cell office:value-type="float" office:value="111.5" calcext:value-type="float">
            <text:p>11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Faeroe Isl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60.9" calcext:value-type="float">
            <text:p>60.9</text:p>
          </table:table-cell>
          <table:table-cell office:value-type="float" office:value="65.4" calcext:value-type="float">
            <text:p>65.4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Gambia, The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82.2" calcext:value-type="float">
            <text:p>82.2</text:p>
          </table:table-cell>
          <table:table-cell office:value-type="float" office:value="81.8" calcext:value-type="float">
            <text:p>81.8</text:p>
          </table:table-cell>
          <table:table-cell office:value-type="float" office:value="79.8" calcext:value-type="float">
            <text:p>7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18.8" calcext:value-type="float">
            <text:p>18.8</text:p>
          </table:table-cell>
          <table:table-cell office:value-type="float" office:value="24.8" calcext:value-type="float">
            <text:p>24.8</text:p>
          </table:table-cell>
          <table:table-cell office:value-type="float" office:value="29.7" calcext:value-type="float">
            <text:p>29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0.9" calcext:value-type="float">
            <text:p>10.9</text:p>
          </table:table-cell>
          <table:table-cell office:value-type="float" office:value="11.3" calcext:value-type="float">
            <text:p>11.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11.2" calcext:value-type="float">
            <text:p>11.2</text:p>
          </table:table-cell>
          <table:table-cell office:value-type="float" office:value="14.7" calcext:value-type="float">
            <text:p>14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8.7" calcext:value-type="float">
            <text:p>8.7</text:p>
          </table:table-cell>
          <table:table-cell office:value-type="float" office:value="11.2" calcext:value-type="float">
            <text:p>11.2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1042.3" calcext:value-type="float">
            <text:p>1042.3</text:p>
          </table:table-cell>
          <table:table-cell office:value-type="float" office:value="1221.2" calcext:value-type="float">
            <text:p>1221.2</text:p>
          </table:table-cell>
          <table:table-cell office:value-type="float" office:value="1353.3" calcext:value-type="float">
            <text:p>135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208.9" calcext:value-type="float">
            <text:p>208.9</text:p>
          </table:table-cell>
          <table:table-cell office:value-type="float" office:value="243.8" calcext:value-type="float">
            <text:p>243.8</text:p>
          </table:table-cell>
          <table:table-cell office:value-type="float" office:value="269.4" calcext:value-type="float">
            <text:p>269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Iran, Islamic Rep.</text:p>
          </table:table-cell>
          <table:table-cell office:value-type="float" office:value="65.9" calcext:value-type="float">
            <text:p>65.9</text:p>
          </table:table-cell>
          <table:table-cell office:value-type="float" office:value="75.4" calcext:value-type="float">
            <text:p>75.4</text:p>
          </table:table-cell>
          <table:table-cell office:value-type="float" office:value="84.1" calcext:value-type="float">
            <text:p>84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23.8" calcext:value-type="float">
            <text:p>23.8</text:p>
          </table:table-cell>
          <table:table-cell office:value-type="float" office:value="31.8" calcext:value-type="float">
            <text:p>31.8</text:p>
          </table:table-cell>
          <table:table-cell office:value-type="float" office:value="42.3" calcext:value-type="float">
            <text:p>4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6.3" calcext:value-type="float">
            <text:p>6.3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56.9" calcext:value-type="float">
            <text:p>56.9</text:p>
          </table:table-cell>
          <table:table-cell office:value-type="float" office:value="60.7" calcext:value-type="float">
            <text:p>60.7</text:p>
          </table:table-cell>
          <table:table-cell office:value-type="float" office:value="60.8" calcext:value-type="float">
            <text:p>6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126.9" calcext:value-type="float">
            <text:p>126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3.6" calcext:value-type="float">
            <text:p>1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4.8" calcext:value-type="float">
            <text:p>4.8</text:p>
          </table:table-cell>
          <table:table-cell office:value-type="float" office:value="6.2" calcext:value-type="float">
            <text:p>6.2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14.9" calcext:value-type="float">
            <text:p>14.9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31.3" calcext:value-type="float">
            <text:p>31.3</text:p>
          </table:table-cell>
          <table:table-cell office:value-type="float" office:value="42" calcext:value-type="float">
            <text:p>42</text:p>
          </table:table-cell>
          <table:table-cell office:value-type="float" office:value="52.9" calcext:value-type="float">
            <text:p>52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float" office:value="22.8" calcext:value-type="float">
            <text:p>22.8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float" office:value="47" calcext:value-type="float">
            <text:p>47</text:p>
          </table:table-cell>
          <table:table-cell office:value-type="float" office:value="49.8" calcext:value-type="float">
            <text:p>49.8</text:p>
          </table:table-cell>
          <table:table-cell office:value-type="float" office:value="50.2" calcext:value-type="float">
            <text:p>5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1.9" calcext:value-type="float">
            <text:p>1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Kyrgyz Republic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Lao PDR</text:p>
          </table:table-cell>
          <table:table-cell office:value-type="float" office:value="5.4" calcext:value-type="float">
            <text:p>5.4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cedonia, FYR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15.7" calcext:value-type="float">
            <text:p>15.7</text:p>
          </table:table-cell>
          <table:table-cell office:value-type="float" office:value="21.7" calcext:value-type="float">
            <text:p>21.7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11.3" calcext:value-type="float">
            <text:p>11.3</text:p>
          </table:table-cell>
          <table:table-cell office:value-type="float" office:value="15.5" calcext:value-type="float">
            <text:p>15.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23.4" calcext:value-type="float">
            <text:p>23.4</text:p>
          </table:table-cell>
          <table:table-cell office:value-type="float" office:value="28.8" calcext:value-type="float">
            <text:p>28.8</text:p>
          </table:table-cell>
          <table:table-cell office:value-type="float" office:value="32.9" calcext:value-type="float">
            <text:p>32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10.3" calcext:value-type="float">
            <text:p>10.3</text:p>
          </table:table-cell>
          <table:table-cell office:value-type="float" office:value="14.4" calcext:value-type="float">
            <text:p>14.4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03.9" calcext:value-type="float">
            <text:p>103.9</text:p>
          </table:table-cell>
          <table:table-cell office:value-type="float" office:value="119.4" calcext:value-type="float">
            <text:p>119.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icronesia, Fed. Sts.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28.7" calcext:value-type="float">
            <text:p>28.7</text:p>
          </table:table-cell>
          <table:table-cell office:value-type="float" office:value="32.1" calcext:value-type="float">
            <text:p>32.1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18.3" calcext:value-type="float">
            <text:p>18.3</text:p>
          </table:table-cell>
          <table:table-cell office:value-type="float" office:value="24.6" calcext:value-type="float">
            <text:p>24.6</text:p>
          </table:table-cell>
          <table:table-cell office:value-type="float" office:value="30.6" calcext:value-type="float">
            <text:p>30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48.5" calcext:value-type="float">
            <text:p>48.5</text:p>
          </table:table-cell>
          <table:table-cell office:value-type="float" office:value="52.4" calcext:value-type="float">
            <text:p>52.4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23.2" calcext:value-type="float">
            <text:p>23.2</text:p>
          </table:table-cell>
          <table:table-cell office:value-type="float" office:value="27.2" calcext:value-type="float">
            <text:p>27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122.9" calcext:value-type="float">
            <text:p>122.9</text:p>
          </table:table-cell>
          <table:table-cell office:value-type="float" office:value="164.2" calcext:value-type="float">
            <text:p>164.2</text:p>
          </table:table-cell>
          <table:table-cell office:value-type="float" office:value="210.2" calcext:value-type="float">
            <text:p>21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143.8" calcext:value-type="float">
            <text:p>143.8</text:p>
          </table:table-cell>
          <table:table-cell office:value-type="float" office:value="176.2" calcext:value-type="float">
            <text:p>176.2</text:p>
          </table:table-cell>
          <table:table-cell office:value-type="float" office:value="203.4" calcext:value-type="float">
            <text:p>203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5.4" calcext:value-type="float">
            <text:p>5.4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26" calcext:value-type="float">
            <text:p>26</text:p>
          </table:table-cell>
          <table:table-cell office:value-type="float" office:value="29.6" calcext:value-type="float">
            <text:p>29.6</text:p>
          </table:table-cell>
          <table:table-cell office:value-type="float" office:value="33.1" calcext:value-type="float">
            <text:p>33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77.7" calcext:value-type="float">
            <text:p>77.7</text:p>
          </table:table-cell>
          <table:table-cell office:value-type="float" office:value="95.1" calcext:value-type="float">
            <text:p>95.1</text:p>
          </table:table-cell>
          <table:table-cell office:value-type="float" office:value="110.4" calcext:value-type="float">
            <text:p>11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number-columns-repeated="2" office:value-type="float" office:value="38.5" calcext:value-type="float">
            <text:p>38.5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3.8" calcext:value-type="float">
            <text:p>3.8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2.4" calcext:value-type="float">
            <text:p>22.4</text:p>
          </table:table-cell>
          <table:table-cell office:value-type="float" office:value="21.4" calcext:value-type="float">
            <text:p>21.4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146.3" calcext:value-type="float">
            <text:p>146.3</text:p>
          </table:table-cell>
          <table:table-cell office:value-type="float" office:value="143" calcext:value-type="float">
            <text:p>143</text:p>
          </table:table-cell>
          <table:table-cell office:value-type="float" office:value="139.9" calcext:value-type="float">
            <text:p>13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20.1" calcext:value-type="float">
            <text:p>20.1</text:p>
          </table:table-cell>
          <table:table-cell office:value-type="float" office:value="27.8" calcext:value-type="float">
            <text:p>27.8</text:p>
          </table:table-cell>
          <table:table-cell office:value-type="float" office:value="32.3" calcext:value-type="float">
            <text:p>32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9.9" calcext:value-type="float">
            <text:p>9.9</text:p>
          </table:table-cell>
          <table:table-cell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int Maarten (Dutch par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Slovak Republic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44" calcext:value-type="float">
            <text:p>44</text:p>
          </table:table-cell>
          <table:table-cell office:value-type="float" office:value="50.6" calcext:value-type="float">
            <text:p>50.6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6.7" calcext:value-type="float">
            <text:p>6.7</text:p>
          </table:table-cell>
          <table:table-cell office:value-type="float" office:value="10.4" calcext:value-type="float">
            <text:p>10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40.3" calcext:value-type="float">
            <text:p>40.3</text:p>
          </table:table-cell>
          <table:table-cell office:value-type="float" office:value="46.2" calcext:value-type="float">
            <text:p>46.2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. Kitts and Nev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St. Lucia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t. Martin (French part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t. Vincent and the Grenadines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27.7" calcext:value-type="float">
            <text:p>27.7</text:p>
          </table:table-cell>
          <table:table-cell office:value-type="float" office:value="36.4" calcext:value-type="float">
            <text:p>36.4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8.9" calcext:value-type="float">
            <text:p>8.9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7.2" calcext:value-type="float">
            <text:p>7.2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float" office:value="16.4" calcext:value-type="float">
            <text:p>16.4</text:p>
          </table:table-cell>
          <table:table-cell office:value-type="float" office:value="22" calcext:value-type="float">
            <text:p>22</text:p>
          </table:table-cell>
          <table:table-cell office:value-type="float" office:value="24.3" calcext:value-type="float">
            <text:p>24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34" calcext:value-type="float">
            <text:p>34</text:p>
          </table:table-cell>
          <table:table-cell office:value-type="float" office:value="46.4" calcext:value-type="float">
            <text:p>46.4</text:p>
          </table:table-cell>
          <table:table-cell office:value-type="float" office:value="60.4" calcext:value-type="float">
            <text:p>60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62.3" calcext:value-type="float">
            <text:p>62.3</text:p>
          </table:table-cell>
          <table:table-cell office:value-type="float" office:value="66.6" calcext:value-type="float">
            <text:p>66.6</text:p>
          </table:table-cell>
          <table:table-cell office:value-type="float" office:value="67.9" calcext:value-type="float">
            <text:p>6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table:number-columns-repeated="3"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63.2" calcext:value-type="float">
            <text:p>63.2</text:p>
          </table:table-cell>
          <table:table-cell office:value-type="float" office:value="73.1" calcext:value-type="float">
            <text:p>73.1</text:p>
          </table:table-cell>
          <table:table-cell office:value-type="float" office:value="80.3" calcext:value-type="float">
            <text:p>8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24.3" calcext:value-type="float">
            <text:p>24.3</text:p>
          </table:table-cell>
          <table:table-cell office:value-type="float" office:value="35.1" calcext:value-type="float">
            <text:p>35.1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49.2" calcext:value-type="float">
            <text:p>49.2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58.9" calcext:value-type="float">
            <text:p>58.9</text:p>
          </table:table-cell>
          <table:table-cell office:value-type="float" office:value="62.8" calcext:value-type="float">
            <text:p>62.8</text:p>
          </table:table-cell>
          <table:table-cell office:value-type="float" office:value="65.7" calcext:value-type="float">
            <text:p>65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282.2" calcext:value-type="float">
            <text:p>282.2</text:p>
          </table:table-cell>
          <table:table-cell office:value-type="float" office:value="311.6" calcext:value-type="float">
            <text:p>311.6</text:p>
          </table:table-cell>
          <table:table-cell office:value-type="float" office:value="334.9" calcext:value-type="float">
            <text:p>334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24.7" calcext:value-type="float">
            <text:p>24.7</text:p>
          </table:table-cell>
          <table:table-cell office:value-type="float" office:value="29.3" calcext:value-type="float">
            <text:p>29.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Venezuela, RB</text:p>
          </table:table-cell>
          <table:table-cell office:value-type="float" office:value="24.4" calcext:value-type="float">
            <text:p>24.4</text:p>
          </table:table-cell>
          <table:table-cell office:value-type="float" office:value="29.5" calcext:value-type="float">
            <text:p>29.5</text:p>
          </table:table-cell>
          <table:table-cell office:value-type="float" office:value="33.4" calcext:value-type="float">
            <text:p>33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77.6" calcext:value-type="float">
            <text:p>77.6</text:p>
          </table:table-cell>
          <table:table-cell office:value-type="float" office:value="87.8" calcext:value-type="float">
            <text:p>87.8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Virgin Islands (U.S.)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float" office:value="17.5" calcext:value-type="float">
            <text:p>17.5</text:p>
          </table:table-cell>
          <table:table-cell office:value-type="float" office:value="23.3" calcext:value-type="float">
            <text:p>23.3</text:p>
          </table:table-cell>
          <table:table-cell office:value-type="float" office:value="28.4" calcext:value-type="float">
            <text:p>28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10.1" calcext:value-type="float">
            <text:p>10.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12.5" calcext:value-type="float">
            <text:p>12.5</text:p>
          </table:table-cell>
          <table:table-cell office:value-type="float" office:value="13.4" calcext:value-type="float">
            <text:p>13.4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World</text:p>
          </table:table-cell>
          <table:table-cell office:value-type="float" office:value="6102.1" calcext:value-type="float">
            <text:p>6102.1</text:p>
          </table:table-cell>
          <table:table-cell office:value-type="float" office:value="6965.9" calcext:value-type="float">
            <text:p>6965.9</text:p>
          </table:table-cell>
          <table:table-cell office:value-type="float" office:value="7648.1" calcext:value-type="float">
            <text:p>7648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Low income</text:p>
          </table:table-cell>
          <table:table-cell office:value-type="float" office:value="648.2" calcext:value-type="float">
            <text:p>648.2</text:p>
          </table:table-cell>
          <table:table-cell office:value-type="float" office:value="827.8" calcext:value-type="float">
            <text:p>827.8</text:p>
          </table:table-cell>
          <table:table-cell office:value-type="float" office:value="1006.2" calcext:value-type="float">
            <text:p>1006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iddle income</text:p>
          </table:table-cell>
          <table:table-cell office:value-type="float" office:value="4243.3" calcext:value-type="float">
            <text:p>4243.3</text:p>
          </table:table-cell>
          <table:table-cell office:value-type="float" office:value="4843.3" calcext:value-type="float">
            <text:p>4843.3</text:p>
          </table:table-cell>
          <table:table-cell office:value-type="float" office:value="5303.1" calcext:value-type="float">
            <text:p>5303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Lower middle income</text:p>
          </table:table-cell>
          <table:table-cell office:value-type="float" office:value="2077.9" calcext:value-type="float">
            <text:p>2077.9</text:p>
          </table:table-cell>
          <table:table-cell office:value-type="float" office:value="2470.7" calcext:value-type="float">
            <text:p>2470.7</text:p>
          </table:table-cell>
          <table:table-cell office:value-type="float" office:value="2795.2" calcext:value-type="float">
            <text:p>2795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Upper middle income</text:p>
          </table:table-cell>
          <table:table-cell office:value-type="float" office:value="2165.4" calcext:value-type="float">
            <text:p>2165.4</text:p>
          </table:table-cell>
          <table:table-cell office:value-type="float" office:value="2372.6" calcext:value-type="float">
            <text:p>2372.6</text:p>
          </table:table-cell>
          <table:table-cell office:value-type="float" office:value="2507.8" calcext:value-type="float">
            <text:p>250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Low &amp; middle income</text:p>
          </table:table-cell>
          <table:table-cell office:value-type="float" office:value="4891.5" calcext:value-type="float">
            <text:p>4891.5</text:p>
          </table:table-cell>
          <table:table-cell office:value-type="float" office:value="5671.1" calcext:value-type="float">
            <text:p>5671.1</text:p>
          </table:table-cell>
          <table:table-cell office:value-type="float" office:value="6309.3" calcext:value-type="float">
            <text:p>6309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ast Asia &amp; Pacific</text:p>
          </table:table-cell>
          <table:table-cell office:value-type="float" office:value="1812.2" calcext:value-type="float">
            <text:p>1812.2</text:p>
          </table:table-cell>
          <table:table-cell office:value-type="float" office:value="1977.5" calcext:value-type="float">
            <text:p>1977.5</text:p>
          </table:table-cell>
          <table:table-cell office:value-type="float" office:value="2078.7" calcext:value-type="float">
            <text:p>2078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urope &amp; Central Asia</text:p>
          </table:table-cell>
          <table:table-cell office:value-type="float" office:value="256.5" calcext:value-type="float">
            <text:p>256.5</text:p>
          </table:table-cell>
          <table:table-cell office:value-type="float" office:value="270.2" calcext:value-type="float">
            <text:p>270.2</text:p>
          </table:table-cell>
          <table:table-cell office:value-type="float" office:value="281.2" calcext:value-type="float">
            <text:p>28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atin America &amp; Caribbean</text:p>
          </table:table-cell>
          <table:table-cell office:value-type="float" office:value="500.3" calcext:value-type="float">
            <text:p>500.3</text:p>
          </table:table-cell>
          <table:table-cell office:value-type="float" office:value="574.8" calcext:value-type="float">
            <text:p>574.8</text:p>
          </table:table-cell>
          <table:table-cell office:value-type="float" office:value="631.8" calcext:value-type="float">
            <text:p>63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iddle East &amp; North Africa</text:p>
          </table:table-cell>
          <table:table-cell office:value-type="float" office:value="276.6" calcext:value-type="float">
            <text:p>276.6</text:p>
          </table:table-cell>
          <table:table-cell office:value-type="float" office:value="333.8" calcext:value-type="float">
            <text:p>333.8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outh Asia</text:p>
          </table:table-cell>
          <table:table-cell office:value-type="float" office:value="1382.2" calcext:value-type="float">
            <text:p>1382.2</text:p>
          </table:table-cell>
          <table:table-cell office:value-type="float" office:value="1628.4" calcext:value-type="float">
            <text:p>1628.4</text:p>
          </table:table-cell>
          <table:table-cell office:value-type="float" office:value="1815.2" calcext:value-type="float">
            <text:p>18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ub-Saharan Africa</text:p>
          </table:table-cell>
          <table:table-cell office:value-type="float" office:value="663.7" calcext:value-type="float">
            <text:p>663.7</text:p>
          </table:table-cell>
          <table:table-cell office:value-type="float" office:value="886.4" calcext:value-type="float">
            <text:p>886.4</text:p>
          </table:table-cell>
          <table:table-cell office:value-type="float" office:value="1116.3" calcext:value-type="float">
            <text:p>1116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High income</text:p>
          </table:table-cell>
          <table:table-cell office:value-type="float" office:value="1210.6" calcext:value-type="float">
            <text:p>1210.6</text:p>
          </table:table-cell>
          <table:table-cell office:value-type="float" office:value="1294.9" calcext:value-type="float">
            <text:p>1294.9</text:p>
          </table:table-cell>
          <table:table-cell office:value-type="float" office:value="1338.8" calcext:value-type="float">
            <text:p>133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Euro area</text:p>
          </table:table-cell>
          <table:table-cell office:value-type="float" office:value="315.1" calcext:value-type="float">
            <text:p>315.1</text:p>
          </table:table-cell>
          <table:table-cell office:value-type="float" office:value="332.9" calcext:value-type="float">
            <text:p>332.9</text:p>
          </table:table-cell>
          <table:table-cell office:value-type="float" office:value="336.9" calcext:value-type="float">
            <text:p>3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>
        <table:named-range table:name="HTML_1" table:base-cell-address="$WDI.$A$1" table:cell-range-address=".$A$1:.$K$232"/>
        <table:named-range table:name="HTML_all" table:base-cell-address="$WDI.$A$1" table:cell-range-address=".$A$1:.$K$232"/>
        <table:named-range table:name="HTML_tables" table:base-cell-address="$WDI.$A$1" table:cell-range-address=".$A$1:.$A$1"/>
        <table:named-range table:name="HTML__scrollTable" table:base-cell-address="$WDI.$A$1" table:cell-range-address=".$A$1:.$K$232"/>
      </table:named-expressions>
      <table:database-ranges>
        <table:database-range table:name="__Anonymous_Sheet_DB__0" table:target-range-address="WDI.A6:WDI.M2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" svg:font-family="'Albany AMT', 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1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T00:00:01.67774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11:28:24.050307912</dc:date>
    <dc:creator>Chris Wilson</dc:creator>
    <meta:generator>LibreOffice/4.1.1.2$Linux_x86 LibreOffice_project/410m0$Build-2</meta:generator>
    <meta:editing-duration>P0D</meta:editing-duration>
    <meta:editing-cycles>2</meta:editing-cycles>
    <meta:document-statistic meta:table-count="4" meta:cell-count="83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Bandwidth per Internet User</text:p>
        </chart:title>
        <chart:subtitle svg:x="2.532cm" svg:y="1.301cm" chart:style-name="ch3">
          <text:p>Source: World Bank, World Development Indicators 5.12, 2013</text:p>
        </chart:subtitle>
        <chart:plot-area chart:style-name="ch4" table:cell-range-address="WDI.B6:WDI.B233 WDI.G6:WDI.G233" chart:data-source-has-labels="column" svg:x="1.331cm" svg:y="2.37cm" svg:width="14.029cm" svg:height="5.469cm">
          <chartooo:coordinate-region svg:x="3.275cm" svg:y="2.569cm" svg:width="11.805cm" svg:height="4.623cm"/>
          <chart:axis chart:dimension="x" chart:name="primary-x" chart:style-name="ch5" chartooo:axis-type="auto">
            <chart:title svg:x="7.719cm" svg:y="8.019cm" chart:style-name="ch6">
              <text:p>Country</text:p>
            </chart:title>
            <chart:categories table:cell-range-address="WDI.B6:WDI.B233"/>
          </chart:axis>
          <chart:axis chart:dimension="y" chart:name="primary-y" chart:style-name="ch7">
            <chart:title svg:x="0.451cm" svg:y="7.476cm" chart:style-name="ch8">
              <text:p>Bits/s per Internet User, Average</text:p>
            </chart:title>
            <chart:grid chart:style-name="ch9" chart:class="major"/>
          </chart:axis>
          <chart:series chart:style-name="ch10" chart:values-cell-range-address="WDI.G6:WDI.G233" chart:class="chart:scatter">
            <chart:data-point chart:repeated="2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xembourg</text:p>
                <draw:g>
                  <svg:desc>WDI.B6:WDI.B233</svg:desc>
                </draw:g>
              </table:table-cell>
              <table:table-cell office:value-type="float" office:value="2260423">
                <text:p>2260423</text:p>
                <draw:g>
                  <svg:desc>WDI.G6:WDI.G233</svg:desc>
                </draw:g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1079661">
                <text:p>1079661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637784">
                <text:p>637784</text:p>
              </table:table-cell>
            </table:table-row>
            <table:table-row>
              <table:table-cell office:value-type="string">
                <text:p>San Marino</text:p>
              </table:table-cell>
              <table:table-cell office:value-type="float" office:value="635301">
                <text:p>635301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471215">
                <text:p>471215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343728">
                <text:p>343728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287139">
                <text:p>287139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36638">
                <text:p>236638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210912">
                <text:p>21091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67636">
                <text:p>167636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62532">
                <text:p>162532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59511">
                <text:p>159511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56817">
                <text:p>156817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151257">
                <text:p>151257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135429">
                <text:p>135429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31137">
                <text:p>13113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129568">
                <text:p>129568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126108">
                <text:p>126108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18445">
                <text:p>118445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100014">
                <text:p>100014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91118">
                <text:p>9111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91064">
                <text:p>91064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85370">
                <text:p>85370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84617">
                <text:p>84617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81919">
                <text:p>81919</text:p>
              </table:table-cell>
            </table:table-row>
            <table:table-row>
              <table:table-cell office:value-type="string">
                <text:p>Euro area</text:p>
              </table:table-cell>
              <table:table-cell office:value-type="float" office:value="79582">
                <text:p>7958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78590">
                <text:p>78590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76761">
                <text:p>76761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75739">
                <text:p>75739</text:p>
              </table:table-cell>
            </table:table-row>
            <table:table-row>
              <table:table-cell office:value-type="string">
                <text:p>Dominica</text:p>
              </table:table-cell>
              <table:table-cell office:value-type="float" office:value="74871">
                <text:p>7487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4786">
                <text:p>74786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71217">
                <text:p>71217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70572">
                <text:p>70572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70150">
                <text:p>70150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69031">
                <text:p>69031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68617">
                <text:p>68617</text:p>
              </table:table-cell>
            </table:table-row>
            <table:table-row>
              <table:table-cell office:value-type="string">
                <text:p>St. Kitts and Nevis</text:p>
              </table:table-cell>
              <table:table-cell office:value-type="float" office:value="67796">
                <text:p>67796</text:p>
              </table:table-cell>
            </table:table-row>
            <table:table-row>
              <table:table-cell office:value-type="string">
                <text:p>High income</text:p>
              </table:table-cell>
              <table:table-cell office:value-type="float" office:value="67512">
                <text:p>67512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64069">
                <text:p>64069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60820">
                <text:p>60820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57571">
                <text:p>57571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56545">
                <text:p>56545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53569">
                <text:p>53569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52833">
                <text:p>5283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52181">
                <text:p>5218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50079">
                <text:p>50079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47174">
                <text:p>47174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44779">
                <text:p>44779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44121">
                <text:p>4412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40244">
                <text:p>40244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38385">
                <text:p>38385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38177">
                <text:p>38177</text:p>
              </table:table-cell>
            </table:table-row>
            <table:table-row>
              <table:table-cell office:value-type="string">
                <text:p>Andorra</text:p>
              </table:table-cell>
              <table:table-cell office:value-type="float" office:value="37253">
                <text:p>37253</text:p>
              </table:table-cell>
            </table:table-row>
            <table:table-row>
              <table:table-cell office:value-type="string">
                <text:p>Europe &amp; Central Asia</text:p>
              </table:table-cell>
              <table:table-cell office:value-type="float" office:value="36636">
                <text:p>36636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33503">
                <text:p>33503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3174">
                <text:p>33174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32139">
                <text:p>32139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32078">
                <text:p>32078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31911">
                <text:p>31911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30659">
                <text:p>30659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28129">
                <text:p>28129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28024">
                <text:p>28024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24819">
                <text:p>24819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22333">
                <text:p>22333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22196">
                <text:p>22196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21995">
                <text:p>21995</text:p>
              </table:table-cell>
            </table:table-row>
            <table:table-row>
              <table:table-cell office:value-type="string">
                <text:p>Latin America &amp; Caribbean</text:p>
              </table:table-cell>
              <table:table-cell office:value-type="float" office:value="19883">
                <text:p>19883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19753">
                <text:p>19753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19511">
                <text:p>19511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18421">
                <text:p>18421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17141">
                <text:p>17141</text:p>
              </table:table-cell>
            </table:table-row>
            <table:table-row>
              <table:table-cell office:value-type="string">
                <text:p>Greenland</text:p>
              </table:table-cell>
              <table:table-cell office:value-type="float" office:value="16362">
                <text:p>16362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14909">
                <text:p>14909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14832">
                <text:p>14832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14719">
                <text:p>14719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13409">
                <text:p>13409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3320">
                <text:p>13320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13017">
                <text:p>13017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12857">
                <text:p>12857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12714">
                <text:p>12714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12276">
                <text:p>12276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Upper middle income</text:p>
              </table:table-cell>
              <table:table-cell office:value-type="float" office:value="11419">
                <text:p>11419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11231">
                <text:p>11231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10651">
                <text:p>10651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0487">
                <text:p>10487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10321">
                <text:p>10321</text:p>
              </table:table-cell>
            </table:table-row>
            <table:table-row>
              <table:table-cell office:value-type="string">
                <text:p>Marshall Islands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10035">
                <text:p>10035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Middle income</text:p>
              </table:table-cell>
              <table:table-cell office:value-type="float" office:value="9879">
                <text:p>9879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9733">
                <text:p>9733</text:p>
              </table:table-cell>
            </table:table-row>
            <table:table-row>
              <table:table-cell office:value-type="string">
                <text:p>Low &amp; middle income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Lower middle income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South Asia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Cape Verde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Middle East &amp; North Africa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East Asia &amp; Pacific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Low income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Tuvalu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Afghanistan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American Samo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yman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raca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eroe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le of M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echtenste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ern Mariana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la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t Maarten (Dutch part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s and Caicos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Download time for 1.5 MB</text:p>
        </chart:title>
        <chart:subtitle svg:x="2.479cm" svg:y="1.301cm" chart:style-name="ch3">
          <text:p>Source: World Bank, World Development Indicators 5.12, 2013;
assumed 30:1 contention ratio</text:p>
        </chart:subtitle>
        <chart:plot-area chart:style-name="ch4" table:cell-range-address="WDI.B6:WDI.B233 WDI.M6:WDI.M233" chart:data-source-has-labels="column" svg:x="1.331cm" svg:y="2.846cm" svg:width="14.029cm" svg:height="4.993cm">
          <chartooo:coordinate-region svg:x="2.614cm" svg:y="3.045cm" svg:width="12.466cm" svg:height="4.147cm"/>
          <chart:axis chart:dimension="x" chart:name="primary-x" chart:style-name="ch5" chartooo:axis-type="auto">
            <chart:title svg:x="7.719cm" svg:y="8.019cm" chart:style-name="ch6">
              <text:p>Country</text:p>
            </chart:title>
            <chart:categories table:cell-range-address="WDI.B6:WDI.B233"/>
          </chart:axis>
          <chart:axis chart:dimension="y" chart:name="primary-y" chart:style-name="ch7">
            <chart:title svg:x="0.451cm" svg:y="7.714cm" chart:style-name="ch8">
              <text:p>Bits/s per Internet User, Average</text:p>
            </chart:title>
            <chart:grid chart:style-name="ch9" chart:class="major"/>
          </chart:axis>
          <chart:series chart:style-name="ch10" chart:values-cell-range-address="WDI.M6:WDI.M233" chart:class="chart:scatter">
            <chart:data-point chart:repeated="2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Luxembourg</text:p>
                <draw:g>
                  <svg:desc>WDI.B6:WDI.B233</svg:desc>
                </draw:g>
              </table:table-cell>
              <table:table-cell office:value-type="float" office:value="0.17695802953695">
                <text:p>0.17695802953695</text:p>
                <draw:g>
                  <svg:desc>WDI.M6:WDI.M233</svg:desc>
                </draw:g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0.370486662017059">
                <text:p>0.370486662017059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0.627171581601295">
                <text:p>0.627171581601295</text:p>
              </table:table-cell>
            </table:table-row>
            <table:table-row>
              <table:table-cell office:value-type="string">
                <text:p>San Marino</text:p>
              </table:table-cell>
              <table:table-cell office:value-type="float" office:value="0.629622808715869">
                <text:p>0.629622808715869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0.848869412051823">
                <text:p>0.848869412051823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1.1637108411302">
                <text:p>1.1637108411302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.39305353853012">
                <text:p>1.3930535385301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.69034559115611">
                <text:p>1.69034559115611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1.89652556516462">
                <text:p>1.8965255651646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2.38612231262975">
                <text:p>2.38612231262975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2.46105382324711">
                <text:p>2.46105382324711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2.50766404824746">
                <text:p>2.50766404824746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.55074386067837">
                <text:p>2.55074386067837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2.6445057088267">
                <text:p>2.6445057088267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2.95357715112716">
                <text:p>2.95357715112716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.05024516345501">
                <text:p>3.0502451634550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3.08718202025191">
                <text:p>3.08718202025191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3.17188441653186">
                <text:p>3.17188441653186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3.37709485415172">
                <text:p>3.37709485415172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3.99944007838903">
                <text:p>3.99944007838903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4.38991198226476">
                <text:p>4.38991198226476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4.39251515417728">
                <text:p>4.39251515417728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4.68548670493148">
                <text:p>4.68548670493148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4.72718248106173">
                <text:p>4.72718248106173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4.88287210537238">
                <text:p>4.88287210537238</text:p>
              </table:table-cell>
            </table:table-row>
            <table:table-row>
              <table:table-cell office:value-type="string">
                <text:p>Euro area</text:p>
              </table:table-cell>
              <table:table-cell office:value-type="float" office:value="5.02626222010002">
                <text:p>5.026262220100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5.08970606947449">
                <text:p>5.08970606947449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5.21097953387788">
                <text:p>5.21097953387788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5.28129497352751">
                <text:p>5.28129497352751</text:p>
              </table:table-cell>
            </table:table-row>
            <table:table-row>
              <table:table-cell office:value-type="string">
                <text:p>Dominica</text:p>
              </table:table-cell>
              <table:table-cell office:value-type="float" office:value="5.34252247198515">
                <text:p>5.3425224719851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5.34859465675394">
                <text:p>5.34859465675394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5.6166364772456">
                <text:p>5.6166364772456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5.66797029983563">
                <text:p>5.6679702998356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5.70206699928724">
                <text:p>5.70206699928724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5.79449812403123">
                <text:p>5.79449812403123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5.82945917192532">
                <text:p>5.82945917192532</text:p>
              </table:table-cell>
            </table:table-row>
            <table:table-row>
              <table:table-cell office:value-type="string">
                <text:p>St. Kitts and Nevis</text:p>
              </table:table-cell>
              <table:table-cell office:value-type="float" office:value="5.9000531004779">
                <text:p>5.9000531004779</text:p>
              </table:table-cell>
            </table:table-row>
            <table:table-row>
              <table:table-cell office:value-type="string">
                <text:p>High income</text:p>
              </table:table-cell>
              <table:table-cell office:value-type="float" office:value="5.92487261523877">
                <text:p>5.92487261523877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6.24326897563564">
                <text:p>6.2432689756356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6.57678395264716">
                <text:p>6.57678395264716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6.94794254051519">
                <text:p>6.94794254051519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7.07401184896985">
                <text:p>7.07401184896985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7.46700517090108">
                <text:p>7.46700517090108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7.57102568470464">
                <text:p>7.57102568470464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.66562541921389">
                <text:p>7.66562541921389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7.98737993969528">
                <text:p>7.98737993969528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8.47924704286259">
                <text:p>8.47924704286259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8.83002207505519">
                <text:p>8.83002207505519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8.93275865919293">
                <text:p>8.93275865919293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9.06597765236509">
                <text:p>9.06597765236509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9.93936984395189">
                <text:p>9.93936984395189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0.4207372671617">
                <text:p>10.4207372671617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10.4775126384996">
                <text:p>10.4775126384996</text:p>
              </table:table-cell>
            </table:table-row>
            <table:table-row>
              <table:table-cell office:value-type="string">
                <text:p>Andorra</text:p>
              </table:table-cell>
              <table:table-cell office:value-type="float" office:value="10.7373902772931">
                <text:p>10.7373902772931</text:p>
              </table:table-cell>
            </table:table-row>
            <table:table-row>
              <table:table-cell office:value-type="string">
                <text:p>Europe &amp; Central Asia</text:p>
              </table:table-cell>
              <table:table-cell office:value-type="float" office:value="10.9182225133748">
                <text:p>10.9182225133748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11.9392293227472">
                <text:p>11.9392293227472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2.0576354976789">
                <text:p>12.0576354976789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12.1098362144652">
                <text:p>12.1098362144652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12.4459379569993">
                <text:p>12.4459379569993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12.4696053369911">
                <text:p>12.4696053369911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2.5348625865689">
                <text:p>12.5348625865689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13.046739945856">
                <text:p>13.046739945856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14.2201997938071">
                <text:p>14.220199793807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4.2734798743934">
                <text:p>14.2734798743934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14.418571119602">
                <text:p>14.418571119602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14.9840794156209">
                <text:p>14.9840794156209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15.6451675988579">
                <text:p>15.6451675988579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16.1166847979371">
                <text:p>16.1166847979371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16.1440045203213">
                <text:p>16.1440045203213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6.2377202240805">
                <text:p>16.237720224080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6.4082369349413">
                <text:p>16.4082369349413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6.6320166320166">
                <text:p>16.6320166320166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6.8733653927276">
                <text:p>16.8733653927276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16.9133192389006">
                <text:p>16.913319238900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7.0991322190399">
                <text:p>17.0991322190399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17.9107150852998">
                <text:p>17.9107150852998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18.0212650928095">
                <text:p>18.0212650928095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18.1859513525801">
                <text:p>18.1859513525801</text:p>
              </table:table-cell>
            </table:table-row>
            <table:table-row>
              <table:table-cell office:value-type="string">
                <text:p>Latin America &amp; Caribbean</text:p>
              </table:table-cell>
              <table:table-cell office:value-type="float" office:value="20.1176884775939">
                <text:p>20.1176884775939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20.2500885941376">
                <text:p>20.2500885941376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20.5012557019117">
                <text:p>20.5012557019117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20.9402156842215">
                <text:p>20.9402156842215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21.0106103582309">
                <text:p>21.0106103582309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21.7143477552793">
                <text:p>21.7143477552793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22.1680336954112">
                <text:p>22.1680336954112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22.2903315686821">
                <text:p>22.2903315686821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22.5136488996454">
                <text:p>22.5136488996454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23.296447291788">
                <text:p>23.296447291788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23.3358613849834">
                <text:p>23.3358613849834</text:p>
              </table:table-cell>
            </table:table-row>
            <table:table-row>
              <table:table-cell office:value-type="string">
                <text:p>Greenland</text:p>
              </table:table-cell>
              <table:table-cell office:value-type="float" office:value="24.4468891333578">
                <text:p>24.4468891333578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26.8294318867798">
                <text:p>26.8294318867798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26.9687162891046">
                <text:p>26.9687162891046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27.1757592227733">
                <text:p>27.1757592227733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29.5639320029564">
                <text:p>29.5639320029564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29.8307107166828">
                <text:p>29.8307107166828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29.9737729486699">
                <text:p>29.9737729486699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0.03003003003">
                <text:p>30.03003003003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30.7290466313283">
                <text:p>30.7290466313283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31.1114567939644">
                <text:p>31.1114567939644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31.4613811546327">
                <text:p>31.4613811546327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32.3624595469256">
                <text:p>32.3624595469256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32.5839035516455">
                <text:p>32.5839035516455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34.2817963661296">
                <text:p>34.2817963661296</text:p>
              </table:table-cell>
            </table:table-row>
            <table:table-row>
              <table:table-cell office:value-type="string">
                <text:p>Upper middle income</text:p>
              </table:table-cell>
              <table:table-cell office:value-type="float" office:value="35.029337069796">
                <text:p>35.029337069796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35.6157065265782">
                <text:p>35.615706526578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37.5551591399869">
                <text:p>37.555159139986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38.1424620959283">
                <text:p>38.1424620959283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38.1570161213393">
                <text:p>38.1570161213393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38.7559345024707">
                <text:p>38.7559345024707</text:p>
              </table:table-cell>
            </table:table-row>
            <table:table-row>
              <table:table-cell office:value-type="string">
                <text:p>Marshall Islands</text:p>
              </table:table-cell>
              <table:table-cell office:value-type="float" office:value="39.273441335297">
                <text:p>39.273441335297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39.8604882909816">
                <text:p>39.8604882909816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40.0080016003201">
                <text:p>40.0080016003201</text:p>
              </table:table-cell>
            </table:table-row>
            <table:table-row>
              <table:table-cell office:value-type="string">
                <text:p>Middle income</text:p>
              </table:table-cell>
              <table:table-cell office:value-type="float" office:value="40.4899281303776">
                <text:p>40.4899281303776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41.0972978526662">
                <text:p>41.0972978526662</text:p>
              </table:table-cell>
            </table:table-row>
            <table:table-row>
              <table:table-cell office:value-type="string">
                <text:p>Low &amp; middle income</text:p>
              </table:table-cell>
              <table:table-cell office:value-type="float" office:value="41.4765657403567">
                <text:p>41.4765657403567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42.185192997258">
                <text:p>42.185192997258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42.3370025402202">
                <text:p>42.3370025402202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44.5980599843907">
                <text:p>44.5980599843907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44.7777902160528">
                <text:p>44.7777902160528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48.9476260401371">
                <text:p>48.9476260401371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49.3339911198816">
                <text:p>49.3339911198816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49.8753117206983">
                <text:p>49.8753117206983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54.1565123206066">
                <text:p>54.1565123206066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54.9979375773409">
                <text:p>54.9979375773409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57.3558933180384">
                <text:p>57.3558933180384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59.9250936329588">
                <text:p>59.9250936329588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0.5052185751021">
                <text:p>60.5052185751021</text:p>
              </table:table-cell>
            </table:table-row>
            <table:table-row>
              <table:table-cell office:value-type="string">
                <text:p>Lower middle income</text:p>
              </table:table-cell>
              <table:table-cell office:value-type="float" office:value="61.2088752869166">
                <text:p>61.2088752869166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62.082880645662">
                <text:p>62.082880645662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63.1213507969071">
                <text:p>63.121350796907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63.3011552460832">
                <text:p>63.3011552460832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3.351282863478">
                <text:p>63.351282863478</text:p>
              </table:table-cell>
            </table:table-row>
            <table:table-row>
              <table:table-cell office:value-type="string">
                <text:p>South Asia</text:p>
              </table:table-cell>
              <table:table-cell office:value-type="float" office:value="65.2315720808871">
                <text:p>65.2315720808871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67.2155940178121">
                <text:p>67.2155940178121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68.1779444349753">
                <text:p>68.1779444349753</text:p>
              </table:table-cell>
            </table:table-row>
            <table:table-row>
              <table:table-cell office:value-type="string">
                <text:p>Cape Verde</text:p>
              </table:table-cell>
              <table:table-cell office:value-type="float" office:value="68.8942473303479">
                <text:p>68.8942473303479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70.1385235840786">
                <text:p>70.1385235840786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70.7338638373121">
                <text:p>70.7338638373121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76.5696784073507">
                <text:p>76.5696784073507</text:p>
              </table:table-cell>
            </table:table-row>
            <table:table-row>
              <table:table-cell office:value-type="string">
                <text:p>Middle East &amp; North Africa</text:p>
              </table:table-cell>
              <table:table-cell office:value-type="float" office:value="77.1158665895508">
                <text:p>77.1158665895508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81.7494379726139">
                <text:p>81.7494379726139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82.203041512536">
                <text:p>82.203041512536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84.3348091924942">
                <text:p>84.3348091924942</text:p>
              </table:table-cell>
            </table:table-row>
            <table:table-row>
              <table:table-cell office:value-type="string">
                <text:p>East Asia &amp; Pacific</text:p>
              </table:table-cell>
              <table:table-cell office:value-type="float" office:value="87.5082038941151">
                <text:p>87.5082038941151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87.9700901693424">
                <text:p>87.9700901693424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88.0281690140845">
                <text:p>88.0281690140845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89.8674455178612">
                <text:p>89.8674455178612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90.2730760550666">
                <text:p>90.2730760550666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90.6207521522429">
                <text:p>90.6207521522429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95.1022349025202">
                <text:p>95.1022349025202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97.1345313258864">
                <text:p>97.134531325886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99.9250562078441">
                <text:p>99.9250562078441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102.748522989982">
                <text:p>102.748522989982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102.827763496144">
                <text:p>102.827763496144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104.52051215051">
                <text:p>104.52051215051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105.596620908131">
                <text:p>105.596620908131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107.555794568432">
                <text:p>107.555794568432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112.994350282486">
                <text:p>112.994350282486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114.646030381198">
                <text:p>114.646030381198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117.405341943058">
                <text:p>117.405341943058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1.248863291907">
                <text:p>121.248863291907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133.377792597533">
                <text:p>133.377792597533</text:p>
              </table:table-cell>
            </table:table-row>
            <table:table-row>
              <table:table-cell office:value-type="string">
                <text:p>Low income</text:p>
              </table:table-cell>
              <table:table-cell office:value-type="float" office:value="136.147038801906">
                <text:p>136.147038801906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139.275766016713">
                <text:p>139.275766016713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142.045454545455">
                <text:p>142.04545454545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48.588410104012">
                <text:p>148.588410104012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150.659133709981">
                <text:p>150.659133709981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161.616161616162">
                <text:p>161.616161616162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170.285227756492">
                <text:p>170.285227756492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170.430336599915">
                <text:p>170.43033659991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177.226406734603">
                <text:p>177.226406734603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178.173719376392">
                <text:p>178.173719376392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183.234081539166">
                <text:p>183.234081539166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195.3125">
                <text:p>195.3125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211.528291909043">
                <text:p>211.528291909043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211.752249867655">
                <text:p>211.752249867655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222.098833981122">
                <text:p>222.098833981122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228.83295194508">
                <text:p>228.83295194508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231.080300404391">
                <text:p>231.080300404391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231.749710312862">
                <text:p>231.749710312862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249.06600249066">
                <text:p>249.06600249066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255.102040816327">
                <text:p>255.102040816327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255.264837268666">
                <text:p>255.264837268666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261.267145656434">
                <text:p>261.267145656434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261.780104712042">
                <text:p>261.780104712042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271.739130434783">
                <text:p>271.739130434783</text:p>
              </table:table-cell>
            </table:table-row>
            <table:table-row>
              <table:table-cell office:value-type="string">
                <text:p>Tuvalu</text:p>
              </table:table-cell>
              <table:table-cell office:value-type="float" office:value="295.420974889217">
                <text:p>295.420974889217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321.543408360129">
                <text:p>321.543408360129</text:p>
              </table:table-cell>
            </table:table-row>
            <table:table-row>
              <table:table-cell office:value-type="string">
                <text:p>Afghanistan</text:p>
              </table:table-cell>
              <table:table-cell office:value-type="float" office:value="323.624595469256">
                <text:p>323.624595469256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369.685767097967">
                <text:p>369.685767097967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406.50406504065">
                <text:p>406.50406504065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443.458980044346">
                <text:p>443.458980044346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505.689001264223">
                <text:p>505.689001264223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651.465798045603">
                <text:p>651.465798045603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690.846286701209">
                <text:p>690.846286701209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723.327305605787">
                <text:p>723.327305605787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773.694390715667">
                <text:p>773.694390715667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1086.95652173913">
                <text:p>1086.95652173913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1242.23602484472">
                <text:p>1242.23602484472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1754.38596491228">
                <text:p>1754.38596491228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1970.44334975369">
                <text:p>1970.44334975369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2531.64556962025">
                <text:p>2531.64556962025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2580.64516129032">
                <text:p>2580.64516129032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5479.45205479452">
                <text:p>5479.45205479452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557.37704918033">
                <text:p>6557.37704918033</text:p>
              </table:table-cell>
            </table:table-row>
            <table:table-row>
              <table:table-cell office:value-type="string">
                <text:p>American Samo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yman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raca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eroe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le of M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echtenstei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ern Mariana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lau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nt Maarten (Dutch part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s and Caicos Island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48.556cm" svg:y="20.884cm" style:legend-expansion="high" chart:style-name="ch2"/>
        <chart:plot-area chart:style-name="ch3" table:cell-range-address="WDI.H268:WDI.H268" chart:data-source-has-labels="both" svg:x="0.77cm" svg:y="0.855cm" svg:width="15.23cm" svg:height="7.545cm">
          <chartooo:coordinate-region svg:x="1.391cm" svg:y="1.054cm" svg:width="14.42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c5000b" svg:stroke-opacity="50%" draw:fill-color="#c5000b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svg:stroke-opacity="50%" draw:fill-color="#004586" draw:opacity="5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Page Loading Time</text:p>
        </chart:title>
        <chart:subtitle svg:x="2.506cm" svg:y="1.301cm" chart:style-name="ch3">
          <text:p>Approx average download time for 1.5 MB
Based on World Bank WDI 5.12 2013, and 30:1 contention ratio</text:p>
        </chart:subtitle>
        <chart:legend chart:legend-position="bottom" svg:x="2.275cm" svg:y="8.217cm" style:legend-expansion="wide" chart:style-name="ch4"/>
        <chart:plot-area chart:style-name="ch5" table:cell-range-address="WDI.A5:WDI.B5 WDI.B6:WDI.B233 WDI.M5:WDI.M233 WDI.O5:WDI.O233" chart:data-source-has-labels="both" svg:x="1.331cm" svg:y="2.846cm" svg:width="13.468cm" svg:height="4.21cm">
          <chartooo:coordinate-region svg:x="2.508cm" svg:y="3.045cm" svg:width="11.854cm" svg:height="3.364cm"/>
          <chart:axis chart:dimension="x" chart:name="primary-x" chart:style-name="ch6" chartooo:axis-type="auto">
            <chart:title svg:x="5.891cm" svg:y="7.236cm" chart:style-name="ch7">
              <text:p>Number of countries included</text:p>
            </chart:title>
            <chart:categories table:cell-range-address="WDI.B6:WDI.B233"/>
            <chart:grid chart:style-name="ch8" chart:class="major"/>
          </chart:axis>
          <chart:axis chart:dimension="y" chart:name="primary-y" chart:style-name="ch9">
            <chart:title svg:x="0.451cm" svg:y="6.569cm" chart:style-name="ch10">
              <text:p>Download time (secs)</text:p>
            </chart:title>
            <chart:grid chart:style-name="ch8" chart:class="major"/>
          </chart:axis>
          <chart:axis chart:dimension="y" chart:name="secondary-y" chart:style-name="ch11">
            <chart:title svg:x="15.119cm" svg:y="6.979cm" chart:style-name="ch10">
              <text:p>Cumulative Population (bn)</text:p>
            </chart:title>
          </chart:axis>
          <chart:series chart:attached-axis="primary-y" chart:style-name="ch12" chart:values-cell-range-address="WDI.M6:WDI.M233" chart:label-cell-address="WDI.M5:WDI.M5" chart:class="chart:scatter">
            <chart:data-point chart:repeated="228"/>
          </chart:series>
          <chart:series chart:attached-axis="secondary-y" chart:style-name="ch13" chart:values-cell-range-address="WDI.O6:WDI.O233" chart:label-cell-address="WDI.O5:WDI.O5" chart:class="chart:scatter">
            <chart:data-point chart:repeated="2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rox download time for 1.5 MB</text:p>
                <draw:g>
                  <svg:desc>WDI.M5:WDI.M5</svg:desc>
                </draw:g>
              </table:table-cell>
              <table:table-cell office:value-type="string">
                <text:p>Cumulative population (bn)</text:p>
                <draw:g>
                  <svg:desc>WDI.O5:WDI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xembourg</text:p>
                <draw:g>
                  <svg:desc>WDI.B6:WDI.B233</svg:desc>
                </draw:g>
              </table:table-cell>
              <table:table-cell office:value-type="float" office:value="0.17695802953695">
                <text:p>0.17695802953695</text:p>
                <draw:g>
                  <svg:desc>WDI.M6:WDI.M233</svg:desc>
                </draw:g>
              </table:table-cell>
              <table:table-cell office:value-type="float" office:value="0.0005">
                <text:p>0.0005</text:p>
                <draw:g>
                  <svg:desc>WDI.O6:WDI.O233</svg:desc>
                </draw:g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0.370486662017059">
                <text:p>0.37048666201705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0.627171581601295">
                <text:p>0.627171581601295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San Marino</text:p>
              </table:table-cell>
              <table:table-cell office:value-type="float" office:value="0.629622808715869">
                <text:p>0.629622808715869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0.848869412051823">
                <text:p>0.848869412051823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1.1637108411302">
                <text:p>1.163710841130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.39305353853012">
                <text:p>1.3930535385301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.69034559115611">
                <text:p>1.6903455911561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1.89652556516462">
                <text:p>1.8965255651646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2.38612231262975">
                <text:p>2.38612231262975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2.46105382324711">
                <text:p>2.46105382324711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2.50766404824746">
                <text:p>2.50766404824746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.55074386067837">
                <text:p>2.5507438606783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2.6445057088267">
                <text:p>2.6445057088267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2.95357715112716">
                <text:p>2.95357715112716</text:p>
              </table:table-cell>
              <table:table-cell office:value-type="float" office:value="0.1247">
                <text:p>0.1247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.05024516345501">
                <text:p>3.05024516345501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3.08718202025191">
                <text:p>3.08718202025191</text:p>
              </table:table-cell>
              <table:table-cell office:value-type="float" office:value="0.1463">
                <text:p>0.1463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3.17188441653186">
                <text:p>3.17188441653186</text:p>
              </table:table-cell>
              <table:table-cell office:value-type="float" office:value="0.1677">
                <text:p>0.1677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3.37709485415172">
                <text:p>3.37709485415172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3.99944007838903">
                <text:p>3.99944007838903</text:p>
              </table:table-cell>
              <table:table-cell office:value-type="float" office:value="0.1732">
                <text:p>0.1732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4.38991198226476">
                <text:p>4.38991198226476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4.39251515417728">
                <text:p>4.39251515417728</text:p>
              </table:table-cell>
              <table:table-cell office:value-type="float" office:value="0.1873">
                <text:p>0.1873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4.68548670493148">
                <text:p>4.68548670493148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4.72718248106173">
                <text:p>4.72718248106173</text:p>
              </table:table-cell>
              <table:table-cell office:value-type="float" office:value="0.1907">
                <text:p>0.1907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4.88287210537238">
                <text:p>4.88287210537238</text:p>
              </table:table-cell>
              <table:table-cell office:value-type="float" office:value="0.1991">
                <text:p>0.1991</text:p>
              </table:table-cell>
            </table:table-row>
            <table:table-row>
              <table:table-cell office:value-type="string">
                <text:p>Euro area</text:p>
              </table:table-cell>
              <table:table-cell office:value-type="float" office:value="5.02626222010002">
                <text:p>5.02626222010002</text:p>
              </table:table-cell>
              <table:table-cell office:value-type="float" office:value="0.1991">
                <text:p>0.199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5.08970606947449">
                <text:p>5.08970606947449</text:p>
              </table:table-cell>
              <table:table-cell office:value-type="float" office:value="0.2645">
                <text:p>0.2645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5.21097953387788">
                <text:p>5.21097953387788</text:p>
              </table:table-cell>
              <table:table-cell office:value-type="float" office:value="0.2718">
                <text:p>0.2718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5.28129497352751">
                <text:p>5.28129497352751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Dominica</text:p>
              </table:table-cell>
              <table:table-cell office:value-type="float" office:value="5.34252247198515">
                <text:p>5.34252247198515</text:p>
              </table:table-cell>
              <table:table-cell office:value-type="float" office:value="0.2721">
                <text:p>0.272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5.34859465675394">
                <text:p>5.34859465675394</text:p>
              </table:table-cell>
              <table:table-cell office:value-type="float" office:value="0.3539">
                <text:p>0.3539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5.6166364772456">
                <text:p>5.616636477245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5.66797029983563">
                <text:p>5.66797029983563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5.70206699928724">
                <text:p>5.70206699928724</text:p>
              </table:table-cell>
              <table:table-cell office:value-type="float" office:value="0.3978">
                <text:p>0.3978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5.79449812403123">
                <text:p>5.79449812403123</text:p>
              </table:table-cell>
              <table:table-cell office:value-type="float" office:value="0.4024">
                <text:p>0.4024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5.82945917192532">
                <text:p>5.82945917192532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string">
                <text:p>St. Kitts and Nevis</text:p>
              </table:table-cell>
              <table:table-cell office:value-type="float" office:value="5.9000531004779">
                <text:p>5.9000531004779</text:p>
              </table:table-cell>
              <table:table-cell office:value-type="float" office:value="0.4026">
                <text:p>0.4026</text:p>
              </table:table-cell>
            </table:table-row>
            <table:table-row>
              <table:table-cell office:value-type="string">
                <text:p>High income</text:p>
              </table:table-cell>
              <table:table-cell office:value-type="float" office:value="5.92487261523877">
                <text:p>5.92487261523877</text:p>
              </table:table-cell>
              <table:table-cell office:value-type="float" office:value="0.4026">
                <text:p>0.4026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6.24326897563564">
                <text:p>6.24326897563564</text:p>
              </table:table-cell>
              <table:table-cell office:value-type="float" office:value="0.4488">
                <text:p>0.4488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6.57678395264716">
                <text:p>6.57678395264716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6.94794254051519">
                <text:p>6.94794254051519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7.07401184896985">
                <text:p>7.07401184896985</text:p>
              </table:table-cell>
              <table:table-cell office:value-type="float" office:value="0.5126">
                <text:p>0.5126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7.46700517090108">
                <text:p>7.46700517090108</text:p>
              </table:table-cell>
              <table:table-cell office:value-type="float" office:value="0.5137">
                <text:p>0.5137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7.57102568470464">
                <text:p>7.57102568470464</text:p>
              </table:table-cell>
              <table:table-cell office:value-type="float" office:value="0.5232">
                <text:p>0.5232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.66562541921389">
                <text:p>7.66562541921389</text:p>
              </table:table-cell>
              <table:table-cell office:value-type="float" office:value="0.5345">
                <text:p>0.5345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7.98737993969528">
                <text:p>7.98737993969528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8.47924704286259">
                <text:p>8.47924704286259</text:p>
              </table:table-cell>
              <table:table-cell office:value-type="float" office:value="0.8684">
                <text:p>0.8684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8.83002207505519">
                <text:p>8.83002207505519</text:p>
              </table:table-cell>
              <table:table-cell office:value-type="float" office:value="0.8689">
                <text:p>0.8689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8.93275865919293">
                <text:p>8.9327586591929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9.06597765236509">
                <text:p>9.06597765236509</text:p>
              </table:table-cell>
              <table:table-cell office:value-type="float" office:value="0.8747">
                <text:p>0.8747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9.93936984395189">
                <text:p>9.93936984395189</text:p>
              </table:table-cell>
              <table:table-cell office:value-type="float" office:value="0.9132">
                <text:p>0.913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0.4207372671617">
                <text:p>10.4207372671617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10.4775126384996">
                <text:p>10.4775126384996</text:p>
              </table:table-cell>
              <table:table-cell office:value-type="float" office:value="0.9213">
                <text:p>0.9213</text:p>
              </table:table-cell>
            </table:table-row>
            <table:table-row>
              <table:table-cell office:value-type="string">
                <text:p>Andorra</text:p>
              </table:table-cell>
              <table:table-cell office:value-type="float" office:value="10.7373902772931">
                <text:p>10.7373902772931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Europe &amp; Central Asia</text:p>
              </table:table-cell>
              <table:table-cell office:value-type="float" office:value="10.9182225133748">
                <text:p>10.9182225133748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11.9392293227472">
                <text:p>11.9392293227472</text:p>
              </table:table-cell>
              <table:table-cell office:value-type="float" office:value="0.9214">
                <text:p>0.921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2.0576354976789">
                <text:p>12.0576354976789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12.1098362144652">
                <text:p>12.1098362144652</text:p>
              </table:table-cell>
              <table:table-cell office:value-type="float" office:value="1.0223">
                <text:p>1.0223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12.4459379569993">
                <text:p>12.4459379569993</text:p>
              </table:table-cell>
              <table:table-cell office:value-type="float" office:value="1.0396">
                <text:p>1.0396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12.4696053369911">
                <text:p>12.469605336991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2.5348625865689">
                <text:p>12.5348625865689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13.046739945856">
                <text:p>13.046739945856</text:p>
              </table:table-cell>
              <table:table-cell office:value-type="float" office:value="1.1863">
                <text:p>1.1863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14.2201997938071">
                <text:p>14.2201997938071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4.2734798743934">
                <text:p>14.2734798743934</text:p>
              </table:table-cell>
              <table:table-cell office:value-type="float" office:value="1.3879">
                <text:p>1.3879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14.418571119602">
                <text:p>14.418571119602</text:p>
              </table:table-cell>
              <table:table-cell office:value-type="float" office:value="1.4031">
                <text:p>1.403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14.9840794156209">
                <text:p>14.9840794156209</text:p>
              </table:table-cell>
              <table:table-cell office:value-type="float" office:value="1.4076">
                <text:p>1.4076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15.6451675988579">
                <text:p>15.6451675988579</text:p>
              </table:table-cell>
              <table:table-cell office:value-type="float" office:value="1.4079">
                <text:p>1.4079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16.1166847979371">
                <text:p>16.1166847979371</text:p>
              </table:table-cell>
              <table:table-cell office:value-type="float" office:value="1.4106">
                <text:p>1.4106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16.1440045203213">
                <text:p>16.1440045203213</text:p>
              </table:table-cell>
              <table:table-cell office:value-type="float" office:value="1.4195">
                <text:p>1.4195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6.2377202240805">
                <text:p>16.2377202240805</text:p>
              </table:table-cell>
              <table:table-cell office:value-type="float" office:value="1.4861">
                <text:p>1.486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6.4082369349413">
                <text:p>16.4082369349413</text:p>
              </table:table-cell>
              <table:table-cell office:value-type="float" office:value="1.4874">
                <text:p>1.4874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6.6320166320166">
                <text:p>16.6320166320166</text:p>
              </table:table-cell>
              <table:table-cell office:value-type="float" office:value="1.5281">
                <text:p>1.5281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6.8733653927276">
                <text:p>16.8733653927276</text:p>
              </table:table-cell>
              <table:table-cell office:value-type="float" office:value="1.5325">
                <text:p>1.5325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16.9133192389006">
                <text:p>16.9133192389006</text:p>
              </table:table-cell>
              <table:table-cell office:value-type="float" office:value="1.5368">
                <text:p>1.5368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7.0991322190399">
                <text:p>17.0991322190399</text:p>
              </table:table-cell>
              <table:table-cell office:value-type="float" office:value="1.6646">
                <text:p>1.6646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17.9107150852998">
                <text:p>17.9107150852998</text:p>
              </table:table-cell>
              <table:table-cell office:value-type="float" office:value="1.6665">
                <text:p>1.6665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18.0212650928095">
                <text:p>18.0212650928095</text:p>
              </table:table-cell>
              <table:table-cell office:value-type="float" office:value="1.6695">
                <text:p>1.6695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18.1859513525801">
                <text:p>18.1859513525801</text:p>
              </table:table-cell>
              <table:table-cell office:value-type="float" office:value="1.6699">
                <text:p>1.6699</text:p>
              </table:table-cell>
            </table:table-row>
            <table:table-row>
              <table:table-cell office:value-type="string">
                <text:p>Latin America &amp; Caribbean</text:p>
              </table:table-cell>
              <table:table-cell office:value-type="float" office:value="20.1176884775939">
                <text:p>20.1176884775939</text:p>
              </table:table-cell>
              <table:table-cell office:value-type="float" office:value="1.6699">
                <text:p>1.6699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20.2500885941376">
                <text:p>20.2500885941376</text:p>
              </table:table-cell>
              <table:table-cell office:value-type="float" office:value="1.6712">
                <text:p>1.6712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20.5012557019117">
                <text:p>20.5012557019117</text:p>
              </table:table-cell>
              <table:table-cell office:value-type="float" office:value="1.6878">
                <text:p>1.6878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20.9402156842215">
                <text:p>20.9402156842215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21.0106103582309">
                <text:p>21.0106103582309</text:p>
              </table:table-cell>
              <table:table-cell office:value-type="float" office:value="1.7002">
                <text:p>1.7002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21.7143477552793">
                <text:p>21.7143477552793</text:p>
              </table:table-cell>
              <table:table-cell office:value-type="float" office:value="1.7005">
                <text:p>1.7005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22.1680336954112">
                <text:p>22.1680336954112</text:p>
              </table:table-cell>
              <table:table-cell office:value-type="float" office:value="1.7199">
                <text:p>1.7199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22.2903315686821">
                <text:p>22.2903315686821</text:p>
              </table:table-cell>
              <table:table-cell office:value-type="float" office:value="1.722">
                <text:p>1.722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22.5136488996454">
                <text:p>22.5136488996454</text:p>
              </table:table-cell>
              <table:table-cell office:value-type="float" office:value="1.7258">
                <text:p>1.7258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23.296447291788">
                <text:p>23.296447291788</text:p>
              </table:table-cell>
              <table:table-cell office:value-type="float" office:value="1.7756">
                <text:p>1.7756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23.3358613849834">
                <text:p>23.3358613849834</text:p>
              </table:table-cell>
              <table:table-cell office:value-type="float" office:value="1.7768">
                <text:p>1.7768</text:p>
              </table:table-cell>
            </table:table-row>
            <table:table-row>
              <table:table-cell office:value-type="string">
                <text:p>Greenland</text:p>
              </table:table-cell>
              <table:table-cell office:value-type="float" office:value="24.4468891333578">
                <text:p>24.4468891333578</text:p>
              </table:table-cell>
              <table:table-cell office:value-type="float" office:value="1.7769">
                <text:p>1.7769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26.8294318867798">
                <text:p>26.8294318867798</text:p>
              </table:table-cell>
              <table:table-cell office:value-type="float" office:value="1.7772">
                <text:p>1.7772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26.9687162891046">
                <text:p>26.9687162891046</text:p>
              </table:table-cell>
              <table:table-cell office:value-type="float" office:value="1.7879">
                <text:p>1.7879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27.1757592227733">
                <text:p>27.1757592227733</text:p>
              </table:table-cell>
              <table:table-cell office:value-type="float" office:value="1.7892">
                <text:p>1.7892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29.5639320029564">
                <text:p>29.5639320029564</text:p>
              </table:table-cell>
              <table:table-cell office:value-type="float" office:value="1.8038">
                <text:p>1.8038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29.8307107166828">
                <text:p>29.8307107166828</text:p>
              </table:table-cell>
              <table:table-cell office:value-type="float" office:value="1.8046">
                <text:p>1.8046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29.9737729486699">
                <text:p>29.9737729486699</text:p>
              </table:table-cell>
              <table:table-cell office:value-type="float" office:value="1.8107">
                <text:p>1.8107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0.03003003003">
                <text:p>30.03003003003</text:p>
              </table:table-cell>
              <table:table-cell office:value-type="float" office:value="1.9301">
                <text:p>1.9301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30.7290466313283">
                <text:p>30.7290466313283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31.1114567939644">
                <text:p>31.1114567939644</text:p>
              </table:table-cell>
              <table:table-cell office:value-type="float" office:value="1.9461">
                <text:p>1.9461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31.4613811546327">
                <text:p>31.4613811546327</text:p>
              </table:table-cell>
              <table:table-cell office:value-type="float" office:value="1.9474">
                <text:p>1.9474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32.3624595469256">
                <text:p>32.3624595469256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32.5839035516455">
                <text:p>32.5839035516455</text:p>
              </table:table-cell>
              <table:table-cell office:value-type="float" office:value="2.0479">
                <text:p>2.0479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34.2817963661296">
                <text:p>34.2817963661296</text:p>
              </table:table-cell>
              <table:table-cell office:value-type="float" office:value="2.0985">
                <text:p>2.0985</text:p>
              </table:table-cell>
            </table:table-row>
            <table:table-row>
              <table:table-cell office:value-type="string">
                <text:p>Upper middle income</text:p>
              </table:table-cell>
              <table:table-cell office:value-type="float" office:value="35.029337069796">
                <text:p>35.029337069796</text:p>
              </table:table-cell>
              <table:table-cell office:value-type="float" office:value="2.0985">
                <text:p>2.0985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35.6157065265782">
                <text:p>35.6157065265782</text:p>
              </table:table-cell>
              <table:table-cell office:value-type="float" office:value="2.1509">
                <text:p>2.1509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37.5551591399869">
                <text:p>37.5551591399869</text:p>
              </table:table-cell>
              <table:table-cell office:value-type="float" office:value="2.1797">
                <text:p>2.1797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38.1424620959283">
                <text:p>38.1424620959283</text:p>
              </table:table-cell>
              <table:table-cell office:value-type="float" office:value="2.4235">
                <text:p>2.4235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38.1570161213393">
                <text:p>38.1570161213393</text:p>
              </table:table-cell>
              <table:table-cell office:value-type="float" office:value="2.4692">
                <text:p>2.4692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38.7559345024707">
                <text:p>38.7559345024707</text:p>
              </table:table-cell>
              <table:table-cell office:value-type="float" office:value="2.4792">
                <text:p>2.4792</text:p>
              </table:table-cell>
            </table:table-row>
            <table:table-row>
              <table:table-cell office:value-type="string">
                <text:p>Marshall Islands</text:p>
              </table:table-cell>
              <table:table-cell office:value-type="float" office:value="39.273441335297">
                <text:p>39.273441335297</text:p>
              </table:table-cell>
              <table:table-cell office:value-type="float" office:value="2.4793">
                <text:p>2.4793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39.8604882909816">
                <text:p>39.8604882909816</text:p>
              </table:table-cell>
              <table:table-cell office:value-type="float" office:value="2.4798">
                <text:p>2.4798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40.0080016003201">
                <text:p>40.0080016003201</text:p>
              </table:table-cell>
              <table:table-cell office:value-type="float" office:value="2.5676">
                <text:p>2.5676</text:p>
              </table:table-cell>
            </table:table-row>
            <table:table-row>
              <table:table-cell office:value-type="string">
                <text:p>Middle income</text:p>
              </table:table-cell>
              <table:table-cell office:value-type="float" office:value="40.4899281303776">
                <text:p>40.4899281303776</text:p>
              </table:table-cell>
              <table:table-cell office:value-type="float" office:value="2.5676">
                <text:p>2.5676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41.0972978526662">
                <text:p>41.0972978526662</text:p>
              </table:table-cell>
              <table:table-cell office:value-type="float" office:value="2.6147">
                <text:p>2.6147</text:p>
              </table:table-cell>
            </table:table-row>
            <table:table-row>
              <table:table-cell office:value-type="string">
                <text:p>Low &amp; middle income</text:p>
              </table:table-cell>
              <table:table-cell office:value-type="float" office:value="41.4765657403567">
                <text:p>41.4765657403567</text:p>
              </table:table-cell>
              <table:table-cell office:value-type="float" office:value="2.6147">
                <text:p>2.6147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42.185192997258">
                <text:p>42.185192997258</text:p>
              </table:table-cell>
              <table:table-cell office:value-type="float" office:value="2.6213">
                <text:p>2.6213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42.3370025402202">
                <text:p>42.3370025402202</text:p>
              </table:table-cell>
              <table:table-cell office:value-type="float" office:value="2.6509">
                <text:p>2.6509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44.5980599843907">
                <text:p>44.5980599843907</text:p>
              </table:table-cell>
              <table:table-cell office:value-type="float" office:value="2.6539">
                <text:p>2.6539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44.7777902160528">
                <text:p>44.7777902160528</text:p>
              </table:table-cell>
              <table:table-cell office:value-type="float" office:value="2.6917">
                <text:p>2.6917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48.9476260401371">
                <text:p>48.9476260401371</text:p>
              </table:table-cell>
              <table:table-cell office:value-type="float" office:value="2.8679">
                <text:p>2.8679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49.3339911198816">
                <text:p>49.3339911198816</text:p>
              </table:table-cell>
              <table:table-cell office:value-type="float" office:value="2.8974">
                <text:p>2.8974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49.8753117206983">
                <text:p>49.8753117206983</text:p>
              </table:table-cell>
              <table:table-cell office:value-type="float" office:value="2.8983">
                <text:p>2.8983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54.1565123206066">
                <text:p>54.1565123206066</text:p>
              </table:table-cell>
              <table:table-cell office:value-type="float" office:value="2.9003">
                <text:p>2.9003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54.9979375773409">
                <text:p>54.9979375773409</text:p>
              </table:table-cell>
              <table:table-cell office:value-type="float" office:value="2.9324">
                <text:p>2.9324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57.3558933180384">
                <text:p>57.3558933180384</text:p>
              </table:table-cell>
              <table:table-cell office:value-type="float" office:value="3.0218">
                <text:p>3.0218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59.9250936329588">
                <text:p>59.9250936329588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0.5052185751021">
                <text:p>60.5052185751021</text:p>
              </table:table-cell>
              <table:table-cell office:value-type="float" office:value="3.0367">
                <text:p>3.0367</text:p>
              </table:table-cell>
            </table:table-row>
            <table:table-row>
              <table:table-cell office:value-type="string">
                <text:p>Lower middle income</text:p>
              </table:table-cell>
              <table:table-cell office:value-type="float" office:value="61.2088752869166">
                <text:p>61.2088752869166</text:p>
              </table:table-cell>
              <table:table-cell office:value-type="float" office:value="3.0367">
                <text:p>3.0367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62.082880645662">
                <text:p>62.082880645662</text:p>
              </table:table-cell>
              <table:table-cell office:value-type="float" office:value="3.0432">
                <text:p>3.0432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63.1213507969071">
                <text:p>63.1213507969071</text:p>
              </table:table-cell>
              <table:table-cell office:value-type="float" office:value="3.0494">
                <text:p>3.049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63.3011552460832">
                <text:p>63.3011552460832</text:p>
              </table:table-cell>
              <table:table-cell office:value-type="float" office:value="4.2706">
                <text:p>4.2706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3.351282863478">
                <text:p>63.351282863478</text:p>
              </table:table-cell>
              <table:table-cell office:value-type="float" office:value="4.2722">
                <text:p>4.2722</text:p>
              </table:table-cell>
            </table:table-row>
            <table:table-row>
              <table:table-cell office:value-type="string">
                <text:p>South Asia</text:p>
              </table:table-cell>
              <table:table-cell office:value-type="float" office:value="65.2315720808871">
                <text:p>65.2315720808871</text:p>
              </table:table-cell>
              <table:table-cell office:value-type="float" office:value="4.2722">
                <text:p>4.2722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67.2155940178121">
                <text:p>67.2155940178121</text:p>
              </table:table-cell>
              <table:table-cell office:value-type="float" office:value="4.2753">
                <text:p>4.2753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68.1779444349753">
                <text:p>68.1779444349753</text:p>
              </table:table-cell>
              <table:table-cell office:value-type="float" office:value="4.2754">
                <text:p>4.2754</text:p>
              </table:table-cell>
            </table:table-row>
            <table:table-row>
              <table:table-cell office:value-type="string">
                <text:p>Cape Verde</text:p>
              </table:table-cell>
              <table:table-cell office:value-type="float" office:value="68.8942473303479">
                <text:p>68.8942473303479</text:p>
              </table:table-cell>
              <table:table-cell office:value-type="float" office:value="4.2759">
                <text:p>4.2759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70.1385235840786">
                <text:p>70.1385235840786</text:p>
              </table:table-cell>
              <table:table-cell office:value-type="float" office:value="4.2829">
                <text:p>4.2829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70.7338638373121">
                <text:p>70.7338638373121</text:p>
              </table:table-cell>
              <table:table-cell office:value-type="float" office:value="4.2892">
                <text:p>4.2892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76.5696784073507">
                <text:p>76.5696784073507</text:p>
              </table:table-cell>
              <table:table-cell office:value-type="float" office:value="4.3101">
                <text:p>4.3101</text:p>
              </table:table-cell>
            </table:table-row>
            <table:table-row>
              <table:table-cell office:value-type="string">
                <text:p>Middle East &amp; North Africa</text:p>
              </table:table-cell>
              <table:table-cell office:value-type="float" office:value="77.1158665895508">
                <text:p>77.1158665895508</text:p>
              </table:table-cell>
              <table:table-cell office:value-type="float" office:value="4.3101">
                <text:p>4.3101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81.7494379726139">
                <text:p>81.7494379726139</text:p>
              </table:table-cell>
              <table:table-cell office:value-type="float" office:value="4.3245">
                <text:p>4.3245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82.203041512536">
                <text:p>82.203041512536</text:p>
              </table:table-cell>
              <table:table-cell office:value-type="float" office:value="4.3323">
                <text:p>4.3323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84.3348091924942">
                <text:p>84.3348091924942</text:p>
              </table:table-cell>
              <table:table-cell office:value-type="float" office:value="4.3426">
                <text:p>4.3426</text:p>
              </table:table-cell>
            </table:table-row>
            <table:table-row>
              <table:table-cell office:value-type="string">
                <text:p>East Asia &amp; Pacific</text:p>
              </table:table-cell>
              <table:table-cell office:value-type="float" office:value="87.5082038941151">
                <text:p>87.5082038941151</text:p>
              </table:table-cell>
              <table:table-cell office:value-type="float" office:value="4.3426">
                <text:p>4.3426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87.9700901693424">
                <text:p>87.9700901693424</text:p>
              </table:table-cell>
              <table:table-cell office:value-type="float" office:value="4.3434">
                <text:p>4.3434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88.0281690140845">
                <text:p>88.0281690140845</text:p>
              </table:table-cell>
              <table:table-cell office:value-type="float" office:value="4.3854">
                <text:p>4.3854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89.8674455178612">
                <text:p>89.8674455178612</text:p>
              </table:table-cell>
              <table:table-cell office:value-type="float" office:value="4.3855">
                <text:p>4.3855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90.2730760550666">
                <text:p>90.2730760550666</text:p>
              </table:table-cell>
              <table:table-cell office:value-type="float" office:value="4.3859">
                <text:p>4.3859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90.6207521522429">
                <text:p>90.6207521522429</text:p>
              </table:table-cell>
              <table:table-cell office:value-type="float" office:value="4.397">
                <text:p>4.397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95.1022349025202">
                <text:p>95.1022349025202</text:p>
              </table:table-cell>
              <table:table-cell office:value-type="float" office:value="4.4321">
                <text:p>4.4321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97.1345313258864">
                <text:p>97.1345313258864</text:p>
              </table:table-cell>
              <table:table-cell office:value-type="float" office:value="4.4454">
                <text:p>4.445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99.9250562078441">
                <text:p>99.9250562078441</text:p>
              </table:table-cell>
              <table:table-cell office:value-type="float" office:value="4.4461">
                <text:p>4.4461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102.748522989982">
                <text:p>102.748522989982</text:p>
              </table:table-cell>
              <table:table-cell office:value-type="float" office:value="4.4466">
                <text:p>4.4466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102.827763496144">
                <text:p>102.827763496144</text:p>
              </table:table-cell>
              <table:table-cell office:value-type="float" office:value="4.4503">
                <text:p>4.4503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104.52051215051">
                <text:p>104.52051215051</text:p>
              </table:table-cell>
              <table:table-cell office:value-type="float" office:value="4.4504">
                <text:p>4.4504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105.596620908131">
                <text:p>105.596620908131</text:p>
              </table:table-cell>
              <table:table-cell office:value-type="float" office:value="4.4659">
                <text:p>4.4659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107.555794568432">
                <text:p>107.555794568432</text:p>
              </table:table-cell>
              <table:table-cell office:value-type="float" office:value="4.5453">
                <text:p>4.5453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112.994350282486">
                <text:p>112.994350282486</text:p>
              </table:table-cell>
              <table:table-cell office:value-type="float" office:value="4.6207">
                <text:p>4.6207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114.646030381198">
                <text:p>114.646030381198</text:p>
              </table:table-cell>
              <table:table-cell office:value-type="float" office:value="4.6427">
                <text:p>4.6427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117.405341943058">
                <text:p>117.405341943058</text:p>
              </table:table-cell>
              <table:table-cell office:value-type="float" office:value="4.6525">
                <text:p>4.6525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1.248863291907">
                <text:p>121.248863291907</text:p>
              </table:table-cell>
              <table:table-cell office:value-type="float" office:value="4.6525">
                <text:p>4.6525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133.377792597533">
                <text:p>133.377792597533</text:p>
              </table:table-cell>
              <table:table-cell office:value-type="float" office:value="4.6532">
                <text:p>4.6532</text:p>
              </table:table-cell>
            </table:table-row>
            <table:table-row>
              <table:table-cell office:value-type="string">
                <text:p>Low income</text:p>
              </table:table-cell>
              <table:table-cell office:value-type="float" office:value="136.147038801906">
                <text:p>136.147038801906</text:p>
              </table:table-cell>
              <table:table-cell office:value-type="float" office:value="4.6532">
                <text:p>4.6532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139.275766016713">
                <text:p>139.275766016713</text:p>
              </table:table-cell>
              <table:table-cell office:value-type="float" office:value="4.6591">
                <text:p>4.6591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142.045454545455">
                <text:p>142.045454545455</text:p>
              </table:table-cell>
              <table:table-cell office:value-type="float" office:value="4.6611">
                <text:p>4.661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48.588410104012">
                <text:p>148.588410104012</text:p>
              </table:table-cell>
              <table:table-cell office:value-type="float" office:value="6.0052">
                <text:p>6.0052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150.659133709981">
                <text:p>150.659133709981</text:p>
              </table:table-cell>
              <table:table-cell office:value-type="float" office:value="6.0054">
                <text:p>6.0054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161.616161616162">
                <text:p>161.616161616162</text:p>
              </table:table-cell>
              <table:table-cell office:value-type="float" office:value="6.0061">
                <text:p>6.0061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170.285227756492">
                <text:p>170.285227756492</text:p>
              </table:table-cell>
              <table:table-cell office:value-type="float" office:value="6.0083">
                <text:p>6.0083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170.430336599915">
                <text:p>170.430336599915</text:p>
              </table:table-cell>
              <table:table-cell office:value-type="float" office:value="6.0095">
                <text:p>6.009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177.226406734603">
                <text:p>177.226406734603</text:p>
              </table:table-cell>
              <table:table-cell office:value-type="float" office:value="6.0139">
                <text:p>6.0139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178.173719376392">
                <text:p>178.173719376392</text:p>
              </table:table-cell>
              <table:table-cell office:value-type="float" office:value="6.0304">
                <text:p>6.0304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183.234081539166">
                <text:p>183.234081539166</text:p>
              </table:table-cell>
              <table:table-cell office:value-type="float" office:value="6.0464">
                <text:p>6.0464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195.3125">
                <text:p>195.3125</text:p>
              </table:table-cell>
              <table:table-cell office:value-type="float" office:value="6.0529">
                <text:p>6.0529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211.528291909043">
                <text:p>211.528291909043</text:p>
              </table:table-cell>
              <table:table-cell office:value-type="float" office:value="6.0624">
                <text:p>6.0624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211.752249867655">
                <text:p>211.752249867655</text:p>
              </table:table-cell>
              <table:table-cell office:value-type="float" office:value="6.076">
                <text:p>6.076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222.098833981122">
                <text:p>222.098833981122</text:p>
              </table:table-cell>
              <table:table-cell office:value-type="float" office:value="6.0761">
                <text:p>6.0761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228.83295194508">
                <text:p>228.83295194508</text:p>
              </table:table-cell>
              <table:table-cell office:value-type="float" office:value="6.0895">
                <text:p>6.0895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231.080300404391">
                <text:p>231.080300404391</text:p>
              </table:table-cell>
              <table:table-cell office:value-type="float" office:value="6.1007">
                <text:p>6.1007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231.749710312862">
                <text:p>231.749710312862</text:p>
              </table:table-cell>
              <table:table-cell office:value-type="float" office:value="6.1062">
                <text:p>6.1062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249.06600249066">
                <text:p>249.06600249066</text:p>
              </table:table-cell>
              <table:table-cell office:value-type="float" office:value="6.1079">
                <text:p>6.1079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255.102040816327">
                <text:p>255.102040816327</text:p>
              </table:table-cell>
              <table:table-cell office:value-type="float" office:value="6.1443">
                <text:p>6.1443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255.264837268666">
                <text:p>255.264837268666</text:p>
              </table:table-cell>
              <table:table-cell office:value-type="float" office:value="6.1494">
                <text:p>6.1494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261.267145656434">
                <text:p>261.267145656434</text:p>
              </table:table-cell>
              <table:table-cell office:value-type="float" office:value="6.1766">
                <text:p>6.1766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261.780104712042">
                <text:p>261.780104712042</text:p>
              </table:table-cell>
              <table:table-cell office:value-type="float" office:value="6.3295">
                <text:p>6.3295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271.739130434783">
                <text:p>271.739130434783</text:p>
              </table:table-cell>
              <table:table-cell office:value-type="float" office:value="6.3297">
                <text:p>6.3297</text:p>
              </table:table-cell>
            </table:table-row>
            <table:table-row>
              <table:table-cell office:value-type="string">
                <text:p>Tuvalu</text:p>
              </table:table-cell>
              <table:table-cell office:value-type="float" office:value="295.420974889217">
                <text:p>295.420974889217</text:p>
              </table:table-cell>
              <table:table-cell office:value-type="float" office:value="6.3297">
                <text:p>6.3297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321.543408360129">
                <text:p>321.543408360129</text:p>
              </table:table-cell>
              <table:table-cell office:value-type="float" office:value="6.3543">
                <text:p>6.3543</text:p>
              </table:table-cell>
            </table:table-row>
            <table:table-row>
              <table:table-cell office:value-type="string">
                <text:p>Afghanistan</text:p>
              </table:table-cell>
              <table:table-cell office:value-type="float" office:value="323.624595469256">
                <text:p>323.624595469256</text:p>
              </table:table-cell>
              <table:table-cell office:value-type="float" office:value="6.3834">
                <text:p>6.3834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369.685767097967">
                <text:p>369.685767097967</text:p>
              </table:table-cell>
              <table:table-cell office:value-type="float" office:value="6.4067">
                <text:p>6.4067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406.50406504065">
                <text:p>406.50406504065</text:p>
              </table:table-cell>
              <table:table-cell office:value-type="float" office:value="6.4706">
                <text:p>6.4706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443.458980044346">
                <text:p>443.458980044346</text:p>
              </table:table-cell>
              <table:table-cell office:value-type="float" office:value="6.517">
                <text:p>6.517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505.689001264223">
                <text:p>505.689001264223</text:p>
              </table:table-cell>
              <table:table-cell office:value-type="float" office:value="6.5229">
                <text:p>6.5229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651.465798045603">
                <text:p>651.465798045603</text:p>
              </table:table-cell>
              <table:table-cell office:value-type="float" office:value="6.527">
                <text:p>6.527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690.846286701209">
                <text:p>690.846286701209</text:p>
              </table:table-cell>
              <table:table-cell office:value-type="float" office:value="6.5563">
                <text:p>6.5563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723.327305605787">
                <text:p>723.327305605787</text:p>
              </table:table-cell>
              <table:table-cell office:value-type="float" office:value="6.578">
                <text:p>6.578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773.694390715667">
                <text:p>773.694390715667</text:p>
              </table:table-cell>
              <table:table-cell office:value-type="float" office:value="6.5982">
                <text:p>6.5982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1086.95652173913">
                <text:p>1086.95652173913</text:p>
              </table:table-cell>
              <table:table-cell office:value-type="float" office:value="6.7624">
                <text:p>6.7624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1242.23602484472">
                <text:p>1242.23602484472</text:p>
              </table:table-cell>
              <table:table-cell office:value-type="float" office:value="6.7836">
                <text:p>6.7836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1754.38596491228">
                <text:p>1754.38596491228</text:p>
              </table:table-cell>
              <table:table-cell office:value-type="float" office:value="6.7957">
                <text:p>6.7957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1777.77777777778">
                <text:p>1777.77777777778</text:p>
              </table:table-cell>
              <table:table-cell office:value-type="float" office:value="6.8205">
                <text:p>6.8205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1970.44334975369">
                <text:p>1970.44334975369</text:p>
              </table:table-cell>
              <table:table-cell office:value-type="float" office:value="6.8249">
                <text:p>6.8249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2531.64556962025">
                <text:p>2531.64556962025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2580.64516129032">
                <text:p>2580.64516129032</text:p>
              </table:table-cell>
              <table:table-cell office:value-type="float" office:value="6.8404">
                <text:p>6.8404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5479.45205479452">
                <text:p>5479.45205479452</text:p>
              </table:table-cell>
              <table:table-cell office:value-type="float" office:value="6.842">
                <text:p>6.842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557.37704918033">
                <text:p>6557.37704918033</text:p>
              </table:table-cell>
              <table:table-cell office:value-type="float" office:value="6.8738">
                <text:p>6.8738</text:p>
              </table:table-cell>
            </table:table-row>
            <table:table-row>
              <table:table-cell office:value-type="string">
                <text:p>American Samoa</text:p>
              </table:table-cell>
              <table:table-cell office:value-type="float" office:value="NaN">
                <text:p>NaN</text:p>
              </table:table-cell>
              <table:table-cell office:value-type="float" office:value="6.8739">
                <text:p>6.8739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NaN">
                <text:p>NaN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>Cayman Islands</text:p>
              </table:table-cell>
              <table:table-cell office:value-type="float" office:value="NaN">
                <text:p>NaN</text:p>
              </table:table-cell>
              <table:table-cell office:value-type="float" office:value="6.8741">
                <text:p>6.8741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NaN">
                <text:p>NaN</text:p>
              </table:table-cell>
              <table:table-cell office:value-type="float" office:value="6.8741">
                <text:p>6.8741</text:p>
              </table:table-cell>
            </table:table-row>
            <table:table-row>
              <table:table-cell office:value-type="string">
                <text:p>Curacao</text:p>
              </table:table-cell>
              <table:table-cell office:value-type="float" office:value="NaN">
                <text:p>NaN</text:p>
              </table:table-cell>
              <table:table-cell office:value-type="float" office:value="6.8743">
                <text:p>6.8743</text:p>
              </table:table-cell>
            </table:table-row>
            <table:table-row>
              <table:table-cell office:value-type="string">
                <text:p>Faeroe Islands</text:p>
              </table:table-cell>
              <table:table-cell office:value-type="float" office:value="NaN">
                <text:p>NaN</text:p>
              </table:table-cell>
              <table:table-cell office:value-type="float" office:value="6.8743">
                <text:p>6.8743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NaN">
                <text:p>NaN</text:p>
              </table:table-cell>
              <table:table-cell office:value-type="float" office:value="6.8745">
                <text:p>6.8745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NaN">
                <text:p>NaN</text:p>
              </table:table-cell>
              <table:table-cell office:value-type="float" office:value="6.8845">
                <text:p>6.8845</text:p>
              </table:table-cell>
            </table:table-row>
            <table:table-row>
              <table:table-cell office:value-type="string">
                <text:p>Isle of Man</text:p>
              </table:table-cell>
              <table:table-cell office:value-type="float" office:value="NaN">
                <text:p>NaN</text:p>
              </table:table-cell>
              <table:table-cell office:value-type="float" office:value="6.8846">
                <text:p>6.8846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NaN">
                <text:p>NaN</text:p>
              </table:table-cell>
              <table:table-cell office:value-type="float" office:value="6.9092">
                <text:p>6.9092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NaN">
                <text:p>NaN</text:p>
              </table:table-cell>
              <table:table-cell office:value-type="float" office:value="6.9092">
                <text:p>6.9092</text:p>
              </table:table-cell>
            </table:table-row>
            <table:table-row>
              <table:table-cell office:value-type="string">
                <text:p>Liechtenstein</text:p>
              </table:table-cell>
              <table:table-cell office:value-type="float" office:value="NaN">
                <text:p>NaN</text:p>
              </table:table-cell>
              <table:table-cell office:value-type="float" office:value="6.9092">
                <text:p>6.9092</text:p>
              </table:table-cell>
            </table:table-row>
            <table:table-row>
              <table:table-cell office:value-type="string">
                <text:p>Northern Mariana Islands</text:p>
              </table:table-cell>
              <table:table-cell office:value-type="float" office:value="NaN">
                <text:p>NaN</text:p>
              </table:table-cell>
              <table:table-cell office:value-type="float" office:value="6.9093">
                <text:p>6.9093</text:p>
              </table:table-cell>
            </table:table-row>
            <table:table-row>
              <table:table-cell office:value-type="string">
                <text:p>Palau</text:p>
              </table:table-cell>
              <table:table-cell office:value-type="float" office:value="NaN">
                <text:p>NaN</text:p>
              </table:table-cell>
              <table:table-cell office:value-type="float" office:value="6.9093">
                <text:p>6.9093</text:p>
              </table:table-cell>
            </table:table-row>
            <table:table-row>
              <table:table-cell office:value-type="string">
                <text:p>Sint Maarten (Dutch par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s and Caicos Is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